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9563in" svg:height="4.0366in" svg:x="3.5559in" svg:y="0in">
            <draw:object draw:notify-on-update-of-ranges="Sheet1.A1:Sheet1.A1 Sheet1.A2:Sheet1.A121 Sheet1.B1:Sheet1.B1 Sheet1.B2:Sheet1.B121 Sheet1.C1:Sheet1.C1 Sheet1.C2:Sheet1.C1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17 second blocks</text:p>
          </table:table-cell>
          <table:table-cell office:value-type="string" calcext:value-type="string">
            <text:p>600 second block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 - 0.367879 ^ ([.A2] / 17)" office:value-type="float" office:value="0" calcext:value-type="float">
            <text:p>0</text:p>
          </table:table-cell>
          <table:table-cell table:formula="of:=1 - 0.367879 ^ ([.A2] / 600)" office:value-type="float" office:value="0" calcext:value-type="float">
            <text:p>0</text:p>
          </table:table-cell>
        </table:table-row>
        <table:table-row table:style-name="ro1">
          <table:table-cell table:formula="of:=[.A2]+6" office:value-type="float" office:value="6" calcext:value-type="float">
            <text:p>6</text:p>
          </table:table-cell>
          <table:table-cell table:formula="of:=1 - 0.367879 ^ ([.A3] / 17)" office:value-type="float" office:value="0.297381774725365" calcext:value-type="float">
            <text:p>0.2973817747</text:p>
          </table:table-cell>
          <table:table-cell table:formula="of:=1 - 0.367879 ^ ([.A3] / 600)" office:value-type="float" office:value="0.00995017812379695" calcext:value-type="float">
            <text:p>0.0099501781</text:p>
          </table:table-cell>
        </table:table-row>
        <table:table-row table:style-name="ro1">
          <table:table-cell table:formula="of:=[.A3]+6" office:value-type="float" office:value="12" calcext:value-type="float">
            <text:p>12</text:p>
          </table:table-cell>
          <table:table-cell table:formula="of:=1 - 0.367879 ^ ([.A4] / 17)" office:value-type="float" office:value="0.506327629511922" calcext:value-type="float">
            <text:p>0.5063276295</text:p>
          </table:table-cell>
          <table:table-cell table:formula="of:=1 - 0.367879 ^ ([.A4] / 600)" office:value-type="float" office:value="0.0198013502028985" calcext:value-type="float">
            <text:p>0.0198013502</text:p>
          </table:table-cell>
        </table:table-row>
        <table:table-row table:style-name="ro1">
          <table:table-cell table:formula="of:=[.A4]+6" office:value-type="float" office:value="18" calcext:value-type="float">
            <text:p>18</text:p>
          </table:table-cell>
          <table:table-cell table:formula="of:=1 - 0.367879 ^ ([.A5] / 17)" office:value-type="float" office:value="0.653136795180544" calcext:value-type="float">
            <text:p>0.6531367952</text:p>
          </table:table-cell>
          <table:table-cell table:formula="of:=1 - 0.367879 ^ ([.A5] / 600)" office:value-type="float" office:value="0.029554501365085" calcext:value-type="float">
            <text:p>0.0295545014</text:p>
          </table:table-cell>
        </table:table-row>
        <table:table-row table:style-name="ro1">
          <table:table-cell table:formula="of:=[.A5]+6" office:value-type="float" office:value="24" calcext:value-type="float">
            <text:p>24</text:p>
          </table:table-cell>
          <table:table-cell table:formula="of:=1 - 0.367879 ^ ([.A6] / 17)" office:value-type="float" office:value="0.756287590616682" calcext:value-type="float">
            <text:p>0.7562875906</text:p>
          </table:table-cell>
          <table:table-cell table:formula="of:=1 - 0.367879 ^ ([.A6] / 600)" office:value-type="float" office:value="0.0392106069359394" calcext:value-type="float">
            <text:p>0.0392106069</text:p>
          </table:table-cell>
        </table:table-row>
        <table:table-row table:style-name="ro1">
          <table:table-cell table:formula="of:=[.A6]+6" office:value-type="float" office:value="30" calcext:value-type="float">
            <text:p>30</text:p>
          </table:table-cell>
          <table:table-cell table:formula="of:=1 - 0.367879 ^ ([.A7] / 17)" office:value-type="float" office:value="0.828763219441687" calcext:value-type="float">
            <text:p>0.8287632194</text:p>
          </table:table-cell>
          <table:table-cell table:formula="of:=1 - 0.367879 ^ ([.A7] / 600)" office:value-type="float" office:value="0.0487706325363815" calcext:value-type="float">
            <text:p>0.0487706325</text:p>
          </table:table-cell>
        </table:table-row>
        <table:table-row table:style-name="ro1">
          <table:table-cell table:formula="of:=[.A7]+6" office:value-type="float" office:value="36" calcext:value-type="float">
            <text:p>36</text:p>
          </table:table-cell>
          <table:table-cell table:formula="of:=1 - 0.367879 ^ ([.A8] / 17)" office:value-type="float" office:value="0.879685917142376" calcext:value-type="float">
            <text:p>0.8796859171</text:p>
          </table:table-cell>
          <table:table-cell table:formula="of:=1 - 0.367879 ^ ([.A8] / 600)" office:value-type="float" office:value="0.0582355341792312" calcext:value-type="float">
            <text:p>0.0582355342</text:p>
          </table:table-cell>
        </table:table-row>
        <table:table-row table:style-name="ro1">
          <table:table-cell table:formula="of:=[.A8]+6" office:value-type="float" office:value="42" calcext:value-type="float">
            <text:p>42</text:p>
          </table:table-cell>
          <table:table-cell table:formula="of:=1 - 0.367879 ^ ([.A9] / 17)" office:value-type="float" office:value="0.915465132627031" calcext:value-type="float">
            <text:p>0.9154651326</text:p>
          </table:table-cell>
          <table:table-cell table:formula="of:=1 - 0.367879 ^ ([.A9] / 600)" office:value-type="float" office:value="0.0676062583648103" calcext:value-type="float">
            <text:p>0.0676062584</text:p>
          </table:table-cell>
        </table:table-row>
        <table:table-row table:style-name="ro1">
          <table:table-cell table:formula="of:=[.A9]+6" office:value-type="float" office:value="48" calcext:value-type="float">
            <text:p>48</text:p>
          </table:table-cell>
          <table:table-cell table:formula="of:=1 - 0.367879 ^ ([.A10] / 17)" office:value-type="float" office:value="0.940604261512578" calcext:value-type="float">
            <text:p>0.9406042615</text:p>
          </table:table-cell>
          <table:table-cell table:formula="of:=1 - 0.367879 ^ ([.A10] / 600)" office:value-type="float" office:value="0.0768837421755939" calcext:value-type="float">
            <text:p>0.0768837422</text:p>
          </table:table-cell>
        </table:table-row>
        <table:table-row table:style-name="ro1">
          <table:table-cell table:formula="of:=[.A10]+6" office:value-type="float" office:value="54" calcext:value-type="float">
            <text:p>54</text:p>
          </table:table-cell>
          <table:table-cell table:formula="of:=1 - 0.367879 ^ ([.A11] / 17)" office:value-type="float" office:value="0.958267471635091" calcext:value-type="float">
            <text:p>0.9582674716</text:p>
          </table:table-cell>
          <table:table-cell table:formula="of:=1 - 0.367879 ^ ([.A11] / 600)" office:value-type="float" office:value="0.0860689133699196" calcext:value-type="float">
            <text:p>0.0860689134</text:p>
          </table:table-cell>
        </table:table-row>
        <table:table-row table:style-name="ro1">
          <table:table-cell table:formula="of:=[.A11]+6" office:value-type="float" office:value="60" calcext:value-type="float">
            <text:p>60</text:p>
          </table:table-cell>
          <table:table-cell table:formula="of:=1 - 0.367879 ^ ([.A12] / 17)" office:value-type="float" office:value="0.970677964984024" calcext:value-type="float">
            <text:p>0.970677965</text:p>
          </table:table-cell>
          <table:table-cell table:formula="of:=1 - 0.367879 ^ ([.A12] / 600)" office:value-type="float" office:value="0.0951626904747642" calcext:value-type="float">
            <text:p>0.0951626905</text:p>
          </table:table-cell>
        </table:table-row>
        <table:table-row table:style-name="ro1">
          <table:table-cell table:formula="of:=[.A12]+6" office:value-type="float" office:value="66" calcext:value-type="float">
            <text:p>66</text:p>
          </table:table-cell>
          <table:table-cell table:formula="of:=1 - 0.367879 ^ ([.A13] / 17)" office:value-type="float" office:value="0.979397803795635" calcext:value-type="float">
            <text:p>0.9793978038</text:p>
          </table:table-cell>
          <table:table-cell table:formula="of:=1 - 0.367879 ^ ([.A13] / 600)" office:value-type="float" office:value="0.104165982877597" calcext:value-type="float">
            <text:p>0.1041659829</text:p>
          </table:table-cell>
        </table:table-row>
        <table:table-row table:style-name="ro1">
          <table:table-cell table:formula="of:=[.A13]+6" office:value-type="float" office:value="72" calcext:value-type="float">
            <text:p>72</text:p>
          </table:table-cell>
          <table:table-cell table:formula="of:=1 - 0.367879 ^ ([.A14] / 17)" office:value-type="float" office:value="0.985524521466129" calcext:value-type="float">
            <text:p>0.9855245215</text:p>
          </table:table-cell>
          <table:table-cell table:formula="of:=1 - 0.367879 ^ ([.A14] / 600)" office:value-type="float" office:value="0.113079690917322" calcext:value-type="float">
            <text:p>0.1130796909</text:p>
          </table:table-cell>
        </table:table-row>
        <table:table-row table:style-name="ro1">
          <table:table-cell table:formula="of:=[.A14]+6" office:value-type="float" office:value="78" calcext:value-type="float">
            <text:p>78</text:p>
          </table:table-cell>
          <table:table-cell table:formula="of:=1 - 0.367879 ^ ([.A15] / 17)" office:value-type="float" office:value="0.98982926496253" calcext:value-type="float">
            <text:p>0.989829265</text:p>
          </table:table-cell>
          <table:table-cell table:formula="of:=1 - 0.367879 ^ ([.A15] / 600)" office:value-type="float" office:value="0.121904705974308" calcext:value-type="float">
            <text:p>0.121904706</text:p>
          </table:table-cell>
        </table:table-row>
        <table:table-row table:style-name="ro1">
          <table:table-cell table:formula="of:=[.A15]+6" office:value-type="float" office:value="84" calcext:value-type="float">
            <text:p>84</text:p>
          </table:table-cell>
          <table:table-cell table:formula="of:=1 - 0.367879 ^ ([.A16] / 17)" office:value-type="float" office:value="0.992853856198235" calcext:value-type="float">
            <text:p>0.9928538562</text:p>
          </table:table-cell>
          <table:table-cell table:formula="of:=1 - 0.367879 ^ ([.A16] / 600)" office:value-type="float" office:value="0.130641910559531" calcext:value-type="float">
            <text:p>0.1306419106</text:p>
          </table:table-cell>
        </table:table-row>
        <table:table-row table:style-name="ro1">
          <table:table-cell table:formula="of:=[.A16]+6" office:value-type="float" office:value="90" calcext:value-type="float">
            <text:p>90</text:p>
          </table:table-cell>
          <table:table-cell table:formula="of:=1 - 0.367879 ^ ([.A17] / 17)" office:value-type="float" office:value="0.994978989124446" calcext:value-type="float">
            <text:p>0.9949789891</text:p>
          </table:table-cell>
          <table:table-cell table:formula="of:=1 - 0.367879 ^ ([.A17] / 600)" office:value-type="float" office:value="0.139292178402828" calcext:value-type="float">
            <text:p>0.1392921784</text:p>
          </table:table-cell>
        </table:table-row>
        <table:table-row table:style-name="ro1">
          <table:table-cell table:formula="of:=[.A17]+6" office:value-type="float" office:value="96" calcext:value-type="float">
            <text:p>96</text:p>
          </table:table-cell>
          <table:table-cell table:formula="of:=1 - 0.367879 ^ ([.A18] / 17)" office:value-type="float" office:value="0.996472146249534" calcext:value-type="float">
            <text:p>0.9964721462</text:p>
          </table:table-cell>
          <table:table-cell table:formula="of:=1 - 0.367879 ^ ([.A18] / 600)" office:value-type="float" office:value="0.147856374540265" calcext:value-type="float">
            <text:p>0.1478563745</text:p>
          </table:table-cell>
        </table:table-row>
        <table:table-row table:style-name="ro1">
          <table:table-cell table:formula="of:=[.A18]+6" office:value-type="float" office:value="102" calcext:value-type="float">
            <text:p>102</text:p>
          </table:table-cell>
          <table:table-cell table:formula="of:=1 - 0.367879 ^ ([.A19] / 17)" office:value-type="float" office:value="0.997521265658819" calcext:value-type="float">
            <text:p>0.9975212657</text:p>
          </table:table-cell>
          <table:table-cell table:formula="of:=1 - 0.367879 ^ ([.A19] / 600)" office:value-type="float" office:value="0.156335355400647" calcext:value-type="float">
            <text:p>0.1563353554</text:p>
          </table:table-cell>
        </table:table-row>
        <table:table-row table:style-name="ro1">
          <table:table-cell table:formula="of:=[.A19]+6" office:value-type="float" office:value="108" calcext:value-type="float">
            <text:p>108</text:p>
          </table:table-cell>
          <table:table-cell table:formula="of:=1 - 0.367879 ^ ([.A20] / 17)" office:value-type="float" office:value="0.998258396076272" calcext:value-type="float">
            <text:p>0.9982583961</text:p>
          </table:table-cell>
          <table:table-cell table:formula="of:=1 - 0.367879 ^ ([.A20] / 600)" office:value-type="float" office:value="0.164729968891161" calcext:value-type="float">
            <text:p>0.1647299689</text:p>
          </table:table-cell>
        </table:table-row>
        <table:table-row table:style-name="ro1">
          <table:table-cell table:formula="of:=[.A20]+6" office:value-type="float" office:value="114" calcext:value-type="float">
            <text:p>114</text:p>
          </table:table-cell>
          <table:table-cell table:formula="of:=1 - 0.367879 ^ ([.A21] / 17)" office:value-type="float" office:value="0.998776317341979" calcext:value-type="float">
            <text:p>0.9987763173</text:p>
          </table:table-cell>
          <table:table-cell table:formula="of:=1 - 0.367879 ^ ([.A21] / 600)" office:value-type="float" office:value="0.173041054482163" calcext:value-type="float">
            <text:p>0.1730410545</text:p>
          </table:table-cell>
        </table:table-row>
        <table:table-row table:style-name="ro1">
          <table:table-cell table:formula="of:=[.A21]+6" office:value-type="float" office:value="120" calcext:value-type="float">
            <text:p>120</text:p>
          </table:table-cell>
          <table:table-cell table:formula="of:=1 - 0.367879 ^ ([.A22] / 17)" office:value-type="float" office:value="0.999140218262522" calcext:value-type="float">
            <text:p>0.9991402183</text:p>
          </table:table-cell>
          <table:table-cell table:formula="of:=1 - 0.367879 ^ ([.A22] / 600)" office:value-type="float" office:value="0.181269443291133" calcext:value-type="float">
            <text:p>0.1812694433</text:p>
          </table:table-cell>
        </table:table-row>
        <table:table-row table:style-name="ro1">
          <table:table-cell table:formula="of:=[.A22]+6" office:value-type="float" office:value="126" calcext:value-type="float">
            <text:p>126</text:p>
          </table:table-cell>
          <table:table-cell table:formula="of:=1 - 0.367879 ^ ([.A23] / 17)" office:value-type="float" office:value="0.99939590168149" calcext:value-type="float">
            <text:p>0.9993959017</text:p>
          </table:table-cell>
          <table:table-cell table:formula="of:=1 - 0.367879 ^ ([.A23] / 600)" office:value-type="float" office:value="0.189415958165781" calcext:value-type="float">
            <text:p>0.1894159582</text:p>
          </table:table-cell>
        </table:table-row>
        <table:table-row table:style-name="ro1">
          <table:table-cell table:formula="of:=[.A23]+6" office:value-type="float" office:value="132" calcext:value-type="float">
            <text:p>132</text:p>
          </table:table-cell>
          <table:table-cell table:formula="of:=1 - 0.367879 ^ ([.A24] / 17)" office:value-type="float" office:value="0.999575549511557" calcext:value-type="float">
            <text:p>0.9995755495</text:p>
          </table:table-cell>
          <table:table-cell table:formula="of:=1 - 0.367879 ^ ([.A24] / 600)" office:value-type="float" office:value="0.197481413766339" calcext:value-type="float">
            <text:p>0.1974814138</text:p>
          </table:table-cell>
        </table:table-row>
        <table:table-row table:style-name="ro1">
          <table:table-cell table:formula="of:=[.A24]+6" office:value-type="float" office:value="138" calcext:value-type="float">
            <text:p>138</text:p>
          </table:table-cell>
          <table:table-cell table:formula="of:=1 - 0.367879 ^ ([.A25] / 17)" office:value-type="float" office:value="0.999701773351093" calcext:value-type="float">
            <text:p>0.9997017734</text:p>
          </table:table-cell>
          <table:table-cell table:formula="of:=1 - 0.367879 ^ ([.A25] / 600)" office:value-type="float" office:value="0.205466616647022" calcext:value-type="float">
            <text:p>0.2054666166</text:p>
          </table:table-cell>
        </table:table-row>
        <table:table-row table:style-name="ro1">
          <table:table-cell table:formula="of:=[.A25]+6" office:value-type="float" office:value="144" calcext:value-type="float">
            <text:p>144</text:p>
          </table:table-cell>
          <table:table-cell table:formula="of:=1 - 0.367879 ^ ([.A26] / 17)" office:value-type="float" office:value="0.999790460521215" calcext:value-type="float">
            <text:p>0.9997904605</text:p>
          </table:table-cell>
          <table:table-cell table:formula="of:=1 - 0.367879 ^ ([.A26] / 600)" office:value-type="float" office:value="0.213372365336687" calcext:value-type="float">
            <text:p>0.2133723653</text:p>
          </table:table-cell>
        </table:table-row>
        <table:table-row table:style-name="ro1">
          <table:table-cell table:formula="of:=[.A26]+6" office:value-type="float" office:value="150" calcext:value-type="float">
            <text:p>150</text:p>
          </table:table-cell>
          <table:table-cell table:formula="of:=1 - 0.367879 ^ ([.A27] / 17)" office:value-type="float" office:value="0.999852773743291" calcext:value-type="float">
            <text:p>0.9998527737</text:p>
          </table:table-cell>
          <table:table-cell table:formula="of:=1 - 0.367879 ^ ([.A27] / 600)" office:value-type="float" office:value="0.221199450418688" calcext:value-type="float">
            <text:p>0.2211994504</text:p>
          </table:table-cell>
        </table:table-row>
        <table:table-row table:style-name="ro1">
          <table:table-cell table:formula="of:=[.A27]+6" office:value-type="float" office:value="156" calcext:value-type="float">
            <text:p>156</text:p>
          </table:table-cell>
          <table:table-cell table:formula="of:=1 - 0.367879 ^ ([.A28] / 17)" office:value-type="float" office:value="0.999896556148797" calcext:value-type="float">
            <text:p>0.9998965561</text:p>
          </table:table-cell>
          <table:table-cell table:formula="of:=1 - 0.367879 ^ ([.A28] / 600)" office:value-type="float" office:value="0.228948654609933" calcext:value-type="float">
            <text:p>0.2289486546</text:p>
          </table:table-cell>
        </table:table-row>
        <table:table-row table:style-name="ro1">
          <table:table-cell table:formula="of:=[.A28]+6" office:value-type="float" office:value="162" calcext:value-type="float">
            <text:p>162</text:p>
          </table:table-cell>
          <table:table-cell table:formula="of:=1 - 0.367879 ^ ([.A29] / 17)" office:value-type="float" office:value="0.999927318464853" calcext:value-type="float">
            <text:p>0.9999273185</text:p>
          </table:table-cell>
          <table:table-cell table:formula="of:=1 - 0.367879 ^ ([.A29] / 600)" office:value-type="float" office:value="0.236620752839157" calcext:value-type="float">
            <text:p>0.2366207528</text:p>
          </table:table-cell>
        </table:table-row>
        <table:table-row table:style-name="ro1">
          <table:table-cell table:formula="of:=[.A29]+6" office:value-type="float" office:value="168" calcext:value-type="float">
            <text:p>168</text:p>
          </table:table-cell>
          <table:table-cell table:formula="of:=1 - 0.367879 ^ ([.A30] / 17)" office:value-type="float" office:value="0.999948932628764" calcext:value-type="float">
            <text:p>0.9999489326</text:p>
          </table:table-cell>
          <table:table-cell table:formula="of:=1 - 0.367879 ^ ([.A30] / 600)" office:value-type="float" office:value="0.244216512324418" calcext:value-type="float">
            <text:p>0.2442165123</text:p>
          </table:table-cell>
        </table:table-row>
        <table:table-row table:style-name="ro1">
          <table:table-cell table:formula="of:=[.A30]+6" office:value-type="float" office:value="174" calcext:value-type="float">
            <text:p>174</text:p>
          </table:table-cell>
          <table:table-cell table:formula="of:=1 - 0.367879 ^ ([.A31] / 17)" office:value-type="float" office:value="0.999964119134253" calcext:value-type="float">
            <text:p>0.9999641191</text:p>
          </table:table-cell>
          <table:table-cell table:formula="of:=1 - 0.367879 ^ ([.A31] / 600)" office:value-type="float" office:value="0.251736692649814" calcext:value-type="float">
            <text:p>0.2517366926</text:p>
          </table:table-cell>
        </table:table-row>
        <table:table-row table:style-name="ro1">
          <table:table-cell table:formula="of:=[.A31]+6" office:value-type="float" office:value="180" calcext:value-type="float">
            <text:p>180</text:p>
          </table:table-cell>
          <table:table-cell table:formula="of:=1 - 0.367879 ^ ([.A32] / 17)" office:value-type="float" office:value="0.999974789449788" calcext:value-type="float">
            <text:p>0.9999747894</text:p>
          </table:table-cell>
          <table:table-cell table:formula="of:=1 - 0.367879 ^ ([.A32] / 600)" office:value-type="float" office:value="0.25918204584145" calcext:value-type="float">
            <text:p>0.2591820458</text:p>
          </table:table-cell>
        </table:table-row>
        <table:table-row table:style-name="ro1">
          <table:table-cell table:formula="of:=[.A32]+6" office:value-type="float" office:value="186" calcext:value-type="float">
            <text:p>186</text:p>
          </table:table-cell>
          <table:table-cell table:formula="of:=1 - 0.367879 ^ ([.A33] / 17)" office:value-type="float" office:value="0.999982286607951" calcext:value-type="float">
            <text:p>0.9999822866</text:p>
          </table:table-cell>
          <table:table-cell table:formula="of:=1 - 0.367879 ^ ([.A33] / 600)" office:value-type="float" office:value="0.266553316442634" calcext:value-type="float">
            <text:p>0.2665533164</text:p>
          </table:table-cell>
        </table:table-row>
        <table:table-row table:style-name="ro1">
          <table:table-cell table:formula="of:=[.A33]+6" office:value-type="float" office:value="192" calcext:value-type="float">
            <text:p>192</text:p>
          </table:table-cell>
          <table:table-cell table:formula="of:=1 - 0.367879 ^ ([.A34] / 17)" office:value-type="float" office:value="0.999987554247915" calcext:value-type="float">
            <text:p>0.9999875542</text:p>
          </table:table-cell>
          <table:table-cell table:formula="of:=1 - 0.367879 ^ ([.A34] / 600)" office:value-type="float" office:value="0.273851241588338" calcext:value-type="float">
            <text:p>0.2738512416</text:p>
          </table:table-cell>
        </table:table-row>
        <table:table-row table:style-name="ro1">
          <table:table-cell table:formula="of:=[.A34]+6" office:value-type="float" office:value="198" calcext:value-type="float">
            <text:p>198</text:p>
          </table:table-cell>
          <table:table-cell table:formula="of:=1 - 0.367879 ^ ([.A35] / 17)" office:value-type="float" office:value="0.999991255387758" calcext:value-type="float">
            <text:p>0.9999912554</text:p>
          </table:table-cell>
          <table:table-cell table:formula="of:=1 - 0.367879 ^ ([.A35] / 600)" office:value-type="float" office:value="0.281076551078908" calcext:value-type="float">
            <text:p>0.2810765511</text:p>
          </table:table-cell>
        </table:table-row>
        <table:table-row table:style-name="ro1">
          <table:table-cell table:formula="of:=[.A35]+6" office:value-type="float" office:value="204" calcext:value-type="float">
            <text:p>204</text:p>
          </table:table-cell>
          <table:table-cell table:formula="of:=1 - 0.367879 ^ ([.A36] / 17)" office:value-type="float" office:value="0.999993855876066" calcext:value-type="float">
            <text:p>0.9999938559</text:p>
          </table:table-cell>
          <table:table-cell table:formula="of:=1 - 0.367879 ^ ([.A36] / 600)" office:value-type="float" office:value="0.288229967453048" calcext:value-type="float">
            <text:p>0.2882299675</text:p>
          </table:table-cell>
        </table:table-row>
        <table:table-row table:style-name="ro1">
          <table:table-cell table:formula="of:=[.A36]+6" office:value-type="float" office:value="210" calcext:value-type="float">
            <text:p>210</text:p>
          </table:table-cell>
          <table:table-cell table:formula="of:=1 - 0.367879 ^ ([.A37] / 17)" office:value-type="float" office:value="0.999995683026545" calcext:value-type="float">
            <text:p>0.999995683</text:p>
          </table:table-cell>
          <table:table-cell table:formula="of:=1 - 0.367879 ^ ([.A37] / 600)" office:value-type="float" office:value="0.29531220606007" calcext:value-type="float">
            <text:p>0.2953122061</text:p>
          </table:table-cell>
        </table:table-row>
        <table:table-row table:style-name="ro1">
          <table:table-cell table:formula="of:=[.A37]+6" office:value-type="float" office:value="216" calcext:value-type="float">
            <text:p>216</text:p>
          </table:table-cell>
          <table:table-cell table:formula="of:=1 - 0.367879 ^ ([.A38] / 17)" office:value-type="float" office:value="0.999996966815773" calcext:value-type="float">
            <text:p>0.9999969668</text:p>
          </table:table-cell>
          <table:table-cell table:formula="of:=1 - 0.367879 ^ ([.A38] / 600)" office:value-type="float" office:value="0.302323975131438" calcext:value-type="float">
            <text:p>0.3023239751</text:p>
          </table:table-cell>
        </table:table-row>
        <table:table-row table:style-name="ro1">
          <table:table-cell table:formula="of:=[.A38]+6" office:value-type="float" office:value="222" calcext:value-type="float">
            <text:p>222</text:p>
          </table:table-cell>
          <table:table-cell table:formula="of:=1 - 0.367879 ^ ([.A39] / 17)" office:value-type="float" office:value="0.999997868829481" calcext:value-type="float">
            <text:p>0.9999978688</text:p>
          </table:table-cell>
          <table:table-cell table:formula="of:=1 - 0.367879 ^ ([.A39] / 600)" office:value-type="float" office:value="0.309265975851583" calcext:value-type="float">
            <text:p>0.3092659759</text:p>
          </table:table-cell>
        </table:table-row>
        <table:table-row table:style-name="ro1">
          <table:table-cell table:formula="of:=[.A39]+6" office:value-type="float" office:value="228" calcext:value-type="float">
            <text:p>228</text:p>
          </table:table-cell>
          <table:table-cell table:formula="of:=1 - 0.367879 ^ ([.A40] / 17)" office:value-type="float" office:value="0.999998502600752" calcext:value-type="float">
            <text:p>0.9999985026</text:p>
          </table:table-cell>
          <table:table-cell table:formula="of:=1 - 0.367879 ^ ([.A40] / 600)" office:value-type="float" office:value="0.316138902428027" calcext:value-type="float">
            <text:p>0.3161389024</text:p>
          </table:table-cell>
        </table:table-row>
        <table:table-row table:style-name="ro1">
          <table:table-cell table:formula="of:=[.A40]+6" office:value-type="float" office:value="234" calcext:value-type="float">
            <text:p>234</text:p>
          </table:table-cell>
          <table:table-cell table:formula="of:=1 - 0.367879 ^ ([.A41] / 17)" office:value-type="float" office:value="0.999998947899998" calcext:value-type="float">
            <text:p>0.9999989479</text:p>
          </table:table-cell>
          <table:table-cell table:formula="of:=1 - 0.367879 ^ ([.A41] / 600)" office:value-type="float" office:value="0.322943442160803" calcext:value-type="float">
            <text:p>0.3229434422</text:p>
          </table:table-cell>
        </table:table-row>
        <table:table-row table:style-name="ro1">
          <table:table-cell table:formula="of:=[.A41]+6" office:value-type="float" office:value="240" calcext:value-type="float">
            <text:p>240</text:p>
          </table:table-cell>
          <table:table-cell table:formula="of:=1 - 0.367879 ^ ([.A42] / 17)" office:value-type="float" office:value="0.999999260775364" calcext:value-type="float">
            <text:p>0.9999992608</text:p>
          </table:table-cell>
          <table:table-cell table:formula="of:=1 - 0.367879 ^ ([.A42] / 600)" office:value-type="float" office:value="0.329680275511188" calcext:value-type="float">
            <text:p>0.3296802755</text:p>
          </table:table-cell>
        </table:table-row>
        <table:table-row table:style-name="ro1">
          <table:table-cell table:formula="of:=[.A42]+6" office:value-type="float" office:value="246" calcext:value-type="float">
            <text:p>246</text:p>
          </table:table-cell>
          <table:table-cell table:formula="of:=1 - 0.367879 ^ ([.A43] / 17)" office:value-type="float" office:value="0.999999480607298" calcext:value-type="float">
            <text:p>0.9999994806</text:p>
          </table:table-cell>
          <table:table-cell table:formula="of:=1 - 0.367879 ^ ([.A43] / 600)" office:value-type="float" office:value="0.336350076169746" calcext:value-type="float">
            <text:p>0.3363500762</text:p>
          </table:table-cell>
        </table:table-row>
        <table:table-row table:style-name="ro1">
          <table:table-cell table:formula="of:=[.A43]+6" office:value-type="float" office:value="252" calcext:value-type="float">
            <text:p>252</text:p>
          </table:table-cell>
          <table:table-cell table:formula="of:=1 - 0.367879 ^ ([.A44] / 17)" office:value-type="float" office:value="0.999999635065222" calcext:value-type="float">
            <text:p>0.9999996351</text:p>
          </table:table-cell>
          <table:table-cell table:formula="of:=1 - 0.367879 ^ ([.A44] / 600)" office:value-type="float" office:value="0.342953511123702" calcext:value-type="float">
            <text:p>0.3429535111</text:p>
          </table:table-cell>
        </table:table-row>
        <table:table-row table:style-name="ro1">
          <table:table-cell table:formula="of:=[.A44]+6" office:value-type="float" office:value="258" calcext:value-type="float">
            <text:p>258</text:p>
          </table:table-cell>
          <table:table-cell table:formula="of:=1 - 0.367879 ^ ([.A45] / 17)" office:value-type="float" office:value="0.999999743590174" calcext:value-type="float">
            <text:p>0.9999997436</text:p>
          </table:table-cell>
          <table:table-cell table:formula="of:=1 - 0.367879 ^ ([.A45] / 600)" office:value-type="float" office:value="0.349491240723636" calcext:value-type="float">
            <text:p>0.3494912407</text:p>
          </table:table-cell>
        </table:table-row>
        <table:table-row table:style-name="ro1">
          <table:table-cell table:formula="of:=[.A45]+6" office:value-type="float" office:value="264" calcext:value-type="float">
            <text:p>264</text:p>
          </table:table-cell>
          <table:table-cell table:formula="of:=1 - 0.367879 ^ ([.A46] / 17)" office:value-type="float" office:value="0.999999819841783" calcext:value-type="float">
            <text:p>0.9999998198</text:p>
          </table:table-cell>
          <table:table-cell table:formula="of:=1 - 0.367879 ^ ([.A46] / 600)" office:value-type="float" office:value="0.355963918749526" calcext:value-type="float">
            <text:p>0.3559639187</text:p>
          </table:table-cell>
        </table:table-row>
        <table:table-row table:style-name="ro1">
          <table:table-cell table:formula="of:=[.A46]+6" office:value-type="float" office:value="270" calcext:value-type="float">
            <text:p>270</text:p>
          </table:table-cell>
          <table:table-cell table:formula="of:=1 - 0.367879 ^ ([.A47] / 17)" office:value-type="float" office:value="0.999999873417553" calcext:value-type="float">
            <text:p>0.9999998734</text:p>
          </table:table-cell>
          <table:table-cell table:formula="of:=1 - 0.367879 ^ ([.A47] / 600)" office:value-type="float" office:value="0.36237219247612" calcext:value-type="float">
            <text:p>0.3623721925</text:p>
          </table:table-cell>
        </table:table-row>
        <table:table-row table:style-name="ro1">
          <table:table-cell table:formula="of:=[.A47]+6" office:value-type="float" office:value="276" calcext:value-type="float">
            <text:p>276</text:p>
          </table:table-cell>
          <table:table-cell table:formula="of:=1 - 0.367879 ^ ([.A48] / 17)" office:value-type="float" office:value="0.999999911060866" calcext:value-type="float">
            <text:p>0.9999999111</text:p>
          </table:table-cell>
          <table:table-cell table:formula="of:=1 - 0.367879 ^ ([.A48] / 600)" office:value-type="float" office:value="0.368716702737669" calcext:value-type="float">
            <text:p>0.3687167027</text:p>
          </table:table-cell>
        </table:table-row>
        <table:table-row table:style-name="ro1">
          <table:table-cell table:formula="of:=[.A48]+6" office:value-type="float" office:value="282" calcext:value-type="float">
            <text:p>282</text:p>
          </table:table-cell>
          <table:table-cell table:formula="of:=1 - 0.367879 ^ ([.A49] / 17)" office:value-type="float" office:value="0.999999937509744" calcext:value-type="float">
            <text:p>0.9999999375</text:p>
          </table:table-cell>
          <table:table-cell table:formula="of:=1 - 0.367879 ^ ([.A49] / 600)" office:value-type="float" office:value="0.374998083992007" calcext:value-type="float">
            <text:p>0.374998084</text:p>
          </table:table-cell>
        </table:table-row>
        <table:table-row table:style-name="ro1">
          <table:table-cell table:formula="of:=[.A49]+6" office:value-type="float" office:value="288" calcext:value-type="float">
            <text:p>288</text:p>
          </table:table-cell>
          <table:table-cell table:formula="of:=1 - 0.367879 ^ ([.A50] / 17)" office:value-type="float" office:value="0.999999956093207" calcext:value-type="float">
            <text:p>0.9999999561</text:p>
          </table:table-cell>
          <table:table-cell table:formula="of:=1 - 0.367879 ^ ([.A50] / 600)" office:value-type="float" office:value="0.381216964384001" calcext:value-type="float">
            <text:p>0.3812169644</text:p>
          </table:table-cell>
        </table:table-row>
        <table:table-row table:style-name="ro1">
          <table:table-cell table:formula="of:=[.A50]+6" office:value-type="float" office:value="294" calcext:value-type="float">
            <text:p>294</text:p>
          </table:table-cell>
          <table:table-cell table:formula="of:=1 - 0.367879 ^ ([.A51] / 17)" office:value-type="float" office:value="0.999999969150287" calcext:value-type="float">
            <text:p>0.9999999692</text:p>
          </table:table-cell>
          <table:table-cell table:formula="of:=1 - 0.367879 ^ ([.A51] / 600)" office:value-type="float" office:value="0.387373965808364" calcext:value-type="float">
            <text:p>0.3873739658</text:p>
          </table:table-cell>
        </table:table-row>
        <table:table-row table:style-name="ro1">
          <table:table-cell table:formula="of:=[.A51]+6" office:value-type="float" office:value="300" calcext:value-type="float">
            <text:p>300</text:p>
          </table:table-cell>
          <table:table-cell table:formula="of:=1 - 0.367879 ^ ([.A52] / 17)" office:value-type="float" office:value="0.999999978324429" calcext:value-type="float">
            <text:p>0.9999999783</text:p>
          </table:table-cell>
          <table:table-cell table:formula="of:=1 - 0.367879 ^ ([.A52] / 600)" office:value-type="float" office:value="0.393469703971846" calcext:value-type="float">
            <text:p>0.393469704</text:p>
          </table:table-cell>
        </table:table-row>
        <table:table-row table:style-name="ro1">
          <table:table-cell table:formula="of:=[.A52]+6" office:value-type="float" office:value="306" calcext:value-type="float">
            <text:p>306</text:p>
          </table:table-cell>
          <table:table-cell table:formula="of:=1 - 0.367879 ^ ([.A53] / 17)" office:value-type="float" office:value="0.999999984770349" calcext:value-type="float">
            <text:p>0.9999999848</text:p>
          </table:table-cell>
          <table:table-cell table:formula="of:=1 - 0.367879 ^ ([.A53] / 600)" office:value-type="float" office:value="0.399504788454806" calcext:value-type="float">
            <text:p>0.3995047885</text:p>
          </table:table-cell>
        </table:table-row>
        <table:table-row table:style-name="ro1">
          <table:table-cell table:formula="of:=[.A53]+6" office:value-type="float" office:value="312" calcext:value-type="float">
            <text:p>312</text:p>
          </table:table-cell>
          <table:table-cell table:formula="of:=1 - 0.367879 ^ ([.A54] / 17)" office:value-type="float" office:value="0.99999998929937" calcext:value-type="float">
            <text:p>0.9999999893</text:p>
          </table:table-cell>
          <table:table-cell table:formula="of:=1 - 0.367879 ^ ([.A54] / 600)" office:value-type="float" office:value="0.405479822772167" calcext:value-type="float">
            <text:p>0.4054798228</text:p>
          </table:table-cell>
        </table:table-row>
        <table:table-row table:style-name="ro1">
          <table:table-cell table:formula="of:=[.A54]+6" office:value-type="float" office:value="318" calcext:value-type="float">
            <text:p>318</text:p>
          </table:table-cell>
          <table:table-cell table:formula="of:=1 - 0.367879 ^ ([.A55] / 17)" office:value-type="float" office:value="0.999999992481542" calcext:value-type="float">
            <text:p>0.9999999925</text:p>
          </table:table-cell>
          <table:table-cell table:formula="of:=1 - 0.367879 ^ ([.A55] / 600)" office:value-type="float" office:value="0.411395404433776" calcext:value-type="float">
            <text:p>0.4113954044</text:p>
          </table:table-cell>
        </table:table-row>
        <table:table-row table:style-name="ro1">
          <table:table-cell table:formula="of:=[.A55]+6" office:value-type="float" office:value="324" calcext:value-type="float">
            <text:p>324</text:p>
          </table:table-cell>
          <table:table-cell table:formula="of:=1 - 0.367879 ^ ([.A56] / 17)" office:value-type="float" office:value="0.999999994717394" calcext:value-type="float">
            <text:p>0.9999999947</text:p>
          </table:table-cell>
          <table:table-cell table:formula="of:=1 - 0.367879 ^ ([.A56] / 600)" office:value-type="float" office:value="0.417252125004145" calcext:value-type="float">
            <text:p>0.417252125</text:p>
          </table:table-cell>
        </table:table-row>
        <table:table-row table:style-name="ro1">
          <table:table-cell table:formula="of:=[.A56]+6" office:value-type="float" office:value="330" calcext:value-type="float">
            <text:p>330</text:p>
          </table:table-cell>
          <table:table-cell table:formula="of:=1 - 0.367879 ^ ([.A57] / 17)" office:value-type="float" office:value="0.999999996288345" calcext:value-type="float">
            <text:p>0.9999999963</text:p>
          </table:table-cell>
          <table:table-cell table:formula="of:=1 - 0.367879 ^ ([.A57] / 600)" office:value-type="float" office:value="0.423050570161618" calcext:value-type="float">
            <text:p>0.4230505702</text:p>
          </table:table-cell>
        </table:table-row>
        <table:table-row table:style-name="ro1">
          <table:table-cell table:formula="of:=[.A57]+6" office:value-type="float" office:value="336" calcext:value-type="float">
            <text:p>336</text:p>
          </table:table-cell>
          <table:table-cell table:formula="of:=1 - 0.367879 ^ ([.A58] / 17)" office:value-type="float" office:value="0.999999997392124" calcext:value-type="float">
            <text:p>0.9999999974</text:p>
          </table:table-cell>
          <table:table-cell table:formula="of:=1 - 0.367879 ^ ([.A58] / 600)" office:value-type="float" office:value="0.428791319756933" calcext:value-type="float">
            <text:p>0.4287913198</text:p>
          </table:table-cell>
        </table:table-row>
        <table:table-row table:style-name="ro1">
          <table:table-cell table:formula="of:=[.A58]+6" office:value-type="float" office:value="342" calcext:value-type="float">
            <text:p>342</text:p>
          </table:table-cell>
          <table:table-cell table:formula="of:=1 - 0.367879 ^ ([.A59] / 17)" office:value-type="float" office:value="0.999999998167658" calcext:value-type="float">
            <text:p>0.9999999982</text:p>
          </table:table-cell>
          <table:table-cell table:formula="of:=1 - 0.367879 ^ ([.A59] / 600)" office:value-type="float" office:value="0.43447494787121" calcext:value-type="float">
            <text:p>0.4344749479</text:p>
          </table:table-cell>
        </table:table-row>
        <table:table-row table:style-name="ro1">
          <table:table-cell table:formula="of:=[.A59]+6" office:value-type="float" office:value="348" calcext:value-type="float">
            <text:p>348</text:p>
          </table:table-cell>
          <table:table-cell table:formula="of:=1 - 0.367879 ^ ([.A60] / 17)" office:value-type="float" office:value="0.999999998712564" calcext:value-type="float">
            <text:p>0.9999999987</text:p>
          </table:table-cell>
          <table:table-cell table:formula="of:=1 - 0.367879 ^ ([.A60] / 600)" office:value-type="float" office:value="0.440102022873361" calcext:value-type="float">
            <text:p>0.4401020229</text:p>
          </table:table-cell>
        </table:table-row>
        <table:table-row table:style-name="ro1">
          <table:table-cell table:formula="of:=[.A60]+6" office:value-type="float" office:value="354" calcext:value-type="float">
            <text:p>354</text:p>
          </table:table-cell>
          <table:table-cell table:formula="of:=1 - 0.367879 ^ ([.A61] / 17)" office:value-type="float" office:value="0.999999999095424" calcext:value-type="float">
            <text:p>0.9999999991</text:p>
          </table:table-cell>
          <table:table-cell table:formula="of:=1 - 0.367879 ^ ([.A61] / 600)" office:value-type="float" office:value="0.445673107476925" calcext:value-type="float">
            <text:p>0.4456731075</text:p>
          </table:table-cell>
        </table:table-row>
        <table:table-row table:style-name="ro1">
          <table:table-cell table:formula="of:=[.A61]+6" office:value-type="float" office:value="360" calcext:value-type="float">
            <text:p>360</text:p>
          </table:table-cell>
          <table:table-cell table:formula="of:=1 - 0.367879 ^ ([.A62] / 17)" office:value-type="float" office:value="0.999999999364428" calcext:value-type="float">
            <text:p>0.9999999994</text:p>
          </table:table-cell>
          <table:table-cell table:formula="of:=1 - 0.367879 ^ ([.A62] / 600)" office:value-type="float" office:value="0.45118875879634" calcext:value-type="float">
            <text:p>0.4511887588</text:p>
          </table:table-cell>
        </table:table-row>
        <table:table-row table:style-name="ro1">
          <table:table-cell table:formula="of:=[.A62]+6" office:value-type="float" office:value="366" calcext:value-type="float">
            <text:p>366</text:p>
          </table:table-cell>
          <table:table-cell table:formula="of:=1 - 0.367879 ^ ([.A63] / 17)" office:value-type="float" office:value="0.999999999553436" calcext:value-type="float">
            <text:p>0.9999999996</text:p>
          </table:table-cell>
          <table:table-cell table:formula="of:=1 - 0.367879 ^ ([.A63] / 600)" office:value-type="float" office:value="0.456649528402659" calcext:value-type="float">
            <text:p>0.4566495284</text:p>
          </table:table-cell>
        </table:table-row>
        <table:table-row table:style-name="ro1">
          <table:table-cell table:formula="of:=[.A63]+6" office:value-type="float" office:value="372" calcext:value-type="float">
            <text:p>372</text:p>
          </table:table-cell>
          <table:table-cell table:formula="of:=1 - 0.367879 ^ ([.A64] / 17)" office:value-type="float" office:value="0.999999999686236" calcext:value-type="float">
            <text:p>0.9999999997</text:p>
          </table:table-cell>
          <table:table-cell table:formula="of:=1 - 0.367879 ^ ([.A64] / 600)" office:value-type="float" office:value="0.462055962378702" calcext:value-type="float">
            <text:p>0.4620559624</text:p>
          </table:table-cell>
        </table:table-row>
        <table:table-row table:style-name="ro1">
          <table:table-cell table:formula="of:=[.A64]+6" office:value-type="float" office:value="378" calcext:value-type="float">
            <text:p>378</text:p>
          </table:table-cell>
          <table:table-cell table:formula="of:=1 - 0.367879 ^ ([.A65] / 17)" office:value-type="float" office:value="0.999999999779543" calcext:value-type="float">
            <text:p>0.9999999998</text:p>
          </table:table-cell>
          <table:table-cell table:formula="of:=1 - 0.367879 ^ ([.A65] / 600)" office:value-type="float" office:value="0.467408601373668" calcext:value-type="float">
            <text:p>0.4674086014</text:p>
          </table:table-cell>
        </table:table-row>
        <table:table-row table:style-name="ro1">
          <table:table-cell table:formula="of:=[.A65]+6" office:value-type="float" office:value="384" calcext:value-type="float">
            <text:p>384</text:p>
          </table:table-cell>
          <table:table-cell table:formula="of:=1 - 0.367879 ^ ([.A66] / 17)" office:value-type="float" office:value="0.999999999845103" calcext:value-type="float">
            <text:p>0.9999999998</text:p>
          </table:table-cell>
          <table:table-cell table:formula="of:=1 - 0.367879 ^ ([.A66] / 600)" office:value-type="float" office:value="0.472707980657202" calcext:value-type="float">
            <text:p>0.4727079807</text:p>
          </table:table-cell>
        </table:table-row>
        <table:table-row table:style-name="ro1">
          <table:table-cell table:formula="of:=[.A66]+6" office:value-type="float" office:value="390" calcext:value-type="float">
            <text:p>390</text:p>
          </table:table-cell>
          <table:table-cell table:formula="of:=1 - 0.367879 ^ ([.A67] / 17)" office:value-type="float" office:value="0.999999999891167" calcext:value-type="float">
            <text:p>0.9999999999</text:p>
          </table:table-cell>
          <table:table-cell table:formula="of:=1 - 0.367879 ^ ([.A67] / 600)" office:value-type="float" office:value="0.47795463017292" calcext:value-type="float">
            <text:p>0.4779546302</text:p>
          </table:table-cell>
        </table:table-row>
        <table:table-row table:style-name="ro1">
          <table:table-cell table:formula="of:=[.A67]+6" office:value-type="float" office:value="396" calcext:value-type="float">
            <text:p>396</text:p>
          </table:table-cell>
          <table:table-cell table:formula="of:=1 - 0.367879 ^ ([.A68] / 17)" office:value-type="float" office:value="0.999999999923532" calcext:value-type="float">
            <text:p>0.9999999999</text:p>
          </table:table-cell>
          <table:table-cell table:formula="of:=1 - 0.367879 ^ ([.A68] / 600)" office:value-type="float" office:value="0.483149074591402" calcext:value-type="float">
            <text:p>0.4831490746</text:p>
          </table:table-cell>
        </table:table-row>
        <table:table-row table:style-name="ro1">
          <table:table-cell table:formula="of:=[.A68]+6" office:value-type="float" office:value="402" calcext:value-type="float">
            <text:p>402</text:p>
          </table:table-cell>
          <table:table-cell table:formula="of:=1 - 0.367879 ^ ([.A69] / 17)" office:value-type="float" office:value="0.999999999946272" calcext:value-type="float">
            <text:p>0.9999999999</text:p>
          </table:table-cell>
          <table:table-cell table:formula="of:=1 - 0.367879 ^ ([.A69] / 600)" office:value-type="float" office:value="0.488291833362667" calcext:value-type="float">
            <text:p>0.4882918334</text:p>
          </table:table-cell>
        </table:table-row>
        <table:table-row table:style-name="ro1">
          <table:table-cell table:formula="of:=[.A69]+6" office:value-type="float" office:value="408" calcext:value-type="float">
            <text:p>408</text:p>
          </table:table-cell>
          <table:table-cell table:formula="of:=1 - 0.367879 ^ ([.A70] / 17)" office:value-type="float" office:value="0.99999999996225" calcext:value-type="float">
            <text:p>1</text:p>
          </table:table-cell>
          <table:table-cell table:formula="of:=1 - 0.367879 ^ ([.A70] / 600)" office:value-type="float" office:value="0.49338342076811" calcext:value-type="float">
            <text:p>0.4933834208</text:p>
          </table:table-cell>
        </table:table-row>
        <table:table-row table:style-name="ro1">
          <table:table-cell table:formula="of:=[.A70]+6" office:value-type="float" office:value="414" calcext:value-type="float">
            <text:p>414</text:p>
          </table:table-cell>
          <table:table-cell table:formula="of:=1 - 0.367879 ^ ([.A71] / 17)" office:value-type="float" office:value="0.999999999973476" calcext:value-type="float">
            <text:p>1</text:p>
          </table:table-cell>
          <table:table-cell table:formula="of:=1 - 0.367879 ^ ([.A71] / 600)" office:value-type="float" office:value="0.498424345971936" calcext:value-type="float">
            <text:p>0.498424346</text:p>
          </table:table-cell>
        </table:table-row>
        <table:table-row table:style-name="ro1">
          <table:table-cell table:formula="of:=[.A71]+6" office:value-type="float" office:value="420" calcext:value-type="float">
            <text:p>420</text:p>
          </table:table-cell>
          <table:table-cell table:formula="of:=1 - 0.367879 ^ ([.A72] / 17)" office:value-type="float" office:value="0.999999999981364" calcext:value-type="float">
            <text:p>1</text:p>
          </table:table-cell>
          <table:table-cell table:formula="of:=1 - 0.367879 ^ ([.A72] / 600)" office:value-type="float" office:value="0.503415113072075" calcext:value-type="float">
            <text:p>0.5034151131</text:p>
          </table:table-cell>
        </table:table-row>
        <table:table-row table:style-name="ro1">
          <table:table-cell table:formula="of:=[.A72]+6" office:value-type="float" office:value="426" calcext:value-type="float">
            <text:p>426</text:p>
          </table:table-cell>
          <table:table-cell table:formula="of:=1 - 0.367879 ^ ([.A73] / 17)" office:value-type="float" office:value="0.999999999986906" calcext:value-type="float">
            <text:p>1</text:p>
          </table:table-cell>
          <table:table-cell table:formula="of:=1 - 0.367879 ^ ([.A73] / 600)" office:value-type="float" office:value="0.508356221150594" calcext:value-type="float">
            <text:p>0.5083562212</text:p>
          </table:table-cell>
        </table:table-row>
        <table:table-row table:style-name="ro1">
          <table:table-cell table:formula="of:=[.A73]+6" office:value-type="float" office:value="432" calcext:value-type="float">
            <text:p>432</text:p>
          </table:table-cell>
          <table:table-cell table:formula="of:=1 - 0.367879 ^ ([.A74] / 17)" office:value-type="float" office:value="0.9999999999908" calcext:value-type="float">
            <text:p>1</text:p>
          </table:table-cell>
          <table:table-cell table:formula="of:=1 - 0.367879 ^ ([.A74] / 600)" office:value-type="float" office:value="0.513248164323602" calcext:value-type="float">
            <text:p>0.5132481643</text:p>
          </table:table-cell>
        </table:table-row>
        <table:table-row table:style-name="ro1">
          <table:table-cell table:formula="of:=[.A74]+6" office:value-type="float" office:value="438" calcext:value-type="float">
            <text:p>438</text:p>
          </table:table-cell>
          <table:table-cell table:formula="of:=1 - 0.367879 ^ ([.A75] / 17)" office:value-type="float" office:value="0.999999999993536" calcext:value-type="float">
            <text:p>1</text:p>
          </table:table-cell>
          <table:table-cell table:formula="of:=1 - 0.367879 ^ ([.A75] / 600)" office:value-type="float" office:value="0.518091431790667" calcext:value-type="float">
            <text:p>0.5180914318</text:p>
          </table:table-cell>
        </table:table-row>
        <table:table-row table:style-name="ro1">
          <table:table-cell table:formula="of:=[.A75]+6" office:value-type="float" office:value="444" calcext:value-type="float">
            <text:p>444</text:p>
          </table:table-cell>
          <table:table-cell table:formula="of:=1 - 0.367879 ^ ([.A76] / 17)" office:value-type="float" office:value="0.999999999995458" calcext:value-type="float">
            <text:p>1</text:p>
          </table:table-cell>
          <table:table-cell table:formula="of:=1 - 0.367879 ^ ([.A76] / 600)" office:value-type="float" office:value="0.522886507883734" calcext:value-type="float">
            <text:p>0.5228865079</text:p>
          </table:table-cell>
        </table:table-row>
        <table:table-row table:style-name="ro1">
          <table:table-cell table:formula="of:=[.A76]+6" office:value-type="float" office:value="450" calcext:value-type="float">
            <text:p>450</text:p>
          </table:table-cell>
          <table:table-cell table:formula="of:=1 - 0.367879 ^ ([.A77] / 17)" office:value-type="float" office:value="0.999999999996809" calcext:value-type="float">
            <text:p>1</text:p>
          </table:table-cell>
          <table:table-cell table:formula="of:=1 - 0.367879 ^ ([.A77] / 600)" office:value-type="float" office:value="0.527633872115558" calcext:value-type="float">
            <text:p>0.5276338721</text:p>
          </table:table-cell>
        </table:table-row>
        <table:table-row table:style-name="ro1">
          <table:table-cell table:formula="of:=[.A77]+6" office:value-type="float" office:value="456" calcext:value-type="float">
            <text:p>456</text:p>
          </table:table-cell>
          <table:table-cell table:formula="of:=1 - 0.367879 ^ ([.A78] / 17)" office:value-type="float" office:value="0.999999999997758" calcext:value-type="float">
            <text:p>1</text:p>
          </table:table-cell>
          <table:table-cell table:formula="of:=1 - 0.367879 ^ ([.A78] / 600)" office:value-type="float" office:value="0.532333999227656" calcext:value-type="float">
            <text:p>0.5323339992</text:p>
          </table:table-cell>
        </table:table-row>
        <table:table-row table:style-name="ro1">
          <table:table-cell table:formula="of:=[.A78]+6" office:value-type="float" office:value="462" calcext:value-type="float">
            <text:p>462</text:p>
          </table:table-cell>
          <table:table-cell table:formula="of:=1 - 0.367879 ^ ([.A79] / 17)" office:value-type="float" office:value="0.999999999998425" calcext:value-type="float">
            <text:p>1</text:p>
          </table:table-cell>
          <table:table-cell table:formula="of:=1 - 0.367879 ^ ([.A79] / 600)" office:value-type="float" office:value="0.536987359237785" calcext:value-type="float">
            <text:p>0.5369873592</text:p>
          </table:table-cell>
        </table:table-row>
        <table:table-row table:style-name="ro1">
          <table:table-cell table:formula="of:=[.A79]+6" office:value-type="float" office:value="468" calcext:value-type="float">
            <text:p>468</text:p>
          </table:table-cell>
          <table:table-cell table:formula="of:=1 - 0.367879 ^ ([.A80] / 17)" office:value-type="float" office:value="0.999999999998893" calcext:value-type="float">
            <text:p>1</text:p>
          </table:table-cell>
          <table:table-cell table:formula="of:=1 - 0.367879 ^ ([.A80] / 600)" office:value-type="float" office:value="0.541594417486938" calcext:value-type="float">
            <text:p>0.5415944175</text:p>
          </table:table-cell>
        </table:table-row>
        <table:table-row table:style-name="ro1">
          <table:table-cell table:formula="of:=[.A80]+6" office:value-type="float" office:value="474" calcext:value-type="float">
            <text:p>474</text:p>
          </table:table-cell>
          <table:table-cell table:formula="of:=1 - 0.367879 ^ ([.A81] / 17)" office:value-type="float" office:value="0.999999999999222" calcext:value-type="float">
            <text:p>1</text:p>
          </table:table-cell>
          <table:table-cell table:formula="of:=1 - 0.367879 ^ ([.A81] / 600)" office:value-type="float" office:value="0.546155634685886" calcext:value-type="float">
            <text:p>0.5461556347</text:p>
          </table:table-cell>
        </table:table-row>
        <table:table-row table:style-name="ro1">
          <table:table-cell table:formula="of:=[.A81]+6" office:value-type="float" office:value="480" calcext:value-type="float">
            <text:p>480</text:p>
          </table:table-cell>
          <table:table-cell table:formula="of:=1 - 0.367879 ^ ([.A82] / 17)" office:value-type="float" office:value="0.999999999999453" calcext:value-type="float">
            <text:p>1</text:p>
          </table:table-cell>
          <table:table-cell table:formula="of:=1 - 0.367879 ^ ([.A82] / 600)" office:value-type="float" office:value="0.550671466961243" calcext:value-type="float">
            <text:p>0.550671467</text:p>
          </table:table-cell>
        </table:table-row>
        <table:table-row table:style-name="ro1">
          <table:table-cell table:formula="of:=[.A82]+6" office:value-type="float" office:value="486" calcext:value-type="float">
            <text:p>486</text:p>
          </table:table-cell>
          <table:table-cell table:formula="of:=1 - 0.367879 ^ ([.A83] / 17)" office:value-type="float" office:value="0.999999999999616" calcext:value-type="float">
            <text:p>1</text:p>
          </table:table-cell>
          <table:table-cell table:formula="of:=1 - 0.367879 ^ ([.A83] / 600)" office:value-type="float" office:value="0.555142365901083" calcext:value-type="float">
            <text:p>0.5551423659</text:p>
          </table:table-cell>
        </table:table-row>
        <table:table-row table:style-name="ro1">
          <table:table-cell table:formula="of:=[.A83]+6" office:value-type="float" office:value="492" calcext:value-type="float">
            <text:p>492</text:p>
          </table:table-cell>
          <table:table-cell table:formula="of:=1 - 0.367879 ^ ([.A84] / 17)" office:value-type="float" office:value="0.99999999999973" calcext:value-type="float">
            <text:p>1</text:p>
          </table:table-cell>
          <table:table-cell table:formula="of:=1 - 0.367879 ^ ([.A84] / 600)" office:value-type="float" office:value="0.559568778600098" calcext:value-type="float">
            <text:p>0.5595687786</text:p>
          </table:table-cell>
        </table:table-row>
        <table:table-row table:style-name="ro1">
          <table:table-cell table:formula="of:=[.A84]+6" office:value-type="float" office:value="498" calcext:value-type="float">
            <text:p>498</text:p>
          </table:table-cell>
          <table:table-cell table:formula="of:=1 - 0.367879 ^ ([.A85] / 17)" office:value-type="float" office:value="0.99999999999981" calcext:value-type="float">
            <text:p>1</text:p>
          </table:table-cell>
          <table:table-cell table:formula="of:=1 - 0.367879 ^ ([.A85] / 600)" office:value-type="float" office:value="0.563951147704309" calcext:value-type="float">
            <text:p>0.5639511477</text:p>
          </table:table-cell>
        </table:table-row>
        <table:table-row table:style-name="ro1">
          <table:table-cell table:formula="of:=[.A85]+6" office:value-type="float" office:value="504" calcext:value-type="float">
            <text:p>504</text:p>
          </table:table-cell>
          <table:table-cell table:formula="of:=1 - 0.367879 ^ ([.A86] / 17)" office:value-type="float" office:value="0.999999999999867" calcext:value-type="float">
            <text:p>1</text:p>
          </table:table-cell>
          <table:table-cell table:formula="of:=1 - 0.367879 ^ ([.A86] / 600)" office:value-type="float" office:value="0.568289911455328" calcext:value-type="float">
            <text:p>0.5682899115</text:p>
          </table:table-cell>
        </table:table-row>
        <table:table-row table:style-name="ro1">
          <table:table-cell table:formula="of:=[.A86]+6" office:value-type="float" office:value="510" calcext:value-type="float">
            <text:p>510</text:p>
          </table:table-cell>
          <table:table-cell table:formula="of:=1 - 0.367879 ^ ([.A87] / 17)" office:value-type="float" office:value="0.999999999999906" calcext:value-type="float">
            <text:p>1</text:p>
          </table:table-cell>
          <table:table-cell table:formula="of:=1 - 0.367879 ^ ([.A87] / 600)" office:value-type="float" office:value="0.572585503734188" calcext:value-type="float">
            <text:p>0.5725855037</text:p>
          </table:table-cell>
        </table:table-row>
        <table:table-row table:style-name="ro1">
          <table:table-cell table:formula="of:=[.A87]+6" office:value-type="float" office:value="516" calcext:value-type="float">
            <text:p>516</text:p>
          </table:table-cell>
          <table:table-cell table:formula="of:=1 - 0.367879 ^ ([.A88] / 17)" office:value-type="float" office:value="0.999999999999934" calcext:value-type="float">
            <text:p>1</text:p>
          </table:table-cell>
          <table:table-cell table:formula="of:=1 - 0.367879 ^ ([.A88] / 600)" office:value-type="float" office:value="0.576838354104726" calcext:value-type="float">
            <text:p>0.5768383541</text:p>
          </table:table-cell>
        </table:table-row>
        <table:table-row table:style-name="ro1">
          <table:table-cell table:formula="of:=[.A88]+6" office:value-type="float" office:value="522" calcext:value-type="float">
            <text:p>522</text:p>
          </table:table-cell>
          <table:table-cell table:formula="of:=1 - 0.367879 ^ ([.A89] / 17)" office:value-type="float" office:value="0.999999999999954" calcext:value-type="float">
            <text:p>1</text:p>
          </table:table-cell>
          <table:table-cell table:formula="of:=1 - 0.367879 ^ ([.A89] / 600)" office:value-type="float" office:value="0.581048887856543" calcext:value-type="float">
            <text:p>0.5810488879</text:p>
          </table:table-cell>
        </table:table-row>
        <table:table-row table:style-name="ro1">
          <table:table-cell table:formula="of:=[.A89]+6" office:value-type="float" office:value="528" calcext:value-type="float">
            <text:p>528</text:p>
          </table:table-cell>
          <table:table-cell table:formula="of:=1 - 0.367879 ^ ([.A90] / 17)" office:value-type="float" office:value="0.999999999999968" calcext:value-type="float">
            <text:p>1</text:p>
          </table:table-cell>
          <table:table-cell table:formula="of:=1 - 0.367879 ^ ([.A90] / 600)" office:value-type="float" office:value="0.585217526047533" calcext:value-type="float">
            <text:p>0.585217526</text:p>
          </table:table-cell>
        </table:table-row>
        <table:table-row table:style-name="ro1">
          <table:table-cell table:formula="of:=[.A90]+6" office:value-type="float" office:value="534" calcext:value-type="float">
            <text:p>534</text:p>
          </table:table-cell>
          <table:table-cell table:formula="of:=1 - 0.367879 ^ ([.A91] / 17)" office:value-type="float" office:value="0.999999999999977" calcext:value-type="float">
            <text:p>1</text:p>
          </table:table-cell>
          <table:table-cell table:formula="of:=1 - 0.367879 ^ ([.A91] / 600)" office:value-type="float" office:value="0.589344685545989" calcext:value-type="float">
            <text:p>0.5893446855</text:p>
          </table:table-cell>
        </table:table-row>
        <table:table-row table:style-name="ro1">
          <table:table-cell table:formula="of:=[.A91]+6" office:value-type="float" office:value="540" calcext:value-type="float">
            <text:p>540</text:p>
          </table:table-cell>
          <table:table-cell table:formula="of:=1 - 0.367879 ^ ([.A92] / 17)" office:value-type="float" office:value="0.999999999999984" calcext:value-type="float">
            <text:p>1</text:p>
          </table:table-cell>
          <table:table-cell table:formula="of:=1 - 0.367879 ^ ([.A92] / 600)" office:value-type="float" office:value="0.59343077907229" calcext:value-type="float">
            <text:p>0.5934307791</text:p>
          </table:table-cell>
        </table:table-row>
        <table:table-row table:style-name="ro1">
          <table:table-cell table:formula="of:=[.A92]+6" office:value-type="float" office:value="546" calcext:value-type="float">
            <text:p>546</text:p>
          </table:table-cell>
          <table:table-cell table:formula="of:=1 - 0.367879 ^ ([.A93] / 17)" office:value-type="float" office:value="0.999999999999989" calcext:value-type="float">
            <text:p>1</text:p>
          </table:table-cell>
          <table:table-cell table:formula="of:=1 - 0.367879 ^ ([.A93] / 600)" office:value-type="float" office:value="0.597476215240175" calcext:value-type="float">
            <text:p>0.5974762152</text:p>
          </table:table-cell>
        </table:table-row>
        <table:table-row table:style-name="ro1">
          <table:table-cell table:formula="of:=[.A93]+6" office:value-type="float" office:value="552" calcext:value-type="float">
            <text:p>552</text:p>
          </table:table-cell>
          <table:table-cell table:formula="of:=1 - 0.367879 ^ ([.A94] / 17)" office:value-type="float" office:value="0.999999999999992" calcext:value-type="float">
            <text:p>1</text:p>
          </table:table-cell>
          <table:table-cell table:formula="of:=1 - 0.367879 ^ ([.A94] / 600)" office:value-type="float" office:value="0.6014813985976" calcext:value-type="float">
            <text:p>0.6014813986</text:p>
          </table:table-cell>
        </table:table-row>
        <table:table-row table:style-name="ro1">
          <table:table-cell table:formula="of:=[.A94]+6" office:value-type="float" office:value="558" calcext:value-type="float">
            <text:p>558</text:p>
          </table:table-cell>
          <table:table-cell table:formula="of:=1 - 0.367879 ^ ([.A95] / 17)" office:value-type="float" office:value="0.999999999999994" calcext:value-type="float">
            <text:p>1</text:p>
          </table:table-cell>
          <table:table-cell table:formula="of:=1 - 0.367879 ^ ([.A95] / 600)" office:value-type="float" office:value="0.6054467296672" calcext:value-type="float">
            <text:p>0.6054467297</text:p>
          </table:table-cell>
        </table:table-row>
        <table:table-row table:style-name="ro1">
          <table:table-cell table:formula="of:=[.A95]+6" office:value-type="float" office:value="564" calcext:value-type="float">
            <text:p>564</text:p>
          </table:table-cell>
          <table:table-cell table:formula="of:=1 - 0.367879 ^ ([.A96] / 17)" office:value-type="float" office:value="0.999999999999996" calcext:value-type="float">
            <text:p>1</text:p>
          </table:table-cell>
          <table:table-cell table:formula="of:=1 - 0.367879 ^ ([.A96] / 600)" office:value-type="float" office:value="0.609372604986338" calcext:value-type="float">
            <text:p>0.609372605</text:p>
          </table:table-cell>
        </table:table-row>
        <table:table-row table:style-name="ro1">
          <table:table-cell table:formula="of:=[.A96]+6" office:value-type="float" office:value="570" calcext:value-type="float">
            <text:p>570</text:p>
          </table:table-cell>
          <table:table-cell table:formula="of:=1 - 0.367879 ^ ([.A97] / 17)" office:value-type="float" office:value="0.999999999999997" calcext:value-type="float">
            <text:p>1</text:p>
          </table:table-cell>
          <table:table-cell table:formula="of:=1 - 0.367879 ^ ([.A97] / 600)" office:value-type="float" office:value="0.613259417146759" calcext:value-type="float">
            <text:p>0.6132594171</text:p>
          </table:table-cell>
        </table:table-row>
        <table:table-row table:style-name="ro1">
          <table:table-cell table:formula="of:=[.A97]+6" office:value-type="float" office:value="576" calcext:value-type="float">
            <text:p>576</text:p>
          </table:table-cell>
          <table:table-cell table:formula="of:=1 - 0.367879 ^ ([.A98] / 17)" office:value-type="float" office:value="0.999999999999998" calcext:value-type="float">
            <text:p>1</text:p>
          </table:table-cell>
          <table:table-cell table:formula="of:=1 - 0.367879 ^ ([.A98] / 600)" office:value-type="float" office:value="0.617107554833849" calcext:value-type="float">
            <text:p>0.6171075548</text:p>
          </table:table-cell>
        </table:table-row>
        <table:table-row table:style-name="ro1">
          <table:table-cell table:formula="of:=[.A98]+6" office:value-type="float" office:value="582" calcext:value-type="float">
            <text:p>582</text:p>
          </table:table-cell>
          <table:table-cell table:formula="of:=1 - 0.367879 ^ ([.A99] / 17)" office:value-type="float" office:value="0.999999999999999" calcext:value-type="float">
            <text:p>1</text:p>
          </table:table-cell>
          <table:table-cell table:formula="of:=1 - 0.367879 ^ ([.A99] / 600)" office:value-type="float" office:value="0.620917402865509" calcext:value-type="float">
            <text:p>0.6209174029</text:p>
          </table:table-cell>
        </table:table-row>
        <table:table-row table:style-name="ro1">
          <table:table-cell table:formula="of:=[.A99]+6" office:value-type="float" office:value="588" calcext:value-type="float">
            <text:p>588</text:p>
          </table:table-cell>
          <table:table-cell table:formula="of:=1 - 0.367879 ^ ([.A100] / 17)" office:value-type="float" office:value="0.999999999999999" calcext:value-type="float">
            <text:p>1</text:p>
          </table:table-cell>
          <table:table-cell table:formula="of:=1 - 0.367879 ^ ([.A100] / 600)" office:value-type="float" office:value="0.624689342230629" calcext:value-type="float">
            <text:p>0.6246893422</text:p>
          </table:table-cell>
        </table:table-row>
        <table:table-row table:style-name="ro1">
          <table:table-cell table:formula="of:=[.A100]+6" office:value-type="float" office:value="594" calcext:value-type="float">
            <text:p>594</text:p>
          </table:table-cell>
          <table:table-cell table:formula="of:=1 - 0.367879 ^ ([.A101] / 17)" office:value-type="float" office:value="1" calcext:value-type="float">
            <text:p>1</text:p>
          </table:table-cell>
          <table:table-cell table:formula="of:=1 - 0.367879 ^ ([.A101] / 600)" office:value-type="float" office:value="0.628423750127193" calcext:value-type="float">
            <text:p>0.6284237501</text:p>
          </table:table-cell>
        </table:table-row>
        <table:table-row table:style-name="ro1">
          <table:table-cell table:formula="of:=[.A101]+6" office:value-type="float" office:value="600" calcext:value-type="float">
            <text:p>600</text:p>
          </table:table-cell>
          <table:table-cell table:formula="of:=1 - 0.367879 ^ ([.A102] / 17)" office:value-type="float" office:value="1" calcext:value-type="float">
            <text:p>1</text:p>
          </table:table-cell>
          <table:table-cell table:formula="of:=1 - 0.367879 ^ ([.A102] / 600)" office:value-type="float" office:value="0.632121" calcext:value-type="float">
            <text:p>0.632121</text:p>
          </table:table-cell>
        </table:table-row>
        <table:table-row table:style-name="ro1">
          <table:table-cell table:formula="of:=[.A102]+6" office:value-type="float" office:value="606" calcext:value-type="float">
            <text:p>606</text:p>
          </table:table-cell>
          <table:table-cell table:formula="of:=1 - 0.367879 ^ ([.A103] / 17)" office:value-type="float" office:value="1" calcext:value-type="float">
            <text:p>1</text:p>
          </table:table-cell>
          <table:table-cell table:formula="of:=1 - 0.367879 ^ ([.A103] / 600)" office:value-type="float" office:value="0.635781461578004" calcext:value-type="float">
            <text:p>0.6357814616</text:p>
          </table:table-cell>
        </table:table-row>
        <table:table-row table:style-name="ro1">
          <table:table-cell table:formula="of:=[.A103]+6" office:value-type="float" office:value="612" calcext:value-type="float">
            <text:p>612</text:p>
          </table:table-cell>
          <table:table-cell table:formula="of:=1 - 0.367879 ^ ([.A104] / 17)" office:value-type="float" office:value="1" calcext:value-type="float">
            <text:p>1</text:p>
          </table:table-cell>
          <table:table-cell table:formula="of:=1 - 0.367879 ^ ([.A104] / 600)" office:value-type="float" office:value="0.639405500911292" calcext:value-type="float">
            <text:p>0.6394055009</text:p>
          </table:table-cell>
        </table:table-row>
        <table:table-row table:style-name="ro1">
          <table:table-cell table:formula="of:=[.A104]+6" office:value-type="float" office:value="618" calcext:value-type="float">
            <text:p>618</text:p>
          </table:table-cell>
          <table:table-cell table:formula="of:=1 - 0.367879 ^ ([.A105] / 17)" office:value-type="float" office:value="1" calcext:value-type="float">
            <text:p>1</text:p>
          </table:table-cell>
          <table:table-cell table:formula="of:=1 - 0.367879 ^ ([.A105] / 600)" office:value-type="float" office:value="0.642993480407686" calcext:value-type="float">
            <text:p>0.6429934804</text:p>
          </table:table-cell>
        </table:table-row>
        <table:table-row table:style-name="ro1">
          <table:table-cell table:formula="of:=[.A105]+6" office:value-type="float" office:value="624" calcext:value-type="float">
            <text:p>624</text:p>
          </table:table-cell>
          <table:table-cell table:formula="of:=1 - 0.367879 ^ ([.A106] / 17)" office:value-type="float" office:value="1" calcext:value-type="float">
            <text:p>1</text:p>
          </table:table-cell>
          <table:table-cell table:formula="of:=1 - 0.367879 ^ ([.A106] / 600)" office:value-type="float" office:value="0.646545758868986" calcext:value-type="float">
            <text:p>0.6465457589</text:p>
          </table:table-cell>
        </table:table-row>
        <table:table-row table:style-name="ro1">
          <table:table-cell table:formula="of:=[.A106]+6" office:value-type="float" office:value="630" calcext:value-type="float">
            <text:p>630</text:p>
          </table:table-cell>
          <table:table-cell table:formula="of:=1 - 0.367879 ^ ([.A107] / 17)" office:value-type="float" office:value="1" calcext:value-type="float">
            <text:p>1</text:p>
          </table:table-cell>
          <table:table-cell table:formula="of:=1 - 0.367879 ^ ([.A107] / 600)" office:value-type="float" office:value="0.650062691526852" calcext:value-type="float">
            <text:p>0.6500626915</text:p>
          </table:table-cell>
        </table:table-row>
        <table:table-row table:style-name="ro1">
          <table:table-cell table:formula="of:=[.A107]+6" office:value-type="float" office:value="636" calcext:value-type="float">
            <text:p>636</text:p>
          </table:table-cell>
          <table:table-cell table:formula="of:=1 - 0.367879 ^ ([.A108] / 17)" office:value-type="float" office:value="1" calcext:value-type="float">
            <text:p>1</text:p>
          </table:table-cell>
          <table:table-cell table:formula="of:=1 - 0.367879 ^ ([.A108] / 600)" office:value-type="float" office:value="0.653544630078321" calcext:value-type="float">
            <text:p>0.6535446301</text:p>
          </table:table-cell>
        </table:table-row>
        <table:table-row table:style-name="ro1">
          <table:table-cell table:formula="of:=[.A108]+6" office:value-type="float" office:value="642" calcext:value-type="float">
            <text:p>642</text:p>
          </table:table-cell>
          <table:table-cell table:formula="of:=1 - 0.367879 ^ ([.A109] / 17)" office:value-type="float" office:value="1" calcext:value-type="float">
            <text:p>1</text:p>
          </table:table-cell>
          <table:table-cell table:formula="of:=1 - 0.367879 ^ ([.A109] / 600)" office:value-type="float" office:value="0.656991922720988" calcext:value-type="float">
            <text:p>0.6569919227</text:p>
          </table:table-cell>
        </table:table-row>
        <table:table-row table:style-name="ro1">
          <table:table-cell table:formula="of:=[.A109]+6" office:value-type="float" office:value="648" calcext:value-type="float">
            <text:p>648</text:p>
          </table:table-cell>
          <table:table-cell table:formula="of:=1 - 0.367879 ^ ([.A110] / 17)" office:value-type="float" office:value="1" calcext:value-type="float">
            <text:p>1</text:p>
          </table:table-cell>
          <table:table-cell table:formula="of:=1 - 0.367879 ^ ([.A110] / 600)" office:value-type="float" office:value="0.660404914187815" calcext:value-type="float">
            <text:p>0.6604049142</text:p>
          </table:table-cell>
        </table:table-row>
        <table:table-row table:style-name="ro1">
          <table:table-cell table:formula="of:=[.A110]+6" office:value-type="float" office:value="654" calcext:value-type="float">
            <text:p>654</text:p>
          </table:table-cell>
          <table:table-cell table:formula="of:=1 - 0.367879 ^ ([.A111] / 17)" office:value-type="float" office:value="1" calcext:value-type="float">
            <text:p>1</text:p>
          </table:table-cell>
          <table:table-cell table:formula="of:=1 - 0.367879 ^ ([.A111] / 600)" office:value-type="float" office:value="0.663783945781613" calcext:value-type="float">
            <text:p>0.6637839458</text:p>
          </table:table-cell>
        </table:table-row>
        <table:table-row table:style-name="ro1">
          <table:table-cell table:formula="of:=[.A111]+6" office:value-type="float" office:value="660" calcext:value-type="float">
            <text:p>660</text:p>
          </table:table-cell>
          <table:table-cell table:formula="of:=1 - 0.367879 ^ ([.A112] / 17)" office:value-type="float" office:value="1" calcext:value-type="float">
            <text:p>1</text:p>
          </table:table-cell>
          <table:table-cell table:formula="of:=1 - 0.367879 ^ ([.A112] / 600)" office:value-type="float" office:value="0.667129355409166" calcext:value-type="float">
            <text:p>0.6671293554</text:p>
          </table:table-cell>
        </table:table-row>
        <table:table-row table:style-name="ro1">
          <table:table-cell table:formula="of:=[.A112]+6" office:value-type="float" office:value="666" calcext:value-type="float">
            <text:p>666</text:p>
          </table:table-cell>
          <table:table-cell table:formula="of:=1 - 0.367879 ^ ([.A113] / 17)" office:value-type="float" office:value="1" calcext:value-type="float">
            <text:p>1</text:p>
          </table:table-cell>
          <table:table-cell table:formula="of:=1 - 0.367879 ^ ([.A113] / 600)" office:value-type="float" office:value="0.670441477615028" calcext:value-type="float">
            <text:p>0.6704414776</text:p>
          </table:table-cell>
        </table:table-row>
        <table:table-row table:style-name="ro1">
          <table:table-cell table:formula="of:=[.A113]+6" office:value-type="float" office:value="672" calcext:value-type="float">
            <text:p>672</text:p>
          </table:table-cell>
          <table:table-cell table:formula="of:=1 - 0.367879 ^ ([.A114] / 17)" office:value-type="float" office:value="1" calcext:value-type="float">
            <text:p>1</text:p>
          </table:table-cell>
          <table:table-cell table:formula="of:=1 - 0.367879 ^ ([.A114] / 600)" office:value-type="float" office:value="0.673720643614973" calcext:value-type="float">
            <text:p>0.6737206436</text:p>
          </table:table-cell>
        </table:table-row>
        <table:table-row table:style-name="ro1">
          <table:table-cell table:formula="of:=[.A114]+6" office:value-type="float" office:value="678" calcext:value-type="float">
            <text:p>678</text:p>
          </table:table-cell>
          <table:table-cell table:formula="of:=1 - 0.367879 ^ ([.A115] / 17)" office:value-type="float" office:value="1" calcext:value-type="float">
            <text:p>1</text:p>
          </table:table-cell>
          <table:table-cell table:formula="of:=1 - 0.367879 ^ ([.A115] / 600)" office:value-type="float" office:value="0.676967181329122" calcext:value-type="float">
            <text:p>0.6769671813</text:p>
          </table:table-cell>
        </table:table-row>
        <table:table-row table:style-name="ro1">
          <table:table-cell table:formula="of:=[.A115]+6" office:value-type="float" office:value="684" calcext:value-type="float">
            <text:p>684</text:p>
          </table:table-cell>
          <table:table-cell table:formula="of:=1 - 0.367879 ^ ([.A116] / 17)" office:value-type="float" office:value="1" calcext:value-type="float">
            <text:p>1</text:p>
          </table:table-cell>
          <table:table-cell table:formula="of:=1 - 0.367879 ^ ([.A116] / 600)" office:value-type="float" office:value="0.68018141541473" calcext:value-type="float">
            <text:p>0.6801814154</text:p>
          </table:table-cell>
        </table:table-row>
        <table:table-row table:style-name="ro1">
          <table:table-cell table:formula="of:=[.A116]+6" office:value-type="float" office:value="690" calcext:value-type="float">
            <text:p>690</text:p>
          </table:table-cell>
          <table:table-cell table:formula="of:=1 - 0.367879 ^ ([.A117] / 17)" office:value-type="float" office:value="1" calcext:value-type="float">
            <text:p>1</text:p>
          </table:table-cell>
          <table:table-cell table:formula="of:=1 - 0.367879 ^ ([.A117] / 600)" office:value-type="float" office:value="0.683363667298654" calcext:value-type="float">
            <text:p>0.6833636673</text:p>
          </table:table-cell>
        </table:table-row>
        <table:table-row table:style-name="ro1">
          <table:table-cell table:formula="of:=[.A117]+6" office:value-type="float" office:value="696" calcext:value-type="float">
            <text:p>696</text:p>
          </table:table-cell>
          <table:table-cell table:formula="of:=1 - 0.367879 ^ ([.A118] / 17)" office:value-type="float" office:value="1" calcext:value-type="float">
            <text:p>1</text:p>
          </table:table-cell>
          <table:table-cell table:formula="of:=1 - 0.367879 ^ ([.A118] / 600)" office:value-type="float" office:value="0.686514255209498" calcext:value-type="float">
            <text:p>0.6865142552</text:p>
          </table:table-cell>
        </table:table-row>
        <table:table-row table:style-name="ro1">
          <table:table-cell table:formula="of:=[.A118]+6" office:value-type="float" office:value="702" calcext:value-type="float">
            <text:p>702</text:p>
          </table:table-cell>
          <table:table-cell table:formula="of:=1 - 0.367879 ^ ([.A119] / 17)" office:value-type="float" office:value="1" calcext:value-type="float">
            <text:p>1</text:p>
          </table:table-cell>
          <table:table-cell table:formula="of:=1 - 0.367879 ^ ([.A119] / 600)" office:value-type="float" office:value="0.689633494209435" calcext:value-type="float">
            <text:p>0.6896334942</text:p>
          </table:table-cell>
        </table:table-row>
        <table:table-row table:style-name="ro1">
          <table:table-cell table:formula="of:=[.A119]+6" office:value-type="float" office:value="708" calcext:value-type="float">
            <text:p>708</text:p>
          </table:table-cell>
          <table:table-cell table:formula="of:=1 - 0.367879 ^ ([.A120] / 17)" office:value-type="float" office:value="1" calcext:value-type="float">
            <text:p>1</text:p>
          </table:table-cell>
          <table:table-cell table:formula="of:=1 - 0.367879 ^ ([.A120] / 600)" office:value-type="float" office:value="0.692721696225711" calcext:value-type="float">
            <text:p>0.6927216962</text:p>
          </table:table-cell>
        </table:table-row>
        <table:table-row table:style-name="ro1">
          <table:table-cell table:formula="of:=[.A120]+6" office:value-type="float" office:value="714" calcext:value-type="float">
            <text:p>714</text:p>
          </table:table-cell>
          <table:table-cell table:formula="of:=1 - 0.367879 ^ ([.A121] / 17)" office:value-type="float" office:value="1" calcext:value-type="float">
            <text:p>1</text:p>
          </table:table-cell>
          <table:table-cell table:formula="of:=1 - 0.367879 ^ ([.A121] / 600)" office:value-type="float" office:value="0.695779170081844" calcext:value-type="float">
            <text:p>0.6957791701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53in" svg:x="5.8752in" svg:y="1.5059in">
            <draw:object draw:notify-on-update-of-ranges="Sheet2.D1:Sheet2.D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.9346in" svg:height="4.0677in" svg:x="3.5776in" svg:y="0.0106in">
            <draw:object draw:notify-on-update-of-ranges="Sheet2.C1:Sheet2.C1 Sheet2.C2:Sheet2.C201 Sheet2.D1:Sheet2.D1 Sheet2.D2:Sheet2.D201 Sheet2.E1:Sheet2.E1 Sheet2.E2:Sheet2.E2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17 s blocks, 2s latency</text:p>
          </table:table-cell>
          <table:table-cell office:value-type="string" calcext:value-type="string">
            <text:p>600 s blocks, 10s latency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336666934" calcext:value-type="float">
            <text:p>0.133666693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12" calcext:value-type="float">
            <text:p>12</text:p>
          </table:table-cell>
          <table:table-cell office:value-type="float" office:value="0.386000077199995" calcext:value-type="float">
            <text:p>0.386000077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2" calcext:value-type="float">
            <text:p>0.252</text:p>
          </table:table-cell>
          <table:table-cell office:value-type="float" office:value="18" calcext:value-type="float">
            <text:p>18</text:p>
          </table:table-cell>
          <table:table-cell office:value-type="float" office:value="0.577666782199977" calcext:value-type="float">
            <text:p>0.577666782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98" calcext:value-type="float">
            <text:p>0.398</text:p>
          </table:table-cell>
          <table:table-cell office:value-type="float" office:value="24" calcext:value-type="float">
            <text:p>24</text:p>
          </table:table-cell>
          <table:table-cell office:value-type="float" office:value="0.702166807099966" calcext:value-type="float">
            <text:p>0.702166807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34" calcext:value-type="float">
            <text:p>0.434</text:p>
          </table:table-cell>
          <table:table-cell office:value-type="float" office:value="30" calcext:value-type="float">
            <text:p>30</text:p>
          </table:table-cell>
          <table:table-cell office:value-type="float" office:value="0.799500159899957" calcext:value-type="float">
            <text:p>0.7995001599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3" calcext:value-type="float">
            <text:p>0.53</text:p>
          </table:table-cell>
          <table:table-cell office:value-type="float" office:value="36" calcext:value-type="float">
            <text:p>36</text:p>
          </table:table-cell>
          <table:table-cell office:value-type="float" office:value="0.844500168899952" calcext:value-type="float">
            <text:p>0.8445001689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7" calcext:value-type="float">
            <text:p>0.577</text:p>
          </table:table-cell>
          <table:table-cell office:value-type="float" office:value="42" calcext:value-type="float">
            <text:p>42</text:p>
          </table:table-cell>
          <table:table-cell office:value-type="float" office:value="0.899333513199947" calcext:value-type="float">
            <text:p>0.8993335132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3" calcext:value-type="float">
            <text:p>0.623</text:p>
          </table:table-cell>
          <table:table-cell office:value-type="float" office:value="48" calcext:value-type="float">
            <text:p>48</text:p>
          </table:table-cell>
          <table:table-cell office:value-type="float" office:value="0.925500185099945" calcext:value-type="float">
            <text:p>0.9255001851</text:p>
          </table:table-cell>
          <table:table-cell office:value-type="float" office:value="0.0860000000000001" calcext:value-type="float">
            <text:p>0.0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2" calcext:value-type="float">
            <text:p>0.652</text:p>
          </table:table-cell>
          <table:table-cell office:value-type="float" office:value="54" calcext:value-type="float">
            <text:p>54</text:p>
          </table:table-cell>
          <table:table-cell office:value-type="float" office:value="0.950833523499942" calcext:value-type="float">
            <text:p>0.9508335235</text:p>
          </table:table-cell>
          <table:table-cell office:value-type="float" office:value="0.0950000000000001" calcext:value-type="float">
            <text:p>0.0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6000000000001" calcext:value-type="float">
            <text:p>0.706</text:p>
          </table:table-cell>
          <table:table-cell office:value-type="float" office:value="60" calcext:value-type="float">
            <text:p>60</text:p>
          </table:table-cell>
          <table:table-cell office:value-type="float" office:value="0.964166859499941" calcext:value-type="float">
            <text:p>0.9641668595</text:p>
          </table:table-cell>
          <table:table-cell office:value-type="float" office:value="0.0820000000000001" calcext:value-type="float">
            <text:p>0.0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23000000000001" calcext:value-type="float">
            <text:p>0.723</text:p>
          </table:table-cell>
          <table:table-cell office:value-type="float" office:value="66" calcext:value-type="float">
            <text:p>66</text:p>
          </table:table-cell>
          <table:table-cell office:value-type="float" office:value="0.97350019469994" calcext:value-type="float">
            <text:p>0.9735001947</text:p>
          </table:table-cell>
          <table:table-cell office:value-type="float" office:value="0.0960000000000001" calcext:value-type="float">
            <text:p>0.0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1000000000001" calcext:value-type="float">
            <text:p>0.761</text:p>
          </table:table-cell>
          <table:table-cell office:value-type="float" office:value="72" calcext:value-type="float">
            <text:p>72</text:p>
          </table:table-cell>
          <table:table-cell office:value-type="float" office:value="0.983166863299939" calcext:value-type="float">
            <text:p>0.9831668633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87000000000001" calcext:value-type="float">
            <text:p>0.787</text:p>
          </table:table-cell>
          <table:table-cell office:value-type="float" office:value="78" calcext:value-type="float">
            <text:p>78</text:p>
          </table:table-cell>
          <table:table-cell office:value-type="float" office:value="0.987500197499939" calcext:value-type="float">
            <text:p>0.987500197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99000000000001" calcext:value-type="float">
            <text:p>0.799</text:p>
          </table:table-cell>
          <table:table-cell office:value-type="float" office:value="84" calcext:value-type="float">
            <text:p>84</text:p>
          </table:table-cell>
          <table:table-cell office:value-type="float" office:value="0.990833531499939" calcext:value-type="float">
            <text:p>0.9908335315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9000000000001" calcext:value-type="float">
            <text:p>0.829</text:p>
          </table:table-cell>
          <table:table-cell office:value-type="float" office:value="90" calcext:value-type="float">
            <text:p>90</text:p>
          </table:table-cell>
          <table:table-cell office:value-type="float" office:value="0.994166865499938" calcext:value-type="float">
            <text:p>0.9941668655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61000000000001" calcext:value-type="float">
            <text:p>0.861</text:p>
          </table:table-cell>
          <table:table-cell office:value-type="float" office:value="96" calcext:value-type="float">
            <text:p>96</text:p>
          </table:table-cell>
          <table:table-cell office:value-type="float" office:value="0.996333532599938" calcext:value-type="float">
            <text:p>0.996333532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83000000000001" calcext:value-type="float">
            <text:p>0.883</text:p>
          </table:table-cell>
          <table:table-cell office:value-type="float" office:value="102" calcext:value-type="float">
            <text:p>102</text:p>
          </table:table-cell>
          <table:table-cell office:value-type="float" office:value="0.997666866199938" calcext:value-type="float">
            <text:p>0.9976668662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68000000000001" calcext:value-type="float">
            <text:p>0.868</text:p>
          </table:table-cell>
          <table:table-cell office:value-type="float" office:value="108" calcext:value-type="float">
            <text:p>108</text:p>
          </table:table-cell>
          <table:table-cell office:value-type="float" office:value="0.998000199599938" calcext:value-type="float">
            <text:p>0.9980001996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07000000000001" calcext:value-type="float">
            <text:p>0.907</text:p>
          </table:table-cell>
          <table:table-cell office:value-type="float" office:value="114" calcext:value-type="float">
            <text:p>114</text:p>
          </table:table-cell>
          <table:table-cell office:value-type="float" office:value="0.998166866299938" calcext:value-type="float">
            <text:p>0.9981668663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33000000000001" calcext:value-type="float">
            <text:p>0.933</text:p>
          </table:table-cell>
          <table:table-cell office:value-type="float" office:value="120" calcext:value-type="float">
            <text:p>120</text:p>
          </table:table-cell>
          <table:table-cell office:value-type="float" office:value="0.998333532999938" calcext:value-type="float">
            <text:p>0.99833353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21000000000001" calcext:value-type="float">
            <text:p>0.92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24000000000001" calcext:value-type="float">
            <text:p>0.924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30000000000001" calcext:value-type="float">
            <text:p>0.93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41000000000001" calcext:value-type="float">
            <text:p>0.9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54000000000001" calcext:value-type="float">
            <text:p>0.95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61000000000001" calcext:value-type="float">
            <text:p>0.96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74000000000001" calcext:value-type="float">
            <text:p>0.974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68000000000001" calcext:value-type="float">
            <text:p>0.968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1000000000001" calcext:value-type="float">
            <text:p>0.97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73000000000001" calcext:value-type="float">
            <text:p>0.97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80000000000001" calcext:value-type="float">
            <text:p>0.98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7000000000001" calcext:value-type="float">
            <text:p>0.977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83000000000001" calcext:value-type="float">
            <text:p>0.98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88000000000001" calcext:value-type="float">
            <text:p>0.988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85000000000001" calcext:value-type="float">
            <text:p>0.98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88000000000001" calcext:value-type="float">
            <text:p>0.988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94000000000001" calcext:value-type="float">
            <text:p>0.994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86000000000001" calcext:value-type="float">
            <text:p>0.986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93000000000001" calcext:value-type="float">
            <text:p>0.993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91000000000001" calcext:value-type="float">
            <text:p>0.99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87000000000001" calcext:value-type="float">
            <text:p>0.987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96000000000001" calcext:value-type="float">
            <text:p>0.996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96000000000001" calcext:value-type="float">
            <text:p>0.996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97000000000001" calcext:value-type="float">
            <text:p>0.997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95000000000001" calcext:value-type="float">
            <text:p>0.99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94000000000001" calcext:value-type="float">
            <text:p>0.994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94000000000001" calcext:value-type="float">
            <text:p>0.994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96000000000001" calcext:value-type="float">
            <text:p>0.996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97000000000001" calcext:value-type="float">
            <text:p>0.997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98000000000001" calcext:value-type="float">
            <text:p>0.99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99000000000001" calcext:value-type="float">
            <text:p>0.999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98000000000001" calcext:value-type="float">
            <text:p>0.998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96000000000001" calcext:value-type="float">
            <text:p>0.996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99000000000001" calcext:value-type="float">
            <text:p>0.999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98000000000001" calcext:value-type="float">
            <text:p>0.998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97000000000001" calcext:value-type="float">
            <text:p>0.997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97000000000001" calcext:value-type="float">
            <text:p>0.997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97000000000001" calcext:value-type="float">
            <text:p>0.997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99000000000001" calcext:value-type="float">
            <text:p>0.999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.453000000000001" calcext:value-type="float">
            <text:p>0.4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99000000000001" calcext:value-type="float">
            <text:p>0.999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99000000000001" calcext:value-type="float">
            <text:p>0.999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9000000000001" calcext:value-type="float">
            <text:p>0.999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0.653000000000001" calcext:value-type="float">
            <text:p>0.6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0.669000000000001" calcext:value-type="float">
            <text:p>0.669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0.661000000000001" calcext:value-type="float">
            <text:p>0.661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0.689000000000001" calcext:value-type="float">
            <text:p>0.689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float" office:value="0.677000000000001" calcext:value-type="float">
            <text:p>0.677</text:p>
          </table:table-cell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0.698000000000001" calcext:value-type="float">
            <text:p>0.698</text:p>
          </table:table-cell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float" office:value="0.681000000000001" calcext:value-type="float">
            <text:p>0.681</text:p>
          </table:table-cell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0.693000000000001" calcext:value-type="float">
            <text:p>0.693</text:p>
          </table:table-cell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710000000000001" calcext:value-type="float">
            <text:p>0.71</text:p>
          </table:table-cell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0.715000000000001" calcext:value-type="float">
            <text:p>0.715</text:p>
          </table:table-cell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0.711000000000001" calcext:value-type="float">
            <text:p>0.711</text:p>
          </table:table-cell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0.717000000000001" calcext:value-type="float">
            <text:p>0.717</text:p>
          </table:table-cell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0.727000000000001" calcext:value-type="float">
            <text:p>0.727</text:p>
          </table:table-cell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0.761000000000001" calcext:value-type="float">
            <text:p>0.761</text:p>
          </table:table-cell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0.766000000000001" calcext:value-type="float">
            <text:p>0.766</text:p>
          </table:table-cell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0.764000000000001" calcext:value-type="float">
            <text:p>0.764</text:p>
          </table:table-cell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0.754000000000001" calcext:value-type="float">
            <text:p>0.754</text:p>
          </table:table-cell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office:value-type="float" office:value="0.781000000000001" calcext:value-type="float">
            <text:p>0.781</text:p>
          </table:table-cell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office:value-type="float" office:value="0.764000000000001" calcext:value-type="float">
            <text:p>0.764</text:p>
          </table:table-cell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0.751000000000001" calcext:value-type="float">
            <text:p>0.751</text:p>
          </table:table-cell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0.776000000000001" calcext:value-type="float">
            <text:p>0.776</text:p>
          </table:table-cell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0.772000000000001" calcext:value-type="float">
            <text:p>0.772</text:p>
          </table:table-cell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0.756000000000001" calcext:value-type="float">
            <text:p>0.756</text:p>
          </table:table-cell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0.768000000000001" calcext:value-type="float">
            <text:p>0.768</text:p>
          </table:table-cell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float" office:value="0.782000000000001" calcext:value-type="float">
            <text:p>0.782</text:p>
          </table:table-cell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office:value-type="float" office:value="0.772000000000001" calcext:value-type="float">
            <text:p>0.772</text:p>
          </table:table-cell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779000000000001" calcext:value-type="float">
            <text:p>0.779</text:p>
          </table:table-cell>
        </table:table-row>
        <table:table-row table:style-name="ro1">
          <table:table-cell table:number-columns-repeated="2"/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0.787000000000001" calcext:value-type="float">
            <text:p>0.787</text:p>
          </table:table-cell>
        </table:table-row>
        <table:table-row table:style-name="ro1">
          <table:table-cell table:number-columns-repeated="2"/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0.780000000000001" calcext:value-type="float">
            <text:p>0.78</text:p>
          </table:table-cell>
        </table:table-row>
        <table:table-row table:style-name="ro1">
          <table:table-cell table:number-columns-repeated="2"/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0.788000000000001" calcext:value-type="float">
            <text:p>0.788</text:p>
          </table:table-cell>
        </table:table-row>
        <table:table-row table:style-name="ro1">
          <table:table-cell table:number-columns-repeated="2"/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0.807000000000001" calcext:value-type="float">
            <text:p>0.807</text:p>
          </table:table-cell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0.783000000000001" calcext:value-type="float">
            <text:p>0.783</text:p>
          </table:table-cell>
        </table:table-row>
        <table:table-row table:style-name="ro1">
          <table:table-cell table:number-columns-repeated="2"/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0.776000000000001" calcext:value-type="float">
            <text:p>0.776</text:p>
          </table:table-cell>
        </table:table-row>
        <table:table-row table:style-name="ro1">
          <table:table-cell table:number-columns-repeated="2"/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float" office:value="0.791000000000001" calcext:value-type="float">
            <text:p>0.791</text:p>
          </table:table-cell>
        </table:table-row>
        <table:table-row table:style-name="ro1">
          <table:table-cell table:number-columns-repeated="2"/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0.803000000000001" calcext:value-type="float">
            <text:p>0.803</text:p>
          </table:table-cell>
        </table:table-row>
        <table:table-row table:style-name="ro1">
          <table:table-cell table:number-columns-repeated="2"/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0.784000000000001" calcext:value-type="float">
            <text:p>0.784</text:p>
          </table:table-cell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0.787000000000001" calcext:value-type="float">
            <text:p>0.787</text:p>
          </table:table-cell>
        </table:table-row>
        <table:table-row table:style-name="ro1">
          <table:table-cell table:number-columns-repeated="2"/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0.805000000000001" calcext:value-type="float">
            <text:p>0.805</text:p>
          </table:table-cell>
        </table:table-row>
        <table:table-row table:style-name="ro1">
          <table:table-cell table:number-columns-repeated="2"/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0.805000000000001" calcext:value-type="float">
            <text:p>0.805</text:p>
          </table:table-cell>
        </table:table-row>
        <table:table-row table:style-name="ro1">
          <table:table-cell table:number-columns-repeated="2"/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0.778000000000001" calcext:value-type="float">
            <text:p>0.778</text:p>
          </table:table-cell>
        </table:table-row>
        <table:table-row table:style-name="ro1">
          <table:table-cell table:number-columns-repeated="2"/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float" office:value="0.812000000000001" calcext:value-type="float">
            <text:p>0.812</text:p>
          </table:table-cell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0.803000000000001" calcext:value-type="float">
            <text:p>0.803</text:p>
          </table:table-cell>
        </table:table-row>
        <table:table-row table:style-name="ro1"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0.808000000000001" calcext:value-type="float">
            <text:p>0.808</text:p>
          </table:table-cell>
        </table:table-row>
        <table:table-row table:style-name="ro1"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0.798000000000001" calcext:value-type="float">
            <text:p>0.798</text:p>
          </table:table-cell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0.810000000000001" calcext:value-type="float">
            <text:p>0.81</text:p>
          </table:table-cell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0.826000000000001" calcext:value-type="float">
            <text:p>0.826</text:p>
          </table:table-cell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0.801000000000001" calcext:value-type="float">
            <text:p>0.801</text:p>
          </table:table-cell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0.821000000000001" calcext:value-type="float">
            <text:p>0.821</text:p>
          </table:table-cell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float" office:value="0.799000000000001" calcext:value-type="float">
            <text:p>0.799</text:p>
          </table:table-cell>
        </table:table-row>
        <table:table-row table:style-name="ro1"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0.842000000000001" calcext:value-type="float">
            <text:p>0.842</text:p>
          </table:table-cell>
        </table:table-row>
        <table:table-row table:style-name="ro1">
          <table:table-cell table:number-columns-repeated="2"/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0.829000000000001" calcext:value-type="float">
            <text:p>0.829</text:p>
          </table:table-cell>
        </table:table-row>
        <table:table-row table:style-name="ro1">
          <table:table-cell table:number-columns-repeated="2"/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0.813000000000001" calcext:value-type="float">
            <text:p>0.813</text:p>
          </table:table-cell>
        </table:table-row>
        <table:table-row table:style-name="ro1"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0.815000000000001" calcext:value-type="float">
            <text:p>0.815</text:p>
          </table:table-cell>
        </table:table-row>
        <table:table-row table:style-name="ro1">
          <table:table-cell table:number-columns-repeated="2"/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0.829000000000001" calcext:value-type="float">
            <text:p>0.829</text:p>
          </table:table-cell>
        </table:table-row>
        <table:table-row table:style-name="ro1">
          <table:table-cell table:number-columns-repeated="2"/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float" office:value="0.837000000000001" calcext:value-type="float">
            <text:p>0.837</text:p>
          </table:table-cell>
        </table:table-row>
        <table:table-row table:style-name="ro1">
          <table:table-cell table:number-columns-repeated="2"/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0.823000000000001" calcext:value-type="float">
            <text:p>0.823</text:p>
          </table:table-cell>
        </table:table-row>
        <table:table-row table:style-name="ro1">
          <table:table-cell table:number-columns-repeated="2"/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office:value-type="float" office:value="0.868000000000001" calcext:value-type="float">
            <text:p>0.868</text:p>
          </table:table-cell>
        </table:table-row>
        <table:table-row table:style-name="ro1">
          <table:table-cell table:number-columns-repeated="2"/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0.822000000000001" calcext:value-type="float">
            <text:p>0.822</text:p>
          </table:table-cell>
        </table:table-row>
        <table:table-row table:style-name="ro1">
          <table:table-cell table:number-columns-repeated="2"/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table:number-columns-repeated="2"/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0.837000000000001" calcext:value-type="float">
            <text:p>0.837</text:p>
          </table:table-cell>
        </table:table-row>
        <table:table-row table:style-name="ro1">
          <table:table-cell table:number-columns-repeated="2"/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float" office:value="0.841000000000001" calcext:value-type="float">
            <text:p>0.841</text:p>
          </table:table-cell>
        </table:table-row>
        <table:table-row table:style-name="ro1">
          <table:table-cell table:number-columns-repeated="2"/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float" office:value="0.834000000000001" calcext:value-type="float">
            <text:p>0.834</text:p>
          </table:table-cell>
        </table:table-row>
        <table:table-row table:style-name="ro1">
          <table:table-cell table:number-columns-repeated="2"/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table:number-columns-repeated="2"/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0.835000000000001" calcext:value-type="float">
            <text:p>0.835</text:p>
          </table:table-cell>
        </table:table-row>
        <table:table-row table:style-name="ro1">
          <table:table-cell table:number-columns-repeated="2"/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float" office:value="0.861000000000001" calcext:value-type="float">
            <text:p>0.861</text:p>
          </table:table-cell>
        </table:table-row>
        <table:table-row table:style-name="ro1">
          <table:table-cell table:number-columns-repeated="2"/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0.838000000000001" calcext:value-type="float">
            <text:p>0.838</text:p>
          </table:table-cell>
        </table:table-row>
        <table:table-row table:style-name="ro1"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office:value-type="float" office:value="0.859000000000001" calcext:value-type="float">
            <text:p>0.859</text:p>
          </table:table-cell>
        </table:table-row>
        <table:table-row table:style-name="ro1">
          <table:table-cell table:number-columns-repeated="2"/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table:number-columns-repeated="2"/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0.864000000000001" calcext:value-type="float">
            <text:p>0.864</text:p>
          </table:table-cell>
        </table:table-row>
        <table:table-row table:style-name="ro1"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0.867000000000001" calcext:value-type="float">
            <text:p>0.867</text:p>
          </table:table-cell>
        </table:table-row>
        <table:table-row table:style-name="ro1">
          <table:table-cell table:number-columns-repeated="2"/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table:number-columns-repeated="2"/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0.851000000000001" calcext:value-type="float">
            <text:p>0.851</text:p>
          </table:table-cell>
        </table:table-row>
        <table:table-row table:style-name="ro1">
          <table:table-cell table:number-columns-repeated="2"/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0.858000000000001" calcext:value-type="float">
            <text:p>0.858</text:p>
          </table:table-cell>
        </table:table-row>
        <table:table-row table:style-name="ro1">
          <table:table-cell table:number-columns-repeated="2"/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office:value-type="float" office:value="0.863000000000001" calcext:value-type="float">
            <text:p>0.863</text:p>
          </table:table-cell>
        </table:table-row>
      </table:table>
      <table:table table:name="Sheet3" table:style-name="ta1">
        <table:shapes>
          <draw:frame draw:z-index="0" draw:style-name="gr1" draw:text-style-name="P1" svg:width="7.9634in" svg:height="4.0681in" svg:x="3.5594in" svg:y="0in">
            <draw:object draw:notify-on-update-of-ranges="Sheet3.A1:Sheet3.A1 Sheet3.A2:Sheet3.A302 Sheet3.B1:Sheet3.B1 Sheet3.B2:Sheet3.B302 Sheet3.C1:Sheet3.C1 Sheet3.C2:Sheet3.C30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17 s blocks, X = 0.28</text:p>
          </table:table-cell>
          <table:table-cell office:value-type="string" calcext:value-type="string">
            <text:p>600 s blocks, X = 0.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038314853" calcext:value-type="float">
            <text:p>0.3503831485</text:p>
          </table:table-cell>
          <table:table-cell office:value-type="float" office:value="0.0132448378751" calcext:value-type="float">
            <text:p>0.01324483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7799794632" calcext:value-type="float">
            <text:p>0.5779979463</text:p>
          </table:table-cell>
          <table:table-cell office:value-type="float" office:value="0.0263142493846" calcext:value-type="float">
            <text:p>0.02631424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25860354644" calcext:value-type="float">
            <text:p>0.7258603546</text:p>
          </table:table-cell>
          <table:table-cell office:value-type="float" office:value="0.0392105580263" calcext:value-type="float">
            <text:p>0.0392105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21914266814" calcext:value-type="float">
            <text:p>0.8219142668</text:p>
          </table:table-cell>
          <table:table-cell office:value-type="float" office:value="0.0519360565239" calcext:value-type="float">
            <text:p>0.05193605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4312506826" calcext:value-type="float">
            <text:p>0.8843125068</text:p>
          </table:table-cell>
          <table:table-cell office:value-type="float" office:value="0.0644930072342" calcext:value-type="float">
            <text:p>0.06449300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24847455051" calcext:value-type="float">
            <text:p>0.9248474551</text:p>
          </table:table-cell>
          <table:table-cell office:value-type="float" office:value="0.0768836425492" calcext:value-type="float">
            <text:p>0.07688364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511796405" calcext:value-type="float">
            <text:p>0.9511796405</text:p>
          </table:table-cell>
          <table:table-cell office:value-type="float" office:value="0.0891101652935" calcext:value-type="float">
            <text:p>0.08911016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6828547191" calcext:value-type="float">
            <text:p>0.9682854719</text:p>
          </table:table-cell>
          <table:table-cell office:value-type="float" office:value="0.101174749115" calcext:value-type="float">
            <text:p>0.10117474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79397708257" calcext:value-type="float">
            <text:p>0.9793977083</text:p>
          </table:table-cell>
          <table:table-cell office:value-type="float" office:value="0.113079538873" calcext:value-type="float">
            <text:p>0.11307953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86616404249" calcext:value-type="float">
            <text:p>0.9866164042</text:p>
          </table:table-cell>
          <table:table-cell office:value-type="float" office:value="0.124826651018" calcext:value-type="float">
            <text:p>0.1248266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1305790815" calcext:value-type="float">
            <text:p>0.9913057908</text:p>
          </table:table-cell>
          <table:table-cell office:value-type="float" office:value="0.136418173967" calcext:value-type="float">
            <text:p>0.13641817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94352095353" calcext:value-type="float">
            <text:p>0.9943520954</text:p>
          </table:table-cell>
          <table:table-cell office:value-type="float" office:value="0.147856168479" calcext:value-type="float">
            <text:p>0.14785616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96331026119" calcext:value-type="float">
            <text:p>0.9963310261</text:p>
          </table:table-cell>
          <table:table-cell office:value-type="float" office:value="0.159142668015" calcext:value-type="float">
            <text:p>0.15914266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97616572894" calcext:value-type="float">
            <text:p>0.9976165729</text:p>
          </table:table-cell>
          <table:table-cell office:value-type="float" office:value="0.170279679107" calcext:value-type="float">
            <text:p>0.17027967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98451685745" calcext:value-type="float">
            <text:p>0.9984516857</text:p>
          </table:table-cell>
          <table:table-cell office:value-type="float" office:value="0.181269181707" calcext:value-type="float">
            <text:p>0.18126918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98994189127" calcext:value-type="float">
            <text:p>0.9989941891</text:p>
          </table:table-cell>
          <table:table-cell office:value-type="float" office:value="0.192113129546" calcext:value-type="float">
            <text:p>0.19211312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99346608468" calcext:value-type="float">
            <text:p>0.9993466085</text:p>
          </table:table-cell>
          <table:table-cell office:value-type="float" office:value="0.202813450476" calcext:value-type="float">
            <text:p>0.20281345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99575546012" calcext:value-type="float">
            <text:p>0.999575546</text:p>
          </table:table-cell>
          <table:table-cell office:value-type="float" office:value="0.213372046816" calcext:value-type="float">
            <text:p>0.213372046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997242677" calcext:value-type="float">
            <text:p>0.9997242677</text:p>
          </table:table-cell>
          <table:table-cell office:value-type="float" office:value="0.223790795688" calcext:value-type="float">
            <text:p>0.223790795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99820879816" calcext:value-type="float">
            <text:p>0.9998208798</text:p>
          </table:table-cell>
          <table:table-cell office:value-type="float" office:value="0.234071549353" calcext:value-type="float">
            <text:p>0.234071549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99883640676" calcext:value-type="float">
            <text:p>0.9998836407</text:p>
          </table:table-cell>
          <table:table-cell office:value-type="float" office:value="0.244216135538" calcext:value-type="float">
            <text:p>0.24421613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9992441119" calcext:value-type="float">
            <text:p>0.9999244112</text:p>
          </table:table-cell>
          <table:table-cell office:value-type="float" office:value="0.254226357763" calcext:value-type="float">
            <text:p>0.254226357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999950896404" calcext:value-type="float">
            <text:p>0.9999508964</text:p>
          </table:table-cell>
          <table:table-cell office:value-type="float" office:value="0.26410399566" calcext:value-type="float">
            <text:p>0.264103995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99968101646" calcext:value-type="float">
            <text:p>0.9999681016</text:p>
          </table:table-cell>
          <table:table-cell office:value-type="float" office:value="0.27385080529" calcext:value-type="float">
            <text:p>0.27385080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99979278463" calcext:value-type="float">
            <text:p>0.9999792785</text:p>
          </table:table-cell>
          <table:table-cell office:value-type="float" office:value="0.283468519454" calcext:value-type="float">
            <text:p>0.283468519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999986539112" calcext:value-type="float">
            <text:p>0.9999865391</text:p>
          </table:table-cell>
          <table:table-cell office:value-type="float" office:value="0.292958848006" calcext:value-type="float">
            <text:p>0.29295884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999991255753" calcext:value-type="float">
            <text:p>0.9999912558</text:p>
          </table:table-cell>
          <table:table-cell office:value-type="float" office:value="0.302323478149" calcext:value-type="float">
            <text:p>0.302323478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999994319764" calcext:value-type="float">
            <text:p>0.9999943198</text:p>
          </table:table-cell>
          <table:table-cell office:value-type="float" office:value="0.311564074742" calcext:value-type="float">
            <text:p>0.31156407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999996310198" calcext:value-type="float">
            <text:p>0.9999963102</text:p>
          </table:table-cell>
          <table:table-cell office:value-type="float" office:value="0.320682280592" calcext:value-type="float">
            <text:p>0.320682280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99997603218" calcext:value-type="float">
            <text:p>0.9999976032</text:p>
          </table:table-cell>
          <table:table-cell office:value-type="float" office:value="0.329679716747" calcext:value-type="float">
            <text:p>0.329679716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999998443187" calcext:value-type="float">
            <text:p>0.9999984432</text:p>
          </table:table-cell>
          <table:table-cell office:value-type="float" office:value="0.338557982786" calcext:value-type="float">
            <text:p>0.33855798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99998988846" calcext:value-type="float">
            <text:p>0.9999989888</text:p>
          </table:table-cell>
          <table:table-cell office:value-type="float" office:value="0.3473186571" calcext:value-type="float">
            <text:p>0.347318657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99999343316" calcext:value-type="float">
            <text:p>0.9999993433</text:p>
          </table:table-cell>
          <table:table-cell office:value-type="float" office:value="0.355963297175" calcext:value-type="float">
            <text:p>0.355963297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99999573586" calcext:value-type="float">
            <text:p>0.9999995736</text:p>
          </table:table-cell>
          <table:table-cell office:value-type="float" office:value="0.364493439869" calcext:value-type="float">
            <text:p>0.364493439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999999723175" calcext:value-type="float">
            <text:p>0.9999997232</text:p>
          </table:table-cell>
          <table:table-cell office:value-type="float" office:value="0.372910601683" calcext:value-type="float">
            <text:p>0.372910601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999999820351" calcext:value-type="float">
            <text:p>0.9999998204</text:p>
          </table:table-cell>
          <table:table-cell office:value-type="float" office:value="0.381216279034" calcext:value-type="float">
            <text:p>0.38121627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999999883479" calcext:value-type="float">
            <text:p>0.9999998835</text:p>
          </table:table-cell>
          <table:table-cell office:value-type="float" office:value="0.389411948519" calcext:value-type="float">
            <text:p>0.389411948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999999924488" calcext:value-type="float">
            <text:p>0.9999999245</text:p>
          </table:table-cell>
          <table:table-cell office:value-type="float" office:value="0.397499067176" calcext:value-type="float">
            <text:p>0.397499067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99999995113" calcext:value-type="float">
            <text:p>0.9999999511</text:p>
          </table:table-cell>
          <table:table-cell office:value-type="float" office:value="0.405479072745" calcext:value-type="float">
            <text:p>0.40547907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99999968437" calcext:value-type="float">
            <text:p>0.9999999684</text:p>
          </table:table-cell>
          <table:table-cell office:value-type="float" office:value="0.413353383925" calcext:value-type="float">
            <text:p>0.413353383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999999979681" calcext:value-type="float">
            <text:p>0.9999999797</text:p>
          </table:table-cell>
          <table:table-cell office:value-type="float" office:value="0.421123400624" calcext:value-type="float">
            <text:p>0.421123400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999999986986" calcext:value-type="float">
            <text:p>0.999999987</text:p>
          </table:table-cell>
          <table:table-cell office:value-type="float" office:value="0.428790504208" calcext:value-type="float">
            <text:p>0.428790504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999999991732" calcext:value-type="float">
            <text:p>0.9999999917</text:p>
          </table:table-cell>
          <table:table-cell office:value-type="float" office:value="0.436356057746" calcext:value-type="float">
            <text:p>0.436356057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999999994816" calcext:value-type="float">
            <text:p>0.9999999948</text:p>
          </table:table-cell>
          <table:table-cell office:value-type="float" office:value="0.443821406255" calcext:value-type="float">
            <text:p>0.443821406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999999996819" calcext:value-type="float">
            <text:p>0.9999999968</text:p>
          </table:table-cell>
          <table:table-cell office:value-type="float" office:value="0.451187876936" calcext:value-type="float">
            <text:p>0.451187876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99999998122" calcext:value-type="float">
            <text:p>0.9999999981</text:p>
          </table:table-cell>
          <table:table-cell office:value-type="float" office:value="0.458456779413" calcext:value-type="float">
            <text:p>0.458456779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999999998969" calcext:value-type="float">
            <text:p>0.999999999</text:p>
          </table:table-cell>
          <table:table-cell office:value-type="float" office:value="0.465629405963" calcext:value-type="float">
            <text:p>0.46562940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0.472707031748" calcext:value-type="float">
            <text:p>0.472707031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0.479690915039" calcext:value-type="float">
            <text:p>0.4796909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486582297443" calcext:value-type="float">
            <text:p>0.486582297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0.493382404122" calcext:value-type="float">
            <text:p>0.493382404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0.500092444009" calcext:value-type="float">
            <text:p>0.50009244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0.506713610027" calcext:value-type="float">
            <text:p>0.5067136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0.513247079299" calcext:value-type="float">
            <text:p>0.513247079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0.519694013354" calcext:value-type="float">
            <text:p>0.519694013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0.526055558341" calcext:value-type="float">
            <text:p>0.526055558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0.532332845226" calcext:value-type="float">
            <text:p>0.532332845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0.538526989996" calcext:value-type="float">
            <text:p>0.5385269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float" office:value="0.544639093856" calcext:value-type="float">
            <text:p>0.544639093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0.550670243427" calcext:value-type="float">
            <text:p>0.550670243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0.556621510937" calcext:value-type="float">
            <text:p>0.556621510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0.562493954414" calcext:value-type="float">
            <text:p>0.562493954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0.56828861787" calcext:value-type="float">
            <text:p>0.568288617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0.574006531492" calcext:value-type="float">
            <text:p>0.574006531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0.57964871182" calcext:value-type="float">
            <text:p>0.57964871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0.585216161931" calcext:value-type="float">
            <text:p>0.585216161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0.590709871617" calcext:value-type="float">
            <text:p>0.590709871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0.596130817559" calcext:value-type="float">
            <text:p>0.596130817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0.601479963504" calcext:value-type="float">
            <text:p>0.601479963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0.606758260432" calcext:value-type="float">
            <text:p>0.606758260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office:value-type="float" office:value="0.611966646728" calcext:value-type="float">
            <text:p>0.611966646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0.61710604835" calcext:value-type="float">
            <text:p>0.617106048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0.622177378989" calcext:value-type="float">
            <text:p>0.62217737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float" office:value="0.627181540238" calcext:value-type="float">
            <text:p>0.62718154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632119421744" calcext:value-type="float">
            <text:p>0.632119421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0.636991901374" calcext:value-type="float">
            <text:p>0.636991901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0.641799845366" calcext:value-type="float">
            <text:p>0.641799845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0.646544108487" calcext:value-type="float">
            <text:p>0.646544108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0.651225534181" calcext:value-type="float">
            <text:p>0.651225534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0.65584495472" calcext:value-type="float">
            <text:p>0.655844954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0.660403191355" calcext:value-type="float">
            <text:p>0.660403191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float" office:value="0.664901054457" calcext:value-type="float">
            <text:p>0.664901054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0.669339343667" calcext:value-type="float">
            <text:p>0.669339343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0.673718848031" calcext:value-type="float">
            <text:p>0.67371884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0.678040346147" calcext:value-type="float">
            <text:p>0.678040346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float" office:value="0.6823046063" calcext:value-type="float">
            <text:p>0.682304606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0.686512386599" calcext:value-type="float">
            <text:p>0.686512386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0.690664435111" calcext:value-type="float">
            <text:p>0.690664435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0.694761489997" calcext:value-type="float">
            <text:p>0.6947614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0.698804279639" calcext:value-type="float">
            <text:p>0.698804279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0.702793522773" calcext:value-type="float">
            <text:p>0.702793522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0.706729928615" calcext:value-type="float">
            <text:p>0.706729928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float" office:value="0.710614196987" calcext:value-type="float">
            <text:p>0.71061419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0.714447018444" calcext:value-type="float">
            <text:p>0.714447018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0.718229074393" calcext:value-type="float">
            <text:p>0.718229074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0.721961037215" calcext:value-type="float">
            <text:p>0.721961037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0.725643570388" calcext:value-type="float">
            <text:p>0.725643570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office:value-type="float" office:value="0.7292773286" calcext:value-type="float">
            <text:p>0.729277328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0.732862957868" calcext:value-type="float">
            <text:p>0.732862957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0.736401095655" calcext:value-type="float">
            <text:p>0.7364010957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0.739892370978" calcext:value-type="float">
            <text:p>0.73989237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office:value-type="float" office:value="0.743337404523" calcext:value-type="float">
            <text:p>0.743337404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0.746736808758" calcext:value-type="float">
            <text:p>0.7467368088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0.750091188035" calcext:value-type="float">
            <text:p>0.75009118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0.753401138705" calcext:value-type="float">
            <text:p>0.753401138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0.756667249217" calcext:value-type="float">
            <text:p>0.756667249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 office:value-type="float" office:value="0.75989010023" calcext:value-type="float">
            <text:p>0.759890100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0.763070264708" calcext:value-type="float">
            <text:p>0.7630702647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0.766208308029" calcext:value-type="float">
            <text:p>0.76620830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office:value-type="float" office:value="0.769304788083" calcext:value-type="float">
            <text:p>0.769304788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office:value-type="float" office:value="0.772360255368" calcext:value-type="float">
            <text:p>0.772360255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office:value-type="float" office:value="0.775375253093" calcext:value-type="float">
            <text:p>0.775375253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0.778350317272" calcext:value-type="float">
            <text:p>0.778350317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0.78128597682" calcext:value-type="float">
            <text:p>0.781285976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office:value-type="float" office:value="0.784182753644" calcext:value-type="float">
            <text:p>0.784182753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office:value-type="float" office:value="0.787041162743" calcext:value-type="float">
            <text:p>0.787041162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office:value-type="float" office:value="0.789861712289" calcext:value-type="float">
            <text:p>0.789861712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 office:value-type="float" office:value="0.792644903729" calcext:value-type="float">
            <text:p>0.7926449037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office:value-type="float" office:value="0.795391231866" calcext:value-type="float">
            <text:p>0.795391231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 office:value-type="float" office:value="0.798101184947" calcext:value-type="float">
            <text:p>0.7981011849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  <table:table-cell office:value-type="float" office:value="0.800775244757" calcext:value-type="float">
            <text:p>0.8007752448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 office:value-type="float" office:value="0.803413886697" calcext:value-type="float">
            <text:p>0.8034138867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.80601757987" calcext:value-type="float">
            <text:p>0.8060175799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office:value-type="float" office:value="0.80858678717" calcext:value-type="float">
            <text:p>0.80858678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.811121965356" calcext:value-type="float">
            <text:p>0.8111219654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" calcext:value-type="float">
            <text:p>1</text:p>
          </table:table-cell>
          <table:table-cell office:value-type="float" office:value="0.81362356514" calcext:value-type="float">
            <text:p>0.813623565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" calcext:value-type="float">
            <text:p>1</text:p>
          </table:table-cell>
          <table:table-cell office:value-type="float" office:value="0.816092031262" calcext:value-type="float">
            <text:p>0.816092031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0.818527802574" calcext:value-type="float">
            <text:p>0.8185278026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float" office:value="0.820931312114" calcext:value-type="float">
            <text:p>0.820931312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 office:value-type="float" office:value="0.823302987184" calcext:value-type="float">
            <text:p>0.8233029872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  <table:table-cell office:value-type="float" office:value="0.825643249428" calcext:value-type="float">
            <text:p>0.8256432494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  <table:table-cell office:value-type="float" office:value="0.827952514904" calcext:value-type="float">
            <text:p>0.8279525149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0.830231194161" calcext:value-type="float">
            <text:p>0.8302311942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0.832479692307" calcext:value-type="float">
            <text:p>0.832479692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" calcext:value-type="float">
            <text:p>1</text:p>
          </table:table-cell>
          <table:table-cell office:value-type="float" office:value="0.834698409089" calcext:value-type="float">
            <text:p>0.834698409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" calcext:value-type="float">
            <text:p>1</text:p>
          </table:table-cell>
          <table:table-cell office:value-type="float" office:value="0.836887738955" calcext:value-type="float">
            <text:p>0.836887739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" calcext:value-type="float">
            <text:p>1</text:p>
          </table:table-cell>
          <table:table-cell office:value-type="float" office:value="0.839048071133" calcext:value-type="float">
            <text:p>0.839048071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office:value-type="float" office:value="0.841179789691" calcext:value-type="float">
            <text:p>0.841179789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  <table:table-cell office:value-type="float" office:value="0.843283273614" calcext:value-type="float">
            <text:p>0.843283273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 office:value-type="float" office:value="0.845358896865" calcext:value-type="float">
            <text:p>0.8453588969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" calcext:value-type="float">
            <text:p>1</text:p>
          </table:table-cell>
          <table:table-cell office:value-type="float" office:value="0.847407028455" calcext:value-type="float">
            <text:p>0.8474070285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office:value-type="float" office:value="0.849428032508" calcext:value-type="float">
            <text:p>0.8494280325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" calcext:value-type="float">
            <text:p>1</text:p>
          </table:table-cell>
          <table:table-cell office:value-type="float" office:value="0.851422268323" calcext:value-type="float">
            <text:p>0.8514222683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" calcext:value-type="float">
            <text:p>1</text:p>
          </table:table-cell>
          <table:table-cell office:value-type="float" office:value="0.853390090443" calcext:value-type="float">
            <text:p>0.8533900904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" calcext:value-type="float">
            <text:p>1</text:p>
          </table:table-cell>
          <table:table-cell office:value-type="float" office:value="0.855331848713" calcext:value-type="float">
            <text:p>0.855331848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" calcext:value-type="float">
            <text:p>1</text:p>
          </table:table-cell>
          <table:table-cell office:value-type="float" office:value="0.857247888346" calcext:value-type="float">
            <text:p>0.857247888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" calcext:value-type="float">
            <text:p>1</text:p>
          </table:table-cell>
          <table:table-cell office:value-type="float" office:value="0.85913854998" calcext:value-type="float">
            <text:p>0.85913855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" calcext:value-type="float">
            <text:p>1</text:p>
          </table:table-cell>
          <table:table-cell office:value-type="float" office:value="0.861004169745" calcext:value-type="float">
            <text:p>0.861004169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" calcext:value-type="float">
            <text:p>1</text:p>
          </table:table-cell>
          <table:table-cell office:value-type="float" office:value="0.862845079316" calcext:value-type="float">
            <text:p>0.862845079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0.864661605976" calcext:value-type="float">
            <text:p>0.864661606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" calcext:value-type="float">
            <text:p>1</text:p>
          </table:table-cell>
          <table:table-cell office:value-type="float" office:value="0.866454072674" calcext:value-type="float">
            <text:p>0.8664540727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" calcext:value-type="float">
            <text:p>1</text:p>
          </table:table-cell>
          <table:table-cell office:value-type="float" office:value="0.86822279808" calcext:value-type="float">
            <text:p>0.8682227981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" calcext:value-type="float">
            <text:p>1</text:p>
          </table:table-cell>
          <table:table-cell office:value-type="float" office:value="0.869968096645" calcext:value-type="float">
            <text:p>0.869968096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" calcext:value-type="float">
            <text:p>1</text:p>
          </table:table-cell>
          <table:table-cell office:value-type="float" office:value="0.871690278654" calcext:value-type="float">
            <text:p>0.871690278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" calcext:value-type="float">
            <text:p>1</text:p>
          </table:table-cell>
          <table:table-cell office:value-type="float" office:value="0.873389650283" calcext:value-type="float">
            <text:p>0.8733896503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" calcext:value-type="float">
            <text:p>1</text:p>
          </table:table-cell>
          <table:table-cell office:value-type="float" office:value="0.875066513651" calcext:value-type="float">
            <text:p>0.8750665137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" calcext:value-type="float">
            <text:p>1</text:p>
          </table:table-cell>
          <table:table-cell office:value-type="float" office:value="0.876721166878" calcext:value-type="float">
            <text:p>0.8767211669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" calcext:value-type="float">
            <text:p>1</text:p>
          </table:table-cell>
          <table:table-cell office:value-type="float" office:value="0.878353904134" calcext:value-type="float">
            <text:p>0.8783539041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" calcext:value-type="float">
            <text:p>1</text:p>
          </table:table-cell>
          <table:table-cell office:value-type="float" office:value="0.879965015693" calcext:value-type="float">
            <text:p>0.879965015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" calcext:value-type="float">
            <text:p>1</text:p>
          </table:table-cell>
          <table:table-cell office:value-type="float" office:value="0.881554787984" calcext:value-type="float">
            <text:p>0.881554788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 office:value-type="float" office:value="0.883123503643" calcext:value-type="float">
            <text:p>0.883123503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office:value-type="float" office:value="0.884671441563" calcext:value-type="float">
            <text:p>0.884671441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  <table:table-cell office:value-type="float" office:value="0.88619887694" calcext:value-type="float">
            <text:p>0.8861988769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office:value-type="float" office:value="0.88770608133" calcext:value-type="float">
            <text:p>0.887706081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0.889193322687" calcext:value-type="float">
            <text:p>0.889193322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0.890660865421" calcext:value-type="float">
            <text:p>0.890660865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0.892108970437" calcext:value-type="float">
            <text:p>0.892108970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0.893537895183" calcext:value-type="float">
            <text:p>0.8935378952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  <table:table-cell office:value-type="float" office:value="0.894947893702" calcext:value-type="float">
            <text:p>0.894947893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" calcext:value-type="float">
            <text:p>1</text:p>
          </table:table-cell>
          <table:table-cell office:value-type="float" office:value="0.896339216667" calcext:value-type="float">
            <text:p>0.8963392167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  <table:table-cell office:value-type="float" office:value="0.897712111433" calcext:value-type="float">
            <text:p>0.8977121114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  <table:table-cell office:value-type="float" office:value="0.899066822081" calcext:value-type="float">
            <text:p>0.8990668221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" calcext:value-type="float">
            <text:p>1</text:p>
          </table:table-cell>
          <table:table-cell office:value-type="float" office:value="0.900403589456" calcext:value-type="float">
            <text:p>0.9004035895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" calcext:value-type="float">
            <text:p>1</text:p>
          </table:table-cell>
          <table:table-cell office:value-type="float" office:value="0.901722651213" calcext:value-type="float">
            <text:p>0.901722651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0.903024241863" calcext:value-type="float">
            <text:p>0.9030242419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" calcext:value-type="float">
            <text:p>1</text:p>
          </table:table-cell>
          <table:table-cell office:value-type="float" office:value="0.904308592806" calcext:value-type="float">
            <text:p>0.9043085928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" calcext:value-type="float">
            <text:p>1</text:p>
          </table:table-cell>
          <table:table-cell office:value-type="float" office:value="0.90557593238" calcext:value-type="float">
            <text:p>0.9055759324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" calcext:value-type="float">
            <text:p>1</text:p>
          </table:table-cell>
          <table:table-cell office:value-type="float" office:value="0.9068264859" calcext:value-type="float">
            <text:p>0.9068264859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" calcext:value-type="float">
            <text:p>1</text:p>
          </table:table-cell>
          <table:table-cell office:value-type="float" office:value="0.908060475693" calcext:value-type="float">
            <text:p>0.9080604757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0.909278121144" calcext:value-type="float">
            <text:p>0.9092781211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" calcext:value-type="float">
            <text:p>1</text:p>
          </table:table-cell>
          <table:table-cell office:value-type="float" office:value="0.910479638732" calcext:value-type="float">
            <text:p>0.9104796387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" calcext:value-type="float">
            <text:p>1</text:p>
          </table:table-cell>
          <table:table-cell office:value-type="float" office:value="0.911665242068" calcext:value-type="float">
            <text:p>0.9116652421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" calcext:value-type="float">
            <text:p>1</text:p>
          </table:table-cell>
          <table:table-cell office:value-type="float" office:value="0.912835141933" calcext:value-type="float">
            <text:p>0.9128351419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" calcext:value-type="float">
            <text:p>1</text:p>
          </table:table-cell>
          <table:table-cell office:value-type="float" office:value="0.913989546319" calcext:value-type="float">
            <text:p>0.913989546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" calcext:value-type="float">
            <text:p>1</text:p>
          </table:table-cell>
          <table:table-cell office:value-type="float" office:value="0.91512866046" calcext:value-type="float">
            <text:p>0.9151286605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" calcext:value-type="float">
            <text:p>1</text:p>
          </table:table-cell>
          <table:table-cell office:value-type="float" office:value="0.916252686874" calcext:value-type="float">
            <text:p>0.9162526869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" calcext:value-type="float">
            <text:p>1</text:p>
          </table:table-cell>
          <table:table-cell office:value-type="float" office:value="0.917361825397" calcext:value-type="float">
            <text:p>0.9173618254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" calcext:value-type="float">
            <text:p>1</text:p>
          </table:table-cell>
          <table:table-cell office:value-type="float" office:value="0.918456273214" calcext:value-type="float">
            <text:p>0.9184562732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" calcext:value-type="float">
            <text:p>1</text:p>
          </table:table-cell>
          <table:table-cell office:value-type="float" office:value="0.919536224904" calcext:value-type="float">
            <text:p>0.9195362249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" calcext:value-type="float">
            <text:p>1</text:p>
          </table:table-cell>
          <table:table-cell office:value-type="float" office:value="0.920601872466" calcext:value-type="float">
            <text:p>0.9206018725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" calcext:value-type="float">
            <text:p>1</text:p>
          </table:table-cell>
          <table:table-cell office:value-type="float" office:value="0.921653405355" calcext:value-type="float">
            <text:p>0.9216534054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 office:value-type="float" office:value="0.922691010518" calcext:value-type="float">
            <text:p>0.9226910105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1" calcext:value-type="float">
            <text:p>1</text:p>
          </table:table-cell>
          <table:table-cell office:value-type="float" office:value="0.923714872427" calcext:value-type="float">
            <text:p>0.9237148724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" calcext:value-type="float">
            <text:p>1</text:p>
          </table:table-cell>
          <table:table-cell office:value-type="float" office:value="0.924725173109" calcext:value-type="float">
            <text:p>0.9247251731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0.92572209218" calcext:value-type="float">
            <text:p>0.9257220922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" calcext:value-type="float">
            <text:p>1</text:p>
          </table:table-cell>
          <table:table-cell office:value-type="float" office:value="0.926705806877" calcext:value-type="float">
            <text:p>0.9267058069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" calcext:value-type="float">
            <text:p>1</text:p>
          </table:table-cell>
          <table:table-cell office:value-type="float" office:value="0.927676492092" calcext:value-type="float">
            <text:p>0.9276764921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" calcext:value-type="float">
            <text:p>1</text:p>
          </table:table-cell>
          <table:table-cell office:value-type="float" office:value="0.928634320398" calcext:value-type="float">
            <text:p>0.9286343204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office:value-type="float" office:value="0.929579462082" calcext:value-type="float">
            <text:p>0.929579462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0.930512085178" calcext:value-type="float">
            <text:p>0.9305120852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" calcext:value-type="float">
            <text:p>1</text:p>
          </table:table-cell>
          <table:table-cell office:value-type="float" office:value="0.931432355492" calcext:value-type="float">
            <text:p>0.9314323555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" calcext:value-type="float">
            <text:p>1</text:p>
          </table:table-cell>
          <table:table-cell office:value-type="float" office:value="0.932340436635" calcext:value-type="float">
            <text:p>0.9323404366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" calcext:value-type="float">
            <text:p>1</text:p>
          </table:table-cell>
          <table:table-cell office:value-type="float" office:value="0.933236490051" calcext:value-type="float">
            <text:p>0.9332364901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" calcext:value-type="float">
            <text:p>1</text:p>
          </table:table-cell>
          <table:table-cell office:value-type="float" office:value="0.934120675046" calcext:value-type="float">
            <text:p>0.93412067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" calcext:value-type="float">
            <text:p>1</text:p>
          </table:table-cell>
          <table:table-cell office:value-type="float" office:value="0.934993148815" calcext:value-type="float">
            <text:p>0.9349931488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  <table:table-cell office:value-type="float" office:value="0.935854066472" calcext:value-type="float">
            <text:p>0.9358540665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" calcext:value-type="float">
            <text:p>1</text:p>
          </table:table-cell>
          <table:table-cell office:value-type="float" office:value="0.936703581075" calcext:value-type="float">
            <text:p>0.9367035811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" calcext:value-type="float">
            <text:p>1</text:p>
          </table:table-cell>
          <table:table-cell office:value-type="float" office:value="0.937541843658" calcext:value-type="float">
            <text:p>0.9375418437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" calcext:value-type="float">
            <text:p>1</text:p>
          </table:table-cell>
          <table:table-cell office:value-type="float" office:value="0.93836900325" calcext:value-type="float">
            <text:p>0.9383690033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" calcext:value-type="float">
            <text:p>1</text:p>
          </table:table-cell>
          <table:table-cell office:value-type="float" office:value="0.939185206911" calcext:value-type="float">
            <text:p>0.9391852069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0.939990599749" calcext:value-type="float">
            <text:p>0.9399905997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1" calcext:value-type="float">
            <text:p>1</text:p>
          </table:table-cell>
          <table:table-cell office:value-type="float" office:value="0.940785324952" calcext:value-type="float">
            <text:p>0.940785325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float" office:value="0.941569523812" calcext:value-type="float">
            <text:p>0.9415695238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0.942343335749" calcext:value-type="float">
            <text:p>0.9423433357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  <table:table-cell office:value-type="float" office:value="0.943106898336" calcext:value-type="float">
            <text:p>0.9431068983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" calcext:value-type="float">
            <text:p>1</text:p>
          </table:table-cell>
          <table:table-cell office:value-type="float" office:value="0.943860347325" calcext:value-type="float">
            <text:p>0.9438603473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" calcext:value-type="float">
            <text:p>1</text:p>
          </table:table-cell>
          <table:table-cell office:value-type="float" office:value="0.944603816668" calcext:value-type="float">
            <text:p>0.9446038167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" calcext:value-type="float">
            <text:p>1</text:p>
          </table:table-cell>
          <table:table-cell office:value-type="float" office:value="0.945337438544" calcext:value-type="float">
            <text:p>0.9453374385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" calcext:value-type="float">
            <text:p>1</text:p>
          </table:table-cell>
          <table:table-cell office:value-type="float" office:value="0.946061343383" calcext:value-type="float">
            <text:p>0.946061343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" calcext:value-type="float">
            <text:p>1</text:p>
          </table:table-cell>
          <table:table-cell office:value-type="float" office:value="0.946775659884" calcext:value-type="float">
            <text:p>0.9467756599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1" calcext:value-type="float">
            <text:p>1</text:p>
          </table:table-cell>
          <table:table-cell office:value-type="float" office:value="0.947480515044" calcext:value-type="float">
            <text:p>0.947480515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" calcext:value-type="float">
            <text:p>1</text:p>
          </table:table-cell>
          <table:table-cell office:value-type="float" office:value="0.948176034178" calcext:value-type="float">
            <text:p>0.9481760342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" calcext:value-type="float">
            <text:p>1</text:p>
          </table:table-cell>
          <table:table-cell office:value-type="float" office:value="0.948862340938" calcext:value-type="float">
            <text:p>0.9488623409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" calcext:value-type="float">
            <text:p>1</text:p>
          </table:table-cell>
          <table:table-cell office:value-type="float" office:value="0.949539557343" calcext:value-type="float">
            <text:p>0.949539557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0.950207803793" calcext:value-type="float">
            <text:p>0.9502078038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" calcext:value-type="float">
            <text:p>1</text:p>
          </table:table-cell>
          <table:table-cell office:value-type="float" office:value="0.950867199093" calcext:value-type="float">
            <text:p>0.9508671991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1" calcext:value-type="float">
            <text:p>1</text:p>
          </table:table-cell>
          <table:table-cell office:value-type="float" office:value="0.951517860475" calcext:value-type="float">
            <text:p>0.9515178605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" calcext:value-type="float">
            <text:p>1</text:p>
          </table:table-cell>
          <table:table-cell office:value-type="float" office:value="0.95215990362" calcext:value-type="float">
            <text:p>0.9521599036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1" calcext:value-type="float">
            <text:p>1</text:p>
          </table:table-cell>
          <table:table-cell office:value-type="float" office:value="0.952793442674" calcext:value-type="float">
            <text:p>0.9527934427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" calcext:value-type="float">
            <text:p>1</text:p>
          </table:table-cell>
          <table:table-cell office:value-type="float" office:value="0.953418590274" calcext:value-type="float">
            <text:p>0.9534185903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1" calcext:value-type="float">
            <text:p>1</text:p>
          </table:table-cell>
          <table:table-cell office:value-type="float" office:value="0.954035457562" calcext:value-type="float">
            <text:p>0.9540354576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" calcext:value-type="float">
            <text:p>1</text:p>
          </table:table-cell>
          <table:table-cell office:value-type="float" office:value="0.95464415421" calcext:value-type="float">
            <text:p>0.9546441542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0.955244788438" calcext:value-type="float">
            <text:p>0.9552447884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" calcext:value-type="float">
            <text:p>1</text:p>
          </table:table-cell>
          <table:table-cell office:value-type="float" office:value="0.955837467031" calcext:value-type="float">
            <text:p>0.955837467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" calcext:value-type="float">
            <text:p>1</text:p>
          </table:table-cell>
          <table:table-cell office:value-type="float" office:value="0.95642229536" calcext:value-type="float">
            <text:p>0.9564222954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" calcext:value-type="float">
            <text:p>1</text:p>
          </table:table-cell>
          <table:table-cell office:value-type="float" office:value="0.956999377401" calcext:value-type="float">
            <text:p>0.9569993774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" calcext:value-type="float">
            <text:p>1</text:p>
          </table:table-cell>
          <table:table-cell office:value-type="float" office:value="0.957568815752" calcext:value-type="float">
            <text:p>0.9575688158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" calcext:value-type="float">
            <text:p>1</text:p>
          </table:table-cell>
          <table:table-cell office:value-type="float" office:value="0.958130711653" calcext:value-type="float">
            <text:p>0.9581307117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" calcext:value-type="float">
            <text:p>1</text:p>
          </table:table-cell>
          <table:table-cell office:value-type="float" office:value="0.958685165003" calcext:value-type="float">
            <text:p>0.958685165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" calcext:value-type="float">
            <text:p>1</text:p>
          </table:table-cell>
          <table:table-cell office:value-type="float" office:value="0.959232274378" calcext:value-type="float">
            <text:p>0.9592322744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" calcext:value-type="float">
            <text:p>1</text:p>
          </table:table-cell>
          <table:table-cell office:value-type="float" office:value="0.959772137046" calcext:value-type="float">
            <text:p>0.959772137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" calcext:value-type="float">
            <text:p>1</text:p>
          </table:table-cell>
          <table:table-cell office:value-type="float" office:value="0.960304848991" calcext:value-type="float">
            <text:p>0.960304849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" calcext:value-type="float">
            <text:p>1</text:p>
          </table:table-cell>
          <table:table-cell office:value-type="float" office:value="0.960830504921" calcext:value-type="float">
            <text:p>0.9608305049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" calcext:value-type="float">
            <text:p>1</text:p>
          </table:table-cell>
          <table:table-cell office:value-type="float" office:value="0.961349198294" calcext:value-type="float">
            <text:p>0.9613491983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" calcext:value-type="float">
            <text:p>1</text:p>
          </table:table-cell>
          <table:table-cell office:value-type="float" office:value="0.961861021327" calcext:value-type="float">
            <text:p>0.9618610213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" calcext:value-type="float">
            <text:p>1</text:p>
          </table:table-cell>
          <table:table-cell office:value-type="float" office:value="0.962366065017" calcext:value-type="float">
            <text:p>0.962366065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1" calcext:value-type="float">
            <text:p>1</text:p>
          </table:table-cell>
          <table:table-cell office:value-type="float" office:value="0.962864419156" calcext:value-type="float">
            <text:p>0.9628644192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  <table:table-cell office:value-type="float" office:value="0.963356172345" calcext:value-type="float">
            <text:p>0.9633561723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1" calcext:value-type="float">
            <text:p>1</text:p>
          </table:table-cell>
          <table:table-cell office:value-type="float" office:value="0.963841412013" calcext:value-type="float">
            <text:p>0.9638414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964320224431" calcext:value-type="float">
            <text:p>0.9643202244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" calcext:value-type="float">
            <text:p>1</text:p>
          </table:table-cell>
          <table:table-cell office:value-type="float" office:value="0.964792694728" calcext:value-type="float">
            <text:p>0.9647926947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" calcext:value-type="float">
            <text:p>1</text:p>
          </table:table-cell>
          <table:table-cell office:value-type="float" office:value="0.965258906902" calcext:value-type="float">
            <text:p>0.9652589069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" calcext:value-type="float">
            <text:p>1</text:p>
          </table:table-cell>
          <table:table-cell office:value-type="float" office:value="0.965718943844" calcext:value-type="float">
            <text:p>0.9657189438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" calcext:value-type="float">
            <text:p>1</text:p>
          </table:table-cell>
          <table:table-cell office:value-type="float" office:value="0.966172887342" calcext:value-type="float">
            <text:p>0.9661728873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" calcext:value-type="float">
            <text:p>1</text:p>
          </table:table-cell>
          <table:table-cell office:value-type="float" office:value="0.966620818103" calcext:value-type="float">
            <text:p>0.966620818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" calcext:value-type="float">
            <text:p>1</text:p>
          </table:table-cell>
          <table:table-cell office:value-type="float" office:value="0.967062815765" calcext:value-type="float">
            <text:p>0.9670628158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1" calcext:value-type="float">
            <text:p>1</text:p>
          </table:table-cell>
          <table:table-cell office:value-type="float" office:value="0.967498958912" calcext:value-type="float">
            <text:p>0.9674989589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" calcext:value-type="float">
            <text:p>1</text:p>
          </table:table-cell>
          <table:table-cell office:value-type="float" office:value="0.967929325086" calcext:value-type="float">
            <text:p>0.9679293251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" calcext:value-type="float">
            <text:p>1</text:p>
          </table:table-cell>
          <table:table-cell office:value-type="float" office:value="0.968353990801" calcext:value-type="float">
            <text:p>0.9683539908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0.96877303156" calcext:value-type="float">
            <text:p>0.9687730316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1" calcext:value-type="float">
            <text:p>1</text:p>
          </table:table-cell>
          <table:table-cell office:value-type="float" office:value="0.969186521864" calcext:value-type="float">
            <text:p>0.9691865219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" calcext:value-type="float">
            <text:p>1</text:p>
          </table:table-cell>
          <table:table-cell office:value-type="float" office:value="0.969594535229" calcext:value-type="float">
            <text:p>0.9695945352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" calcext:value-type="float">
            <text:p>1</text:p>
          </table:table-cell>
          <table:table-cell office:value-type="float" office:value="0.969997144195" calcext:value-type="float">
            <text:p>0.9699971442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" calcext:value-type="float">
            <text:p>1</text:p>
          </table:table-cell>
          <table:table-cell office:value-type="float" office:value="0.970394420344" calcext:value-type="float">
            <text:p>0.9703944203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" calcext:value-type="float">
            <text:p>1</text:p>
          </table:table-cell>
          <table:table-cell office:value-type="float" office:value="0.970786434307" calcext:value-type="float">
            <text:p>0.9707864343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" calcext:value-type="float">
            <text:p>1</text:p>
          </table:table-cell>
          <table:table-cell office:value-type="float" office:value="0.971173255782" calcext:value-type="float">
            <text:p>0.9711732558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1" calcext:value-type="float">
            <text:p>1</text:p>
          </table:table-cell>
          <table:table-cell office:value-type="float" office:value="0.971554953542" calcext:value-type="float">
            <text:p>0.9715549535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0.97193159545" calcext:value-type="float">
            <text:p>0.9719315955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" calcext:value-type="float">
            <text:p>1</text:p>
          </table:table-cell>
          <table:table-cell office:value-type="float" office:value="0.97230324847" calcext:value-type="float">
            <text:p>0.972303248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" calcext:value-type="float">
            <text:p>1</text:p>
          </table:table-cell>
          <table:table-cell office:value-type="float" office:value="0.97266997868" calcext:value-type="float">
            <text:p>0.9726699787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1" calcext:value-type="float">
            <text:p>1</text:p>
          </table:table-cell>
          <table:table-cell office:value-type="float" office:value="0.973031851282" calcext:value-type="float">
            <text:p>0.9730318513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1" calcext:value-type="float">
            <text:p>1</text:p>
          </table:table-cell>
          <table:table-cell office:value-type="float" office:value="0.973388930613" calcext:value-type="float">
            <text:p>0.9733889306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1" calcext:value-type="float">
            <text:p>1</text:p>
          </table:table-cell>
          <table:table-cell office:value-type="float" office:value="0.97374128016" calcext:value-type="float">
            <text:p>0.9737412802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" calcext:value-type="float">
            <text:p>1</text:p>
          </table:table-cell>
          <table:table-cell office:value-type="float" office:value="0.974088962568" calcext:value-type="float">
            <text:p>0.974088962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float" office:value="0.974432039653" calcext:value-type="float">
            <text:p>0.9744320397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1" calcext:value-type="float">
            <text:p>1</text:p>
          </table:table-cell>
          <table:table-cell office:value-type="float" office:value="0.974770572412" calcext:value-type="float">
            <text:p>0.9747705724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1" calcext:value-type="float">
            <text:p>1</text:p>
          </table:table-cell>
          <table:table-cell office:value-type="float" office:value="0.975104621033" calcext:value-type="float">
            <text:p>0.975104621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" calcext:value-type="float">
            <text:p>1</text:p>
          </table:table-cell>
          <table:table-cell office:value-type="float" office:value="0.975434244909" calcext:value-type="float">
            <text:p>0.9754342449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" calcext:value-type="float">
            <text:p>1</text:p>
          </table:table-cell>
          <table:table-cell office:value-type="float" office:value="0.975759502645" calcext:value-type="float">
            <text:p>0.9757595026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" calcext:value-type="float">
            <text:p>1</text:p>
          </table:table-cell>
          <table:table-cell office:value-type="float" office:value="0.976080452069" calcext:value-type="float">
            <text:p>0.9760804521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1" calcext:value-type="float">
            <text:p>1</text:p>
          </table:table-cell>
          <table:table-cell office:value-type="float" office:value="0.976397150244" calcext:value-type="float">
            <text:p>0.9763971502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" calcext:value-type="float">
            <text:p>1</text:p>
          </table:table-cell>
          <table:table-cell office:value-type="float" office:value="0.976709653479" calcext:value-type="float">
            <text:p>0.9767096535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1" calcext:value-type="float">
            <text:p>1</text:p>
          </table:table-cell>
          <table:table-cell office:value-type="float" office:value="0.977018017333" calcext:value-type="float">
            <text:p>0.9770180173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1" calcext:value-type="float">
            <text:p>1</text:p>
          </table:table-cell>
          <table:table-cell office:value-type="float" office:value="0.977322296634" calcext:value-type="float">
            <text:p>0.9773222966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" calcext:value-type="float">
            <text:p>1</text:p>
          </table:table-cell>
          <table:table-cell office:value-type="float" office:value="0.977622545479" calcext:value-type="float">
            <text:p>0.9776225455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1" calcext:value-type="float">
            <text:p>1</text:p>
          </table:table-cell>
          <table:table-cell office:value-type="float" office:value="0.977918817252" calcext:value-type="float">
            <text:p>0.9779188173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1" calcext:value-type="float">
            <text:p>1</text:p>
          </table:table-cell>
          <table:table-cell office:value-type="float" office:value="0.978211164629" calcext:value-type="float">
            <text:p>0.9782111646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0.978499639587" calcext:value-type="float">
            <text:p>0.9784996396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" calcext:value-type="float">
            <text:p>1</text:p>
          </table:table-cell>
          <table:table-cell office:value-type="float" office:value="0.978784293417" calcext:value-type="float">
            <text:p>0.9787842934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" calcext:value-type="float">
            <text:p>1</text:p>
          </table:table-cell>
          <table:table-cell office:value-type="float" office:value="0.979065176729" calcext:value-type="float">
            <text:p>0.9790651767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" calcext:value-type="float">
            <text:p>1</text:p>
          </table:table-cell>
          <table:table-cell office:value-type="float" office:value="0.979342339462" calcext:value-type="float">
            <text:p>0.9793423395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1" calcext:value-type="float">
            <text:p>1</text:p>
          </table:table-cell>
          <table:table-cell office:value-type="float" office:value="0.979615830895" calcext:value-type="float">
            <text:p>0.9796158309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1" calcext:value-type="float">
            <text:p>1</text:p>
          </table:table-cell>
          <table:table-cell office:value-type="float" office:value="0.979885699655" calcext:value-type="float">
            <text:p>0.9798856997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1" calcext:value-type="float">
            <text:p>1</text:p>
          </table:table-cell>
          <table:table-cell office:value-type="float" office:value="0.980151993722" calcext:value-type="float">
            <text:p>0.9801519937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" calcext:value-type="float">
            <text:p>1</text:p>
          </table:table-cell>
          <table:table-cell office:value-type="float" office:value="0.980414760444" calcext:value-type="float">
            <text:p>0.9804147604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" calcext:value-type="float">
            <text:p>1</text:p>
          </table:table-cell>
          <table:table-cell office:value-type="float" office:value="0.980674046539" calcext:value-type="float">
            <text:p>0.9806740465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1" calcext:value-type="float">
            <text:p>1</text:p>
          </table:table-cell>
          <table:table-cell office:value-type="float" office:value="0.980929898107" calcext:value-type="float">
            <text:p>0.9809298981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1" calcext:value-type="float">
            <text:p>1</text:p>
          </table:table-cell>
          <table:table-cell office:value-type="float" office:value="0.98118236064" calcext:value-type="float">
            <text:p>0.9811823606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1" calcext:value-type="float">
            <text:p>1</text:p>
          </table:table-cell>
          <table:table-cell office:value-type="float" office:value="0.981431479023" calcext:value-type="float">
            <text:p>0.98143147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0.98167729755" calcext:value-type="float">
            <text:p>0.9816772976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1" calcext:value-type="float">
            <text:p>1</text:p>
          </table:table-cell>
          <table:table-cell office:value-type="float" office:value="0.981919859927" calcext:value-type="float">
            <text:p>0.9819198599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1" calcext:value-type="float">
            <text:p>1</text:p>
          </table:table-cell>
          <table:table-cell office:value-type="float" office:value="0.982159209282" calcext:value-type="float">
            <text:p>0.9821592093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1" calcext:value-type="float">
            <text:p>1</text:p>
          </table:table-cell>
          <table:table-cell office:value-type="float" office:value="0.982395388169" calcext:value-type="float">
            <text:p>0.9823953882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1" calcext:value-type="float">
            <text:p>1</text:p>
          </table:table-cell>
          <table:table-cell office:value-type="float" office:value="0.982628438582" calcext:value-type="float">
            <text:p>0.9826284386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" calcext:value-type="float">
            <text:p>1</text:p>
          </table:table-cell>
          <table:table-cell office:value-type="float" office:value="0.982858401957" calcext:value-type="float">
            <text:p>0.982858402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1" calcext:value-type="float">
            <text:p>1</text:p>
          </table:table-cell>
          <table:table-cell office:value-type="float" office:value="0.983085319181" calcext:value-type="float">
            <text:p>0.9830853192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" calcext:value-type="float">
            <text:p>1</text:p>
          </table:table-cell>
          <table:table-cell office:value-type="float" office:value="0.9833092306" calcext:value-type="float">
            <text:p>0.9833092306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1" calcext:value-type="float">
            <text:p>1</text:p>
          </table:table-cell>
          <table:table-cell office:value-type="float" office:value="0.983530176025" calcext:value-type="float">
            <text:p>0.983530176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1" calcext:value-type="float">
            <text:p>1</text:p>
          </table:table-cell>
          <table:table-cell office:value-type="float" office:value="0.983748194742" calcext:value-type="float">
            <text:p>0.9837481947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" calcext:value-type="float">
            <text:p>1</text:p>
          </table:table-cell>
          <table:table-cell office:value-type="float" office:value="0.983963325512" calcext:value-type="float">
            <text:p>0.9839633255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1" calcext:value-type="float">
            <text:p>1</text:p>
          </table:table-cell>
          <table:table-cell office:value-type="float" office:value="0.984175606588" calcext:value-type="float">
            <text:p>0.9841756066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1" calcext:value-type="float">
            <text:p>1</text:p>
          </table:table-cell>
          <table:table-cell office:value-type="float" office:value="0.984385075713" calcext:value-type="float">
            <text:p>0.9843850757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1" calcext:value-type="float">
            <text:p>1</text:p>
          </table:table-cell>
          <table:table-cell office:value-type="float" office:value="0.98459177013" calcext:value-type="float">
            <text:p>0.9845917701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1" calcext:value-type="float">
            <text:p>1</text:p>
          </table:table-cell>
          <table:table-cell office:value-type="float" office:value="0.984795726591" calcext:value-type="float">
            <text:p>0.9847957266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" calcext:value-type="float">
            <text:p>1</text:p>
          </table:table-cell>
          <table:table-cell office:value-type="float" office:value="0.984996981358" calcext:value-type="float">
            <text:p>0.9849969814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1" calcext:value-type="float">
            <text:p>1</text:p>
          </table:table-cell>
          <table:table-cell office:value-type="float" office:value="0.985195570217" calcext:value-type="float">
            <text:p>0.9851955702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1" calcext:value-type="float">
            <text:p>1</text:p>
          </table:table-cell>
          <table:table-cell office:value-type="float" office:value="0.985391528476" calcext:value-type="float">
            <text:p>0.9853915285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0.985584890977" calcext:value-type="float">
            <text:p>0.985584891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1" calcext:value-type="float">
            <text:p>1</text:p>
          </table:table-cell>
          <table:table-cell office:value-type="float" office:value="0.985775692101" calcext:value-type="float">
            <text:p>0.9857756921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" calcext:value-type="float">
            <text:p>1</text:p>
          </table:table-cell>
          <table:table-cell office:value-type="float" office:value="0.985963965772" calcext:value-type="float">
            <text:p>0.9859639658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1" calcext:value-type="float">
            <text:p>1</text:p>
          </table:table-cell>
          <table:table-cell office:value-type="float" office:value="0.986149745468" calcext:value-type="float">
            <text:p>0.9861497455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1" calcext:value-type="float">
            <text:p>1</text:p>
          </table:table-cell>
          <table:table-cell office:value-type="float" office:value="0.986333064219" calcext:value-type="float">
            <text:p>0.9863330642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1" calcext:value-type="float">
            <text:p>1</text:p>
          </table:table-cell>
          <table:table-cell office:value-type="float" office:value="0.986513954621" calcext:value-type="float">
            <text:p>0.9865139546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1" calcext:value-type="float">
            <text:p>1</text:p>
          </table:table-cell>
          <table:table-cell office:value-type="float" office:value="0.986692448837" calcext:value-type="float">
            <text:p>0.986692448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office:value-type="float" office:value="0.986868578604" calcext:value-type="float">
            <text:p>0.9868685786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1" calcext:value-type="float">
            <text:p>1</text:p>
          </table:table-cell>
          <table:table-cell office:value-type="float" office:value="0.987042375239" calcext:value-type="float">
            <text:p>0.9870423752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1" calcext:value-type="float">
            <text:p>1</text:p>
          </table:table-cell>
          <table:table-cell office:value-type="float" office:value="0.987213869643" calcext:value-type="float">
            <text:p>0.9872138696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1" calcext:value-type="float">
            <text:p>1</text:p>
          </table:table-cell>
          <table:table-cell office:value-type="float" office:value="0.987383092311" calcext:value-type="float">
            <text:p>0.9873830923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1" calcext:value-type="float">
            <text:p>1</text:p>
          </table:table-cell>
          <table:table-cell office:value-type="float" office:value="0.98755007333" calcext:value-type="float">
            <text:p>0.9875500733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" calcext:value-type="float">
            <text:p>1</text:p>
          </table:table-cell>
          <table:table-cell office:value-type="float" office:value="0.98771484239" calcext:value-type="float">
            <text:p>0.9877148424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1" calcext:value-type="float">
            <text:p>1</text:p>
          </table:table-cell>
          <table:table-cell office:value-type="float" office:value="0.98787742879" calcext:value-type="float">
            <text:p>0.9878774288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1" calcext:value-type="float">
            <text:p>1</text:p>
          </table:table-cell>
          <table:table-cell office:value-type="float" office:value="0.988037861437" calcext:value-type="float">
            <text:p>0.9880378614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1" calcext:value-type="float">
            <text:p>1</text:p>
          </table:table-cell>
          <table:table-cell office:value-type="float" office:value="0.988196168859" calcext:value-type="float">
            <text:p>0.9881961689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1" calcext:value-type="float">
            <text:p>1</text:p>
          </table:table-cell>
          <table:table-cell office:value-type="float" office:value="0.988352379203" calcext:value-type="float">
            <text:p>0.9883523792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" calcext:value-type="float">
            <text:p>1</text:p>
          </table:table-cell>
          <table:table-cell office:value-type="float" office:value="0.988506520245" calcext:value-type="float">
            <text:p>0.9885065202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1" calcext:value-type="float">
            <text:p>1</text:p>
          </table:table-cell>
          <table:table-cell office:value-type="float" office:value="0.988658619392" calcext:value-type="float">
            <text:p>0.9886586194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" calcext:value-type="float">
            <text:p>1</text:p>
          </table:table-cell>
          <table:table-cell office:value-type="float" office:value="0.98880870369" calcext:value-type="float">
            <text:p>0.9888087037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1" calcext:value-type="float">
            <text:p>1</text:p>
          </table:table-cell>
          <table:table-cell office:value-type="float" office:value="0.988956799824" calcext:value-type="float">
            <text:p>0.9889567998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1" calcext:value-type="float">
            <text:p>1</text:p>
          </table:table-cell>
          <table:table-cell office:value-type="float" office:value="0.989102934127" calcext:value-type="float">
            <text:p>0.9891029341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" calcext:value-type="float">
            <text:p>1</text:p>
          </table:table-cell>
          <table:table-cell office:value-type="float" office:value="0.989247132585" calcext:value-type="float">
            <text:p>0.9892471326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1" calcext:value-type="float">
            <text:p>1</text:p>
          </table:table-cell>
          <table:table-cell office:value-type="float" office:value="0.989389420836" calcext:value-type="float">
            <text:p>0.9893894208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1" calcext:value-type="float">
            <text:p>1</text:p>
          </table:table-cell>
          <table:table-cell office:value-type="float" office:value="0.989529824181" calcext:value-type="float">
            <text:p>0.9895298242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1" calcext:value-type="float">
            <text:p>1</text:p>
          </table:table-cell>
          <table:table-cell office:value-type="float" office:value="0.989668367585" calcext:value-type="float">
            <text:p>0.9896683676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1" calcext:value-type="float">
            <text:p>1</text:p>
          </table:table-cell>
          <table:table-cell office:value-type="float" office:value="0.989805075684" calcext:value-type="float">
            <text:p>0.9898050757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" calcext:value-type="float">
            <text:p>1</text:p>
          </table:table-cell>
          <table:table-cell office:value-type="float" office:value="0.989939972785" calcext:value-type="float">
            <text:p>0.9899399728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1" calcext:value-type="float">
            <text:p>1</text:p>
          </table:table-cell>
          <table:table-cell office:value-type="float" office:value="0.990073082874" calcext:value-type="float">
            <text:p>0.9900730829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1" calcext:value-type="float">
            <text:p>1</text:p>
          </table:table-cell>
          <table:table-cell office:value-type="float" office:value="0.990204429622" calcext:value-type="float">
            <text:p>0.9902044296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1" calcext:value-type="float">
            <text:p>1</text:p>
          </table:table-cell>
          <table:table-cell office:value-type="float" office:value="0.990334036382" calcext:value-type="float">
            <text:p>0.9903340364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1" calcext:value-type="float">
            <text:p>1</text:p>
          </table:table-cell>
          <table:table-cell office:value-type="float" office:value="0.990461926201" calcext:value-type="float">
            <text:p>0.990461926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float" office:value="0.990588121819" calcext:value-type="float">
            <text:p>0.9905881218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1" calcext:value-type="float">
            <text:p>1</text:p>
          </table:table-cell>
          <table:table-cell office:value-type="float" office:value="0.990712645676" calcext:value-type="float">
            <text:p>0.9907126457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1" calcext:value-type="float">
            <text:p>1</text:p>
          </table:table-cell>
          <table:table-cell office:value-type="float" office:value="0.990835519915" calcext:value-type="float">
            <text:p>0.9908355199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1" calcext:value-type="float">
            <text:p>1</text:p>
          </table:table-cell>
          <table:table-cell office:value-type="float" office:value="0.990956766383" calcext:value-type="float">
            <text:p>0.9909567664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1" calcext:value-type="float">
            <text:p>1</text:p>
          </table:table-cell>
          <table:table-cell office:value-type="float" office:value="0.99107640664" calcext:value-type="float">
            <text:p>0.9910764066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" calcext:value-type="float">
            <text:p>1</text:p>
          </table:table-cell>
          <table:table-cell office:value-type="float" office:value="0.991194461962" calcext:value-type="float">
            <text:p>0.991194462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1" calcext:value-type="float">
            <text:p>1</text:p>
          </table:table-cell>
          <table:table-cell office:value-type="float" office:value="0.991310953339" calcext:value-type="float">
            <text:p>0.9913109533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1" calcext:value-type="float">
            <text:p>1</text:p>
          </table:table-cell>
          <table:table-cell office:value-type="float" office:value="0.991425901487" calcext:value-type="float">
            <text:p>0.9914259015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1" calcext:value-type="float">
            <text:p>1</text:p>
          </table:table-cell>
          <table:table-cell office:value-type="float" office:value="0.991539326844" calcext:value-type="float">
            <text:p>0.9915393268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1" calcext:value-type="float">
            <text:p>1</text:p>
          </table:table-cell>
          <table:table-cell office:value-type="float" office:value="0.991651249581" calcext:value-type="float">
            <text:p>0.9916512496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" calcext:value-type="float">
            <text:p>1</text:p>
          </table:table-cell>
          <table:table-cell office:value-type="float" office:value="0.991761689598" calcext:value-type="float">
            <text:p>0.9917616896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1" calcext:value-type="float">
            <text:p>1</text:p>
          </table:table-cell>
          <table:table-cell office:value-type="float" office:value="0.991870666536" calcext:value-type="float">
            <text:p>0.9918706665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1" calcext:value-type="float">
            <text:p>1</text:p>
          </table:table-cell>
          <table:table-cell office:value-type="float" office:value="0.991978199771" calcext:value-type="float">
            <text:p>0.9919781998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1" calcext:value-type="float">
            <text:p>1</text:p>
          </table:table-cell>
          <table:table-cell office:value-type="float" office:value="0.992084308425" calcext:value-type="float">
            <text:p>0.9920843084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1" calcext:value-type="float">
            <text:p>1</text:p>
          </table:table-cell>
          <table:table-cell office:value-type="float" office:value="0.992189011368" calcext:value-type="float">
            <text:p>0.9921890114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" calcext:value-type="float">
            <text:p>1</text:p>
          </table:table-cell>
          <table:table-cell office:value-type="float" office:value="0.992292327216" calcext:value-type="float">
            <text:p>0.9922923272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1" calcext:value-type="float">
            <text:p>1</text:p>
          </table:table-cell>
          <table:table-cell office:value-type="float" office:value="0.992394274343" calcext:value-type="float">
            <text:p>0.9923942743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office:value-type="float" office:value="0.992494870877" calcext:value-type="float">
            <text:p>0.9924948709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1" calcext:value-type="float">
            <text:p>1</text:p>
          </table:table-cell>
          <table:table-cell office:value-type="float" office:value="0.992594134706" calcext:value-type="float">
            <text:p>0.9925941347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1" calcext:value-type="float">
            <text:p>1</text:p>
          </table:table-cell>
          <table:table-cell office:value-type="float" office:value="0.992692083481" calcext:value-type="float">
            <text:p>0.9926920835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" calcext:value-type="float">
            <text:p>1</text:p>
          </table:table-cell>
          <table:table-cell office:value-type="float" office:value="0.992788734621" calcext:value-type="float">
            <text:p>0.9927887346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1" calcext:value-type="float">
            <text:p>1</text:p>
          </table:table-cell>
          <table:table-cell office:value-type="float" office:value="0.992884105312" calcext:value-type="float">
            <text:p>0.9928841053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1" calcext:value-type="float">
            <text:p>1</text:p>
          </table:table-cell>
          <table:table-cell office:value-type="float" office:value="0.992978212514" calcext:value-type="float">
            <text:p>0.9929782125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1" calcext:value-type="float">
            <text:p>1</text:p>
          </table:table-cell>
          <table:table-cell office:value-type="float" office:value="0.993071072961" calcext:value-type="float">
            <text:p>0.993071073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1" calcext:value-type="float">
            <text:p>1</text:p>
          </table:table-cell>
          <table:table-cell office:value-type="float" office:value="0.993162703167" calcext:value-type="float">
            <text:p>0.993162703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0.993253119426" calcext:value-type="float">
            <text:p>0.9932531194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1" calcext:value-type="float">
            <text:p>1</text:p>
          </table:table-cell>
          <table:table-cell office:value-type="float" office:value="0.993342337816" calcext:value-type="float">
            <text:p>0.9933423378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1" calcext:value-type="float">
            <text:p>1</text:p>
          </table:table-cell>
          <table:table-cell office:value-type="float" office:value="0.993430374203" calcext:value-type="float">
            <text:p>0.9934303742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1" calcext:value-type="float">
            <text:p>1</text:p>
          </table:table-cell>
          <table:table-cell office:value-type="float" office:value="0.993517244243" calcext:value-type="float">
            <text:p>0.9935172442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1" calcext:value-type="float">
            <text:p>1</text:p>
          </table:table-cell>
          <table:table-cell office:value-type="float" office:value="0.993602963384" calcext:value-type="float">
            <text:p>0.9936029634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" calcext:value-type="float">
            <text:p>1</text:p>
          </table:table-cell>
          <table:table-cell office:value-type="float" office:value="0.993687546868" calcext:value-type="float">
            <text:p>0.9936875469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1" calcext:value-type="float">
            <text:p>1</text:p>
          </table:table-cell>
          <table:table-cell office:value-type="float" office:value="0.993771009739" calcext:value-type="float">
            <text:p>0.9937710097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1" calcext:value-type="float">
            <text:p>1</text:p>
          </table:table-cell>
          <table:table-cell office:value-type="float" office:value="0.993853366837" calcext:value-type="float">
            <text:p>0.9938533668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1" calcext:value-type="float">
            <text:p>1</text:p>
          </table:table-cell>
          <table:table-cell office:value-type="float" office:value="0.99393463281" calcext:value-type="float">
            <text:p>0.9939346328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1" calcext:value-type="float">
            <text:p>1</text:p>
          </table:table-cell>
          <table:table-cell office:value-type="float" office:value="0.994014822108" calcext:value-type="float">
            <text:p>0.9940148221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" calcext:value-type="float">
            <text:p>1</text:p>
          </table:table-cell>
          <table:table-cell office:value-type="float" office:value="0.994093948992" calcext:value-type="float">
            <text:p>0.994093949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1" calcext:value-type="float">
            <text:p>1</text:p>
          </table:table-cell>
          <table:table-cell office:value-type="float" office:value="0.994172027534" calcext:value-type="float">
            <text:p>0.9941720275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1" calcext:value-type="float">
            <text:p>1</text:p>
          </table:table-cell>
          <table:table-cell office:value-type="float" office:value="0.994249071619" calcext:value-type="float">
            <text:p>0.9942490716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1" calcext:value-type="float">
            <text:p>1</text:p>
          </table:table-cell>
          <table:table-cell office:value-type="float" office:value="0.994325094948" calcext:value-type="float">
            <text:p>0.9943250949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1" calcext:value-type="float">
            <text:p>1</text:p>
          </table:table-cell>
          <table:table-cell office:value-type="float" office:value="0.994400111041" calcext:value-type="float">
            <text:p>0.994400111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" calcext:value-type="float">
            <text:p>1</text:p>
          </table:table-cell>
          <table:table-cell office:value-type="float" office:value="0.994474133238" calcext:value-type="float">
            <text:p>0.9944741332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1" calcext:value-type="float">
            <text:p>1</text:p>
          </table:table-cell>
          <table:table-cell office:value-type="float" office:value="0.994547174704" calcext:value-type="float">
            <text:p>0.9945471747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1" calcext:value-type="float">
            <text:p>1</text:p>
          </table:table-cell>
          <table:table-cell office:value-type="float" office:value="0.994619248428" calcext:value-type="float">
            <text:p>0.9946192484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1" calcext:value-type="float">
            <text:p>1</text:p>
          </table:table-cell>
          <table:table-cell office:value-type="float" office:value="0.994690367228" calcext:value-type="float">
            <text:p>0.9946903672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1" calcext:value-type="float">
            <text:p>1</text:p>
          </table:table-cell>
          <table:table-cell office:value-type="float" office:value="0.994760543752" calcext:value-type="float">
            <text:p>0.9947605438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" calcext:value-type="float">
            <text:p>1</text:p>
          </table:table-cell>
          <table:table-cell office:value-type="float" office:value="0.994829790479" calcext:value-type="float">
            <text:p>0.9948297905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1" calcext:value-type="float">
            <text:p>1</text:p>
          </table:table-cell>
          <table:table-cell office:value-type="float" office:value="0.994898119726" calcext:value-type="float">
            <text:p>0.9948981197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1" calcext:value-type="float">
            <text:p>1</text:p>
          </table:table-cell>
          <table:table-cell office:value-type="float" office:value="0.994965543643" calcext:value-type="float">
            <text:p>0.9949655436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1" calcext:value-type="float">
            <text:p>1</text:p>
          </table:table-cell>
          <table:table-cell office:value-type="float" office:value="0.995032074222" calcext:value-type="float">
            <text:p>0.9950320742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1" calcext:value-type="float">
            <text:p>1</text:p>
          </table:table-cell>
          <table:table-cell office:value-type="float" office:value="0.995097723296" calcext:value-type="float">
            <text:p>0.995097723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" calcext:value-type="float">
            <text:p>1</text:p>
          </table:table-cell>
          <table:table-cell office:value-type="float" office:value="0.995162502538" calcext:value-type="float">
            <text:p>0.9951625025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1" calcext:value-type="float">
            <text:p>1</text:p>
          </table:table-cell>
          <table:table-cell office:value-type="float" office:value="0.995226423471" calcext:value-type="float">
            <text:p>0.9952264235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office:value-type="float" office:value="0.995289497462" calcext:value-type="float">
            <text:p>0.9952894975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1" calcext:value-type="float">
            <text:p>1</text:p>
          </table:table-cell>
          <table:table-cell office:value-type="float" office:value="0.99535173573" calcext:value-type="float">
            <text:p>0.9953517357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1" calcext:value-type="float">
            <text:p>1</text:p>
          </table:table-cell>
          <table:table-cell office:value-type="float" office:value="0.995413149342" calcext:value-type="float">
            <text:p>0.9954131493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" calcext:value-type="float">
            <text:p>1</text:p>
          </table:table-cell>
          <table:table-cell office:value-type="float" office:value="0.995473749222" calcext:value-type="float">
            <text:p>0.9954737492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1" calcext:value-type="float">
            <text:p>1</text:p>
          </table:table-cell>
          <table:table-cell office:value-type="float" office:value="0.995533546147" calcext:value-type="float">
            <text:p>0.9955335461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1" calcext:value-type="float">
            <text:p>1</text:p>
          </table:table-cell>
          <table:table-cell office:value-type="float" office:value="0.995592550753" calcext:value-type="float">
            <text:p>0.9955925508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1" calcext:value-type="float">
            <text:p>1</text:p>
          </table:table-cell>
          <table:table-cell office:value-type="float" office:value="0.995650773533" calcext:value-type="float">
            <text:p>0.9956507735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1" calcext:value-type="float">
            <text:p>1</text:p>
          </table:table-cell>
          <table:table-cell office:value-type="float" office:value="0.995708224843" calcext:value-type="float">
            <text:p>0.9957082248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" calcext:value-type="float">
            <text:p>1</text:p>
          </table:table-cell>
          <table:table-cell office:value-type="float" office:value="0.9957649149" calcext:value-type="float">
            <text:p>0.9957649149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1" calcext:value-type="float">
            <text:p>1</text:p>
          </table:table-cell>
          <table:table-cell office:value-type="float" office:value="0.995820853788" calcext:value-type="float">
            <text:p>0.9958208538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1" calcext:value-type="float">
            <text:p>1</text:p>
          </table:table-cell>
          <table:table-cell office:value-type="float" office:value="0.995876051455" calcext:value-type="float">
            <text:p>0.9958760515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1" calcext:value-type="float">
            <text:p>1</text:p>
          </table:table-cell>
          <table:table-cell office:value-type="float" office:value="0.995930517719" calcext:value-type="float">
            <text:p>0.9959305177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1" calcext:value-type="float">
            <text:p>1</text:p>
          </table:table-cell>
          <table:table-cell office:value-type="float" office:value="0.995984262267" calcext:value-type="float">
            <text:p>0.9959842623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" calcext:value-type="float">
            <text:p>1</text:p>
          </table:table-cell>
          <table:table-cell office:value-type="float" office:value="0.996037294659" calcext:value-type="float">
            <text:p>0.9960372947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1" calcext:value-type="float">
            <text:p>1</text:p>
          </table:table-cell>
          <table:table-cell office:value-type="float" office:value="0.996089624326" calcext:value-type="float">
            <text:p>0.996089624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" calcext:value-type="float">
            <text:p>1</text:p>
          </table:table-cell>
          <table:table-cell office:value-type="float" office:value="0.996141260576" calcext:value-type="float">
            <text:p>0.9961412606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float" office:value="1" calcext:value-type="float">
            <text:p>1</text:p>
          </table:table-cell>
          <table:table-cell office:value-type="float" office:value="0.996192212593" calcext:value-type="float">
            <text:p>0.9961922126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1" calcext:value-type="float">
            <text:p>1</text:p>
          </table:table-cell>
          <table:table-cell office:value-type="float" office:value="0.996242489441" calcext:value-type="float">
            <text:p>0.9962424894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1" calcext:value-type="float">
            <text:p>1</text:p>
          </table:table-cell>
          <table:table-cell office:value-type="float" office:value="0.996292100061" calcext:value-type="float">
            <text:p>0.9962921001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1" calcext:value-type="float">
            <text:p>1</text:p>
          </table:table-cell>
          <table:table-cell office:value-type="float" office:value="0.996341053277" calcext:value-type="float">
            <text:p>0.9963410533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1" calcext:value-type="float">
            <text:p>1</text:p>
          </table:table-cell>
          <table:table-cell office:value-type="float" office:value="0.996389357797" calcext:value-type="float">
            <text:p>0.9963893578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float" office:value="1" calcext:value-type="float">
            <text:p>1</text:p>
          </table:table-cell>
          <table:table-cell office:value-type="float" office:value="0.996437022213" calcext:value-type="float">
            <text:p>0.9964370222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1" calcext:value-type="float">
            <text:p>1</text:p>
          </table:table-cell>
          <table:table-cell office:value-type="float" office:value="0.996484055002" calcext:value-type="float">
            <text:p>0.99648405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" calcext:value-type="float">
            <text:p>1</text:p>
          </table:table-cell>
          <table:table-cell office:value-type="float" office:value="0.996530464531" calcext:value-type="float">
            <text:p>0.9965304645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1" calcext:value-type="float">
            <text:p>1</text:p>
          </table:table-cell>
          <table:table-cell office:value-type="float" office:value="0.996576259055" calcext:value-type="float">
            <text:p>0.9965762591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1" calcext:value-type="float">
            <text:p>1</text:p>
          </table:table-cell>
          <table:table-cell office:value-type="float" office:value="0.996621446719" calcext:value-type="float">
            <text:p>0.9966214467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1" calcext:value-type="float">
            <text:p>1</text:p>
          </table:table-cell>
          <table:table-cell office:value-type="float" office:value="0.996666035561" calcext:value-type="float">
            <text:p>0.9966660356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1" calcext:value-type="float">
            <text:p>1</text:p>
          </table:table-cell>
          <table:table-cell office:value-type="float" office:value="0.996710033512" calcext:value-type="float">
            <text:p>0.9967100335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1" calcext:value-type="float">
            <text:p>1</text:p>
          </table:table-cell>
          <table:table-cell office:value-type="float" office:value="0.996753448398" calcext:value-type="float">
            <text:p>0.9967534484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float" office:value="1" calcext:value-type="float">
            <text:p>1</text:p>
          </table:table-cell>
          <table:table-cell office:value-type="float" office:value="0.996796287943" calcext:value-type="float">
            <text:p>0.9967962879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1" calcext:value-type="float">
            <text:p>1</text:p>
          </table:table-cell>
          <table:table-cell office:value-type="float" office:value="0.996838559766" calcext:value-type="float">
            <text:p>0.9968385598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" calcext:value-type="float">
            <text:p>1</text:p>
          </table:table-cell>
          <table:table-cell office:value-type="float" office:value="0.996880271387" calcext:value-type="float">
            <text:p>0.9968802714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float" office:value="1" calcext:value-type="float">
            <text:p>1</text:p>
          </table:table-cell>
          <table:table-cell office:value-type="float" office:value="0.996921430226" calcext:value-type="float">
            <text:p>0.9969214302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1" calcext:value-type="float">
            <text:p>1</text:p>
          </table:table-cell>
          <table:table-cell office:value-type="float" office:value="0.996962043604" calcext:value-type="float">
            <text:p>0.9969620436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1" calcext:value-type="float">
            <text:p>1</text:p>
          </table:table-cell>
          <table:table-cell office:value-type="float" office:value="0.997002118745" calcext:value-type="float">
            <text:p>0.9970021187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1" calcext:value-type="float">
            <text:p>1</text:p>
          </table:table-cell>
          <table:table-cell office:value-type="float" office:value="0.99704166278" calcext:value-type="float">
            <text:p>0.9970416628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1" calcext:value-type="float">
            <text:p>1</text:p>
          </table:table-cell>
          <table:table-cell office:value-type="float" office:value="0.997080682741" calcext:value-type="float">
            <text:p>0.9970806827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1" calcext:value-type="float">
            <text:p>1</text:p>
          </table:table-cell>
          <table:table-cell office:value-type="float" office:value="0.997119185571" calcext:value-type="float">
            <text:p>0.9971191856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1" calcext:value-type="float">
            <text:p>1</text:p>
          </table:table-cell>
          <table:table-cell office:value-type="float" office:value="0.997157178118" calcext:value-type="float">
            <text:p>0.9971571781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float" office:value="1" calcext:value-type="float">
            <text:p>1</text:p>
          </table:table-cell>
          <table:table-cell office:value-type="float" office:value="0.997194667142" calcext:value-type="float">
            <text:p>0.9971946671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1" calcext:value-type="float">
            <text:p>1</text:p>
          </table:table-cell>
          <table:table-cell office:value-type="float" office:value="0.997231659311" calcext:value-type="float">
            <text:p>0.9972316593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float" office:value="1" calcext:value-type="float">
            <text:p>1</text:p>
          </table:table-cell>
          <table:table-cell office:value-type="float" office:value="0.997268161206" calcext:value-type="float">
            <text:p>0.9972681612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float" office:value="1" calcext:value-type="float">
            <text:p>1</text:p>
          </table:table-cell>
          <table:table-cell office:value-type="float" office:value="0.997304179321" calcext:value-type="float">
            <text:p>0.9973041793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1" calcext:value-type="float">
            <text:p>1</text:p>
          </table:table-cell>
          <table:table-cell office:value-type="float" office:value="0.997339720063" calcext:value-type="float">
            <text:p>0.9973397201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1" calcext:value-type="float">
            <text:p>1</text:p>
          </table:table-cell>
          <table:table-cell office:value-type="float" office:value="0.997374789756" calcext:value-type="float">
            <text:p>0.9973747898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1" calcext:value-type="float">
            <text:p>1</text:p>
          </table:table-cell>
          <table:table-cell office:value-type="float" office:value="0.997409394637" calcext:value-type="float">
            <text:p>0.9974093946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1" calcext:value-type="float">
            <text:p>1</text:p>
          </table:table-cell>
          <table:table-cell office:value-type="float" office:value="0.997443540864" calcext:value-type="float">
            <text:p>0.9974435409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float" office:value="1" calcext:value-type="float">
            <text:p>1</text:p>
          </table:table-cell>
          <table:table-cell office:value-type="float" office:value="0.997477234512" calcext:value-type="float">
            <text:p>0.997477234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float" office:value="0.997510481573" calcext:value-type="float">
            <text:p>0.9975104816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1" calcext:value-type="float">
            <text:p>1</text:p>
          </table:table-cell>
          <table:table-cell office:value-type="float" office:value="0.997543287965" calcext:value-type="float">
            <text:p>0.997543288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float" office:value="1" calcext:value-type="float">
            <text:p>1</text:p>
          </table:table-cell>
          <table:table-cell office:value-type="float" office:value="0.997575659523" calcext:value-type="float">
            <text:p>0.9975756595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float" office:value="1" calcext:value-type="float">
            <text:p>1</text:p>
          </table:table-cell>
          <table:table-cell office:value-type="float" office:value="0.997607602006" calcext:value-type="float">
            <text:p>0.997607602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1" calcext:value-type="float">
            <text:p>1</text:p>
          </table:table-cell>
          <table:table-cell office:value-type="float" office:value="0.997639121098" calcext:value-type="float">
            <text:p>0.9976391211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1" calcext:value-type="float">
            <text:p>1</text:p>
          </table:table-cell>
          <table:table-cell office:value-type="float" office:value="0.997670222406" calcext:value-type="float">
            <text:p>0.9976702224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float" office:value="1" calcext:value-type="float">
            <text:p>1</text:p>
          </table:table-cell>
          <table:table-cell office:value-type="float" office:value="0.997700911464" calcext:value-type="float">
            <text:p>0.9977009115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office:value-type="float" office:value="0.997731193732" calcext:value-type="float">
            <text:p>0.9977311937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1" calcext:value-type="float">
            <text:p>1</text:p>
          </table:table-cell>
          <table:table-cell office:value-type="float" office:value="0.997761074597" calcext:value-type="float">
            <text:p>0.9977610746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1" calcext:value-type="float">
            <text:p>1</text:p>
          </table:table-cell>
          <table:table-cell office:value-type="float" office:value="0.997790559378" calcext:value-type="float">
            <text:p>0.9977905594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1" calcext:value-type="float">
            <text:p>1</text:p>
          </table:table-cell>
          <table:table-cell office:value-type="float" office:value="0.997819653318" calcext:value-type="float">
            <text:p>0.9978196533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float" office:value="1" calcext:value-type="float">
            <text:p>1</text:p>
          </table:table-cell>
          <table:table-cell office:value-type="float" office:value="0.997848361596" calcext:value-type="float">
            <text:p>0.9978483616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1" calcext:value-type="float">
            <text:p>1</text:p>
          </table:table-cell>
          <table:table-cell office:value-type="float" office:value="0.997876689319" calcext:value-type="float">
            <text:p>0.9978766893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float" office:value="1" calcext:value-type="float">
            <text:p>1</text:p>
          </table:table-cell>
          <table:table-cell office:value-type="float" office:value="0.997904641527" calcext:value-type="float">
            <text:p>0.9979046415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1" calcext:value-type="float">
            <text:p>1</text:p>
          </table:table-cell>
          <table:table-cell office:value-type="float" office:value="0.997932223195" calcext:value-type="float">
            <text:p>0.9979322232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1" calcext:value-type="float">
            <text:p>1</text:p>
          </table:table-cell>
          <table:table-cell office:value-type="float" office:value="0.99795943923" calcext:value-type="float">
            <text:p>0.9979594392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1" calcext:value-type="float">
            <text:p>1</text:p>
          </table:table-cell>
          <table:table-cell office:value-type="float" office:value="0.997986294474" calcext:value-type="float">
            <text:p>0.9979862945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1" calcext:value-type="float">
            <text:p>1</text:p>
          </table:table-cell>
          <table:table-cell office:value-type="float" office:value="0.998012793707" calcext:value-type="float">
            <text:p>0.9980127937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1" calcext:value-type="float">
            <text:p>1</text:p>
          </table:table-cell>
          <table:table-cell office:value-type="float" office:value="0.998038941643" calcext:value-type="float">
            <text:p>0.9980389416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float" office:value="1" calcext:value-type="float">
            <text:p>1</text:p>
          </table:table-cell>
          <table:table-cell office:value-type="float" office:value="0.998064742936" calcext:value-type="float">
            <text:p>0.9980647429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1" calcext:value-type="float">
            <text:p>1</text:p>
          </table:table-cell>
          <table:table-cell office:value-type="float" office:value="0.998090202176" calcext:value-type="float">
            <text:p>0.9980902022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float" office:value="1" calcext:value-type="float">
            <text:p>1</text:p>
          </table:table-cell>
          <table:table-cell office:value-type="float" office:value="0.998115323895" calcext:value-type="float">
            <text:p>0.9981153239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1" calcext:value-type="float">
            <text:p>1</text:p>
          </table:table-cell>
          <table:table-cell office:value-type="float" office:value="0.998140112563" calcext:value-type="float">
            <text:p>0.9981401126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1" calcext:value-type="float">
            <text:p>1</text:p>
          </table:table-cell>
          <table:table-cell office:value-type="float" office:value="0.99816457259" calcext:value-type="float">
            <text:p>0.9981645726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float" office:value="1" calcext:value-type="float">
            <text:p>1</text:p>
          </table:table-cell>
          <table:table-cell office:value-type="float" office:value="0.99818870833" calcext:value-type="float">
            <text:p>0.9981887083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float" office:value="0.998212524078" calcext:value-type="float">
            <text:p>0.9982125241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1" calcext:value-type="float">
            <text:p>1</text:p>
          </table:table-cell>
          <table:table-cell office:value-type="float" office:value="0.998236024072" calcext:value-type="float">
            <text:p>0.9982360241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1" calcext:value-type="float">
            <text:p>1</text:p>
          </table:table-cell>
          <table:table-cell office:value-type="float" office:value="0.998259212494" calcext:value-type="float">
            <text:p>0.9982592125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1" calcext:value-type="float">
            <text:p>1</text:p>
          </table:table-cell>
          <table:table-cell office:value-type="float" office:value="0.99828209347" calcext:value-type="float">
            <text:p>0.9982820935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1" calcext:value-type="float">
            <text:p>1</text:p>
          </table:table-cell>
          <table:table-cell office:value-type="float" office:value="0.998304671074" calcext:value-type="float">
            <text:p>0.9983046711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1" calcext:value-type="float">
            <text:p>1</text:p>
          </table:table-cell>
          <table:table-cell office:value-type="float" office:value="0.998326949323" calcext:value-type="float">
            <text:p>0.9983269493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1" calcext:value-type="float">
            <text:p>1</text:p>
          </table:table-cell>
          <table:table-cell office:value-type="float" office:value="0.998348932182" calcext:value-type="float">
            <text:p>0.9983489322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float" office:value="1" calcext:value-type="float">
            <text:p>1</text:p>
          </table:table-cell>
          <table:table-cell office:value-type="float" office:value="0.998370623563" calcext:value-type="float">
            <text:p>0.9983706236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float" office:value="1" calcext:value-type="float">
            <text:p>1</text:p>
          </table:table-cell>
          <table:table-cell office:value-type="float" office:value="0.998392027328" calcext:value-type="float">
            <text:p>0.9983920273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float" office:value="1" calcext:value-type="float">
            <text:p>1</text:p>
          </table:table-cell>
          <table:table-cell office:value-type="float" office:value="0.998413147284" calcext:value-type="float">
            <text:p>0.9984131473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" calcext:value-type="float">
            <text:p>1</text:p>
          </table:table-cell>
          <table:table-cell office:value-type="float" office:value="0.998433987192" calcext:value-type="float">
            <text:p>0.9984339872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1" calcext:value-type="float">
            <text:p>1</text:p>
          </table:table-cell>
          <table:table-cell office:value-type="float" office:value="0.998454550761" calcext:value-type="float">
            <text:p>0.9984545508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1" calcext:value-type="float">
            <text:p>1</text:p>
          </table:table-cell>
          <table:table-cell office:value-type="float" office:value="0.998474841651" calcext:value-type="float">
            <text:p>0.9984748417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1" calcext:value-type="float">
            <text:p>1</text:p>
          </table:table-cell>
          <table:table-cell office:value-type="float" office:value="0.998494863472" calcext:value-type="float">
            <text:p>0.9984948635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1" calcext:value-type="float">
            <text:p>1</text:p>
          </table:table-cell>
          <table:table-cell office:value-type="float" office:value="0.99851461979" calcext:value-type="float">
            <text:p>0.9985146198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1" calcext:value-type="float">
            <text:p>1</text:p>
          </table:table-cell>
          <table:table-cell office:value-type="float" office:value="0.998534114121" calcext:value-type="float">
            <text:p>0.9985341141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1" calcext:value-type="float">
            <text:p>1</text:p>
          </table:table-cell>
          <table:table-cell office:value-type="float" office:value="0.998553349934" calcext:value-type="float">
            <text:p>0.9985533499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1" calcext:value-type="float">
            <text:p>1</text:p>
          </table:table-cell>
          <table:table-cell office:value-type="float" office:value="0.998572330654" calcext:value-type="float">
            <text:p>0.9985723307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1" calcext:value-type="float">
            <text:p>1</text:p>
          </table:table-cell>
          <table:table-cell office:value-type="float" office:value="0.998591059659" calcext:value-type="float">
            <text:p>0.9985910597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1" calcext:value-type="float">
            <text:p>1</text:p>
          </table:table-cell>
          <table:table-cell office:value-type="float" office:value="0.998609540283" calcext:value-type="float">
            <text:p>0.9986095403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1" calcext:value-type="float">
            <text:p>1</text:p>
          </table:table-cell>
          <table:table-cell office:value-type="float" office:value="0.998627775816" calcext:value-type="float">
            <text:p>0.9986277758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1" calcext:value-type="float">
            <text:p>1</text:p>
          </table:table-cell>
          <table:table-cell office:value-type="float" office:value="0.998645769505" calcext:value-type="float">
            <text:p>0.9986457695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float" office:value="1" calcext:value-type="float">
            <text:p>1</text:p>
          </table:table-cell>
          <table:table-cell office:value-type="float" office:value="0.998663524552" calcext:value-type="float">
            <text:p>0.9986635246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1" calcext:value-type="float">
            <text:p>1</text:p>
          </table:table-cell>
          <table:table-cell office:value-type="float" office:value="0.998681044118" calcext:value-type="float">
            <text:p>0.9986810441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1" calcext:value-type="float">
            <text:p>1</text:p>
          </table:table-cell>
          <table:table-cell office:value-type="float" office:value="0.998698331322" calcext:value-type="float">
            <text:p>0.998698331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.998715389242" calcext:value-type="float">
            <text:p>0.9987153892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1" calcext:value-type="float">
            <text:p>1</text:p>
          </table:table-cell>
          <table:table-cell office:value-type="float" office:value="0.998732220914" calcext:value-type="float">
            <text:p>0.9987322209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1" calcext:value-type="float">
            <text:p>1</text:p>
          </table:table-cell>
          <table:table-cell office:value-type="float" office:value="0.998748829336" calcext:value-type="float">
            <text:p>0.9987488293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1" calcext:value-type="float">
            <text:p>1</text:p>
          </table:table-cell>
          <table:table-cell office:value-type="float" office:value="0.998765217464" calcext:value-type="float">
            <text:p>0.9987652175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1" calcext:value-type="float">
            <text:p>1</text:p>
          </table:table-cell>
          <table:table-cell office:value-type="float" office:value="0.998781388215" calcext:value-type="float">
            <text:p>0.9987813882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1" calcext:value-type="float">
            <text:p>1</text:p>
          </table:table-cell>
          <table:table-cell office:value-type="float" office:value="0.99879734447" calcext:value-type="float">
            <text:p>0.9987973445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1" calcext:value-type="float">
            <text:p>1</text:p>
          </table:table-cell>
          <table:table-cell office:value-type="float" office:value="0.998813089068" calcext:value-type="float">
            <text:p>0.9988130891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1" calcext:value-type="float">
            <text:p>1</text:p>
          </table:table-cell>
          <table:table-cell office:value-type="float" office:value="0.998828624814" calcext:value-type="float">
            <text:p>0.9988286248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1" calcext:value-type="float">
            <text:p>1</text:p>
          </table:table-cell>
          <table:table-cell office:value-type="float" office:value="0.998843954473" calcext:value-type="float">
            <text:p>0.9988439545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1" calcext:value-type="float">
            <text:p>1</text:p>
          </table:table-cell>
          <table:table-cell office:value-type="float" office:value="0.998859080776" calcext:value-type="float">
            <text:p>0.9988590808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office:value-type="float" office:value="0.998874006415" calcext:value-type="float">
            <text:p>0.9988740064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1" calcext:value-type="float">
            <text:p>1</text:p>
          </table:table-cell>
          <table:table-cell office:value-type="float" office:value="0.998888734048" calcext:value-type="float">
            <text:p>0.998888734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" calcext:value-type="float">
            <text:p>1</text:p>
          </table:table-cell>
          <table:table-cell office:value-type="float" office:value="0.998903266298" calcext:value-type="float">
            <text:p>0.9989032663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1" calcext:value-type="float">
            <text:p>1</text:p>
          </table:table-cell>
          <table:table-cell office:value-type="float" office:value="0.998917605753" calcext:value-type="float">
            <text:p>0.9989176058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1" calcext:value-type="float">
            <text:p>1</text:p>
          </table:table-cell>
          <table:table-cell office:value-type="float" office:value="0.998931754966" calcext:value-type="float">
            <text:p>0.998931755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1" calcext:value-type="float">
            <text:p>1</text:p>
          </table:table-cell>
          <table:table-cell office:value-type="float" office:value="0.998945716457" calcext:value-type="float">
            <text:p>0.9989457165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1" calcext:value-type="float">
            <text:p>1</text:p>
          </table:table-cell>
          <table:table-cell office:value-type="float" office:value="0.998959492712" calcext:value-type="float">
            <text:p>0.9989594927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1" calcext:value-type="float">
            <text:p>1</text:p>
          </table:table-cell>
          <table:table-cell office:value-type="float" office:value="0.998973086185" calcext:value-type="float">
            <text:p>0.9989730862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1" calcext:value-type="float">
            <text:p>1</text:p>
          </table:table-cell>
          <table:table-cell office:value-type="float" office:value="0.998986499297" calcext:value-type="float">
            <text:p>0.9989864993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1" calcext:value-type="float">
            <text:p>1</text:p>
          </table:table-cell>
          <table:table-cell office:value-type="float" office:value="0.998999734436" calcext:value-type="float">
            <text:p>0.9989997344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" calcext:value-type="float">
            <text:p>1</text:p>
          </table:table-cell>
          <table:table-cell office:value-type="float" office:value="0.99901279396" calcext:value-type="float">
            <text:p>0.999012794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1" calcext:value-type="float">
            <text:p>1</text:p>
          </table:table-cell>
          <table:table-cell office:value-type="float" office:value="0.999025680195" calcext:value-type="float">
            <text:p>0.9990256802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1" calcext:value-type="float">
            <text:p>1</text:p>
          </table:table-cell>
          <table:table-cell office:value-type="float" office:value="0.999038395435" calcext:value-type="float">
            <text:p>0.9990383954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1" calcext:value-type="float">
            <text:p>1</text:p>
          </table:table-cell>
          <table:table-cell office:value-type="float" office:value="0.999050941947" calcext:value-type="float">
            <text:p>0.9990509419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1" calcext:value-type="float">
            <text:p>1</text:p>
          </table:table-cell>
          <table:table-cell office:value-type="float" office:value="0.999063321964" calcext:value-type="float">
            <text:p>0.99906332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" calcext:value-type="float">
            <text:p>1</text:p>
          </table:table-cell>
          <table:table-cell office:value-type="float" office:value="0.999075537691" calcext:value-type="float">
            <text:p>0.9990755377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1" calcext:value-type="float">
            <text:p>1</text:p>
          </table:table-cell>
          <table:table-cell office:value-type="float" office:value="0.999087591305" calcext:value-type="float">
            <text:p>0.9990875913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1" calcext:value-type="float">
            <text:p>1</text:p>
          </table:table-cell>
          <table:table-cell office:value-type="float" office:value="0.999099484954" calcext:value-type="float">
            <text:p>0.999099485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1" calcext:value-type="float">
            <text:p>1</text:p>
          </table:table-cell>
          <table:table-cell office:value-type="float" office:value="0.999111220754" calcext:value-type="float">
            <text:p>0.9991112208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1" calcext:value-type="float">
            <text:p>1</text:p>
          </table:table-cell>
          <table:table-cell office:value-type="float" office:value="0.999122800798" calcext:value-type="float">
            <text:p>0.9991228008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1" calcext:value-type="float">
            <text:p>1</text:p>
          </table:table-cell>
          <table:table-cell office:value-type="float" office:value="0.999134227149" calcext:value-type="float">
            <text:p>0.9991342271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1" calcext:value-type="float">
            <text:p>1</text:p>
          </table:table-cell>
          <table:table-cell office:value-type="float" office:value="0.999145501841" calcext:value-type="float">
            <text:p>0.9991455018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1" calcext:value-type="float">
            <text:p>1</text:p>
          </table:table-cell>
          <table:table-cell office:value-type="float" office:value="0.999156626884" calcext:value-type="float">
            <text:p>0.9991566269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1" calcext:value-type="float">
            <text:p>1</text:p>
          </table:table-cell>
          <table:table-cell office:value-type="float" office:value="0.999167604259" calcext:value-type="float">
            <text:p>0.9991676043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1" calcext:value-type="float">
            <text:p>1</text:p>
          </table:table-cell>
          <table:table-cell office:value-type="float" office:value="0.999178435923" calcext:value-type="float">
            <text:p>0.9991784359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1" calcext:value-type="float">
            <text:p>1</text:p>
          </table:table-cell>
          <table:table-cell office:value-type="float" office:value="0.999189123806" calcext:value-type="float">
            <text:p>0.9991891238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1" calcext:value-type="float">
            <text:p>1</text:p>
          </table:table-cell>
          <table:table-cell office:value-type="float" office:value="0.999199669811" calcext:value-type="float">
            <text:p>0.9991996698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1" calcext:value-type="float">
            <text:p>1</text:p>
          </table:table-cell>
          <table:table-cell office:value-type="float" office:value="0.999210075818" calcext:value-type="float">
            <text:p>0.9992100758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1" calcext:value-type="float">
            <text:p>1</text:p>
          </table:table-cell>
          <table:table-cell office:value-type="float" office:value="0.999220343681" calcext:value-type="float">
            <text:p>0.9992203437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1" calcext:value-type="float">
            <text:p>1</text:p>
          </table:table-cell>
          <table:table-cell office:value-type="float" office:value="0.999230475231" calcext:value-type="float">
            <text:p>0.9992304752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1" calcext:value-type="float">
            <text:p>1</text:p>
          </table:table-cell>
          <table:table-cell office:value-type="float" office:value="0.999240472271" calcext:value-type="float">
            <text:p>0.9992404723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1" calcext:value-type="float">
            <text:p>1</text:p>
          </table:table-cell>
          <table:table-cell office:value-type="float" office:value="0.999250336585" calcext:value-type="float">
            <text:p>0.9992503366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1" calcext:value-type="float">
            <text:p>1</text:p>
          </table:table-cell>
          <table:table-cell office:value-type="float" office:value="0.999260069929" calcext:value-type="float">
            <text:p>0.9992600699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1" calcext:value-type="float">
            <text:p>1</text:p>
          </table:table-cell>
          <table:table-cell office:value-type="float" office:value="0.999269674039" calcext:value-type="float">
            <text:p>0.999269674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1" calcext:value-type="float">
            <text:p>1</text:p>
          </table:table-cell>
          <table:table-cell office:value-type="float" office:value="0.999279150627" calcext:value-type="float">
            <text:p>0.9992791506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1" calcext:value-type="float">
            <text:p>1</text:p>
          </table:table-cell>
          <table:table-cell office:value-type="float" office:value="0.99928850138" calcext:value-type="float">
            <text:p>0.9992885014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float" office:value="1" calcext:value-type="float">
            <text:p>1</text:p>
          </table:table-cell>
          <table:table-cell office:value-type="float" office:value="0.999297727966" calcext:value-type="float">
            <text:p>0.999297728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float" office:value="1" calcext:value-type="float">
            <text:p>1</text:p>
          </table:table-cell>
          <table:table-cell office:value-type="float" office:value="0.99930683203" calcext:value-type="float">
            <text:p>0.999306832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float" office:value="1" calcext:value-type="float">
            <text:p>1</text:p>
          </table:table-cell>
          <table:table-cell office:value-type="float" office:value="0.999315815194" calcext:value-type="float">
            <text:p>0.9993158152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1" calcext:value-type="float">
            <text:p>1</text:p>
          </table:table-cell>
          <table:table-cell office:value-type="float" office:value="0.99932467906" calcext:value-type="float">
            <text:p>0.9993246791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" calcext:value-type="float">
            <text:p>1</text:p>
          </table:table-cell>
          <table:table-cell office:value-type="float" office:value="0.999333425207" calcext:value-type="float">
            <text:p>0.9993334252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1" calcext:value-type="float">
            <text:p>1</text:p>
          </table:table-cell>
          <table:table-cell office:value-type="float" office:value="0.999342055195" calcext:value-type="float">
            <text:p>0.9993420552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1" calcext:value-type="float">
            <text:p>1</text:p>
          </table:table-cell>
          <table:table-cell office:value-type="float" office:value="0.999350570562" calcext:value-type="float">
            <text:p>0.9993505706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1" calcext:value-type="float">
            <text:p>1</text:p>
          </table:table-cell>
          <table:table-cell office:value-type="float" office:value="0.999358972827" calcext:value-type="float">
            <text:p>0.9993589728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1" calcext:value-type="float">
            <text:p>1</text:p>
          </table:table-cell>
          <table:table-cell office:value-type="float" office:value="0.999367263488" calcext:value-type="float">
            <text:p>0.9993672635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1" calcext:value-type="float">
            <text:p>1</text:p>
          </table:table-cell>
          <table:table-cell office:value-type="float" office:value="0.999375444022" calcext:value-type="float">
            <text:p>0.999375444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float" office:value="1" calcext:value-type="float">
            <text:p>1</text:p>
          </table:table-cell>
          <table:table-cell office:value-type="float" office:value="0.999383515888" calcext:value-type="float">
            <text:p>0.9993835159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float" office:value="1" calcext:value-type="float">
            <text:p>1</text:p>
          </table:table-cell>
          <table:table-cell office:value-type="float" office:value="0.999391480526" calcext:value-type="float">
            <text:p>0.9993914805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1" calcext:value-type="float">
            <text:p>1</text:p>
          </table:table-cell>
          <table:table-cell office:value-type="float" office:value="0.999399339356" calcext:value-type="float">
            <text:p>0.9993993394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float" office:value="1" calcext:value-type="float">
            <text:p>1</text:p>
          </table:table-cell>
          <table:table-cell office:value-type="float" office:value="0.999407093779" calcext:value-type="float">
            <text:p>0.9994070938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1" calcext:value-type="float">
            <text:p>1</text:p>
          </table:table-cell>
          <table:table-cell office:value-type="float" office:value="0.999414745178" calcext:value-type="float">
            <text:p>0.9994147452</text:p>
          </table:table-cell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float" office:value="1" calcext:value-type="float">
            <text:p>1</text:p>
          </table:table-cell>
          <table:table-cell office:value-type="float" office:value="0.999422294917" calcext:value-type="float">
            <text:p>0.9994222949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1" calcext:value-type="float">
            <text:p>1</text:p>
          </table:table-cell>
          <table:table-cell office:value-type="float" office:value="0.999429744344" calcext:value-type="float">
            <text:p>0.9994297443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float" office:value="1" calcext:value-type="float">
            <text:p>1</text:p>
          </table:table-cell>
          <table:table-cell office:value-type="float" office:value="0.999437094787" calcext:value-type="float">
            <text:p>0.9994370948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float" office:value="1" calcext:value-type="float">
            <text:p>1</text:p>
          </table:table-cell>
          <table:table-cell office:value-type="float" office:value="0.999444347556" calcext:value-type="float">
            <text:p>0.9994443476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1" calcext:value-type="float">
            <text:p>1</text:p>
          </table:table-cell>
          <table:table-cell office:value-type="float" office:value="0.999451503945" calcext:value-type="float">
            <text:p>0.9994515039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float" office:value="1" calcext:value-type="float">
            <text:p>1</text:p>
          </table:table-cell>
          <table:table-cell office:value-type="float" office:value="0.999458565232" calcext:value-type="float">
            <text:p>0.9994585652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float" office:value="1" calcext:value-type="float">
            <text:p>1</text:p>
          </table:table-cell>
          <table:table-cell office:value-type="float" office:value="0.999465532675" calcext:value-type="float">
            <text:p>0.9994655327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1" calcext:value-type="float">
            <text:p>1</text:p>
          </table:table-cell>
          <table:table-cell office:value-type="float" office:value="0.999472407517" calcext:value-type="float">
            <text:p>0.9994724075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1" calcext:value-type="float">
            <text:p>1</text:p>
          </table:table-cell>
          <table:table-cell office:value-type="float" office:value="0.999479190986" calcext:value-type="float">
            <text:p>0.999479191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1" calcext:value-type="float">
            <text:p>1</text:p>
          </table:table-cell>
          <table:table-cell office:value-type="float" office:value="0.999485884291" calcext:value-type="float">
            <text:p>0.9994858843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1" calcext:value-type="float">
            <text:p>1</text:p>
          </table:table-cell>
          <table:table-cell office:value-type="float" office:value="0.999492488626" calcext:value-type="float">
            <text:p>0.9994924886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float" office:value="1" calcext:value-type="float">
            <text:p>1</text:p>
          </table:table-cell>
          <table:table-cell office:value-type="float" office:value="0.99949900517" calcext:value-type="float">
            <text:p>0.9994990052</text:p>
          </table:table-cell>
        </table:table-row>
        <table:table-row table:style-name="ro1">
          <table:table-cell office:value-type="float" office:value="6876" calcext:value-type="float">
            <text:p>6876</text:p>
          </table:table-cell>
          <table:table-cell office:value-type="float" office:value="1" calcext:value-type="float">
            <text:p>1</text:p>
          </table:table-cell>
          <table:table-cell office:value-type="float" office:value="0.999505435086" calcext:value-type="float">
            <text:p>0.9995054351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float" office:value="1" calcext:value-type="float">
            <text:p>1</text:p>
          </table:table-cell>
          <table:table-cell office:value-type="float" office:value="0.99951177952" calcext:value-type="float">
            <text:p>0.999511779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" calcext:value-type="float">
            <text:p>1</text:p>
          </table:table-cell>
          <table:table-cell office:value-type="float" office:value="0.999518039606" calcext:value-type="float">
            <text:p>0.9995180396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1" calcext:value-type="float">
            <text:p>1</text:p>
          </table:table-cell>
          <table:table-cell office:value-type="float" office:value="0.99952421646" calcext:value-type="float">
            <text:p>0.9995242165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float" office:value="1" calcext:value-type="float">
            <text:p>1</text:p>
          </table:table-cell>
          <table:table-cell office:value-type="float" office:value="0.999530311185" calcext:value-type="float">
            <text:p>0.9995303112</text:p>
          </table:table-cell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float" office:value="1" calcext:value-type="float">
            <text:p>1</text:p>
          </table:table-cell>
          <table:table-cell office:value-type="float" office:value="0.999536324869" calcext:value-type="float">
            <text:p>0.9995363249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float" office:value="1" calcext:value-type="float">
            <text:p>1</text:p>
          </table:table-cell>
          <table:table-cell office:value-type="float" office:value="0.999542258584" calcext:value-type="float">
            <text:p>0.9995422586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1" calcext:value-type="float">
            <text:p>1</text:p>
          </table:table-cell>
          <table:table-cell office:value-type="float" office:value="0.999548113391" calcext:value-type="float">
            <text:p>0.9995481134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float" office:value="1" calcext:value-type="float">
            <text:p>1</text:p>
          </table:table-cell>
          <table:table-cell office:value-type="float" office:value="0.999553890333" calcext:value-type="float">
            <text:p>0.9995538903</text:p>
          </table:table-cell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float" office:value="1" calcext:value-type="float">
            <text:p>1</text:p>
          </table:table-cell>
          <table:table-cell office:value-type="float" office:value="0.999559590444" calcext:value-type="float">
            <text:p>0.9995595904</text:p>
          </table:table-cell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float" office:value="1" calcext:value-type="float">
            <text:p>1</text:p>
          </table:table-cell>
          <table:table-cell office:value-type="float" office:value="0.999565214739" calcext:value-type="float">
            <text:p>0.9995652147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1" calcext:value-type="float">
            <text:p>1</text:p>
          </table:table-cell>
          <table:table-cell office:value-type="float" office:value="0.999570764224" calcext:value-type="float">
            <text:p>0.9995707642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1" calcext:value-type="float">
            <text:p>1</text:p>
          </table:table-cell>
          <table:table-cell office:value-type="float" office:value="0.999576239889" calcext:value-type="float">
            <text:p>0.9995762399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1" calcext:value-type="float">
            <text:p>1</text:p>
          </table:table-cell>
          <table:table-cell office:value-type="float" office:value="0.999581642712" calcext:value-type="float">
            <text:p>0.9995816427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1" calcext:value-type="float">
            <text:p>1</text:p>
          </table:table-cell>
          <table:table-cell office:value-type="float" office:value="0.999586973657" calcext:value-type="float">
            <text:p>0.9995869737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float" office:value="1" calcext:value-type="float">
            <text:p>1</text:p>
          </table:table-cell>
          <table:table-cell office:value-type="float" office:value="0.999592233677" calcext:value-type="float">
            <text:p>0.9995922337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float" office:value="1" calcext:value-type="float">
            <text:p>1</text:p>
          </table:table-cell>
          <table:table-cell office:value-type="float" office:value="0.999597423711" calcext:value-type="float">
            <text:p>0.9995974237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1" calcext:value-type="float">
            <text:p>1</text:p>
          </table:table-cell>
          <table:table-cell office:value-type="float" office:value="0.999602544687" calcext:value-type="float">
            <text:p>0.9996025447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float" office:value="1" calcext:value-type="float">
            <text:p>1</text:p>
          </table:table-cell>
          <table:table-cell office:value-type="float" office:value="0.999607597518" calcext:value-type="float">
            <text:p>0.9996075975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1" calcext:value-type="float">
            <text:p>1</text:p>
          </table:table-cell>
          <table:table-cell office:value-type="float" office:value="0.999612583107" calcext:value-type="float">
            <text:p>0.9996125831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float" office:value="1" calcext:value-type="float">
            <text:p>1</text:p>
          </table:table-cell>
          <table:table-cell office:value-type="float" office:value="0.999617502345" calcext:value-type="float">
            <text:p>0.9996175023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float" office:value="1" calcext:value-type="float">
            <text:p>1</text:p>
          </table:table-cell>
          <table:table-cell office:value-type="float" office:value="0.999622356111" calcext:value-type="float">
            <text:p>0.9996223561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1" calcext:value-type="float">
            <text:p>1</text:p>
          </table:table-cell>
          <table:table-cell office:value-type="float" office:value="0.999627145272" calcext:value-type="float">
            <text:p>0.9996271453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1" calcext:value-type="float">
            <text:p>1</text:p>
          </table:table-cell>
          <table:table-cell office:value-type="float" office:value="0.999631870684" calcext:value-type="float">
            <text:p>0.9996318707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float" office:value="1" calcext:value-type="float">
            <text:p>1</text:p>
          </table:table-cell>
          <table:table-cell office:value-type="float" office:value="0.99963653319" calcext:value-type="float">
            <text:p>0.9996365332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float" office:value="1" calcext:value-type="float">
            <text:p>1</text:p>
          </table:table-cell>
          <table:table-cell office:value-type="float" office:value="0.999641133624" calcext:value-type="float">
            <text:p>0.9996411336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float" office:value="1" calcext:value-type="float">
            <text:p>1</text:p>
          </table:table-cell>
          <table:table-cell office:value-type="float" office:value="0.999645672809" calcext:value-type="float">
            <text:p>0.9996456728</text:p>
          </table:table-cell>
        </table:table-row>
      </table:table>
      <table:table table:name="Sheet4" table:style-name="ta1">
        <table:shapes>
          <draw:frame draw:z-index="0" draw:style-name="gr1" draw:text-style-name="P1" svg:width="7.9787in" svg:height="4.0606in" svg:x="3.7291in" svg:y="0.0075in">
            <draw:object draw:notify-on-update-of-ranges="Sheet4.A1:Sheet4.A1 Sheet4.A2:Sheet4.A62 Sheet4.B1:Sheet4.B1 Sheet4.B2:Sheet4.B62 Sheet4.C1:Sheet4.C1 Sheet4.C2:Sheet4.C6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7.9587in" svg:height="4.0657in" svg:x="3.7496in" svg:y="4.2587in">
            <draw:object draw:notify-on-update-of-ranges="Sheet4.A2:Sheet4.A62 Sheet4.D1:Sheet4.D1 Sheet4.D2:Sheet4.D62 Sheet4.E1:Sheet4.E1 Sheet4.E2:Sheet4.E6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17 second block time</text:p>
          </table:table-cell>
          <table:table-cell office:value-type="string" calcext:value-type="string">
            <text:p>600 second block time</text:p>
          </table:table-cell>
          <table:table-cell office:value-type="string" calcext:value-type="string">
            <text:p>17 second block time</text:p>
          </table:table-cell>
          <table:table-cell office:value-type="string" calcext:value-type="string">
            <text:p>600 second block tim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B2]*0.9" office:value-type="float" office:value="0" calcext:value-type="float">
            <text:p>0</text:p>
          </table:table-cell>
          <table:table-cell table:formula="of:=[.C2]*0.9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]" office:value-type="float" office:value="1" calcext:value-type="float">
            <text:p>1</text:p>
          </table:table-cell>
          <table:table-cell table:formula="of:=[.B3]*0.9" office:value-type="float" office:value="0" calcext:value-type="float">
            <text:p>0</text:p>
          </table:table-cell>
          <table:table-cell table:formula="of:=[.C3]*0.99" office:value-type="float" office:value="0.99" calcext:value-type="float">
            <text:p>0.99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" office:value-type="float" office:value="1" calcext:value-type="float">
            <text:p>1</text:p>
          </table:table-cell>
          <table:table-cell table:formula="of:=[.A4]" office:value-type="float" office:value="2" calcext:value-type="float">
            <text:p>2</text:p>
          </table:table-cell>
          <table:table-cell table:formula="of:=[.B4]*0.9" office:value-type="float" office:value="0.9" calcext:value-type="float">
            <text:p>0.9</text:p>
          </table:table-cell>
          <table:table-cell table:formula="of:=[.C4]*0.99" office:value-type="float" office:value="1.98" calcext:value-type="float">
            <text:p>1.98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" office:value-type="float" office:value="2" calcext:value-type="float">
            <text:p>2</text:p>
          </table:table-cell>
          <table:table-cell table:formula="of:=[.A5]" office:value-type="float" office:value="3" calcext:value-type="float">
            <text:p>3</text:p>
          </table:table-cell>
          <table:table-cell table:formula="of:=[.B5]*0.9" office:value-type="float" office:value="1.8" calcext:value-type="float">
            <text:p>1.8</text:p>
          </table:table-cell>
          <table:table-cell table:formula="of:=[.C5]*0.99" office:value-type="float" office:value="2.97" calcext:value-type="float">
            <text:p>2.97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" office:value-type="float" office:value="3" calcext:value-type="float">
            <text:p>3</text:p>
          </table:table-cell>
          <table:table-cell table:formula="of:=[.A6]" office:value-type="float" office:value="4" calcext:value-type="float">
            <text:p>4</text:p>
          </table:table-cell>
          <table:table-cell table:formula="of:=[.B6]*0.9" office:value-type="float" office:value="2.7" calcext:value-type="float">
            <text:p>2.7</text:p>
          </table:table-cell>
          <table:table-cell table:formula="of:=[.C6]*0.99" office:value-type="float" office:value="3.96" calcext:value-type="float">
            <text:p>3.96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" office:value-type="float" office:value="4" calcext:value-type="float">
            <text:p>4</text:p>
          </table:table-cell>
          <table:table-cell table:formula="of:=[.A7]" office:value-type="float" office:value="5" calcext:value-type="float">
            <text:p>5</text:p>
          </table:table-cell>
          <table:table-cell table:formula="of:=[.B7]*0.9" office:value-type="float" office:value="3.6" calcext:value-type="float">
            <text:p>3.6</text:p>
          </table:table-cell>
          <table:table-cell table:formula="of:=[.C7]*0.99" office:value-type="float" office:value="4.95" calcext:value-type="float">
            <text:p>4.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" office:value-type="float" office:value="5" calcext:value-type="float">
            <text:p>5</text:p>
          </table:table-cell>
          <table:table-cell table:formula="of:=[.A8]" office:value-type="float" office:value="6" calcext:value-type="float">
            <text:p>6</text:p>
          </table:table-cell>
          <table:table-cell table:formula="of:=[.B8]*0.9" office:value-type="float" office:value="4.5" calcext:value-type="float">
            <text:p>4.5</text:p>
          </table:table-cell>
          <table:table-cell table:formula="of:=[.C8]*0.99" office:value-type="float" office:value="5.94" calcext:value-type="float">
            <text:p>5.94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" office:value-type="float" office:value="6" calcext:value-type="float">
            <text:p>6</text:p>
          </table:table-cell>
          <table:table-cell table:formula="of:=[.A9]" office:value-type="float" office:value="7" calcext:value-type="float">
            <text:p>7</text:p>
          </table:table-cell>
          <table:table-cell table:formula="of:=[.B9]*0.9" office:value-type="float" office:value="5.4" calcext:value-type="float">
            <text:p>5.4</text:p>
          </table:table-cell>
          <table:table-cell table:formula="of:=[.C9]*0.99" office:value-type="float" office:value="6.93" calcext:value-type="float">
            <text:p>6.9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" office:value-type="float" office:value="7" calcext:value-type="float">
            <text:p>7</text:p>
          </table:table-cell>
          <table:table-cell table:formula="of:=[.A10]" office:value-type="float" office:value="8" calcext:value-type="float">
            <text:p>8</text:p>
          </table:table-cell>
          <table:table-cell table:formula="of:=[.B10]*0.9" office:value-type="float" office:value="6.3" calcext:value-type="float">
            <text:p>6.3</text:p>
          </table:table-cell>
          <table:table-cell table:formula="of:=[.C10]*0.99" office:value-type="float" office:value="7.92" calcext:value-type="float">
            <text:p>7.92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" office:value-type="float" office:value="8" calcext:value-type="float">
            <text:p>8</text:p>
          </table:table-cell>
          <table:table-cell table:formula="of:=[.A11]" office:value-type="float" office:value="9" calcext:value-type="float">
            <text:p>9</text:p>
          </table:table-cell>
          <table:table-cell table:formula="of:=[.B11]*0.9" office:value-type="float" office:value="7.2" calcext:value-type="float">
            <text:p>7.2</text:p>
          </table:table-cell>
          <table:table-cell table:formula="of:=[.C11]*0.99" office:value-type="float" office:value="8.91" calcext:value-type="float">
            <text:p>8.91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" office:value-type="float" office:value="9" calcext:value-type="float">
            <text:p>9</text:p>
          </table:table-cell>
          <table:table-cell table:formula="of:=[.A12]" office:value-type="float" office:value="10" calcext:value-type="float">
            <text:p>10</text:p>
          </table:table-cell>
          <table:table-cell table:formula="of:=[.B12]*0.9" office:value-type="float" office:value="8.1" calcext:value-type="float">
            <text:p>8.1</text:p>
          </table:table-cell>
          <table:table-cell table:formula="of:=[.C12]*0.99" office:value-type="float" office:value="9.9" calcext:value-type="float">
            <text:p>9.9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" office:value-type="float" office:value="10" calcext:value-type="float">
            <text:p>10</text:p>
          </table:table-cell>
          <table:table-cell table:formula="of:=[.A13]" office:value-type="float" office:value="11" calcext:value-type="float">
            <text:p>11</text:p>
          </table:table-cell>
          <table:table-cell table:formula="of:=[.B13]*0.9" office:value-type="float" office:value="9" calcext:value-type="float">
            <text:p>9</text:p>
          </table:table-cell>
          <table:table-cell table:formula="of:=[.C13]*0.99" office:value-type="float" office:value="10.89" calcext:value-type="float">
            <text:p>10.89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" office:value-type="float" office:value="11" calcext:value-type="float">
            <text:p>11</text:p>
          </table:table-cell>
          <table:table-cell table:formula="of:=[.A14]" office:value-type="float" office:value="12" calcext:value-type="float">
            <text:p>12</text:p>
          </table:table-cell>
          <table:table-cell table:formula="of:=[.B14]*0.9" office:value-type="float" office:value="9.9" calcext:value-type="float">
            <text:p>9.9</text:p>
          </table:table-cell>
          <table:table-cell table:formula="of:=[.C14]*0.99" office:value-type="float" office:value="11.88" calcext:value-type="float">
            <text:p>11.88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" office:value-type="float" office:value="12" calcext:value-type="float">
            <text:p>12</text:p>
          </table:table-cell>
          <table:table-cell table:formula="of:=[.A15]" office:value-type="float" office:value="13" calcext:value-type="float">
            <text:p>13</text:p>
          </table:table-cell>
          <table:table-cell table:formula="of:=[.B15]*0.9" office:value-type="float" office:value="10.8" calcext:value-type="float">
            <text:p>10.8</text:p>
          </table:table-cell>
          <table:table-cell table:formula="of:=[.C15]*0.99" office:value-type="float" office:value="12.87" calcext:value-type="float">
            <text:p>12.87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" office:value-type="float" office:value="13" calcext:value-type="float">
            <text:p>13</text:p>
          </table:table-cell>
          <table:table-cell table:formula="of:=[.A16]" office:value-type="float" office:value="14" calcext:value-type="float">
            <text:p>14</text:p>
          </table:table-cell>
          <table:table-cell table:formula="of:=[.B16]*0.9" office:value-type="float" office:value="11.7" calcext:value-type="float">
            <text:p>11.7</text:p>
          </table:table-cell>
          <table:table-cell table:formula="of:=[.C16]*0.99" office:value-type="float" office:value="13.86" calcext:value-type="float">
            <text:p>13.86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" office:value-type="float" office:value="14" calcext:value-type="float">
            <text:p>14</text:p>
          </table:table-cell>
          <table:table-cell table:formula="of:=[.A17]" office:value-type="float" office:value="15" calcext:value-type="float">
            <text:p>15</text:p>
          </table:table-cell>
          <table:table-cell table:formula="of:=[.B17]*0.9" office:value-type="float" office:value="12.6" calcext:value-type="float">
            <text:p>12.6</text:p>
          </table:table-cell>
          <table:table-cell table:formula="of:=[.C17]*0.99" office:value-type="float" office:value="14.85" calcext:value-type="float">
            <text:p>14.85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+1" office:value-type="float" office:value="15" calcext:value-type="float">
            <text:p>15</text:p>
          </table:table-cell>
          <table:table-cell table:formula="of:=[.A18]" office:value-type="float" office:value="16" calcext:value-type="float">
            <text:p>16</text:p>
          </table:table-cell>
          <table:table-cell table:formula="of:=[.B18]*0.9" office:value-type="float" office:value="13.5" calcext:value-type="float">
            <text:p>13.5</text:p>
          </table:table-cell>
          <table:table-cell table:formula="of:=[.C18]*0.99" office:value-type="float" office:value="15.84" calcext:value-type="float">
            <text:p>15.84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+1" office:value-type="float" office:value="16" calcext:value-type="float">
            <text:p>16</text:p>
          </table:table-cell>
          <table:table-cell table:formula="of:=[.A19]" office:value-type="float" office:value="17" calcext:value-type="float">
            <text:p>17</text:p>
          </table:table-cell>
          <table:table-cell table:formula="of:=[.B19]*0.9" office:value-type="float" office:value="14.4" calcext:value-type="float">
            <text:p>14.4</text:p>
          </table:table-cell>
          <table:table-cell table:formula="of:=[.C19]*0.99" office:value-type="float" office:value="16.83" calcext:value-type="float">
            <text:p>16.83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+1" office:value-type="float" office:value="17" calcext:value-type="float">
            <text:p>17</text:p>
          </table:table-cell>
          <table:table-cell table:formula="of:=[.A20]" office:value-type="float" office:value="18" calcext:value-type="float">
            <text:p>18</text:p>
          </table:table-cell>
          <table:table-cell table:formula="of:=[.B20]*0.9" office:value-type="float" office:value="15.3" calcext:value-type="float">
            <text:p>15.3</text:p>
          </table:table-cell>
          <table:table-cell table:formula="of:=[.C20]*0.99" office:value-type="float" office:value="17.82" calcext:value-type="float">
            <text:p>17.82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+1" office:value-type="float" office:value="18" calcext:value-type="float">
            <text:p>18</text:p>
          </table:table-cell>
          <table:table-cell table:formula="of:=[.A21]" office:value-type="float" office:value="19" calcext:value-type="float">
            <text:p>19</text:p>
          </table:table-cell>
          <table:table-cell table:formula="of:=[.B21]*0.9" office:value-type="float" office:value="16.2" calcext:value-type="float">
            <text:p>16.2</text:p>
          </table:table-cell>
          <table:table-cell table:formula="of:=[.C21]*0.99" office:value-type="float" office:value="18.81" calcext:value-type="float">
            <text:p>18.81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+1" office:value-type="float" office:value="19" calcext:value-type="float">
            <text:p>19</text:p>
          </table:table-cell>
          <table:table-cell table:formula="of:=[.A22]" office:value-type="float" office:value="20" calcext:value-type="float">
            <text:p>20</text:p>
          </table:table-cell>
          <table:table-cell table:formula="of:=[.B22]*0.9" office:value-type="float" office:value="17.1" calcext:value-type="float">
            <text:p>17.1</text:p>
          </table:table-cell>
          <table:table-cell table:formula="of:=[.C22]*0.99" office:value-type="float" office:value="19.8" calcext:value-type="float">
            <text:p>19.8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+1" office:value-type="float" office:value="20" calcext:value-type="float">
            <text:p>20</text:p>
          </table:table-cell>
          <table:table-cell table:formula="of:=[.A23]" office:value-type="float" office:value="21" calcext:value-type="float">
            <text:p>21</text:p>
          </table:table-cell>
          <table:table-cell table:formula="of:=[.B23]*0.9" office:value-type="float" office:value="18" calcext:value-type="float">
            <text:p>18</text:p>
          </table:table-cell>
          <table:table-cell table:formula="of:=[.C23]*0.99" office:value-type="float" office:value="20.79" calcext:value-type="float">
            <text:p>20.79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+1" office:value-type="float" office:value="21" calcext:value-type="float">
            <text:p>21</text:p>
          </table:table-cell>
          <table:table-cell table:formula="of:=[.A24]" office:value-type="float" office:value="22" calcext:value-type="float">
            <text:p>22</text:p>
          </table:table-cell>
          <table:table-cell table:formula="of:=[.B24]*0.9" office:value-type="float" office:value="18.9" calcext:value-type="float">
            <text:p>18.9</text:p>
          </table:table-cell>
          <table:table-cell table:formula="of:=[.C24]*0.99" office:value-type="float" office:value="21.78" calcext:value-type="float">
            <text:p>21.78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+1" office:value-type="float" office:value="22" calcext:value-type="float">
            <text:p>22</text:p>
          </table:table-cell>
          <table:table-cell table:formula="of:=[.A25]" office:value-type="float" office:value="23" calcext:value-type="float">
            <text:p>23</text:p>
          </table:table-cell>
          <table:table-cell table:formula="of:=[.B25]*0.9" office:value-type="float" office:value="19.8" calcext:value-type="float">
            <text:p>19.8</text:p>
          </table:table-cell>
          <table:table-cell table:formula="of:=[.C25]*0.99" office:value-type="float" office:value="22.77" calcext:value-type="float">
            <text:p>22.77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+1" office:value-type="float" office:value="23" calcext:value-type="float">
            <text:p>23</text:p>
          </table:table-cell>
          <table:table-cell table:formula="of:=[.A26]" office:value-type="float" office:value="24" calcext:value-type="float">
            <text:p>24</text:p>
          </table:table-cell>
          <table:table-cell table:formula="of:=[.B26]*0.9" office:value-type="float" office:value="20.7" calcext:value-type="float">
            <text:p>20.7</text:p>
          </table:table-cell>
          <table:table-cell table:formula="of:=[.C26]*0.99" office:value-type="float" office:value="23.76" calcext:value-type="float">
            <text:p>23.76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6]+1" office:value-type="float" office:value="24" calcext:value-type="float">
            <text:p>24</text:p>
          </table:table-cell>
          <table:table-cell table:formula="of:=[.A27]" office:value-type="float" office:value="25" calcext:value-type="float">
            <text:p>25</text:p>
          </table:table-cell>
          <table:table-cell table:formula="of:=[.B27]*0.9" office:value-type="float" office:value="21.6" calcext:value-type="float">
            <text:p>21.6</text:p>
          </table:table-cell>
          <table:table-cell table:formula="of:=[.C27]*0.99" office:value-type="float" office:value="24.75" calcext:value-type="float">
            <text:p>24.75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7]+1" office:value-type="float" office:value="25" calcext:value-type="float">
            <text:p>25</text:p>
          </table:table-cell>
          <table:table-cell table:formula="of:=[.A28]" office:value-type="float" office:value="26" calcext:value-type="float">
            <text:p>26</text:p>
          </table:table-cell>
          <table:table-cell table:formula="of:=[.B28]*0.9" office:value-type="float" office:value="22.5" calcext:value-type="float">
            <text:p>22.5</text:p>
          </table:table-cell>
          <table:table-cell table:formula="of:=[.C28]*0.99" office:value-type="float" office:value="25.74" calcext:value-type="float">
            <text:p>25.74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+1" office:value-type="float" office:value="26" calcext:value-type="float">
            <text:p>26</text:p>
          </table:table-cell>
          <table:table-cell table:formula="of:=[.A29]" office:value-type="float" office:value="27" calcext:value-type="float">
            <text:p>27</text:p>
          </table:table-cell>
          <table:table-cell table:formula="of:=[.B29]*0.9" office:value-type="float" office:value="23.4" calcext:value-type="float">
            <text:p>23.4</text:p>
          </table:table-cell>
          <table:table-cell table:formula="of:=[.C29]*0.99" office:value-type="float" office:value="26.73" calcext:value-type="float">
            <text:p>26.73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+1" office:value-type="float" office:value="27" calcext:value-type="float">
            <text:p>27</text:p>
          </table:table-cell>
          <table:table-cell table:formula="of:=[.A30]" office:value-type="float" office:value="28" calcext:value-type="float">
            <text:p>28</text:p>
          </table:table-cell>
          <table:table-cell table:formula="of:=[.B30]*0.9" office:value-type="float" office:value="24.3" calcext:value-type="float">
            <text:p>24.3</text:p>
          </table:table-cell>
          <table:table-cell table:formula="of:=[.C30]*0.99" office:value-type="float" office:value="27.72" calcext:value-type="float">
            <text:p>27.72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+1" office:value-type="float" office:value="28" calcext:value-type="float">
            <text:p>28</text:p>
          </table:table-cell>
          <table:table-cell table:formula="of:=[.A31]" office:value-type="float" office:value="29" calcext:value-type="float">
            <text:p>29</text:p>
          </table:table-cell>
          <table:table-cell table:formula="of:=[.B31]*0.9" office:value-type="float" office:value="25.2" calcext:value-type="float">
            <text:p>25.2</text:p>
          </table:table-cell>
          <table:table-cell table:formula="of:=[.C31]*0.99" office:value-type="float" office:value="28.71" calcext:value-type="float">
            <text:p>28.71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1]+1" office:value-type="float" office:value="29" calcext:value-type="float">
            <text:p>29</text:p>
          </table:table-cell>
          <table:table-cell table:formula="of:=[.A32]" office:value-type="float" office:value="30" calcext:value-type="float">
            <text:p>30</text:p>
          </table:table-cell>
          <table:table-cell table:formula="of:=[.B32]*0.9" office:value-type="float" office:value="26.1" calcext:value-type="float">
            <text:p>26.1</text:p>
          </table:table-cell>
          <table:table-cell table:formula="of:=[.C32]*0.99" office:value-type="float" office:value="29.7" calcext:value-type="float">
            <text:p>29.7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2]+1" office:value-type="float" office:value="30" calcext:value-type="float">
            <text:p>30</text:p>
          </table:table-cell>
          <table:table-cell table:formula="of:=[.A33]" office:value-type="float" office:value="31" calcext:value-type="float">
            <text:p>31</text:p>
          </table:table-cell>
          <table:table-cell table:formula="of:=[.B33]*0.9" office:value-type="float" office:value="27" calcext:value-type="float">
            <text:p>27</text:p>
          </table:table-cell>
          <table:table-cell table:formula="of:=[.C33]*0.99" office:value-type="float" office:value="30.69" calcext:value-type="float">
            <text:p>30.69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B33]+1" office:value-type="float" office:value="31" calcext:value-type="float">
            <text:p>31</text:p>
          </table:table-cell>
          <table:table-cell table:formula="of:=[.A34]" office:value-type="float" office:value="32" calcext:value-type="float">
            <text:p>32</text:p>
          </table:table-cell>
          <table:table-cell table:formula="of:=[.B34]*0.9" office:value-type="float" office:value="27.9" calcext:value-type="float">
            <text:p>27.9</text:p>
          </table:table-cell>
          <table:table-cell table:formula="of:=[.C34]*0.99" office:value-type="float" office:value="31.68" calcext:value-type="float">
            <text:p>31.68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B34]+1" office:value-type="float" office:value="32" calcext:value-type="float">
            <text:p>32</text:p>
          </table:table-cell>
          <table:table-cell table:formula="of:=[.A35]" office:value-type="float" office:value="33" calcext:value-type="float">
            <text:p>33</text:p>
          </table:table-cell>
          <table:table-cell table:formula="of:=[.B35]*0.9" office:value-type="float" office:value="28.8" calcext:value-type="float">
            <text:p>28.8</text:p>
          </table:table-cell>
          <table:table-cell table:formula="of:=[.C35]*0.99" office:value-type="float" office:value="32.67" calcext:value-type="float">
            <text:p>32.67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B35]+1" office:value-type="float" office:value="33" calcext:value-type="float">
            <text:p>33</text:p>
          </table:table-cell>
          <table:table-cell table:formula="of:=[.A36]" office:value-type="float" office:value="34" calcext:value-type="float">
            <text:p>34</text:p>
          </table:table-cell>
          <table:table-cell table:formula="of:=[.B36]*0.9" office:value-type="float" office:value="29.7" calcext:value-type="float">
            <text:p>29.7</text:p>
          </table:table-cell>
          <table:table-cell table:formula="of:=[.C36]*0.99" office:value-type="float" office:value="33.66" calcext:value-type="float">
            <text:p>33.66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B36]+1" office:value-type="float" office:value="34" calcext:value-type="float">
            <text:p>34</text:p>
          </table:table-cell>
          <table:table-cell table:formula="of:=[.A37]" office:value-type="float" office:value="35" calcext:value-type="float">
            <text:p>35</text:p>
          </table:table-cell>
          <table:table-cell table:formula="of:=[.B37]*0.9" office:value-type="float" office:value="30.6" calcext:value-type="float">
            <text:p>30.6</text:p>
          </table:table-cell>
          <table:table-cell table:formula="of:=[.C37]*0.99" office:value-type="float" office:value="34.65" calcext:value-type="float">
            <text:p>34.65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B37]+1" office:value-type="float" office:value="35" calcext:value-type="float">
            <text:p>35</text:p>
          </table:table-cell>
          <table:table-cell table:formula="of:=[.A38]" office:value-type="float" office:value="36" calcext:value-type="float">
            <text:p>36</text:p>
          </table:table-cell>
          <table:table-cell table:formula="of:=[.B38]*0.9" office:value-type="float" office:value="31.5" calcext:value-type="float">
            <text:p>31.5</text:p>
          </table:table-cell>
          <table:table-cell table:formula="of:=[.C38]*0.99" office:value-type="float" office:value="35.64" calcext:value-type="float">
            <text:p>35.64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B38]+1" office:value-type="float" office:value="36" calcext:value-type="float">
            <text:p>36</text:p>
          </table:table-cell>
          <table:table-cell table:formula="of:=[.A39]" office:value-type="float" office:value="37" calcext:value-type="float">
            <text:p>37</text:p>
          </table:table-cell>
          <table:table-cell table:formula="of:=[.B39]*0.9" office:value-type="float" office:value="32.4" calcext:value-type="float">
            <text:p>32.4</text:p>
          </table:table-cell>
          <table:table-cell table:formula="of:=[.C39]*0.99" office:value-type="float" office:value="36.63" calcext:value-type="float">
            <text:p>36.63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B39]+1" office:value-type="float" office:value="37" calcext:value-type="float">
            <text:p>37</text:p>
          </table:table-cell>
          <table:table-cell table:formula="of:=[.A40]" office:value-type="float" office:value="38" calcext:value-type="float">
            <text:p>38</text:p>
          </table:table-cell>
          <table:table-cell table:formula="of:=[.B40]*0.9" office:value-type="float" office:value="33.3" calcext:value-type="float">
            <text:p>33.3</text:p>
          </table:table-cell>
          <table:table-cell table:formula="of:=[.C40]*0.99" office:value-type="float" office:value="37.62" calcext:value-type="float">
            <text:p>37.62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B40]+1" office:value-type="float" office:value="38" calcext:value-type="float">
            <text:p>38</text:p>
          </table:table-cell>
          <table:table-cell table:formula="of:=[.A41]" office:value-type="float" office:value="39" calcext:value-type="float">
            <text:p>39</text:p>
          </table:table-cell>
          <table:table-cell table:formula="of:=[.B41]*0.9" office:value-type="float" office:value="34.2" calcext:value-type="float">
            <text:p>34.2</text:p>
          </table:table-cell>
          <table:table-cell table:formula="of:=[.C41]*0.99" office:value-type="float" office:value="38.61" calcext:value-type="float">
            <text:p>38.61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B41]+1" office:value-type="float" office:value="39" calcext:value-type="float">
            <text:p>39</text:p>
          </table:table-cell>
          <table:table-cell table:formula="of:=[.A42]" office:value-type="float" office:value="40" calcext:value-type="float">
            <text:p>40</text:p>
          </table:table-cell>
          <table:table-cell table:formula="of:=[.B42]*0.9" office:value-type="float" office:value="35.1" calcext:value-type="float">
            <text:p>35.1</text:p>
          </table:table-cell>
          <table:table-cell table:formula="of:=[.C42]*0.99" office:value-type="float" office:value="39.6" calcext:value-type="float">
            <text:p>39.6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B42]+1" office:value-type="float" office:value="40" calcext:value-type="float">
            <text:p>40</text:p>
          </table:table-cell>
          <table:table-cell table:formula="of:=[.A43]" office:value-type="float" office:value="41" calcext:value-type="float">
            <text:p>41</text:p>
          </table:table-cell>
          <table:table-cell table:formula="of:=[.B43]*0.9" office:value-type="float" office:value="36" calcext:value-type="float">
            <text:p>36</text:p>
          </table:table-cell>
          <table:table-cell table:formula="of:=[.C43]*0.99" office:value-type="float" office:value="40.59" calcext:value-type="float">
            <text:p>40.59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B43]+1" office:value-type="float" office:value="41" calcext:value-type="float">
            <text:p>41</text:p>
          </table:table-cell>
          <table:table-cell table:formula="of:=[.A44]" office:value-type="float" office:value="42" calcext:value-type="float">
            <text:p>42</text:p>
          </table:table-cell>
          <table:table-cell table:formula="of:=[.B44]*0.9" office:value-type="float" office:value="36.9" calcext:value-type="float">
            <text:p>36.9</text:p>
          </table:table-cell>
          <table:table-cell table:formula="of:=[.C44]*0.99" office:value-type="float" office:value="41.58" calcext:value-type="float">
            <text:p>41.58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B44]+1" office:value-type="float" office:value="42" calcext:value-type="float">
            <text:p>42</text:p>
          </table:table-cell>
          <table:table-cell table:formula="of:=[.A45]" office:value-type="float" office:value="43" calcext:value-type="float">
            <text:p>43</text:p>
          </table:table-cell>
          <table:table-cell table:formula="of:=[.B45]*0.9" office:value-type="float" office:value="37.8" calcext:value-type="float">
            <text:p>37.8</text:p>
          </table:table-cell>
          <table:table-cell table:formula="of:=[.C45]*0.99" office:value-type="float" office:value="42.57" calcext:value-type="float">
            <text:p>42.57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B45]+1" office:value-type="float" office:value="43" calcext:value-type="float">
            <text:p>43</text:p>
          </table:table-cell>
          <table:table-cell table:formula="of:=[.A46]" office:value-type="float" office:value="44" calcext:value-type="float">
            <text:p>44</text:p>
          </table:table-cell>
          <table:table-cell table:formula="of:=[.B46]*0.9" office:value-type="float" office:value="38.7" calcext:value-type="float">
            <text:p>38.7</text:p>
          </table:table-cell>
          <table:table-cell table:formula="of:=[.C46]*0.99" office:value-type="float" office:value="43.56" calcext:value-type="float">
            <text:p>43.56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B46]+1" office:value-type="float" office:value="44" calcext:value-type="float">
            <text:p>44</text:p>
          </table:table-cell>
          <table:table-cell table:formula="of:=[.A47]" office:value-type="float" office:value="45" calcext:value-type="float">
            <text:p>45</text:p>
          </table:table-cell>
          <table:table-cell table:formula="of:=[.B47]*0.9" office:value-type="float" office:value="39.6" calcext:value-type="float">
            <text:p>39.6</text:p>
          </table:table-cell>
          <table:table-cell table:formula="of:=[.C47]*0.99" office:value-type="float" office:value="44.55" calcext:value-type="float">
            <text:p>44.55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B47]+1" office:value-type="float" office:value="45" calcext:value-type="float">
            <text:p>45</text:p>
          </table:table-cell>
          <table:table-cell table:formula="of:=[.A48]" office:value-type="float" office:value="46" calcext:value-type="float">
            <text:p>46</text:p>
          </table:table-cell>
          <table:table-cell table:formula="of:=[.B48]*0.9" office:value-type="float" office:value="40.5" calcext:value-type="float">
            <text:p>40.5</text:p>
          </table:table-cell>
          <table:table-cell table:formula="of:=[.C48]*0.99" office:value-type="float" office:value="45.54" calcext:value-type="float">
            <text:p>45.54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B48]+1" office:value-type="float" office:value="46" calcext:value-type="float">
            <text:p>46</text:p>
          </table:table-cell>
          <table:table-cell table:formula="of:=[.A49]" office:value-type="float" office:value="47" calcext:value-type="float">
            <text:p>47</text:p>
          </table:table-cell>
          <table:table-cell table:formula="of:=[.B49]*0.9" office:value-type="float" office:value="41.4" calcext:value-type="float">
            <text:p>41.4</text:p>
          </table:table-cell>
          <table:table-cell table:formula="of:=[.C49]*0.99" office:value-type="float" office:value="46.53" calcext:value-type="float">
            <text:p>46.53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B49]+1" office:value-type="float" office:value="47" calcext:value-type="float">
            <text:p>47</text:p>
          </table:table-cell>
          <table:table-cell table:formula="of:=[.A50]" office:value-type="float" office:value="48" calcext:value-type="float">
            <text:p>48</text:p>
          </table:table-cell>
          <table:table-cell table:formula="of:=[.B50]*0.9" office:value-type="float" office:value="42.3" calcext:value-type="float">
            <text:p>42.3</text:p>
          </table:table-cell>
          <table:table-cell table:formula="of:=[.C50]*0.99" office:value-type="float" office:value="47.52" calcext:value-type="float">
            <text:p>47.52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B50]+1" office:value-type="float" office:value="48" calcext:value-type="float">
            <text:p>48</text:p>
          </table:table-cell>
          <table:table-cell table:formula="of:=[.A51]" office:value-type="float" office:value="49" calcext:value-type="float">
            <text:p>49</text:p>
          </table:table-cell>
          <table:table-cell table:formula="of:=[.B51]*0.9" office:value-type="float" office:value="43.2" calcext:value-type="float">
            <text:p>43.2</text:p>
          </table:table-cell>
          <table:table-cell table:formula="of:=[.C51]*0.99" office:value-type="float" office:value="48.51" calcext:value-type="float">
            <text:p>48.51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B51]+1" office:value-type="float" office:value="49" calcext:value-type="float">
            <text:p>49</text:p>
          </table:table-cell>
          <table:table-cell table:formula="of:=[.A52]" office:value-type="float" office:value="50" calcext:value-type="float">
            <text:p>50</text:p>
          </table:table-cell>
          <table:table-cell table:formula="of:=[.B52]*0.9" office:value-type="float" office:value="44.1" calcext:value-type="float">
            <text:p>44.1</text:p>
          </table:table-cell>
          <table:table-cell table:formula="of:=[.C52]*0.99" office:value-type="float" office:value="49.5" calcext:value-type="float">
            <text:p>49.5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B52]+1" office:value-type="float" office:value="50" calcext:value-type="float">
            <text:p>50</text:p>
          </table:table-cell>
          <table:table-cell table:formula="of:=[.A53]" office:value-type="float" office:value="51" calcext:value-type="float">
            <text:p>51</text:p>
          </table:table-cell>
          <table:table-cell table:formula="of:=[.B53]*0.9" office:value-type="float" office:value="45" calcext:value-type="float">
            <text:p>45</text:p>
          </table:table-cell>
          <table:table-cell table:formula="of:=[.C53]*0.99" office:value-type="float" office:value="50.49" calcext:value-type="float">
            <text:p>50.49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B53]+1" office:value-type="float" office:value="51" calcext:value-type="float">
            <text:p>51</text:p>
          </table:table-cell>
          <table:table-cell table:formula="of:=[.A54]" office:value-type="float" office:value="52" calcext:value-type="float">
            <text:p>52</text:p>
          </table:table-cell>
          <table:table-cell table:formula="of:=[.B54]*0.9" office:value-type="float" office:value="45.9" calcext:value-type="float">
            <text:p>45.9</text:p>
          </table:table-cell>
          <table:table-cell table:formula="of:=[.C54]*0.99" office:value-type="float" office:value="51.48" calcext:value-type="float">
            <text:p>51.48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B54]+1" office:value-type="float" office:value="52" calcext:value-type="float">
            <text:p>52</text:p>
          </table:table-cell>
          <table:table-cell table:formula="of:=[.A55]" office:value-type="float" office:value="53" calcext:value-type="float">
            <text:p>53</text:p>
          </table:table-cell>
          <table:table-cell table:formula="of:=[.B55]*0.9" office:value-type="float" office:value="46.8" calcext:value-type="float">
            <text:p>46.8</text:p>
          </table:table-cell>
          <table:table-cell table:formula="of:=[.C55]*0.99" office:value-type="float" office:value="52.47" calcext:value-type="float">
            <text:p>52.47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B55]+1" office:value-type="float" office:value="53" calcext:value-type="float">
            <text:p>53</text:p>
          </table:table-cell>
          <table:table-cell table:formula="of:=[.A56]" office:value-type="float" office:value="54" calcext:value-type="float">
            <text:p>54</text:p>
          </table:table-cell>
          <table:table-cell table:formula="of:=[.B56]*0.9" office:value-type="float" office:value="47.7" calcext:value-type="float">
            <text:p>47.7</text:p>
          </table:table-cell>
          <table:table-cell table:formula="of:=[.C56]*0.99" office:value-type="float" office:value="53.46" calcext:value-type="float">
            <text:p>53.46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B56]+1" office:value-type="float" office:value="54" calcext:value-type="float">
            <text:p>54</text:p>
          </table:table-cell>
          <table:table-cell table:formula="of:=[.A57]" office:value-type="float" office:value="55" calcext:value-type="float">
            <text:p>55</text:p>
          </table:table-cell>
          <table:table-cell table:formula="of:=[.B57]*0.9" office:value-type="float" office:value="48.6" calcext:value-type="float">
            <text:p>48.6</text:p>
          </table:table-cell>
          <table:table-cell table:formula="of:=[.C57]*0.99" office:value-type="float" office:value="54.45" calcext:value-type="float">
            <text:p>54.45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B57]+1" office:value-type="float" office:value="55" calcext:value-type="float">
            <text:p>55</text:p>
          </table:table-cell>
          <table:table-cell table:formula="of:=[.A58]" office:value-type="float" office:value="56" calcext:value-type="float">
            <text:p>56</text:p>
          </table:table-cell>
          <table:table-cell table:formula="of:=[.B58]*0.9" office:value-type="float" office:value="49.5" calcext:value-type="float">
            <text:p>49.5</text:p>
          </table:table-cell>
          <table:table-cell table:formula="of:=[.C58]*0.99" office:value-type="float" office:value="55.44" calcext:value-type="float">
            <text:p>55.44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B58]+1" office:value-type="float" office:value="56" calcext:value-type="float">
            <text:p>56</text:p>
          </table:table-cell>
          <table:table-cell table:formula="of:=[.A59]" office:value-type="float" office:value="57" calcext:value-type="float">
            <text:p>57</text:p>
          </table:table-cell>
          <table:table-cell table:formula="of:=[.B59]*0.9" office:value-type="float" office:value="50.4" calcext:value-type="float">
            <text:p>50.4</text:p>
          </table:table-cell>
          <table:table-cell table:formula="of:=[.C59]*0.99" office:value-type="float" office:value="56.43" calcext:value-type="float">
            <text:p>56.43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B59]+1" office:value-type="float" office:value="57" calcext:value-type="float">
            <text:p>57</text:p>
          </table:table-cell>
          <table:table-cell table:formula="of:=[.A60]" office:value-type="float" office:value="58" calcext:value-type="float">
            <text:p>58</text:p>
          </table:table-cell>
          <table:table-cell table:formula="of:=[.B60]*0.9" office:value-type="float" office:value="51.3" calcext:value-type="float">
            <text:p>51.3</text:p>
          </table:table-cell>
          <table:table-cell table:formula="of:=[.C60]*0.99" office:value-type="float" office:value="57.42" calcext:value-type="float">
            <text:p>57.42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B60]+1" office:value-type="float" office:value="58" calcext:value-type="float">
            <text:p>58</text:p>
          </table:table-cell>
          <table:table-cell table:formula="of:=[.A61]" office:value-type="float" office:value="59" calcext:value-type="float">
            <text:p>59</text:p>
          </table:table-cell>
          <table:table-cell table:formula="of:=[.B61]*0.9" office:value-type="float" office:value="52.2" calcext:value-type="float">
            <text:p>52.2</text:p>
          </table:table-cell>
          <table:table-cell table:formula="of:=[.C61]*0.99" office:value-type="float" office:value="58.41" calcext:value-type="float">
            <text:p>58.41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B61]+1" office:value-type="float" office:value="59" calcext:value-type="float">
            <text:p>59</text:p>
          </table:table-cell>
          <table:table-cell table:formula="of:=[.A62]" office:value-type="float" office:value="60" calcext:value-type="float">
            <text:p>60</text:p>
          </table:table-cell>
          <table:table-cell table:formula="of:=[.B62]*0.9" office:value-type="float" office:value="53.1" calcext:value-type="float">
            <text:p>53.1</text:p>
          </table:table-cell>
          <table:table-cell table:formula="of:=[.C62]*0.99" office:value-type="float" office:value="59.4" calcext:value-type="float">
            <text:p>59.4</text:p>
          </table:table-cell>
        </table:table-row>
      </table:table>
      <table:table table:name="Sheet5" table:style-name="ta1">
        <table:shapes>
          <draw:frame draw:z-index="0" draw:style-name="gr1" draw:text-style-name="P1" svg:width="7.9213in" svg:height="4.039in" svg:x="3.5909in" svg:y="0.0185in">
            <draw:object draw:notify-on-update-of-ranges="Sheet5.A1:Sheet5.A1 Sheet5.A2:Sheet5.A101 Sheet5.B1:Sheet5.B1 Sheet5.B2:Sheet5.B101 Sheet5.C1:Sheet5.C1 Sheet5.C2:Sheet5.C10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17 second block time, &gt;=5 blocks</text:p>
          </table:table-cell>
          <table:table-cell office:value-type="string" calcext:value-type="string">
            <text:p>600 second block time, &gt;=1 block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0340519854843" calcext:value-type="float">
            <text:p>3.41E-005</text:p>
          </table:table-cell>
          <table:table-cell office:value-type="float" office:value="0.00995016624916" calcext:value-type="float">
            <text:p>0.00995016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81516590081" calcext:value-type="float">
            <text:p>0.0008151659</text:p>
          </table:table-cell>
          <table:table-cell office:value-type="float" office:value="0.0198013266899" calcext:value-type="float">
            <text:p>0.01980132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464366158398" calcext:value-type="float">
            <text:p>0.0046436616</text:p>
          </table:table-cell>
          <table:table-cell office:value-type="float" office:value="0.0295544664466" calcext:value-type="float">
            <text:p>0.02955446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47227600619" calcext:value-type="float">
            <text:p>0.0147227601</text:p>
          </table:table-cell>
          <table:table-cell office:value-type="float" office:value="0.0392105608412" calcext:value-type="float">
            <text:p>0.03921056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39097306642" calcext:value-type="float">
            <text:p>0.0339097307</text:p>
          </table:table-cell>
          <table:table-cell office:value-type="float" office:value="0.0487705754913" calcext:value-type="float">
            <text:p>0.04877057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38912221299" calcext:value-type="float">
            <text:p>0.0638912221</text:p>
          </table:table-cell>
          <table:table-cell office:value-type="float" office:value="0.0582354664062" calcext:value-type="float">
            <text:p>0.05823546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04927342225" calcext:value-type="float">
            <text:p>0.1049273422</text:p>
          </table:table-cell>
          <table:table-cell office:value-type="float" office:value="0.067606180083" calcext:value-type="float">
            <text:p>0.06760618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56006746332" calcext:value-type="float">
            <text:p>0.1560067463</text:p>
          </table:table-cell>
          <table:table-cell office:value-type="float" office:value="0.0768836536009" calcext:value-type="float">
            <text:p>0.07688365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15209521746" calcext:value-type="float">
            <text:p>0.2152095217</text:p>
          </table:table-cell>
          <table:table-cell office:value-type="float" office:value="0.0860688147149" calcext:value-type="float">
            <text:p>0.08606881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80119770789" calcext:value-type="float">
            <text:p>0.2801197708</text:p>
          </table:table-cell>
          <table:table-cell office:value-type="float" office:value="0.0951625819488" calcext:value-type="float">
            <text:p>0.09516258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48192179883" calcext:value-type="float">
            <text:p>0.3481921799</text:p>
          </table:table-cell>
          <table:table-cell office:value-type="float" office:value="0.104165864687" calcext:value-type="float">
            <text:p>0.10416586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17028905291" calcext:value-type="float">
            <text:p>0.4170289053</text:p>
          </table:table-cell>
          <table:table-cell office:value-type="float" office:value="0.113079563265" calcext:value-type="float">
            <text:p>0.11307956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84558106619" calcext:value-type="float">
            <text:p>0.4845581066</text:p>
          </table:table-cell>
          <table:table-cell office:value-type="float" office:value="0.12190456906" calcext:value-type="float">
            <text:p>0.12190456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49125117089" calcext:value-type="float">
            <text:p>0.5491251171</text:p>
          </table:table-cell>
          <table:table-cell office:value-type="float" office:value="0.130641764581" calcext:value-type="float">
            <text:p>0.13064176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0951573948" calcext:value-type="float">
            <text:p>0.6095157395</text:p>
          </table:table-cell>
          <table:table-cell office:value-type="float" office:value="0.139292023553" calcext:value-type="float">
            <text:p>0.13929202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64932639103" calcext:value-type="float">
            <text:p>0.6649326391</text:p>
          </table:table-cell>
          <table:table-cell office:value-type="float" office:value="0.147856211011" calcext:value-type="float">
            <text:p>0.1478562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714943499565" calcext:value-type="float">
            <text:p>0.7149434996</text:p>
          </table:table-cell>
          <table:table-cell office:value-type="float" office:value="0.156335183379" calcext:value-type="float">
            <text:p>0.15633518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59415710501" calcext:value-type="float">
            <text:p>0.7594157105</text:p>
          </table:table-cell>
          <table:table-cell office:value-type="float" office:value="0.164729788563" calcext:value-type="float">
            <text:p>0.16472978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98448200397" calcext:value-type="float">
            <text:p>0.7984482004</text:p>
          </table:table-cell>
          <table:table-cell office:value-type="float" office:value="0.17304086603" calcext:value-type="float">
            <text:p>0.1730408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32307314837" calcext:value-type="float">
            <text:p>0.8323073148</text:p>
          </table:table-cell>
          <table:table-cell office:value-type="float" office:value="0.181269246894" calcext:value-type="float">
            <text:p>0.18126924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861370662298" calcext:value-type="float">
            <text:p>0.8613706623</text:p>
          </table:table-cell>
          <table:table-cell office:value-type="float" office:value="0.189415754001" calcext:value-type="float">
            <text:p>0.1894157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886080653209" calcext:value-type="float">
            <text:p>0.8860806532</text:p>
          </table:table-cell>
          <table:table-cell office:value-type="float" office:value="0.197481202008" calcext:value-type="float">
            <text:p>0.1974812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06907963577" calcext:value-type="float">
            <text:p>0.9069079636</text:p>
          </table:table-cell>
          <table:table-cell office:value-type="float" office:value="0.205466397466" calcext:value-type="float">
            <text:p>0.20546639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24324229479" calcext:value-type="float">
            <text:p>0.9243242295</text:p>
          </table:table-cell>
          <table:table-cell office:value-type="float" office:value="0.213372138902" calcext:value-type="float">
            <text:p>0.21337213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38782781834" calcext:value-type="float">
            <text:p>0.9387827818</text:p>
          </table:table-cell>
          <table:table-cell office:value-type="float" office:value="0.221199216896" calcext:value-type="float">
            <text:p>0.221199216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50706034255" calcext:value-type="float">
            <text:p>0.9507060343</text:p>
          </table:table-cell>
          <table:table-cell office:value-type="float" office:value="0.228948414163" calcext:value-type="float">
            <text:p>0.228948414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60478135789" calcext:value-type="float">
            <text:p>0.9604781358</text:p>
          </table:table-cell>
          <table:table-cell office:value-type="float" office:value="0.236620505628" calcext:value-type="float">
            <text:p>0.23662050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68441615124" calcext:value-type="float">
            <text:p>0.9684416151</text:p>
          </table:table-cell>
          <table:table-cell office:value-type="float" office:value="0.244216258509" calcext:value-type="float">
            <text:p>0.244216258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7489691604" calcext:value-type="float">
            <text:p>0.974896916</text:p>
          </table:table-cell>
          <table:table-cell office:value-type="float" office:value="0.251736432385" calcext:value-type="float">
            <text:p>0.25173643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80103916837" calcext:value-type="float">
            <text:p>0.9801039168</text:p>
          </table:table-cell>
          <table:table-cell office:value-type="float" office:value="0.259181779281" calcext:value-type="float">
            <text:p>0.259181779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84284715028" calcext:value-type="float">
            <text:p>0.984284715</text:p>
          </table:table-cell>
          <table:table-cell office:value-type="float" office:value="0.266553043737" calcext:value-type="float">
            <text:p>0.26655304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87627128951" calcext:value-type="float">
            <text:p>0.987627129</text:p>
          </table:table-cell>
          <table:table-cell office:value-type="float" office:value="0.273850962887" calcext:value-type="float">
            <text:p>0.27385096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90288513816" calcext:value-type="float">
            <text:p>0.9902885138</text:p>
          </table:table-cell>
          <table:table-cell office:value-type="float" office:value="0.281076266528" calcext:value-type="float">
            <text:p>0.28107626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92399609312" calcext:value-type="float">
            <text:p>0.9923996093</text:p>
          </table:table-cell>
          <table:table-cell office:value-type="float" office:value="0.288229677197" calcext:value-type="float">
            <text:p>0.288229677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94068230519" calcext:value-type="float">
            <text:p>0.9940682305</text:p>
          </table:table-cell>
          <table:table-cell office:value-type="float" office:value="0.29531191024" calcext:value-type="float">
            <text:p>0.29531191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95382686205" calcext:value-type="float">
            <text:p>0.9953826862</text:p>
          </table:table-cell>
          <table:table-cell office:value-type="float" office:value="0.302323673887" calcext:value-type="float">
            <text:p>0.302323673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96414862043" calcext:value-type="float">
            <text:p>0.996414862</text:p>
          </table:table-cell>
          <table:table-cell office:value-type="float" office:value="0.309265669319" calcext:value-type="float">
            <text:p>0.309265669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97222944406" calcext:value-type="float">
            <text:p>0.9972229444</text:p>
          </table:table-cell>
          <table:table-cell office:value-type="float" office:value="0.316138590744" calcext:value-type="float">
            <text:p>0.316138590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97853786292" calcext:value-type="float">
            <text:p>0.9978537863</text:p>
          </table:table-cell>
          <table:table-cell office:value-type="float" office:value="0.322943125457" calcext:value-type="float">
            <text:p>0.32294312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98344933675" calcext:value-type="float">
            <text:p>0.9983449337</text:p>
          </table:table-cell>
          <table:table-cell office:value-type="float" office:value="0.329679953919" calcext:value-type="float">
            <text:p>0.329679953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98726340333" calcext:value-type="float">
            <text:p>0.9987263403</text:p>
          </table:table-cell>
          <table:table-cell office:value-type="float" office:value="0.336349749818" calcext:value-type="float">
            <text:p>0.336349749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99021804104" calcext:value-type="float">
            <text:p>0.9990218041</text:p>
          </table:table-cell>
          <table:table-cell office:value-type="float" office:value="0.342953180138" calcext:value-type="float">
            <text:p>0.34295318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999250158959" calcext:value-type="float">
            <text:p>0.999250159</text:p>
          </table:table-cell>
          <table:table-cell office:value-type="float" office:value="0.349490905229" calcext:value-type="float">
            <text:p>0.34949090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99426256506" calcext:value-type="float">
            <text:p>0.9994262565</text:p>
          </table:table-cell>
          <table:table-cell office:value-type="float" office:value="0.355963578869" calcext:value-type="float">
            <text:p>0.355963578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99561768331" calcext:value-type="float">
            <text:p>0.9995617683</text:p>
          </table:table-cell>
          <table:table-cell office:value-type="float" office:value="0.36237184833" calcext:value-type="float">
            <text:p>0.362371848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999665837666" calcext:value-type="float">
            <text:p>0.9996658377</text:p>
          </table:table-cell>
          <table:table-cell office:value-type="float" office:value="0.368716354444" calcext:value-type="float">
            <text:p>0.368716354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999745605586" calcext:value-type="float">
            <text:p>0.9997456056</text:p>
          </table:table-cell>
          <table:table-cell office:value-type="float" office:value="0.374997731668" calcext:value-type="float">
            <text:p>0.37499773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99806633626" calcext:value-type="float">
            <text:p>0.9998066336</text:p>
          </table:table-cell>
          <table:table-cell office:value-type="float" office:value="0.381216608144" calcext:value-type="float">
            <text:p>0.381216608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9985324155" calcext:value-type="float">
            <text:p>0.9998532416</text:p>
          </table:table-cell>
          <table:table-cell office:value-type="float" office:value="0.387373605765" calcext:value-type="float">
            <text:p>0.38737360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99888776096" calcext:value-type="float">
            <text:p>0.9998887761</text:p>
          </table:table-cell>
          <table:table-cell office:value-type="float" office:value="0.393469340236" calcext:value-type="float">
            <text:p>0.393469340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999915823902" calcext:value-type="float">
            <text:p>0.9999158239</text:p>
          </table:table-cell>
          <table:table-cell office:value-type="float" office:value="0.399504421136" calcext:value-type="float">
            <text:p>0.39950442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99993637956" calcext:value-type="float">
            <text:p>0.9999363796</text:p>
          </table:table-cell>
          <table:table-cell office:value-type="float" office:value="0.405479451978" calcext:value-type="float">
            <text:p>0.40547945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999951977781" calcext:value-type="float">
            <text:p>0.9999519778</text:p>
          </table:table-cell>
          <table:table-cell office:value-type="float" office:value="0.411395030269" calcext:value-type="float">
            <text:p>0.411395030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999963796974" calcext:value-type="float">
            <text:p>0.999963797</text:p>
          </table:table-cell>
          <table:table-cell office:value-type="float" office:value="0.417251747573" calcext:value-type="float">
            <text:p>0.417251747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99972740177" calcext:value-type="float">
            <text:p>0.9999727402</text:p>
          </table:table-cell>
          <table:table-cell office:value-type="float" office:value="0.423050189566" calcext:value-type="float">
            <text:p>0.423050189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999979498093" calcext:value-type="float">
            <text:p>0.9999794981</text:p>
          </table:table-cell>
          <table:table-cell office:value-type="float" office:value="0.428790936097" calcext:value-type="float">
            <text:p>0.428790936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999984598069" calcext:value-type="float">
            <text:p>0.9999845981</text:p>
          </table:table-cell>
          <table:table-cell office:value-type="float" office:value="0.434474561246" calcext:value-type="float">
            <text:p>0.434474561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999988442027" calcext:value-type="float">
            <text:p>0.999988442</text:p>
          </table:table-cell>
          <table:table-cell office:value-type="float" office:value="0.44010163338" calcext:value-type="float">
            <text:p>0.440101633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999991335792" calcext:value-type="float">
            <text:p>0.9999913358</text:p>
          </table:table-cell>
          <table:table-cell office:value-type="float" office:value="0.44567271521" calcext:value-type="float">
            <text:p>0.445672715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99993511697" calcext:value-type="float">
            <text:p>0.9999935117</text:p>
          </table:table-cell>
          <table:table-cell office:value-type="float" office:value="0.45118836385" calcext:value-type="float">
            <text:p>0.451188363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999995145972" calcext:value-type="float">
            <text:p>0.999995146</text:p>
          </table:table-cell>
          <table:table-cell office:value-type="float" office:value="0.45664913087" calcext:value-type="float">
            <text:p>0.456649130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9999963721" calcext:value-type="float">
            <text:p>0.9999963721</text:p>
          </table:table-cell>
          <table:table-cell office:value-type="float" office:value="0.462055562349" calcext:value-type="float">
            <text:p>0.46205556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99997291038" calcext:value-type="float">
            <text:p>0.999997291</text:p>
          </table:table-cell>
          <table:table-cell office:value-type="float" office:value="0.467408198936" calcext:value-type="float">
            <text:p>0.467408198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99997979043" calcext:value-type="float">
            <text:p>0.999997979</text:p>
          </table:table-cell>
          <table:table-cell office:value-type="float" office:value="0.4727075759" calcext:value-type="float">
            <text:p>0.472707575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99998493639" calcext:value-type="float">
            <text:p>0.9999984936</text:p>
          </table:table-cell>
          <table:table-cell office:value-type="float" office:value="0.477954223182" calcext:value-type="float">
            <text:p>0.477954223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99998878162" calcext:value-type="float">
            <text:p>0.9999988782</text:p>
          </table:table-cell>
          <table:table-cell office:value-type="float" office:value="0.483148665451" calcext:value-type="float">
            <text:p>0.483148665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999999165223" calcext:value-type="float">
            <text:p>0.9999991652</text:p>
          </table:table-cell>
          <table:table-cell office:value-type="float" office:value="0.488291422156" calcext:value-type="float">
            <text:p>0.488291422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9999937933" calcext:value-type="float">
            <text:p>0.9999993793</text:p>
          </table:table-cell>
          <table:table-cell office:value-type="float" office:value="0.493383007576" calcext:value-type="float">
            <text:p>0.493383007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999999538884" calcext:value-type="float">
            <text:p>0.9999995389</text:p>
          </table:table-cell>
          <table:table-cell office:value-type="float" office:value="0.498423930875" calcext:value-type="float">
            <text:p>0.498423930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999999657684" calcext:value-type="float">
            <text:p>0.9999996577</text:p>
          </table:table-cell>
          <table:table-cell office:value-type="float" office:value="0.50341469615" calcext:value-type="float">
            <text:p>0.503414696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999999746065" calcext:value-type="float">
            <text:p>0.9999997461</text:p>
          </table:table-cell>
          <table:table-cell office:value-type="float" office:value="0.50835580248" calcext:value-type="float">
            <text:p>0.50835580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999999811764" calcext:value-type="float">
            <text:p>0.9999998118</text:p>
          </table:table-cell>
          <table:table-cell office:value-type="float" office:value="0.513247743981" calcext:value-type="float">
            <text:p>0.51324774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999999860563" calcext:value-type="float">
            <text:p>0.9999998606</text:p>
          </table:table-cell>
          <table:table-cell office:value-type="float" office:value="0.51809100985" calcext:value-type="float">
            <text:p>0.51809100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999999896782" calcext:value-type="float">
            <text:p>0.9999998968</text:p>
          </table:table-cell>
          <table:table-cell office:value-type="float" office:value="0.522886084419" calcext:value-type="float">
            <text:p>0.522886084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999999923644" calcext:value-type="float">
            <text:p>0.9999999236</text:p>
          </table:table-cell>
          <table:table-cell office:value-type="float" office:value="0.527633447199" calcext:value-type="float">
            <text:p>0.527633447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999999943552" calcext:value-type="float">
            <text:p>0.9999999436</text:p>
          </table:table-cell>
          <table:table-cell office:value-type="float" office:value="0.53233357293" calcext:value-type="float">
            <text:p>0.532333572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999999958296" calcext:value-type="float">
            <text:p>0.9999999583</text:p>
          </table:table-cell>
          <table:table-cell office:value-type="float" office:value="0.536986931629" calcext:value-type="float">
            <text:p>0.53698693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999999969208" calcext:value-type="float">
            <text:p>0.9999999692</text:p>
          </table:table-cell>
          <table:table-cell office:value-type="float" office:value="0.541593988634" calcext:value-type="float">
            <text:p>0.541593988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999999977279" calcext:value-type="float">
            <text:p>0.9999999773</text:p>
          </table:table-cell>
          <table:table-cell office:value-type="float" office:value="0.546155204657" calcext:value-type="float">
            <text:p>0.54615520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99999983244" calcext:value-type="float">
            <text:p>0.9999999832</text:p>
          </table:table-cell>
          <table:table-cell office:value-type="float" office:value="0.550671035822" calcext:value-type="float">
            <text:p>0.550671035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99999998765" calcext:value-type="float">
            <text:p>0.9999999877</text:p>
          </table:table-cell>
          <table:table-cell office:value-type="float" office:value="0.555141933716" calcext:value-type="float">
            <text:p>0.555141933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999999990903" calcext:value-type="float">
            <text:p>0.9999999909</text:p>
          </table:table-cell>
          <table:table-cell office:value-type="float" office:value="0.559568345433" calcext:value-type="float">
            <text:p>0.559568345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999999993303" calcext:value-type="float">
            <text:p>0.9999999933</text:p>
          </table:table-cell>
          <table:table-cell office:value-type="float" office:value="0.563950713617" calcext:value-type="float">
            <text:p>0.563950713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999999995072" calcext:value-type="float">
            <text:p>0.9999999951</text:p>
          </table:table-cell>
          <table:table-cell office:value-type="float" office:value="0.56828947651" calcext:value-type="float">
            <text:p>0.568289476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999999996376" calcext:value-type="float">
            <text:p>0.9999999964</text:p>
          </table:table-cell>
          <table:table-cell office:value-type="float" office:value="0.57258506799" calcext:value-type="float">
            <text:p>0.57258506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999999997336" calcext:value-type="float">
            <text:p>0.9999999973</text:p>
          </table:table-cell>
          <table:table-cell office:value-type="float" office:value="0.576837917621" calcext:value-type="float">
            <text:p>0.576837917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999999998043" calcext:value-type="float">
            <text:p>0.999999998</text:p>
          </table:table-cell>
          <table:table-cell office:value-type="float" office:value="0.581048450691" calcext:value-type="float">
            <text:p>0.581048450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999999998563" calcext:value-type="float">
            <text:p>0.9999999986</text:p>
          </table:table-cell>
          <table:table-cell office:value-type="float" office:value="0.585217088257" calcext:value-type="float">
            <text:p>0.585217088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999999998945" calcext:value-type="float">
            <text:p>0.9999999989</text:p>
          </table:table-cell>
          <table:table-cell office:value-type="float" office:value="0.589344247186" calcext:value-type="float">
            <text:p>0.589344247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999999999226" calcext:value-type="float">
            <text:p>0.9999999992</text:p>
          </table:table-cell>
          <table:table-cell office:value-type="float" office:value="0.593430340198" calcext:value-type="float">
            <text:p>0.593430340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999999999432" calcext:value-type="float">
            <text:p>0.9999999994</text:p>
          </table:table-cell>
          <table:table-cell office:value-type="float" office:value="0.597475775905" calcext:value-type="float">
            <text:p>0.597475775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99999999584" calcext:value-type="float">
            <text:p>0.9999999996</text:p>
          </table:table-cell>
          <table:table-cell office:value-type="float" office:value="0.601480958854" calcext:value-type="float">
            <text:p>0.601480958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999999999695" calcext:value-type="float">
            <text:p>0.9999999997</text:p>
          </table:table-cell>
          <table:table-cell office:value-type="float" office:value="0.605446289566" calcext:value-type="float">
            <text:p>0.605446289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999999999777" calcext:value-type="float">
            <text:p>0.9999999998</text:p>
          </table:table-cell>
          <table:table-cell office:value-type="float" office:value="0.609372164579" calcext:value-type="float">
            <text:p>0.609372164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999999999837" calcext:value-type="float">
            <text:p>0.9999999998</text:p>
          </table:table-cell>
          <table:table-cell office:value-type="float" office:value="0.613258976483" calcext:value-type="float">
            <text:p>0.613258976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9999999988" calcext:value-type="float">
            <text:p>0.9999999999</text:p>
          </table:table-cell>
          <table:table-cell office:value-type="float" office:value="0.617107113963" calcext:value-type="float">
            <text:p>0.61710711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99999999913" calcext:value-type="float">
            <text:p>0.9999999999</text:p>
          </table:table-cell>
          <table:table-cell office:value-type="float" office:value="0.620916961835" calcext:value-type="float">
            <text:p>0.62091696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999999999936" calcext:value-type="float">
            <text:p>0.9999999999</text:p>
          </table:table-cell>
          <table:table-cell office:value-type="float" office:value="0.624688901086" calcext:value-type="float">
            <text:p>0.624688901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999999999953" calcext:value-type="float">
            <text:p>1</text:p>
          </table:table-cell>
          <table:table-cell office:value-type="float" office:value="0.628423308916" calcext:value-type="float">
            <text:p>0.6284233089</text:p>
          </table:table-cell>
        </table:table-row>
      </table:table>
      <table:table table:name="Sheet6" table:style-name="ta1">
        <table:shapes>
          <draw:frame draw:z-index="0" draw:style-name="gr1" draw:text-style-name="P1" svg:width="7.9496in" svg:height="4.089in" svg:x="3.5626in" svg:y="0in">
            <draw:object draw:notify-on-update-of-ranges="Sheet6.A1:Sheet6.A1 Sheet6.A2:Sheet6.A101 Sheet6.B1:Sheet6.B1 Sheet6.B2:Sheet6.B101 Sheet6.C1:Sheet6.C1 Sheet6.C2:Sheet6.C10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17 second block time, &gt;=35 blocks</text:p>
          </table:table-cell>
          <table:table-cell office:value-type="string" calcext:value-type="string">
            <text:p>600 second block time, &gt;=1 block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198013266899" calcext:value-type="float">
            <text:p>0.01980132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392105608412" calcext:value-type="float">
            <text:p>0.03921056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0582354664062" calcext:value-type="float">
            <text:p>0.05823546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768836536009" calcext:value-type="float">
            <text:p>0.07688365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0951625819488" calcext:value-type="float">
            <text:p>0.09516258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113079563265" calcext:value-type="float">
            <text:p>0.11307956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0.130641764581" calcext:value-type="float">
            <text:p>0.13064176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147856211011" calcext:value-type="float">
            <text:p>0.1478562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164729788563" calcext:value-type="float">
            <text:p>0.16472978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181269246894" calcext:value-type="float">
            <text:p>0.18126924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197481202008" calcext:value-type="float">
            <text:p>0.1974812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213372138902" calcext:value-type="float">
            <text:p>0.21337213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228948414163" calcext:value-type="float">
            <text:p>0.22894841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244216258509" calcext:value-type="float">
            <text:p>0.24421625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259181779281" calcext:value-type="float">
            <text:p>0.25918177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0.273850962887" calcext:value-type="float">
            <text:p>0.27385096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0.288229677197" calcext:value-type="float">
            <text:p>0.288229677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302323673887" calcext:value-type="float">
            <text:p>0.302323673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0.316138590744" calcext:value-type="float">
            <text:p>0.31613859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329679953919" calcext:value-type="float">
            <text:p>0.329679953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0.342953180138" calcext:value-type="float">
            <text:p>0.34295318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0.355963578869" calcext:value-type="float">
            <text:p>0.355963578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0.368716354444" calcext:value-type="float">
            <text:p>0.368716354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0.381216608144" calcext:value-type="float">
            <text:p>0.38121660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173147554979" calcext:value-type="float">
            <text:p>0.0001731476</text:p>
          </table:table-cell>
          <table:table-cell office:value-type="float" office:value="0.393469340236" calcext:value-type="float">
            <text:p>0.393469340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349620317572" calcext:value-type="float">
            <text:p>0.0003496203</text:p>
          </table:table-cell>
          <table:table-cell office:value-type="float" office:value="0.405479451978" calcext:value-type="float">
            <text:p>0.40547945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671054821875" calcext:value-type="float">
            <text:p>0.0006710548</text:p>
          </table:table-cell>
          <table:table-cell office:value-type="float" office:value="0.417251747573" calcext:value-type="float">
            <text:p>0.417251747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122903325373" calcext:value-type="float">
            <text:p>0.0012290333</text:p>
          </table:table-cell>
          <table:table-cell office:value-type="float" office:value="0.428790936097" calcext:value-type="float">
            <text:p>0.428790936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215529183268" calcext:value-type="float">
            <text:p>0.0021552918</text:p>
          </table:table-cell>
          <table:table-cell office:value-type="float" office:value="0.44010163338" calcext:value-type="float">
            <text:p>0.440101633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363020133915" calcext:value-type="float">
            <text:p>0.0036302013</text:p>
          </table:table-cell>
          <table:table-cell office:value-type="float" office:value="0.45118836385" calcext:value-type="float">
            <text:p>0.451188363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588918817248" calcext:value-type="float">
            <text:p>0.0058891882</text:p>
          </table:table-cell>
          <table:table-cell office:value-type="float" office:value="0.462055562349" calcext:value-type="float">
            <text:p>0.462055562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922544424564" calcext:value-type="float">
            <text:p>0.0092254442</text:p>
          </table:table-cell>
          <table:table-cell office:value-type="float" office:value="0.4727075759" calcext:value-type="float">
            <text:p>0.472707575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139873852603" calcext:value-type="float">
            <text:p>0.0139873853</text:p>
          </table:table-cell>
          <table:table-cell office:value-type="float" office:value="0.483148665451" calcext:value-type="float">
            <text:p>0.483148665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20569731256" calcext:value-type="float">
            <text:p>0.0205697313</text:p>
          </table:table-cell>
          <table:table-cell office:value-type="float" office:value="0.493383007576" calcext:value-type="float">
            <text:p>0.493383007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293977729481" calcext:value-type="float">
            <text:p>0.0293977729</text:p>
          </table:table-cell>
          <table:table-cell office:value-type="float" office:value="0.50341469615" calcext:value-type="float">
            <text:p>0.503414696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409052624752" calcext:value-type="float">
            <text:p>0.0409052625</text:p>
          </table:table-cell>
          <table:table-cell office:value-type="float" office:value="0.513247743981" calcext:value-type="float">
            <text:p>0.51324774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555072915955" calcext:value-type="float">
            <text:p>0.0555072916</text:p>
          </table:table-cell>
          <table:table-cell office:value-type="float" office:value="0.522886084419" calcext:value-type="float">
            <text:p>0.522886084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73570338706" calcext:value-type="float">
            <text:p>0.0735703387</text:p>
          </table:table-cell>
          <table:table-cell office:value-type="float" office:value="0.53233357293" calcext:value-type="float">
            <text:p>0.532333572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953822356053" calcext:value-type="float">
            <text:p>0.0953822356</text:p>
          </table:table-cell>
          <table:table-cell office:value-type="float" office:value="0.541593988634" calcext:value-type="float">
            <text:p>0.541593988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21125024355" calcext:value-type="float">
            <text:p>0.1211250244</text:p>
          </table:table-cell>
          <table:table-cell office:value-type="float" office:value="0.550671035822" calcext:value-type="float">
            <text:p>0.550671035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150853503055" calcext:value-type="float">
            <text:p>0.1508535031</text:p>
          </table:table-cell>
          <table:table-cell office:value-type="float" office:value="0.559568345433" calcext:value-type="float">
            <text:p>0.559568345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184481722015" calcext:value-type="float">
            <text:p>0.184481722</text:p>
          </table:table-cell>
          <table:table-cell office:value-type="float" office:value="0.56828947651" calcext:value-type="float">
            <text:p>0.568289476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221778872263" calcext:value-type="float">
            <text:p>0.2217788723</text:p>
          </table:table-cell>
          <table:table-cell office:value-type="float" office:value="0.576837917621" calcext:value-type="float">
            <text:p>0.576837917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262375029889" calcext:value-type="float">
            <text:p>0.2623750299</text:p>
          </table:table-cell>
          <table:table-cell office:value-type="float" office:value="0.585217088257" calcext:value-type="float">
            <text:p>0.585217088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305776221881" calcext:value-type="float">
            <text:p>0.3057762219</text:p>
          </table:table-cell>
          <table:table-cell office:value-type="float" office:value="0.593430340198" calcext:value-type="float">
            <text:p>0.593430340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35138739275" calcext:value-type="float">
            <text:p>0.3513873928</text:p>
          </table:table-cell>
          <table:table-cell office:value-type="float" office:value="0.601480958854" calcext:value-type="float">
            <text:p>0.601480958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398541179296" calcext:value-type="float">
            <text:p>0.3985411793</text:p>
          </table:table-cell>
          <table:table-cell office:value-type="float" office:value="0.609372164579" calcext:value-type="float">
            <text:p>0.609372164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46530005697" calcext:value-type="float">
            <text:p>0.4465300057</text:p>
          </table:table-cell>
          <table:table-cell office:value-type="float" office:value="0.617107113963" calcext:value-type="float">
            <text:p>0.61710711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494638910455" calcext:value-type="float">
            <text:p>0.4946389105</text:p>
          </table:table-cell>
          <table:table-cell office:value-type="float" office:value="0.624688901086" calcext:value-type="float">
            <text:p>0.62468890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4217668795" calcext:value-type="float">
            <text:p>0.542176688</text:p>
          </table:table-cell>
          <table:table-cell office:value-type="float" office:value="0.632120558766" calcext:value-type="float">
            <text:p>0.632120558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588503316222" calcext:value-type="float">
            <text:p>0.5885033162</text:p>
          </table:table-cell>
          <table:table-cell office:value-type="float" office:value="0.639405059765" calcext:value-type="float">
            <text:p>0.639405059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330521766" calcext:value-type="float">
            <text:p>0.6330521766</text:p>
          </table:table-cell>
          <table:table-cell office:value-type="float" office:value="0.646545317979" calcext:value-type="float">
            <text:p>0.6465453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75346171275" calcext:value-type="float">
            <text:p>0.6753461713</text:p>
          </table:table-cell>
          <table:table-cell office:value-type="float" office:value="0.653544189608" calcext:value-type="float">
            <text:p>0.653544189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715007439114" calcext:value-type="float">
            <text:p>0.7150074391</text:p>
          </table:table-cell>
          <table:table-cell office:value-type="float" office:value="0.660404474293" calcext:value-type="float">
            <text:p>0.66040447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75176089863" calcext:value-type="float">
            <text:p>0.7517608986</text:p>
          </table:table-cell>
          <table:table-cell office:value-type="float" office:value="0.66712891624" calcext:value-type="float">
            <text:p>0.667128916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785432269288" calcext:value-type="float">
            <text:p>0.7854322693</text:p>
          </table:table-cell>
          <table:table-cell office:value-type="float" office:value="0.673720205315" calcext:value-type="float">
            <text:p>0.673720205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815941516899" calcext:value-type="float">
            <text:p>0.8159415169</text:p>
          </table:table-cell>
          <table:table-cell office:value-type="float" office:value="0.680180978122" calcext:value-type="float">
            <text:p>0.680180978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843292832328" calcext:value-type="float">
            <text:p>0.8432928323</text:p>
          </table:table-cell>
          <table:table-cell office:value-type="float" office:value="0.686513819056" calcext:value-type="float">
            <text:p>0.686513819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867562296042" calcext:value-type="float">
            <text:p>0.867562296</text:p>
          </table:table-cell>
          <table:table-cell office:value-type="float" office:value="0.692721261338" calcext:value-type="float">
            <text:p>0.692721261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888884324919" calcext:value-type="float">
            <text:p>0.8888843249</text:p>
          </table:table-cell>
          <table:table-cell office:value-type="float" office:value="0.698805788027" calcext:value-type="float">
            <text:p>0.69880578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907437868261" calcext:value-type="float">
            <text:p>0.9074378683</text:p>
          </table:table-cell>
          <table:table-cell office:value-type="float" office:value="0.704769833015" calcext:value-type="float">
            <text:p>0.70476983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923433144389" calcext:value-type="float">
            <text:p>0.9234331444</text:p>
          </table:table-cell>
          <table:table-cell office:value-type="float" office:value="0.710615782" calcext:value-type="float">
            <text:p>0.71061578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937099512756" calcext:value-type="float">
            <text:p>0.9370995128</text:p>
          </table:table-cell>
          <table:table-cell office:value-type="float" office:value="0.71634597344" calcext:value-type="float">
            <text:p>0.716345973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4867488025" calcext:value-type="float">
            <text:p>0.9486748803</text:p>
          </table:table-cell>
          <table:table-cell office:value-type="float" office:value="0.721962699487" calcext:value-type="float">
            <text:p>0.721962699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958396860344" calcext:value-type="float">
            <text:p>0.9583968603</text:p>
          </table:table-cell>
          <table:table-cell office:value-type="float" office:value="0.727468206906" calcext:value-type="float">
            <text:p>0.727468206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966495750246" calcext:value-type="float">
            <text:p>0.9664957502</text:p>
          </table:table-cell>
          <table:table-cell office:value-type="float" office:value="0.732864697975" calcext:value-type="float">
            <text:p>0.73286469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9731892698" calcext:value-type="float">
            <text:p>0.9731892698</text:p>
          </table:table-cell>
          <table:table-cell office:value-type="float" office:value="0.73815433136" calcext:value-type="float">
            <text:p>0.738154331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978678917746" calcext:value-type="float">
            <text:p>0.9786789177</text:p>
          </table:table-cell>
          <table:table-cell office:value-type="float" office:value="0.743339222987" calcext:value-type="float">
            <text:p>0.74333922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983147744186" calcext:value-type="float">
            <text:p>0.9831477442</text:p>
          </table:table-cell>
          <table:table-cell office:value-type="float" office:value="0.748421446882" calcext:value-type="float">
            <text:p>0.748421446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986759308718" calcext:value-type="float">
            <text:p>0.9867593087</text:p>
          </table:table-cell>
          <table:table-cell office:value-type="float" office:value="0.753403036" calcext:value-type="float">
            <text:p>0.75340303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98965758653" calcext:value-type="float">
            <text:p>0.9896575865</text:p>
          </table:table-cell>
          <table:table-cell office:value-type="float" office:value="0.758285983045" calcext:value-type="float">
            <text:p>0.75828598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991967594288" calcext:value-type="float">
            <text:p>0.9919675943</text:p>
          </table:table-cell>
          <table:table-cell office:value-type="float" office:value="0.76307224126" calcext:value-type="float">
            <text:p>0.763072241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993796528696" calcext:value-type="float">
            <text:p>0.9937965287</text:p>
          </table:table-cell>
          <table:table-cell office:value-type="float" office:value="0.767763725213" calcext:value-type="float">
            <text:p>0.767763725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995235238405" calcext:value-type="float">
            <text:p>0.9952352384</text:p>
          </table:table-cell>
          <table:table-cell office:value-type="float" office:value="0.772362311559" calcext:value-type="float">
            <text:p>0.77236231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96359880811" calcext:value-type="float">
            <text:p>0.9963598808</text:p>
          </table:table-cell>
          <table:table-cell office:value-type="float" office:value="0.776869839795" calcext:value-type="float">
            <text:p>0.776869839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997233646173" calcext:value-type="float">
            <text:p>0.9972336462</text:p>
          </table:table-cell>
          <table:table-cell office:value-type="float" office:value="0.781288112992" calcext:value-type="float">
            <text:p>0.78128811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99790846045" calcext:value-type="float">
            <text:p>0.9979084605</text:p>
          </table:table-cell>
          <table:table-cell office:value-type="float" office:value="0.785618898517" calcext:value-type="float">
            <text:p>0.785618898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998426603916" calcext:value-type="float">
            <text:p>0.9984266039</text:p>
          </table:table-cell>
          <table:table-cell office:value-type="float" office:value="0.789863928744" calcext:value-type="float">
            <text:p>0.789863928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998822204374" calcext:value-type="float">
            <text:p>0.9988222044</text:p>
          </table:table-cell>
          <table:table-cell office:value-type="float" office:value="0.79402490174" calcext:value-type="float">
            <text:p>0.794024901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99122581434" calcext:value-type="float">
            <text:p>0.9991225814</text:p>
          </table:table-cell>
          <table:table-cell office:value-type="float" office:value="0.798103481951" calcext:value-type="float">
            <text:p>0.79810348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999349431986" calcext:value-type="float">
            <text:p>0.999349432</text:p>
          </table:table-cell>
          <table:table-cell office:value-type="float" office:value="0.802101300862" calcext:value-type="float">
            <text:p>0.802101300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999519857142" calcext:value-type="float">
            <text:p>0.9995198571</text:p>
          </table:table-cell>
          <table:table-cell office:value-type="float" office:value="0.806019957655" calcext:value-type="float">
            <text:p>0.806019957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999647237918" calcext:value-type="float">
            <text:p>0.9996472379</text:p>
          </table:table-cell>
          <table:table-cell office:value-type="float" office:value="0.809861019845" calcext:value-type="float">
            <text:p>0.809861019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999741971506" calcext:value-type="float">
            <text:p>0.9997419715</text:p>
          </table:table-cell>
          <table:table-cell office:value-type="float" office:value="0.813626023908" calcext:value-type="float">
            <text:p>0.813626023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999812082418" calcext:value-type="float">
            <text:p>0.9998120824</text:p>
          </table:table-cell>
          <table:table-cell office:value-type="float" office:value="0.817316475895" calcext:value-type="float">
            <text:p>0.817316475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999863723891" calcext:value-type="float">
            <text:p>0.9998637239</text:p>
          </table:table-cell>
          <table:table-cell office:value-type="float" office:value="0.820933852036" calcext:value-type="float">
            <text:p>0.82093385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999901584804" calcext:value-type="float">
            <text:p>0.9999015848</text:p>
          </table:table-cell>
          <table:table-cell office:value-type="float" office:value="0.824479599331" calcext:value-type="float">
            <text:p>0.824479599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99992921662" calcext:value-type="float">
            <text:p>0.9999292166</text:p>
          </table:table-cell>
          <table:table-cell office:value-type="float" office:value="0.827955136126" calcext:value-type="float">
            <text:p>0.827955136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999949293605" calcext:value-type="float">
            <text:p>0.9999492936</text:p>
          </table:table-cell>
          <table:table-cell office:value-type="float" office:value="0.831361852681" calcext:value-type="float">
            <text:p>0.831361852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99996381812" calcext:value-type="float">
            <text:p>0.9999638181</text:p>
          </table:table-cell>
          <table:table-cell office:value-type="float" office:value="0.834701111728" calcext:value-type="float">
            <text:p>0.834701111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99997428123" calcext:value-type="float">
            <text:p>0.9999742812</text:p>
          </table:table-cell>
          <table:table-cell office:value-type="float" office:value="0.837974249016" calcext:value-type="float">
            <text:p>0.837974249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999981787365" calcext:value-type="float">
            <text:p>0.9999817874</text:p>
          </table:table-cell>
          <table:table-cell office:value-type="float" office:value="0.841182573844" calcext:value-type="float">
            <text:p>0.841182573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999987150364" calcext:value-type="float">
            <text:p>0.9999871504</text:p>
          </table:table-cell>
          <table:table-cell office:value-type="float" office:value="0.844327369583" calcext:value-type="float">
            <text:p>0.844327369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999990966928" calcext:value-type="float">
            <text:p>0.9999909669</text:p>
          </table:table-cell>
          <table:table-cell office:value-type="float" office:value="0.847409894195" calcext:value-type="float">
            <text:p>0.847409894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999993672429" calcext:value-type="float">
            <text:p>0.9999936724</text:p>
          </table:table-cell>
          <table:table-cell office:value-type="float" office:value="0.850431380729" calcext:value-type="float">
            <text:p>0.850431380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999995583026" calcext:value-type="float">
            <text:p>0.999995583</text:p>
          </table:table-cell>
          <table:table-cell office:value-type="float" office:value="0.853393037822" calcext:value-type="float">
            <text:p>0.853393037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999996927246" calcext:value-type="float">
            <text:p>0.9999969272</text:p>
          </table:table-cell>
          <table:table-cell office:value-type="float" office:value="0.856296050175" calcext:value-type="float">
            <text:p>0.856296050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999997869538" calcext:value-type="float">
            <text:p>0.9999978695</text:p>
          </table:table-cell>
          <table:table-cell office:value-type="float" office:value="0.859141579032" calcext:value-type="float">
            <text:p>0.859141579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999998527721" calcext:value-type="float">
            <text:p>0.9999985277</text:p>
          </table:table-cell>
          <table:table-cell office:value-type="float" office:value="0.861930762643" calcext:value-type="float">
            <text:p>0.8619307626</text:p>
          </table:table-cell>
        </table:table-row>
      </table:table>
      <table:table table:name="Sheet7" table:style-name="ta1">
        <table:shapes>
          <draw:frame draw:z-index="0" draw:style-name="gr1" draw:text-style-name="P1" svg:width="7.9567in" svg:height="4.0472in" svg:x="3.5772in" svg:y="0in">
            <draw:object draw:notify-on-update-of-ranges="Sheet7.A2:Sheet7.A101 Sheet7.B1:Sheet7.B1 Sheet7.B2:Sheet7.B101 Sheet7.C1:Sheet7.C1 Sheet7.C2:Sheet7.C10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17 second block time, &gt;=176 blocks</text:p>
          </table:table-cell>
          <table:table-cell office:value-type="string" calcext:value-type="string">
            <text:p>600 second block time, &gt;=5 blocks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766216678993" calcext:value-type="float">
            <text:p>7.66E-0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225810014676" calcext:value-type="float">
            <text:p>2.26E-0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5784923856" calcext:value-type="float">
            <text:p>1.58E-0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612431888861" calcext:value-type="float">
            <text:p>6.12E-0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000172115473563" calcext:value-type="float">
            <text:p>0.00017211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0.000394485846339" calcext:value-type="float">
            <text:p>0.000394485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0.000785535263417" calcext:value-type="float">
            <text:p>0.000785535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0.00141130994856" calcext:value-type="float">
            <text:p>0.001411309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0.00234412235866" calcext:value-type="float">
            <text:p>0.00234412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0.00365984661078" calcext:value-type="float">
            <text:p>0.003659846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0.00543529323692" calcext:value-type="float">
            <text:p>0.005435293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0.00774578804546" calcext:value-type="float">
            <text:p>0.00774578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0.0106630335353" calcext:value-type="float">
            <text:p>0.010663033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0.0142532960984" calcext:value-type="float">
            <text:p>0.01425329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0.0185759359769" calcext:value-type="float">
            <text:p>0.01857593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0.023682277801" calcext:value-type="float">
            <text:p>0.023682277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0.0296148060538" calcext:value-type="float">
            <text:p>0.029614806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0.0364066607487" calcext:value-type="float">
            <text:p>0.036406660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0.0440814029889" calcext:value-type="float">
            <text:p>0.04408140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0.0526530170897" calcext:value-type="float">
            <text:p>0.052653017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0.062126114926" calcext:value-type="float">
            <text:p>0.0621261149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0.0724963086043" calcext:value-type="float">
            <text:p>0.072496308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0.0837507190268" calcext:value-type="float">
            <text:p>0.08375071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0.0958685900851" calcext:value-type="float">
            <text:p>0.09586859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0.108821980836" calcext:value-type="float">
            <text:p>0.1088219808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0.122576510875" calcext:value-type="float">
            <text:p>0.122576510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 office:value-type="float" office:value="0.137092137072" calcext:value-type="float">
            <text:p>0.1370921371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float" office:value="0.152323942778" calcext:value-type="float">
            <text:p>0.152323942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0.168222923441" calcext:value-type="float">
            <text:p>0.168222923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0.184736755239" calcext:value-type="float">
            <text:p>0.184736755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1" office:value-type="float" office:value="0.00000000234266972488" calcext:value-type="float">
            <text:p>2.34E-009</text:p>
          </table:table-cell>
          <table:table-cell office:value-type="float" office:value="0.201810535852" calcext:value-type="float">
            <text:p>0.201810535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1" office:value-type="float" office:value="0.0000000239188170381" calcext:value-type="float">
            <text:p>2.39E-008</text:p>
          </table:table-cell>
          <table:table-cell office:value-type="float" office:value="0.219387488702" calcext:value-type="float">
            <text:p>0.219387488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1" office:value-type="float" office:value="0.000000170275997857" calcext:value-type="float">
            <text:p>1.70E-007</text:p>
          </table:table-cell>
          <table:table-cell office:value-type="float" office:value="0.2374096241" calcext:value-type="float">
            <text:p>0.237409624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1" office:value-type="float" office:value="0.00000101416996301" calcext:value-type="float">
            <text:p>1.01E-006</text:p>
          </table:table-cell>
          <table:table-cell office:value-type="float" office:value="0.25581835247" calcext:value-type="float">
            <text:p>0.25581835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1" office:value-type="float" office:value="0.00000518950219852" calcext:value-type="float">
            <text:p>5.19E-006</text:p>
          </table:table-cell>
          <table:table-cell office:value-type="float" office:value="0.274555046471" calcext:value-type="float">
            <text:p>0.2745550465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table:style-name="ce1" office:value-type="float" office:value="0.000023068666034" calcext:value-type="float">
            <text:p>2.31E-005</text:p>
          </table:table-cell>
          <table:table-cell office:value-type="float" office:value="0.293561550143" calcext:value-type="float">
            <text:p>0.293561550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table:style-name="ce1" office:value-type="float" office:value="0.000089852699984" calcext:value-type="float">
            <text:p>8.99E-005</text:p>
          </table:table-cell>
          <table:table-cell office:value-type="float" office:value="0.312780634416" calcext:value-type="float">
            <text:p>0.312780634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.000309038187779" calcext:value-type="float">
            <text:p>0.0003090382</text:p>
          </table:table-cell>
          <table:table-cell office:value-type="float" office:value="0.332156399261" calcext:value-type="float">
            <text:p>0.332156399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000945343899071" calcext:value-type="float">
            <text:p>0.0009453439</text:p>
          </table:table-cell>
          <table:table-cell office:value-type="float" office:value="0.351634623586" calcext:value-type="float">
            <text:p>0.351634623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258940236827" calcext:value-type="float">
            <text:p>0.0025894024</text:p>
          </table:table-cell>
          <table:table-cell office:value-type="float" office:value="0.37116306462" calcext:value-type="float">
            <text:p>0.3711630646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00639174743485" calcext:value-type="float">
            <text:p>0.0063917474</text:p>
          </table:table-cell>
          <table:table-cell office:value-type="float" office:value="0.390691709043" calcext:value-type="float">
            <text:p>0.390691709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.0143053791022" calcext:value-type="float">
            <text:p>0.0143053791</text:p>
          </table:table-cell>
          <table:table-cell office:value-type="float" office:value="0.410172978498" calcext:value-type="float">
            <text:p>0.4101729785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.0292002191849" calcext:value-type="float">
            <text:p>0.0292002192</text:p>
          </table:table-cell>
          <table:table-cell office:value-type="float" office:value="0.429561892418" calcext:value-type="float">
            <text:p>0.429561892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.0546703076295" calcext:value-type="float">
            <text:p>0.0546703076</text:p>
          </table:table-cell>
          <table:table-cell office:value-type="float" office:value="0.448816191272" calcext:value-type="float">
            <text:p>0.448816191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944100334991" calcext:value-type="float">
            <text:p>0.0944100335</text:p>
          </table:table-cell>
          <table:table-cell office:value-type="float" office:value="0.467896423446" calcext:value-type="float">
            <text:p>0.4678964234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.151211857241" calcext:value-type="float">
            <text:p>0.1512118572</text:p>
          </table:table-cell>
          <table:table-cell office:value-type="float" office:value="0.486765999029" calcext:value-type="float">
            <text:p>0.48676599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.225869501456" calcext:value-type="float">
            <text:p>0.2258695015</text:p>
          </table:table-cell>
          <table:table-cell office:value-type="float" office:value="0.505391213744" calcext:value-type="float">
            <text:p>0.5053912137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.316419861416" calcext:value-type="float">
            <text:p>0.3164198614</text:p>
          </table:table-cell>
          <table:table-cell office:value-type="float" office:value="0.523741246208" calcext:value-type="float">
            <text:p>0.5237412462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.4181021632" calcext:value-type="float">
            <text:p>0.4181021632</text:p>
          </table:table-cell>
          <table:table-cell office:value-type="float" office:value="0.54178813161" calcext:value-type="float">
            <text:p>0.54178813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524146833025" calcext:value-type="float">
            <text:p>0.524146833</text:p>
          </table:table-cell>
          <table:table-cell office:value-type="float" office:value="0.559506714777" calcext:value-type="float">
            <text:p>0.5595067148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.627159350111" calcext:value-type="float">
            <text:p>0.6271593501</text:p>
          </table:table-cell>
          <table:table-cell office:value-type="float" office:value="0.576874585427" calcext:value-type="float">
            <text:p>0.5768745854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.720623432858" calcext:value-type="float">
            <text:p>0.7206234329</text:p>
          </table:table-cell>
          <table:table-cell office:value-type="float" office:value="0.593871998277" calcext:value-type="float">
            <text:p>0.5938719983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.800034508636" calcext:value-type="float">
            <text:p>0.8000345086</text:p>
          </table:table-cell>
          <table:table-cell office:value-type="float" office:value="0.610481780462" calcext:value-type="float">
            <text:p>0.610481780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0.86337247145" calcext:value-type="float">
            <text:p>0.8633724715</text:p>
          </table:table-cell>
          <table:table-cell office:value-type="float" office:value="0.626689228576" calcext:value-type="float">
            <text:p>0.626689228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910906056126" calcext:value-type="float">
            <text:p>0.9109060561</text:p>
          </table:table-cell>
          <table:table-cell office:value-type="float" office:value="0.642481997434" calcext:value-type="float">
            <text:p>0.6424819974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0.944545061792" calcext:value-type="float">
            <text:p>0.9445450618</text:p>
          </table:table-cell>
          <table:table-cell office:value-type="float" office:value="0.657849982489" calcext:value-type="float">
            <text:p>0.6578499825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0.967040483508" calcext:value-type="float">
            <text:p>0.9670404835</text:p>
          </table:table-cell>
          <table:table-cell office:value-type="float" office:value="0.672785197642" calcext:value-type="float">
            <text:p>0.6727851976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0.981283729294" calcext:value-type="float">
            <text:p>0.9812837293</text:p>
          </table:table-cell>
          <table:table-cell office:value-type="float" office:value="0.687281650017" calcext:value-type="float">
            <text:p>0.68728165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0.989838322981" calcext:value-type="float">
            <text:p>0.989838323</text:p>
          </table:table-cell>
          <table:table-cell office:value-type="float" office:value="0.701335213116" calcext:value-type="float">
            <text:p>0.701335213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994720756882" calcext:value-type="float">
            <text:p>0.9947207569</text:p>
          </table:table-cell>
          <table:table-cell office:value-type="float" office:value="0.714943499565" calcext:value-type="float">
            <text:p>0.7149434996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0.997373241111" calcext:value-type="float">
            <text:p>0.9973732411</text:p>
          </table:table-cell>
          <table:table-cell office:value-type="float" office:value="0.728105734566" calcext:value-type="float">
            <text:p>0.7281057346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0.998747112103" calcext:value-type="float">
            <text:p>0.9987471121</text:p>
          </table:table-cell>
          <table:table-cell office:value-type="float" office:value="0.740822630986" calcext:value-type="float">
            <text:p>0.740822631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0.999426596814" calcext:value-type="float">
            <text:p>0.9994265968</text:p>
          </table:table-cell>
          <table:table-cell office:value-type="float" office:value="0.753096266887" calcext:value-type="float">
            <text:p>0.7530962669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0.99974795297" calcext:value-type="float">
            <text:p>0.999747953</text:p>
          </table:table-cell>
          <table:table-cell office:value-type="float" office:value="0.764929966199" calcext:value-type="float">
            <text:p>0.764929966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99989348883" calcext:value-type="float">
            <text:p>0.9998934888</text:p>
          </table:table-cell>
          <table:table-cell office:value-type="float" office:value="0.776328183088" calcext:value-type="float">
            <text:p>0.7763281831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0.999956687155" calcext:value-type="float">
            <text:p>0.9999566872</text:p>
          </table:table-cell>
          <table:table-cell office:value-type="float" office:value="0.787296390509" calcext:value-type="float">
            <text:p>0.7872963905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0.999983034874" calcext:value-type="float">
            <text:p>0.9999830349</text:p>
          </table:table-cell>
          <table:table-cell office:value-type="float" office:value="0.79784097329" calcext:value-type="float">
            <text:p>0.7978409733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0.999993593509" calcext:value-type="float">
            <text:p>0.9999935935</text:p>
          </table:table-cell>
          <table:table-cell office:value-type="float" office:value="0.807969126059" calcext:value-type="float">
            <text:p>0.8079691261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0.999997665458" calcext:value-type="float">
            <text:p>0.9999976655</text:p>
          </table:table-cell>
          <table:table-cell office:value-type="float" office:value="0.817688756207" calcext:value-type="float">
            <text:p>0.817688756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999999178348" calcext:value-type="float">
            <text:p>0.9999991783</text:p>
          </table:table-cell>
          <table:table-cell office:value-type="float" office:value="0.827008392034" calcext:value-type="float">
            <text:p>0.827008392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0.999999720452" calcext:value-type="float">
            <text:p>0.9999997205</text:p>
          </table:table-cell>
          <table:table-cell office:value-type="float" office:value="0.835937096162" calcext:value-type="float">
            <text:p>0.8359370962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0.999999907982" calcext:value-type="float">
            <text:p>0.999999908</text:p>
          </table:table-cell>
          <table:table-cell office:value-type="float" office:value="0.844484384232" calcext:value-type="float">
            <text:p>0.8444843842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0.999999970671" calcext:value-type="float">
            <text:p>0.9999999707</text:p>
          </table:table-cell>
          <table:table-cell office:value-type="float" office:value="0.85266014888" calcext:value-type="float">
            <text:p>0.8526601489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0.999999990941" calcext:value-type="float">
            <text:p>0.9999999909</text:p>
          </table:table-cell>
          <table:table-cell office:value-type="float" office:value="0.860474588919" calcext:value-type="float">
            <text:p>0.860474588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999999997287" calcext:value-type="float">
            <text:p>0.9999999973</text:p>
          </table:table-cell>
          <table:table-cell office:value-type="float" office:value="0.867938143643" calcext:value-type="float">
            <text:p>0.8679381436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0.999999999211" calcext:value-type="float">
            <text:p>0.9999999992</text:p>
          </table:table-cell>
          <table:table-cell office:value-type="float" office:value="0.875061432126" calcext:value-type="float">
            <text:p>0.8750614321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0.999999999777" calcext:value-type="float">
            <text:p>0.9999999998</text:p>
          </table:table-cell>
          <table:table-cell office:value-type="float" office:value="0.88185519737" calcext:value-type="float">
            <text:p>0.8818551974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0.999999999939" calcext:value-type="float">
            <text:p>0.9999999999</text:p>
          </table:table-cell>
          <table:table-cell office:value-type="float" office:value="0.888330255139" calcext:value-type="float">
            <text:p>0.8883302551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0.999999999984" calcext:value-type="float">
            <text:p>1</text:p>
          </table:table-cell>
          <table:table-cell office:value-type="float" office:value="0.894497447298" calcext:value-type="float">
            <text:p>0.894497447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999999999996" calcext:value-type="float">
            <text:p>1</text:p>
          </table:table-cell>
          <table:table-cell office:value-type="float" office:value="0.900367599457" calcext:value-type="float">
            <text:p>0.900367599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0.999999999999" calcext:value-type="float">
            <text:p>1</text:p>
          </table:table-cell>
          <table:table-cell office:value-type="float" office:value="0.905951482729" calcext:value-type="float">
            <text:p>0.9059514827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" calcext:value-type="float">
            <text:p>1</text:p>
          </table:table-cell>
          <table:table-cell office:value-type="float" office:value="0.911259779385" calcext:value-type="float">
            <text:p>0.9112597794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" calcext:value-type="float">
            <text:p>1</text:p>
          </table:table-cell>
          <table:table-cell office:value-type="float" office:value="0.9163030522" calcext:value-type="float">
            <text:p>0.9163030522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1" calcext:value-type="float">
            <text:p>1</text:p>
          </table:table-cell>
          <table:table-cell office:value-type="float" office:value="0.921091717278" calcext:value-type="float">
            <text:p>0.921091717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" calcext:value-type="float">
            <text:p>1</text:p>
          </table:table-cell>
          <table:table-cell office:value-type="float" office:value="0.92563602014" calcext:value-type="float">
            <text:p>0.9256360201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1" calcext:value-type="float">
            <text:p>1</text:p>
          </table:table-cell>
          <table:table-cell office:value-type="float" office:value="0.929946014872" calcext:value-type="float">
            <text:p>0.9299460149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1" calcext:value-type="float">
            <text:p>1</text:p>
          </table:table-cell>
          <table:table-cell office:value-type="float" office:value="0.93403154612" calcext:value-type="float">
            <text:p>0.9340315461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1" calcext:value-type="float">
            <text:p>1</text:p>
          </table:table-cell>
          <table:table-cell office:value-type="float" office:value="0.937902233743" calcext:value-type="float">
            <text:p>0.9379022337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1" calcext:value-type="float">
            <text:p>1</text:p>
          </table:table-cell>
          <table:table-cell office:value-type="float" office:value="0.941567459909" calcext:value-type="float">
            <text:p>0.941567459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float" office:value="0.945036358469" calcext:value-type="float">
            <text:p>0.9450363585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1" calcext:value-type="float">
            <text:p>1</text:p>
          </table:table-cell>
          <table:table-cell office:value-type="float" office:value="0.948317806412" calcext:value-type="float">
            <text:p>0.9483178064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1" calcext:value-type="float">
            <text:p>1</text:p>
          </table:table-cell>
          <table:table-cell office:value-type="float" office:value="0.951420417227" calcext:value-type="float">
            <text:p>0.9514204172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1" calcext:value-type="float">
            <text:p>1</text:p>
          </table:table-cell>
          <table:table-cell office:value-type="float" office:value="0.954352536018" calcext:value-type="float">
            <text:p>0.954352536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1" calcext:value-type="float">
            <text:p>1</text:p>
          </table:table-cell>
          <table:table-cell office:value-type="float" office:value="0.957122236199" calcext:value-type="float">
            <text:p>0.9571222362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float" office:value="0.959737317631" calcext:value-type="float">
            <text:p>0.9597373176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1" calcext:value-type="float">
            <text:p>1</text:p>
          </table:table-cell>
          <table:table-cell office:value-type="float" office:value="0.962205306058" calcext:value-type="float">
            <text:p>0.9622053061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" calcext:value-type="float">
            <text:p>1</text:p>
          </table:table-cell>
          <table:table-cell office:value-type="float" office:value="0.964533453697" calcext:value-type="float">
            <text:p>0.9645334537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1" calcext:value-type="float">
            <text:p>1</text:p>
          </table:table-cell>
          <table:table-cell office:value-type="float" office:value="0.966728740878" calcext:value-type="float">
            <text:p>0.9667287409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1" calcext:value-type="float">
            <text:p>1</text:p>
          </table:table-cell>
          <table:table-cell office:value-type="float" office:value="0.9687978786" calcext:value-type="float">
            <text:p>0.9687978786</text:p>
          </table:table-cell>
        </table:table-row>
      </table:table>
      <table:table table:name="Sheet8" table:style-name="ta1">
        <table:shapes>
          <draw:frame draw:z-index="0" draw:style-name="gr1" draw:text-style-name="P1" svg:width="6.298in" svg:height="3.5449in" svg:x="4.672in" svg:y="1.1504in">
            <draw:object draw:notify-on-update-of-ranges="Sheet8.A2:Sheet8.A101 Sheet8.B1:Sheet8.B1 Sheet8.B2:Sheet8.B101 Sheet8.C1:Sheet8.C1 Sheet8.C2:Sheet8.C10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17 second block time, &gt;=600 blocks</text:p>
          </table:table-cell>
          <table:table-cell office:value-type="string" calcext:value-type="string">
            <text:p>600 second block time, &gt;=17 blocks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 office:value-type="float" office:value="-0.000000000449873027719" calcext:value-type="float">
            <text:p>-4.50E-010</text:p>
          </table:table-cell>
          <table:table-cell table:style-name="ce1" office:value-type="float" office:value="-0.000000000127275301409" calcext:value-type="float">
            <text:p>-1.27E-01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 office:value-type="float" office:value="-0.000000000509016828687" calcext:value-type="float">
            <text:p>-5.09E-010</text:p>
          </table:table-cell>
          <table:table-cell table:style-name="ce1" office:value-type="float" office:value="-0.000000000185655268936" calcext:value-type="float">
            <text:p>-1.86E-01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 office:value-type="float" office:value="-0.000000000543460165758" calcext:value-type="float">
            <text:p>-5.43E-010</text:p>
          </table:table-cell>
          <table:table-cell table:style-name="ce1" office:value-type="float" office:value="-0.000000000224154694806" calcext:value-type="float">
            <text:p>-2.24E-0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" office:value-type="float" office:value="-0.000000000567845104271" calcext:value-type="float">
            <text:p>-5.68E-010</text:p>
          </table:table-cell>
          <table:table-cell table:style-name="ce1" office:value-type="float" office:value="-0.000000000252075693652" calcext:value-type="float">
            <text:p>-2.52E-01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1" office:value-type="float" office:value="-0.000000000586731108143" calcext:value-type="float">
            <text:p>-5.87E-010</text:p>
          </table:table-cell>
          <table:table-cell table:style-name="ce1" office:value-type="float" office:value="-0.000000000267745159377" calcext:value-type="float">
            <text:p>-2.68E-01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1" office:value-type="float" office:value="-0.000000000602198735322" calcext:value-type="float">
            <text:p>-6.02E-010</text:p>
          </table:table-cell>
          <table:table-cell table:style-name="ce1" office:value-type="float" office:value="-0.000000000190372606568" calcext:value-type="float">
            <text:p>-1.90E-01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1" office:value-type="float" office:value="-0.000000000615240969282" calcext:value-type="float">
            <text:p>-6.15E-010</text:p>
          </table:table-cell>
          <table:table-cell table:style-name="ce1" office:value-type="float" office:value="0.000000000699582169972" calcext:value-type="float">
            <text:p>7.00E-01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1" office:value-type="float" office:value="-0.000000000626533935844" calcext:value-type="float">
            <text:p>-6.27E-010</text:p>
          </table:table-cell>
          <table:table-cell table:style-name="ce1" office:value-type="float" office:value="0.00000000671931710272" calcext:value-type="float">
            <text:p>6.72E-009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style-name="ce1" office:value-type="float" office:value="-0.000000000636519281727" calcext:value-type="float">
            <text:p>-6.37E-010</text:p>
          </table:table-cell>
          <table:table-cell table:style-name="ce1" office:value-type="float" office:value="0.0000000373639902351" calcext:value-type="float">
            <text:p>3.74E-00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style-name="ce1" office:value-type="float" office:value="-0.000000000645373754438" calcext:value-type="float">
            <text:p>-6.45E-010</text:p>
          </table:table-cell>
          <table:table-cell table:style-name="ce1" office:value-type="float" office:value="0.000000163174562862" calcext:value-type="float">
            <text:p>1.63E-007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style-name="ce1" office:value-type="float" office:value="-0.000000000653407772333" calcext:value-type="float">
            <text:p>-6.53E-010</text:p>
          </table:table-cell>
          <table:table-cell table:style-name="ce1" office:value-type="float" office:value="0.000000597840000727" calcext:value-type="float">
            <text:p>5.98E-007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table:style-name="ce1" office:value-type="float" office:value="-0.000000000660861365631" calcext:value-type="float">
            <text:p>-6.61E-010</text:p>
          </table:table-cell>
          <table:table-cell table:style-name="ce1" office:value-type="float" office:value="0.00000190097032704" calcext:value-type="float">
            <text:p>1.90E-006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table:style-name="ce1" office:value-type="float" office:value="-0.000000000667610633442" calcext:value-type="float">
            <text:p>-6.68E-010</text:p>
          </table:table-cell>
          <table:table-cell table:style-name="ce1" office:value-type="float" office:value="0.00000537043964255" calcext:value-type="float">
            <text:p>5.37E-006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table:style-name="ce1" office:value-type="float" office:value="-0.000000000673883615576" calcext:value-type="float">
            <text:p>-6.74E-010</text:p>
          </table:table-cell>
          <table:table-cell table:style-name="ce1" office:value-type="float" office:value="0.0000137219175215" calcext:value-type="float">
            <text:p>1.37E-0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table:style-name="ce1" office:value-type="float" office:value="-0.000000000679755585153" calcext:value-type="float">
            <text:p>-6.80E-010</text:p>
          </table:table-cell>
          <table:table-cell table:style-name="ce1" office:value-type="float" office:value="0.0000321567919565" calcext:value-type="float">
            <text:p>3.22E-005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table:style-name="ce1" office:value-type="float" office:value="-0.000000000685188350502" calcext:value-type="float">
            <text:p>-6.85E-010</text:p>
          </table:table-cell>
          <table:table-cell table:style-name="ce1" office:value-type="float" office:value="0.0000699000082728" calcext:value-type="float">
            <text:p>6.99E-005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table:style-name="ce1" office:value-type="float" office:value="-0.00000000069024497229" calcext:value-type="float">
            <text:p>-6.90E-010</text:p>
          </table:table-cell>
          <table:table-cell office:value-type="float" office:value="0.000142242531216" calcext:value-type="float">
            <text:p>0.0001422425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table:style-name="ce1" office:value-type="float" office:value="-0.000000000695008717244" calcext:value-type="float">
            <text:p>-6.95E-010</text:p>
          </table:table-cell>
          <table:table-cell office:value-type="float" office:value="0.000273051519792" calcext:value-type="float">
            <text:p>0.0002730515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table:style-name="ce1" office:value-type="float" office:value="-0.000000000699564850493" calcext:value-type="float">
            <text:p>-7.00E-010</text:p>
          </table:table-cell>
          <table:table-cell office:value-type="float" office:value="0.000497623690108" calcext:value-type="float">
            <text:p>0.0004976237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table:style-name="ce1" office:value-type="float" office:value="-0.000000000704007740993" calcext:value-type="float">
            <text:p>-7.04E-010</text:p>
          </table:table-cell>
          <table:table-cell office:value-type="float" office:value="0.000865667482516" calcext:value-type="float">
            <text:p>0.0008656675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table:style-name="ce1" office:value-type="float" office:value="-0.000000000708162417595" calcext:value-type="float">
            <text:p>-7.08E-010</text:p>
          </table:table-cell>
          <table:table-cell office:value-type="float" office:value="0.00144412344295" calcext:value-type="float">
            <text:p>0.0014441234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table:style-name="ce1" office:value-type="float" office:value="-0.00000000071201533558" calcext:value-type="float">
            <text:p>-7.12E-010</text:p>
          </table:table-cell>
          <table:table-cell office:value-type="float" office:value="0.00231948442191" calcext:value-type="float">
            <text:p>0.0023194844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table:style-name="ce1" office:value-type="float" office:value="-0.000000000715695280817" calcext:value-type="float">
            <text:p>-7.16E-010</text:p>
          </table:table-cell>
          <table:table-cell office:value-type="float" office:value="0.00359926843111" calcext:value-type="float">
            <text:p>0.0035992684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table:style-name="ce1" office:value-type="float" office:value="-0.000000000719303505647" calcext:value-type="float">
            <text:p>-7.19E-010</text:p>
          </table:table-cell>
          <table:table-cell office:value-type="float" office:value="0.0054123318384" calcext:value-type="float">
            <text:p>0.005412331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table:style-name="ce1" office:value-type="float" office:value="-0.00000000072284822572" calcext:value-type="float">
            <text:p>-7.23E-010</text:p>
          </table:table-cell>
          <table:table-cell office:value-type="float" office:value="0.00790778682874" calcext:value-type="float">
            <text:p>0.0079077868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table:style-name="ce1" office:value-type="float" office:value="-0.000000000726287696651" calcext:value-type="float">
            <text:p>-7.26E-010</text:p>
          </table:table-cell>
          <table:table-cell office:value-type="float" office:value="0.0112523963591" calcext:value-type="float">
            <text:p>0.0112523964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table:style-name="ce1" office:value-type="float" office:value="-0.000000000729275750899" calcext:value-type="float">
            <text:p>-7.29E-010</text:p>
          </table:table-cell>
          <table:table-cell office:value-type="float" office:value="0.0156264493082" calcext:value-type="float">
            <text:p>0.0156264493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table:style-name="ce1" office:value-type="float" office:value="-0.000000000732577776219" calcext:value-type="float">
            <text:p>-7.33E-010</text:p>
          </table:table-cell>
          <table:table-cell office:value-type="float" office:value="0.021218252953" calcext:value-type="float">
            <text:p>0.021218253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table:style-name="ce1" office:value-type="float" office:value="-0.000000000735630667492" calcext:value-type="float">
            <text:p>-7.36E-010</text:p>
          </table:table-cell>
          <table:table-cell office:value-type="float" office:value="0.028217504095" calcext:value-type="float">
            <text:p>0.0282175041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table:style-name="ce1" office:value-type="float" office:value="-0.000000000738474170703" calcext:value-type="float">
            <text:p>-7.38E-010</text:p>
          </table:table-cell>
          <table:table-cell office:value-type="float" office:value="0.0368079009538" calcext:value-type="float">
            <text:p>0.036807901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table:style-name="ce1" office:value-type="float" office:value="-0.000000000741031902507" calcext:value-type="float">
            <text:p>-7.41E-010</text:p>
          </table:table-cell>
          <table:table-cell office:value-type="float" office:value="0.0471594257775" calcext:value-type="float">
            <text:p>0.0471594258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table:style-name="ce1" office:value-type="float" office:value="-0.000000000743891614974" calcext:value-type="float">
            <text:p>-7.44E-010</text:p>
          </table:table-cell>
          <table:table-cell office:value-type="float" office:value="0.0594207577807" calcext:value-type="float">
            <text:p>0.0594207578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table:style-name="ce1" office:value-type="float" office:value="-0.00000000074643113912" calcext:value-type="float">
            <text:p>-7.46E-010</text:p>
          </table:table-cell>
          <table:table-cell office:value-type="float" office:value="0.0737122668287" calcext:value-type="float">
            <text:p>0.0737122668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table:style-name="ce1" office:value-type="float" office:value="-0.000000000748860751187" calcext:value-type="float">
            <text:p>-7.49E-010</text:p>
          </table:table-cell>
          <table:table-cell office:value-type="float" office:value="0.0901199936129" calcext:value-type="float">
            <text:p>0.0901199936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table:style-name="ce1" office:value-type="float" office:value="-0.000000000751370965446" calcext:value-type="float">
            <text:p>-7.51E-010</text:p>
          </table:table-cell>
          <table:table-cell office:value-type="float" office:value="0.108690948431" calcext:value-type="float">
            <text:p>0.1086909484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table:style-name="ce1" office:value-type="float" office:value="-0.000000000753247686447" calcext:value-type="float">
            <text:p>-7.53E-010</text:p>
          </table:table-cell>
          <table:table-cell office:value-type="float" office:value="0.129429966714" calcext:value-type="float">
            <text:p>0.1294299667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table:style-name="ce1" office:value-type="float" office:value="-0.000000000732247373847" calcext:value-type="float">
            <text:p>-7.32E-010</text:p>
          </table:table-cell>
          <table:table-cell office:value-type="float" office:value="0.152298254594" calcext:value-type="float">
            <text:p>0.1522982546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  <table:table-cell table:style-name="ce1" office:value-type="float" office:value="0.000000000370098951485" calcext:value-type="float">
            <text:p>3.70E-010</text:p>
          </table:table-cell>
          <table:table-cell office:value-type="float" office:value="0.177213651453" calcext:value-type="float">
            <text:p>0.1772136515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table:style-name="ce1" office:value-type="float" office:value="0.0000000344104179595" calcext:value-type="float">
            <text:p>3.44E-008</text:p>
          </table:table-cell>
          <table:table-cell office:value-type="float" office:value="0.204052536724" calcext:value-type="float">
            <text:p>0.2040525367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table:style-name="ce1" office:value-type="float" office:value="0.000000744267881214" calcext:value-type="float">
            <text:p>7.44E-007</text:p>
          </table:table-cell>
          <table:table-cell office:value-type="float" office:value="0.232653221994" calcext:value-type="float">
            <text:p>0.232653222</text:p>
          </table:table-cell>
        </table:table-row>
        <table:table-row table:style-name="ro1">
          <table:table-cell office:value-type="float" office:value="8528" calcext:value-type="float">
            <text:p>8528</text:p>
          </table:table-cell>
          <table:table-cell table:style-name="ce1" office:value-type="float" office:value="0.0000109511228699" calcext:value-type="float">
            <text:p>1.10E-005</text:p>
          </table:table-cell>
          <table:table-cell office:value-type="float" office:value="0.262820601216" calcext:value-type="float">
            <text:p>0.2628206012</text:p>
          </table:table-cell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0.00011398100466" calcext:value-type="float">
            <text:p>0.000113981</text:p>
          </table:table-cell>
          <table:table-cell office:value-type="float" office:value="0.294331784199" calcext:value-type="float">
            <text:p>0.2943317842</text:p>
          </table:table-cell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float" office:value="0.000856295255173" calcext:value-type="float">
            <text:p>0.0008562953</text:p>
          </table:table-cell>
          <table:table-cell office:value-type="float" office:value="0.326942412199" calcext:value-type="float">
            <text:p>0.3269424122</text:p>
          </table:table-cell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0.00473282467798" calcext:value-type="float">
            <text:p>0.0047328247</text:p>
          </table:table-cell>
          <table:table-cell office:value-type="float" office:value="0.360393348247" calcext:value-type="float">
            <text:p>0.3603933482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0.0196172142782" calcext:value-type="float">
            <text:p>0.0196172143</text:p>
          </table:table-cell>
          <table:table-cell office:value-type="float" office:value="0.394417446601" calcext:value-type="float">
            <text:p>0.3944174466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0.0621989255472" calcext:value-type="float">
            <text:p>0.0621989255</text:p>
          </table:table-cell>
          <table:table-cell office:value-type="float" office:value="0.428746132091" calcext:value-type="float">
            <text:p>0.4287461321</text:p>
          </table:table-cell>
        </table:table-row>
        <table:table-row table:style-name="ro1">
          <table:table-cell office:value-type="float" office:value="9776" calcext:value-type="float">
            <text:p>9776</text:p>
          </table:table-cell>
          <table:table-cell office:value-type="float" office:value="0.154095863431" calcext:value-type="float">
            <text:p>0.1540958634</text:p>
          </table:table-cell>
          <table:table-cell office:value-type="float" office:value="0.463115557511" calcext:value-type="float">
            <text:p>0.4631155575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0.305449745263" calcext:value-type="float">
            <text:p>0.3054497453</text:p>
          </table:table-cell>
          <table:table-cell office:value-type="float" office:value="0.497272151753" calcext:value-type="float">
            <text:p>0.4972721518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float" office:value="0.497763142839" calcext:value-type="float">
            <text:p>0.4977631428</text:p>
          </table:table-cell>
          <table:table-cell office:value-type="float" office:value="0.530977419395" calcext:value-type="float">
            <text:p>0.5309774194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0.68820723472" calcext:value-type="float">
            <text:p>0.6882072347</text:p>
          </table:table-cell>
          <table:table-cell office:value-type="float" office:value="0.564011900799" calcext:value-type="float">
            <text:p>0.5640119008</text:p>
          </table:table-cell>
        </table:table-row>
        <table:table-row table:style-name="ro1">
          <table:table-cell office:value-type="float" office:value="10608" calcext:value-type="float">
            <text:p>10608</text:p>
          </table:table-cell>
          <table:table-cell office:value-type="float" office:value="0.836603150782" calcext:value-type="float">
            <text:p>0.8366031508</text:p>
          </table:table-cell>
          <table:table-cell office:value-type="float" office:value="0.596178247607" calcext:value-type="float">
            <text:p>0.5961782476</text:p>
          </table:table-cell>
        </table:table-row>
        <table:table-row table:style-name="ro1">
          <table:table-cell office:value-type="float" office:value="10816" calcext:value-type="float">
            <text:p>10816</text:p>
          </table:table-cell>
          <table:table-cell office:value-type="float" office:value="0.928412436957" calcext:value-type="float">
            <text:p>0.928412437</text:p>
          </table:table-cell>
          <table:table-cell office:value-type="float" office:value="0.627303409942" calcext:value-type="float">
            <text:p>0.6273034099</text:p>
          </table:table-cell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float" office:value="0.973896058072" calcext:value-type="float">
            <text:p>0.9738960581</text:p>
          </table:table-cell>
          <table:table-cell office:value-type="float" office:value="0.657239967008" calcext:value-type="float">
            <text:p>0.657239967</text:p>
          </table:table-cell>
        </table:table-row>
        <table:table-row table:style-name="ro1">
          <table:table-cell office:value-type="float" office:value="11232" calcext:value-type="float">
            <text:p>11232</text:p>
          </table:table-cell>
          <table:table-cell office:value-type="float" office:value="0.992085472735" calcext:value-type="float">
            <text:p>0.9920854727</text:p>
          </table:table-cell>
          <table:table-cell office:value-type="float" office:value="0.685866661473" calcext:value-type="float">
            <text:p>0.6858666615</text:p>
          </table:table-cell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float" office:value="0.998002222312" calcext:value-type="float">
            <text:p>0.9980022223</text:p>
          </table:table-cell>
          <table:table-cell office:value-type="float" office:value="0.713088219595" calcext:value-type="float">
            <text:p>0.7130882196</text:p>
          </table:table-cell>
        </table:table-row>
        <table:table-row table:style-name="ro1">
          <table:table-cell office:value-type="float" office:value="11648" calcext:value-type="float">
            <text:p>11648</text:p>
          </table:table-cell>
          <table:table-cell office:value-type="float" office:value="0.99957904234" calcext:value-type="float">
            <text:p>0.9995790423</text:p>
          </table:table-cell>
          <table:table-cell office:value-type="float" office:value="0.73883455371" calcext:value-type="float">
            <text:p>0.7388345537</text:p>
          </table:table-cell>
        </table:table-row>
        <table:table-row table:style-name="ro1">
          <table:table-cell office:value-type="float" office:value="11856" calcext:value-type="float">
            <text:p>11856</text:p>
          </table:table-cell>
          <table:table-cell office:value-type="float" office:value="0.999925691412" calcext:value-type="float">
            <text:p>0.9999256914</text:p>
          </table:table-cell>
          <table:table-cell office:value-type="float" office:value="0.763059451985" calcext:value-type="float">
            <text:p>0.763059452</text:p>
          </table:table-cell>
        </table:table-row>
        <table:table-row table:style-name="ro1">
          <table:table-cell office:value-type="float" office:value="12064" calcext:value-type="float">
            <text:p>12064</text:p>
          </table:table-cell>
          <table:table-cell office:value-type="float" office:value="0.999988966605" calcext:value-type="float">
            <text:p>0.9999889666</text:p>
          </table:table-cell>
          <table:table-cell office:value-type="float" office:value="0.785738862894" calcext:value-type="float">
            <text:p>0.7857388629</text:p>
          </table:table-cell>
        </table:table-row>
        <table:table-row table:style-name="ro1">
          <table:table-cell office:value-type="float" office:value="12272" calcext:value-type="float">
            <text:p>12272</text:p>
          </table:table-cell>
          <table:table-cell office:value-type="float" office:value="0.999998616022" calcext:value-type="float">
            <text:p>0.999998616</text:p>
          </table:table-cell>
          <table:table-cell office:value-type="float" office:value="0.806868879685" calcext:value-type="float">
            <text:p>0.8068688797</text:p>
          </table:table-cell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0.99999985269" calcext:value-type="float">
            <text:p>0.9999998527</text:p>
          </table:table-cell>
          <table:table-cell office:value-type="float" office:value="0.826463524099" calcext:value-type="float">
            <text:p>0.8264635241</text:p>
          </table:table-cell>
        </table:table-row>
        <table:table-row table:style-name="ro1">
          <table:table-cell office:value-type="float" office:value="12688" calcext:value-type="float">
            <text:p>12688</text:p>
          </table:table-cell>
          <table:table-cell office:value-type="float" office:value="0.999999986635" calcext:value-type="float">
            <text:p>0.9999999866</text:p>
          </table:table-cell>
          <table:table-cell office:value-type="float" office:value="0.844552419736" calcext:value-type="float">
            <text:p>0.8445524197</text:p>
          </table:table-cell>
        </table:table-row>
        <table:table-row table:style-name="ro1">
          <table:table-cell office:value-type="float" office:value="12896" calcext:value-type="float">
            <text:p>12896</text:p>
          </table:table-cell>
          <table:table-cell office:value-type="float" office:value="0.999999998962" calcext:value-type="float">
            <text:p>0.999999999</text:p>
          </table:table-cell>
          <table:table-cell office:value-type="float" office:value="0.8611784347" calcext:value-type="float">
            <text:p>0.8611784347</text:p>
          </table:table-cell>
        </table:table-row>
        <table:table-row table:style-name="ro1">
          <table:table-cell office:value-type="float" office:value="13104" calcext:value-type="float">
            <text:p>13104</text:p>
          </table:table-cell>
          <table:table-cell office:value-type="float" office:value="0.999999999931" calcext:value-type="float">
            <text:p>0.9999999999</text:p>
          </table:table-cell>
          <table:table-cell office:value-type="float" office:value="0.876395361235" calcext:value-type="float">
            <text:p>0.8763953612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0.999999999996" calcext:value-type="float">
            <text:p>1</text:p>
          </table:table-cell>
          <table:table-cell office:value-type="float" office:value="0.890265687802" calcext:value-type="float">
            <text:p>0.8902656878</text:p>
          </table:table-cell>
        </table:table-row>
        <table:table-row table:style-name="ro1">
          <table:table-cell office:value-type="float" office:value="13520" calcext:value-type="float">
            <text:p>13520</text:p>
          </table:table-cell>
          <table:table-cell office:value-type="float" office:value="1" calcext:value-type="float">
            <text:p>1</text:p>
          </table:table-cell>
          <table:table-cell office:value-type="float" office:value="0.902858506939" calcext:value-type="float">
            <text:p>0.9028585069</text:p>
          </table:table-cell>
        </table:table-row>
        <table:table-row table:style-name="ro1">
          <table:table-cell office:value-type="float" office:value="13728" calcext:value-type="float">
            <text:p>13728</text:p>
          </table:table-cell>
          <table:table-cell office:value-type="float" office:value="1" calcext:value-type="float">
            <text:p>1</text:p>
          </table:table-cell>
          <table:table-cell office:value-type="float" office:value="0.914247590811" calcext:value-type="float">
            <text:p>0.9142475908</text:p>
          </table:table-cell>
        </table:table-row>
        <table:table-row table:style-name="ro1">
          <table:table-cell office:value-type="float" office:value="13936" calcext:value-type="float">
            <text:p>13936</text:p>
          </table:table-cell>
          <table:table-cell office:value-type="float" office:value="1" calcext:value-type="float">
            <text:p>1</text:p>
          </table:table-cell>
          <table:table-cell office:value-type="float" office:value="0.924509655853" calcext:value-type="float">
            <text:p>0.9245096559</text:p>
          </table:table-cell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float" office:value="1" calcext:value-type="float">
            <text:p>1</text:p>
          </table:table-cell>
          <table:table-cell office:value-type="float" office:value="0.933722828667" calcext:value-type="float">
            <text:p>0.9337228287</text:p>
          </table:table-cell>
        </table:table-row>
        <table:table-row table:style-name="ro1">
          <table:table-cell office:value-type="float" office:value="14352" calcext:value-type="float">
            <text:p>14352</text:p>
          </table:table-cell>
          <table:table-cell office:value-type="float" office:value="1" calcext:value-type="float">
            <text:p>1</text:p>
          </table:table-cell>
          <table:table-cell office:value-type="float" office:value="0.941965317358" calcext:value-type="float">
            <text:p>0.9419653174</text:p>
          </table:table-cell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float" office:value="1" calcext:value-type="float">
            <text:p>1</text:p>
          </table:table-cell>
          <table:table-cell office:value-type="float" office:value="0.949314285892" calcext:value-type="float">
            <text:p>0.9493142859</text:p>
          </table:table-cell>
        </table:table-row>
        <table:table-row table:style-name="ro1">
          <table:table-cell office:value-type="float" office:value="14768" calcext:value-type="float">
            <text:p>14768</text:p>
          </table:table-cell>
          <table:table-cell office:value-type="float" office:value="1" calcext:value-type="float">
            <text:p>1</text:p>
          </table:table-cell>
          <table:table-cell office:value-type="float" office:value="0.95584492381" calcext:value-type="float">
            <text:p>0.9558449238</text:p>
          </table:table-cell>
        </table:table-row>
        <table:table-row table:style-name="ro1">
          <table:table-cell office:value-type="float" office:value="14976" calcext:value-type="float">
            <text:p>14976</text:p>
          </table:table-cell>
          <table:table-cell office:value-type="float" office:value="1" calcext:value-type="float">
            <text:p>1</text:p>
          </table:table-cell>
          <table:table-cell office:value-type="float" office:value="0.961629699601" calcext:value-type="float">
            <text:p>0.9616296996</text:p>
          </table:table-cell>
        </table:table-row>
        <table:table-row table:style-name="ro1">
          <table:table-cell office:value-type="float" office:value="15184" calcext:value-type="float">
            <text:p>15184</text:p>
          </table:table-cell>
          <table:table-cell office:value-type="float" office:value="1" calcext:value-type="float">
            <text:p>1</text:p>
          </table:table-cell>
          <table:table-cell office:value-type="float" office:value="0.966737783177" calcext:value-type="float">
            <text:p>0.9667377832</text:p>
          </table:table-cell>
        </table:table-row>
        <table:table-row table:style-name="ro1">
          <table:table-cell office:value-type="float" office:value="15392" calcext:value-type="float">
            <text:p>15392</text:p>
          </table:table-cell>
          <table:table-cell office:value-type="float" office:value="1" calcext:value-type="float">
            <text:p>1</text:p>
          </table:table-cell>
          <table:table-cell office:value-type="float" office:value="0.971234621063" calcext:value-type="float">
            <text:p>0.9712346211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1" calcext:value-type="float">
            <text:p>1</text:p>
          </table:table-cell>
          <table:table-cell office:value-type="float" office:value="0.975181646892" calcext:value-type="float">
            <text:p>0.9751816469</text:p>
          </table:table-cell>
        </table:table-row>
        <table:table-row table:style-name="ro1">
          <table:table-cell office:value-type="float" office:value="15808" calcext:value-type="float">
            <text:p>15808</text:p>
          </table:table-cell>
          <table:table-cell office:value-type="float" office:value="1" calcext:value-type="float">
            <text:p>1</text:p>
          </table:table-cell>
          <table:table-cell office:value-type="float" office:value="0.97863610956" calcext:value-type="float">
            <text:p>0.9786361096</text:p>
          </table:table-cell>
        </table:table-row>
        <table:table-row table:style-name="ro1">
          <table:table-cell office:value-type="float" office:value="16016" calcext:value-type="float">
            <text:p>16016</text:p>
          </table:table-cell>
          <table:table-cell office:value-type="float" office:value="1" calcext:value-type="float">
            <text:p>1</text:p>
          </table:table-cell>
          <table:table-cell office:value-type="float" office:value="0.981651001721" calcext:value-type="float">
            <text:p>0.9816510017</text:p>
          </table:table-cell>
        </table:table-row>
        <table:table-row table:style-name="ro1">
          <table:table-cell office:value-type="float" office:value="16224" calcext:value-type="float">
            <text:p>16224</text:p>
          </table:table-cell>
          <table:table-cell office:value-type="float" office:value="1" calcext:value-type="float">
            <text:p>1</text:p>
          </table:table-cell>
          <table:table-cell office:value-type="float" office:value="0.984275072026" calcext:value-type="float">
            <text:p>0.984275072</text:p>
          </table:table-cell>
        </table:table-row>
        <table:table-row table:style-name="ro1">
          <table:table-cell office:value-type="float" office:value="16432" calcext:value-type="float">
            <text:p>16432</text:p>
          </table:table-cell>
          <table:table-cell office:value-type="float" office:value="1" calcext:value-type="float">
            <text:p>1</text:p>
          </table:table-cell>
          <table:table-cell office:value-type="float" office:value="0.986552905656" calcext:value-type="float">
            <text:p>0.9865529057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1" calcext:value-type="float">
            <text:p>1</text:p>
          </table:table-cell>
          <table:table-cell office:value-type="float" office:value="0.988525058969" calcext:value-type="float">
            <text:p>0.988525059</text:p>
          </table:table-cell>
        </table:table-row>
        <table:table-row table:style-name="ro1">
          <table:table-cell office:value-type="float" office:value="16848" calcext:value-type="float">
            <text:p>16848</text:p>
          </table:table-cell>
          <table:table-cell office:value-type="float" office:value="1" calcext:value-type="float">
            <text:p>1</text:p>
          </table:table-cell>
          <table:table-cell office:value-type="float" office:value="0.990228235549" calcext:value-type="float">
            <text:p>0.9902282355</text:p>
          </table:table-cell>
        </table:table-row>
        <table:table-row table:style-name="ro1">
          <table:table-cell office:value-type="float" office:value="17056" calcext:value-type="float">
            <text:p>17056</text:p>
          </table:table-cell>
          <table:table-cell office:value-type="float" office:value="1" calcext:value-type="float">
            <text:p>1</text:p>
          </table:table-cell>
          <table:table-cell office:value-type="float" office:value="0.991695492437" calcext:value-type="float">
            <text:p>0.9916954924</text:p>
          </table:table-cell>
        </table:table-row>
        <table:table-row table:style-name="ro1">
          <table:table-cell office:value-type="float" office:value="17264" calcext:value-type="float">
            <text:p>17264</text:p>
          </table:table-cell>
          <table:table-cell office:value-type="float" office:value="1" calcext:value-type="float">
            <text:p>1</text:p>
          </table:table-cell>
          <table:table-cell office:value-type="float" office:value="0.992956466837" calcext:value-type="float">
            <text:p>0.9929564668</text:p>
          </table:table-cell>
        </table:table-row>
        <table:table-row table:style-name="ro1">
          <table:table-cell office:value-type="float" office:value="17472" calcext:value-type="float">
            <text:p>17472</text:p>
          </table:table-cell>
          <table:table-cell office:value-type="float" office:value="1" calcext:value-type="float">
            <text:p>1</text:p>
          </table:table-cell>
          <table:table-cell office:value-type="float" office:value="0.994037615021" calcext:value-type="float">
            <text:p>0.994037615</text:p>
          </table:table-cell>
        </table:table-row>
        <table:table-row table:style-name="ro1">
          <table:table-cell office:value-type="float" office:value="17680" calcext:value-type="float">
            <text:p>17680</text:p>
          </table:table-cell>
          <table:table-cell office:value-type="float" office:value="1" calcext:value-type="float">
            <text:p>1</text:p>
          </table:table-cell>
          <table:table-cell office:value-type="float" office:value="0.994962456561" calcext:value-type="float">
            <text:p>0.9949624566</text:p>
          </table:table-cell>
        </table:table-row>
        <table:table-row table:style-name="ro1">
          <table:table-cell office:value-type="float" office:value="17888" calcext:value-type="float">
            <text:p>17888</text:p>
          </table:table-cell>
          <table:table-cell office:value-type="float" office:value="1" calcext:value-type="float">
            <text:p>1</text:p>
          </table:table-cell>
          <table:table-cell office:value-type="float" office:value="0.995751818233" calcext:value-type="float">
            <text:p>0.9957518182</text:p>
          </table:table-cell>
        </table:table-row>
        <table:table-row table:style-name="ro1">
          <table:table-cell office:value-type="float" office:value="18096" calcext:value-type="float">
            <text:p>18096</text:p>
          </table:table-cell>
          <table:table-cell office:value-type="float" office:value="1" calcext:value-type="float">
            <text:p>1</text:p>
          </table:table-cell>
          <table:table-cell office:value-type="float" office:value="0.996424073137" calcext:value-type="float">
            <text:p>0.9964240731</text:p>
          </table:table-cell>
        </table:table-row>
        <table:table-row table:style-name="ro1">
          <table:table-cell office:value-type="float" office:value="18304" calcext:value-type="float">
            <text:p>18304</text:p>
          </table:table-cell>
          <table:table-cell office:value-type="float" office:value="1" calcext:value-type="float">
            <text:p>1</text:p>
          </table:table-cell>
          <table:table-cell office:value-type="float" office:value="0.996995371545" calcext:value-type="float">
            <text:p>0.9969953715</text:p>
          </table:table-cell>
        </table:table-row>
        <table:table-row table:style-name="ro1">
          <table:table-cell office:value-type="float" office:value="18512" calcext:value-type="float">
            <text:p>18512</text:p>
          </table:table-cell>
          <table:table-cell office:value-type="float" office:value="1" calcext:value-type="float">
            <text:p>1</text:p>
          </table:table-cell>
          <table:table-cell office:value-type="float" office:value="0.997479860908" calcext:value-type="float">
            <text:p>0.9974798609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 office:value-type="float" office:value="1" calcext:value-type="float">
            <text:p>1</text:p>
          </table:table-cell>
          <table:table-cell office:value-type="float" office:value="0.997889893214" calcext:value-type="float">
            <text:p>0.9978898932</text:p>
          </table:table-cell>
        </table:table-row>
        <table:table-row table:style-name="ro1">
          <table:table-cell office:value-type="float" office:value="18928" calcext:value-type="float">
            <text:p>18928</text:p>
          </table:table-cell>
          <table:table-cell office:value-type="float" office:value="1" calcext:value-type="float">
            <text:p>1</text:p>
          </table:table-cell>
          <table:table-cell office:value-type="float" office:value="0.998236218515" calcext:value-type="float">
            <text:p>0.9982362185</text:p>
          </table:table-cell>
        </table:table-row>
        <table:table-row table:style-name="ro1">
          <table:table-cell office:value-type="float" office:value="19136" calcext:value-type="float">
            <text:p>19136</text:p>
          </table:table-cell>
          <table:table-cell office:value-type="float" office:value="1" calcext:value-type="float">
            <text:p>1</text:p>
          </table:table-cell>
          <table:table-cell office:value-type="float" office:value="0.99852816399" calcext:value-type="float">
            <text:p>0.998528164</text:p>
          </table:table-cell>
        </table:table-row>
        <table:table-row table:style-name="ro1">
          <table:table-cell office:value-type="float" office:value="19344" calcext:value-type="float">
            <text:p>19344</text:p>
          </table:table-cell>
          <table:table-cell office:value-type="float" office:value="1" calcext:value-type="float">
            <text:p>1</text:p>
          </table:table-cell>
          <table:table-cell office:value-type="float" office:value="0.998773798341" calcext:value-type="float">
            <text:p>0.9987737983</text:p>
          </table:table-cell>
        </table:table-row>
        <table:table-row table:style-name="ro1">
          <table:table-cell office:value-type="float" office:value="19552" calcext:value-type="float">
            <text:p>19552</text:p>
          </table:table-cell>
          <table:table-cell office:value-type="float" office:value="1" calcext:value-type="float">
            <text:p>1</text:p>
          </table:table-cell>
          <table:table-cell office:value-type="float" office:value="0.998980081673" calcext:value-type="float">
            <text:p>0.9989800817</text:p>
          </table:table-cell>
        </table:table-row>
        <table:table-row table:style-name="ro1">
          <table:table-cell office:value-type="float" office:value="19760" calcext:value-type="float">
            <text:p>19760</text:p>
          </table:table-cell>
          <table:table-cell office:value-type="float" office:value="1" calcext:value-type="float">
            <text:p>1</text:p>
          </table:table-cell>
          <table:table-cell office:value-type="float" office:value="0.999153001238" calcext:value-type="float">
            <text:p>0.9991530012</text:p>
          </table:table-cell>
        </table:table-row>
        <table:table-row table:style-name="ro1">
          <table:table-cell office:value-type="float" office:value="19968" calcext:value-type="float">
            <text:p>19968</text:p>
          </table:table-cell>
          <table:table-cell office:value-type="float" office:value="1" calcext:value-type="float">
            <text:p>1</text:p>
          </table:table-cell>
          <table:table-cell office:value-type="float" office:value="0.999297693674" calcext:value-type="float">
            <text:p>0.9992976937</text:p>
          </table:table-cell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float" office:value="1" calcext:value-type="float">
            <text:p>1</text:p>
          </table:table-cell>
          <table:table-cell office:value-type="float" office:value="0.999418554466" calcext:value-type="float">
            <text:p>0.9994185545</text:p>
          </table:table-cell>
        </table:table-row>
        <table:table-row table:style-name="ro1">
          <table:table-cell office:value-type="float" office:value="20384" calcext:value-type="float">
            <text:p>20384</text:p>
          </table:table-cell>
          <table:table-cell office:value-type="float" office:value="1" calcext:value-type="float">
            <text:p>1</text:p>
          </table:table-cell>
          <table:table-cell office:value-type="float" office:value="0.999519335466" calcext:value-type="float">
            <text:p>0.9995193355</text:p>
          </table:table-cell>
        </table:table-row>
        <table:table-row table:style-name="ro1">
          <table:table-cell office:value-type="float" office:value="20592" calcext:value-type="float">
            <text:p>20592</text:p>
          </table:table-cell>
          <table:table-cell office:value-type="float" office:value="1" calcext:value-type="float">
            <text:p>1</text:p>
          </table:table-cell>
          <table:table-cell office:value-type="float" office:value="0.999603231368" calcext:value-type="float">
            <text:p>0.9996032314</text:p>
          </table:table-cell>
        </table:table-row>
      </table:table>
      <table:table table:name="Sheet9" table:style-name="ta1">
        <table:shapes>
          <draw:frame draw:z-index="0" draw:style-name="gr1" draw:text-style-name="P1" svg:width="7.9677in" svg:height="4.0575in" svg:x="3.5661in" svg:y="0in">
            <draw:object draw:notify-on-update-of-ranges="Sheet9.A2:Sheet9.A101 Sheet9.B1:Sheet9.B1 Sheet9.B2:Sheet9.B101 Sheet9.C1:Sheet9.C1 Sheet9.C2:Sheet9.C10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17 second block time, &gt;=6000 blocks</text:p>
          </table:table-cell>
          <table:table-cell office:value-type="string" calcext:value-type="string">
            <text:p>600 second block time, &gt;=170 blocks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style-name="ce1" office:value-type="float" office:value="-0.000000000645373754438" calcext:value-type="float">
            <text:p>-6.45E-010</text:p>
          </table:table-cell>
          <table:table-cell table:style-name="ce1" office:value-type="float" office:value="-0.000000000339437367103" calcext:value-type="float">
            <text:p>-3.39E-010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table:style-name="ce1" office:value-type="float" office:value="-0.000000000704007740993" calcext:value-type="float">
            <text:p>-7.04E-010</text:p>
          </table:table-cell>
          <table:table-cell table:style-name="ce1" office:value-type="float" office:value="-0.0000000004008970933" calcext:value-type="float">
            <text:p>-4.01E-010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table:style-name="ce1" office:value-type="float" office:value="-0.000000000738474170703" calcext:value-type="float">
            <text:p>-7.38E-010</text:p>
          </table:table-cell>
          <table:table-cell table:style-name="ce1" office:value-type="float" office:value="-0.000000000435927738351" calcext:value-type="float">
            <text:p>-4.36E-010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table:style-name="ce1" office:value-type="float" office:value="-0.000000000762647278663" calcext:value-type="float">
            <text:p>-7.63E-010</text:p>
          </table:table-cell>
          <table:table-cell table:style-name="ce1" office:value-type="float" office:value="-0.000000000460589566487" calcext:value-type="float">
            <text:p>-4.61E-010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style-name="ce1" office:value-type="float" office:value="-0.000000000781576803277" calcext:value-type="float">
            <text:p>-7.82E-010</text:p>
          </table:table-cell>
          <table:table-cell table:style-name="ce1" office:value-type="float" office:value="-0.000000000479649875373" calcext:value-type="float">
            <text:p>-4.80E-010</text:p>
          </table:table-cell>
        </table:table-row>
        <table:table-row table:style-name="ro1">
          <table:table-cell office:value-type="float" office:value="12480" calcext:value-type="float">
            <text:p>12480</text:p>
          </table:table-cell>
          <table:table-cell table:style-name="ce1" office:value-type="float" office:value="-0.000000000797360844018" calcext:value-type="float">
            <text:p>-7.97E-010</text:p>
          </table:table-cell>
          <table:table-cell table:style-name="ce1" office:value-type="float" office:value="-0.000000000495192775674" calcext:value-type="float">
            <text:p>-4.95E-010</text:p>
          </table:table-cell>
        </table:table-row>
        <table:table-row table:style-name="ro1">
          <table:table-cell office:value-type="float" office:value="14560" calcext:value-type="float">
            <text:p>14560</text:p>
          </table:table-cell>
          <table:table-cell table:style-name="ce1" office:value-type="float" office:value="-0.000000000810048250699" calcext:value-type="float">
            <text:p>-8.10E-010</text:p>
          </table:table-cell>
          <table:table-cell table:style-name="ce1" office:value-type="float" office:value="-0.000000000508301623015" calcext:value-type="float">
            <text:p>-5.08E-010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table:style-name="ce1" office:value-type="float" office:value="-0.000000000821396506367" calcext:value-type="float">
            <text:p>-8.21E-010</text:p>
          </table:table-cell>
          <table:table-cell table:style-name="ce1" office:value-type="float" office:value="-0.000000000519654097531" calcext:value-type="float">
            <text:p>-5.20E-010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 table:style-name="ce1" office:value-type="float" office:value="-0.000000000831142932256" calcext:value-type="float">
            <text:p>-8.31E-010</text:p>
          </table:table-cell>
          <table:table-cell table:style-name="ce1" office:value-type="float" office:value="-0.000000000529653876313" calcext:value-type="float">
            <text:p>-5.30E-010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style-name="ce1" office:value-type="float" office:value="-0.000000000840064906527" calcext:value-type="float">
            <text:p>-8.40E-010</text:p>
          </table:table-cell>
          <table:table-cell table:style-name="ce1" office:value-type="float" office:value="-0.000000000538597833" calcext:value-type="float">
            <text:p>-5.39E-010</text:p>
          </table:table-cell>
        </table:table-row>
        <table:table-row table:style-name="ro1">
          <table:table-cell office:value-type="float" office:value="22880" calcext:value-type="float">
            <text:p>22880</text:p>
          </table:table-cell>
          <table:table-cell table:style-name="ce1" office:value-type="float" office:value="-0.000000000848326742187" calcext:value-type="float">
            <text:p>-8.48E-010</text:p>
          </table:table-cell>
          <table:table-cell table:style-name="ce1" office:value-type="float" office:value="-0.00000000054668802818" calcext:value-type="float">
            <text:p>-5.47E-010</text:p>
          </table:table-cell>
        </table:table-row>
        <table:table-row table:style-name="ro1">
          <table:table-cell office:value-type="float" office:value="24960" calcext:value-type="float">
            <text:p>24960</text:p>
          </table:table-cell>
          <table:table-cell table:style-name="ce1" office:value-type="float" office:value="-0.000000000855632453778" calcext:value-type="float">
            <text:p>-8.56E-010</text:p>
          </table:table-cell>
          <table:table-cell table:style-name="ce1" office:value-type="float" office:value="-0.000000000554081003301" calcext:value-type="float">
            <text:p>-5.54E-010</text:p>
          </table:table-cell>
        </table:table-row>
        <table:table-row table:style-name="ro1">
          <table:table-cell office:value-type="float" office:value="27040" calcext:value-type="float">
            <text:p>27040</text:p>
          </table:table-cell>
          <table:table-cell table:style-name="ce1" office:value-type="float" office:value="-0.000000000862299120996" calcext:value-type="float">
            <text:p>-8.62E-010</text:p>
          </table:table-cell>
          <table:table-cell table:style-name="ce1" office:value-type="float" office:value="-0.000000000560864688026" calcext:value-type="float">
            <text:p>-5.61E-010</text:p>
          </table:table-cell>
        </table:table-row>
        <table:table-row table:style-name="ro1">
          <table:table-cell office:value-type="float" office:value="29120" calcext:value-type="float">
            <text:p>29120</text:p>
          </table:table-cell>
          <table:table-cell table:style-name="ce1" office:value-type="float" office:value="-0.000000000869170291296" calcext:value-type="float">
            <text:p>-8.69E-010</text:p>
          </table:table-cell>
          <table:table-cell table:style-name="ce1" office:value-type="float" office:value="-0.000000000567133673357" calcext:value-type="float">
            <text:p>-5.67E-010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table:style-name="ce1" office:value-type="float" office:value="-0.000000000873237260279" calcext:value-type="float">
            <text:p>-8.73E-010</text:p>
          </table:table-cell>
          <table:table-cell table:style-name="ce1" office:value-type="float" office:value="-0.000000000572987879366" calcext:value-type="float">
            <text:p>-5.73E-010</text:p>
          </table:table-cell>
        </table:table-row>
        <table:table-row table:style-name="ro1">
          <table:table-cell office:value-type="float" office:value="33280" calcext:value-type="float">
            <text:p>33280</text:p>
          </table:table-cell>
          <table:table-cell table:style-name="ce1" office:value-type="float" office:value="-0.000000000880545414361" calcext:value-type="float">
            <text:p>-8.81E-010</text:p>
          </table:table-cell>
          <table:table-cell table:style-name="ce1" office:value-type="float" office:value="-0.000000000578423753339" calcext:value-type="float">
            <text:p>-5.78E-010</text:p>
          </table:table-cell>
        </table:table-row>
        <table:table-row table:style-name="ro1">
          <table:table-cell office:value-type="float" office:value="35360" calcext:value-type="float">
            <text:p>35360</text:p>
          </table:table-cell>
          <table:table-cell table:style-name="ce1" office:value-type="float" office:value="-0.000000000885541195927" calcext:value-type="float">
            <text:p>-8.86E-010</text:p>
          </table:table-cell>
          <table:table-cell table:style-name="ce1" office:value-type="float" office:value="-0.000000000583592729697" calcext:value-type="float">
            <text:p>-5.84E-010</text:p>
          </table:table-cell>
        </table:table-row>
        <table:table-row table:style-name="ro1">
          <table:table-cell office:value-type="float" office:value="37440" calcext:value-type="float">
            <text:p>37440</text:p>
          </table:table-cell>
          <table:table-cell table:style-name="ce1" office:value-type="float" office:value="-0.000000000890036488954" calcext:value-type="float">
            <text:p>-8.90E-010</text:p>
          </table:table-cell>
          <table:table-cell table:style-name="ce1" office:value-type="float" office:value="-0.000000000588415982605" calcext:value-type="float">
            <text:p>-5.88E-010</text:p>
          </table:table-cell>
        </table:table-row>
        <table:table-row table:style-name="ro1">
          <table:table-cell office:value-type="float" office:value="39520" calcext:value-type="float">
            <text:p>39520</text:p>
          </table:table-cell>
          <table:table-cell table:style-name="ce1" office:value-type="float" office:value="-0.000000000894881946323" calcext:value-type="float">
            <text:p>-8.95E-010</text:p>
          </table:table-cell>
          <table:table-cell table:style-name="ce1" office:value-type="float" office:value="-0.000000000592992766002" calcext:value-type="float">
            <text:p>-5.93E-010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table:style-name="ce1" office:value-type="float" office:value="-0.000000000898861429732" calcext:value-type="float">
            <text:p>-8.99E-010</text:p>
          </table:table-cell>
          <table:table-cell table:style-name="ce1" office:value-type="float" office:value="-0.000000000597329075092" calcext:value-type="float">
            <text:p>-5.97E-010</text:p>
          </table:table-cell>
        </table:table-row>
        <table:table-row table:style-name="ro1">
          <table:table-cell office:value-type="float" office:value="43680" calcext:value-type="float">
            <text:p>43680</text:p>
          </table:table-cell>
          <table:table-cell table:style-name="ce1" office:value-type="float" office:value="-0.000000000903452646028" calcext:value-type="float">
            <text:p>-9.03E-010</text:p>
          </table:table-cell>
          <table:table-cell table:style-name="ce1" office:value-type="float" office:value="-0.000000000601442007309" calcext:value-type="float">
            <text:p>-6.01E-010</text:p>
          </table:table-cell>
        </table:table-row>
        <table:table-row table:style-name="ro1">
          <table:table-cell office:value-type="float" office:value="45760" calcext:value-type="float">
            <text:p>45760</text:p>
          </table:table-cell>
          <table:table-cell table:style-name="ce1" office:value-type="float" office:value="-0.000000000907474762002" calcext:value-type="float">
            <text:p>-9.07E-010</text:p>
          </table:table-cell>
          <table:table-cell table:style-name="ce1" office:value-type="float" office:value="-0.000000000605449912428" calcext:value-type="float">
            <text:p>-6.05E-010</text:p>
          </table:table-cell>
        </table:table-row>
        <table:table-row table:style-name="ro1">
          <table:table-cell office:value-type="float" office:value="47840" calcext:value-type="float">
            <text:p>47840</text:p>
          </table:table-cell>
          <table:table-cell table:style-name="ce1" office:value-type="float" office:value="-0.000000000911045239249" calcext:value-type="float">
            <text:p>-9.11E-010</text:p>
          </table:table-cell>
          <table:table-cell table:style-name="ce1" office:value-type="float" office:value="-0.000000000609165162757" calcext:value-type="float">
            <text:p>-6.09E-010</text:p>
          </table:table-cell>
        </table:table-row>
        <table:table-row table:style-name="ro1">
          <table:table-cell office:value-type="float" office:value="49920" calcext:value-type="float">
            <text:p>49920</text:p>
          </table:table-cell>
          <table:table-cell table:style-name="ce1" office:value-type="float" office:value="-0.000000000914114339778" calcext:value-type="float">
            <text:p>-9.14E-010</text:p>
          </table:table-cell>
          <table:table-cell table:style-name="ce1" office:value-type="float" office:value="-0.000000000612772277364" calcext:value-type="float">
            <text:p>-6.13E-010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style-name="ce1" office:value-type="float" office:value="-0.000000000917821152413" calcext:value-type="float">
            <text:p>-9.18E-010</text:p>
          </table:table-cell>
          <table:table-cell table:style-name="ce1" office:value-type="float" office:value="-0.000000000616241502271" calcext:value-type="float">
            <text:p>-6.16E-010</text:p>
          </table:table-cell>
        </table:table-row>
        <table:table-row table:style-name="ro1">
          <table:table-cell office:value-type="float" office:value="54080" calcext:value-type="float">
            <text:p>54080</text:p>
          </table:table-cell>
          <table:table-cell table:style-name="ce1" office:value-type="float" office:value="-0.000000000921323461966" calcext:value-type="float">
            <text:p>-9.21E-010</text:p>
          </table:table-cell>
          <table:table-cell table:style-name="ce1" office:value-type="float" office:value="-0.000000000619490680975" calcext:value-type="float">
            <text:p>-6.19E-010</text:p>
          </table:table-cell>
        </table:table-row>
        <table:table-row table:style-name="ro1">
          <table:table-cell office:value-type="float" office:value="56160" calcext:value-type="float">
            <text:p>56160</text:p>
          </table:table-cell>
          <table:table-cell table:style-name="ce1" office:value-type="float" office:value="-0.000000000924357479448" calcext:value-type="float">
            <text:p>-9.24E-010</text:p>
          </table:table-cell>
          <table:table-cell table:style-name="ce1" office:value-type="float" office:value="-0.0000000006218767723" calcext:value-type="float">
            <text:p>-6.22E-010</text:p>
          </table:table-cell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style-name="ce1" office:value-type="float" office:value="-0.000000000928904064779" calcext:value-type="float">
            <text:p>-9.29E-010</text:p>
          </table:table-cell>
          <table:table-cell table:style-name="ce1" office:value-type="float" office:value="-0.000000000611792394523" calcext:value-type="float">
            <text:p>-6.12E-010</text:p>
          </table:table-cell>
        </table:table-row>
        <table:table-row table:style-name="ro1">
          <table:table-cell office:value-type="float" office:value="60320" calcext:value-type="float">
            <text:p>60320</text:p>
          </table:table-cell>
          <table:table-cell table:style-name="ce1" office:value-type="float" office:value="-0.000000000932912413987" calcext:value-type="float">
            <text:p>-9.33E-010</text:p>
          </table:table-cell>
          <table:table-cell table:style-name="ce1" office:value-type="float" office:value="-0.000000000450522064099" calcext:value-type="float">
            <text:p>-4.51E-010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table:style-name="ce1" office:value-type="float" office:value="-0.000000000934274657638" calcext:value-type="float">
            <text:p>-9.34E-010</text:p>
          </table:table-cell>
          <table:table-cell table:style-name="ce1" office:value-type="float" office:value="0.00000000122823518023" calcext:value-type="float">
            <text:p>1.23E-009</text:p>
          </table:table-cell>
        </table:table-row>
        <table:table-row table:style-name="ro1">
          <table:table-cell office:value-type="float" office:value="64480" calcext:value-type="float">
            <text:p>64480</text:p>
          </table:table-cell>
          <table:table-cell table:style-name="ce1" office:value-type="float" office:value="-0.000000000933958688165" calcext:value-type="float">
            <text:p>-9.34E-010</text:p>
          </table:table-cell>
          <table:table-cell table:style-name="ce1" office:value-type="float" office:value="0.0000000154668667873" calcext:value-type="float">
            <text:p>1.55E-008</text:p>
          </table:table-cell>
        </table:table-row>
        <table:table-row table:style-name="ro1">
          <table:table-cell office:value-type="float" office:value="66560" calcext:value-type="float">
            <text:p>66560</text:p>
          </table:table-cell>
          <table:table-cell table:style-name="ce1" office:value-type="float" office:value="-0.000000000940385103121" calcext:value-type="float">
            <text:p>-9.40E-010</text:p>
          </table:table-cell>
          <table:table-cell table:style-name="ce1" office:value-type="float" office:value="0.000000116439120346" calcext:value-type="float">
            <text:p>1.16E-007</text:p>
          </table:table-cell>
        </table:table-row>
        <table:table-row table:style-name="ro1">
          <table:table-cell office:value-type="float" office:value="68640" calcext:value-type="float">
            <text:p>68640</text:p>
          </table:table-cell>
          <table:table-cell table:style-name="ce1" office:value-type="float" office:value="-0.00000000094145602425" calcext:value-type="float">
            <text:p>-9.41E-010</text:p>
          </table:table-cell>
          <table:table-cell table:style-name="ce1" office:value-type="float" office:value="0.000000722365852579" calcext:value-type="float">
            <text:p>7.22E-007</text:p>
          </table:table-cell>
        </table:table-row>
        <table:table-row table:style-name="ro1">
          <table:table-cell office:value-type="float" office:value="70720" calcext:value-type="float">
            <text:p>70720</text:p>
          </table:table-cell>
          <table:table-cell table:style-name="ce1" office:value-type="float" office:value="-0.000000000941281053102" calcext:value-type="float">
            <text:p>-9.41E-010</text:p>
          </table:table-cell>
          <table:table-cell table:style-name="ce1" office:value-type="float" office:value="0.0000038303165899" calcext:value-type="float">
            <text:p>3.83E-006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table:style-name="ce1" office:value-type="float" office:value="-0.000000000946439593363" calcext:value-type="float">
            <text:p>-9.46E-010</text:p>
          </table:table-cell>
          <table:table-cell table:style-name="ce1" office:value-type="float" office:value="0.000017580079766" calcext:value-type="float">
            <text:p>1.76E-005</text:p>
          </table:table-cell>
        </table:table-row>
        <table:table-row table:style-name="ro1">
          <table:table-cell office:value-type="float" office:value="74880" calcext:value-type="float">
            <text:p>74880</text:p>
          </table:table-cell>
          <table:table-cell table:style-name="ce1" office:value-type="float" office:value="-0.000000000952453005354" calcext:value-type="float">
            <text:p>-9.52E-010</text:p>
          </table:table-cell>
          <table:table-cell table:style-name="ce1" office:value-type="float" office:value="0.0000704829516768" calcext:value-type="float">
            <text:p>7.05E-005</text:p>
          </table:table-cell>
        </table:table-row>
        <table:table-row table:style-name="ro1">
          <table:table-cell office:value-type="float" office:value="76960" calcext:value-type="float">
            <text:p>76960</text:p>
          </table:table-cell>
          <table:table-cell table:style-name="ce1" office:value-type="float" office:value="-0.000000000948396694511" calcext:value-type="float">
            <text:p>-9.48E-010</text:p>
          </table:table-cell>
          <table:table-cell office:value-type="float" office:value="0.000248855475077" calcext:value-type="float">
            <text:p>0.0002488555</text:p>
          </table:table-cell>
        </table:table-row>
        <table:table-row table:style-name="ro1">
          <table:table-cell office:value-type="float" office:value="79040" calcext:value-type="float">
            <text:p>79040</text:p>
          </table:table-cell>
          <table:table-cell table:style-name="ce1" office:value-type="float" office:value="-0.000000000954499368433" calcext:value-type="float">
            <text:p>-9.54E-010</text:p>
          </table:table-cell>
          <table:table-cell office:value-type="float" office:value="0.00077959422106" calcext:value-type="float">
            <text:p>0.0007795942</text:p>
          </table:table-cell>
        </table:table-row>
        <table:table-row table:style-name="ro1">
          <table:table-cell office:value-type="float" office:value="81120" calcext:value-type="float">
            <text:p>81120</text:p>
          </table:table-cell>
          <table:table-cell table:style-name="ce1" office:value-type="float" office:value="-0.000000000959610613194" calcext:value-type="float">
            <text:p>-9.60E-010</text:p>
          </table:table-cell>
          <table:table-cell office:value-type="float" office:value="0.00218222129599" calcext:value-type="float">
            <text:p>0.0021822213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table:style-name="ce1" office:value-type="float" office:value="-0.000000000954504697503" calcext:value-type="float">
            <text:p>-9.55E-010</text:p>
          </table:table-cell>
          <table:table-cell office:value-type="float" office:value="0.00549433620797" calcext:value-type="float">
            <text:p>0.0054943362</text:p>
          </table:table-cell>
        </table:table-row>
        <table:table-row table:style-name="ro1">
          <table:table-cell office:value-type="float" office:value="85280" calcext:value-type="float">
            <text:p>85280</text:p>
          </table:table-cell>
          <table:table-cell table:style-name="ce1" office:value-type="float" office:value="-0.000000000957372181531" calcext:value-type="float">
            <text:p>-9.57E-010</text:p>
          </table:table-cell>
          <table:table-cell office:value-type="float" office:value="0.0125213850378" calcext:value-type="float">
            <text:p>0.012521385</text:p>
          </table:table-cell>
        </table:table-row>
        <table:table-row table:style-name="ro1">
          <table:table-cell office:value-type="float" office:value="87360" calcext:value-type="float">
            <text:p>87360</text:p>
          </table:table-cell>
          <table:table-cell table:style-name="ce1" office:value-type="float" office:value="-0.000000000963434221291" calcext:value-type="float">
            <text:p>-9.63E-010</text:p>
          </table:table-cell>
          <table:table-cell office:value-type="float" office:value="0.0259854226968" calcext:value-type="float">
            <text:p>0.0259854227</text:p>
          </table:table-cell>
        </table:table-row>
        <table:table-row table:style-name="ro1">
          <table:table-cell office:value-type="float" office:value="89440" calcext:value-type="float">
            <text:p>89440</text:p>
          </table:table-cell>
          <table:table-cell table:style-name="ce1" office:value-type="float" office:value="-0.000000000959359258701" calcext:value-type="float">
            <text:p>-9.59E-010</text:p>
          </table:table-cell>
          <table:table-cell office:value-type="float" office:value="0.0493946266345" calcext:value-type="float">
            <text:p>0.0493946266</text:p>
          </table:table-cell>
        </table:table-row>
        <table:table-row table:style-name="ro1">
          <table:table-cell office:value-type="float" office:value="91520" calcext:value-type="float">
            <text:p>91520</text:p>
          </table:table-cell>
          <table:table-cell table:style-name="ce1" office:value-type="float" office:value="-0.000000000967588897893" calcext:value-type="float">
            <text:p>-9.68E-010</text:p>
          </table:table-cell>
          <table:table-cell office:value-type="float" office:value="0.086491666568" calcext:value-type="float">
            <text:p>0.0864916666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table:style-name="ce1" office:value-type="float" office:value="-0.000000000942345090849" calcext:value-type="float">
            <text:p>-9.42E-010</text:p>
          </table:table-cell>
          <table:table-cell office:value-type="float" office:value="0.140298348345" calcext:value-type="float">
            <text:p>0.1402983483</text:p>
          </table:table-cell>
        </table:table-row>
        <table:table-row table:style-name="ro1">
          <table:table-cell office:value-type="float" office:value="95680" calcext:value-type="float">
            <text:p>95680</text:p>
          </table:table-cell>
          <table:table-cell table:style-name="ce1" office:value-type="float" office:value="0.000000483097813198" calcext:value-type="float">
            <text:p>4.83E-007</text:p>
          </table:table-cell>
          <table:table-cell office:value-type="float" office:value="0.212005518189" calcext:value-type="float">
            <text:p>0.2120055182</text:p>
          </table:table-cell>
        </table:table-row>
        <table:table-row table:style-name="ro1">
          <table:table-cell office:value-type="float" office:value="97760" calcext:value-type="float">
            <text:p>97760</text:p>
          </table:table-cell>
          <table:table-cell office:value-type="float" office:value="0.00055450587763" calcext:value-type="float">
            <text:p>0.0005545059</text:p>
          </table:table-cell>
          <table:table-cell office:value-type="float" office:value="0.300129789737" calcext:value-type="float">
            <text:p>0.3001297897</text:p>
          </table:table-cell>
        </table:table-row>
        <table:table-row table:style-name="ro1">
          <table:table-cell office:value-type="float" office:value="99840" calcext:value-type="float">
            <text:p>99840</text:p>
          </table:table-cell>
          <table:table-cell office:value-type="float" office:value="0.0497034995798" calcext:value-type="float">
            <text:p>0.0497034996</text:p>
          </table:table-cell>
          <table:table-cell office:value-type="float" office:value="0.4003403178" calcext:value-type="float">
            <text:p>0.4003403178</text:p>
          </table:table-cell>
        </table:table-row>
        <table:table-row table:style-name="ro1">
          <table:table-cell office:value-type="float" office:value="101920" calcext:value-type="float">
            <text:p>101920</text:p>
          </table:table-cell>
          <table:table-cell office:value-type="float" office:value="0.477485705167" calcext:value-type="float">
            <text:p>0.4774857052</text:p>
          </table:table-cell>
          <table:table-cell office:value-type="float" office:value="0.506120294388" calcext:value-type="float">
            <text:p>0.5061202944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934898066942" calcext:value-type="float">
            <text:p>0.9348980669</text:p>
          </table:table-cell>
          <table:table-cell office:value-type="float" office:value="0.610081139814" calcext:value-type="float">
            <text:p>0.6100811398</text:p>
          </table:table-cell>
        </table:table-row>
        <table:table-row table:style-name="ro1">
          <table:table-cell office:value-type="float" office:value="106080" calcext:value-type="float">
            <text:p>106080</text:p>
          </table:table-cell>
          <table:table-cell office:value-type="float" office:value="0.998901791133" calcext:value-type="float">
            <text:p>0.9989017911</text:p>
          </table:table-cell>
          <table:table-cell office:value-type="float" office:value="0.705479145578" calcext:value-type="float">
            <text:p>0.7054791456</text:p>
          </table:table-cell>
        </table:table-row>
        <table:table-row table:style-name="ro1">
          <table:table-cell office:value-type="float" office:value="108160" calcext:value-type="float">
            <text:p>108160</text:p>
          </table:table-cell>
          <table:table-cell office:value-type="float" office:value="0.999997797026" calcext:value-type="float">
            <text:p>0.999997797</text:p>
          </table:table-cell>
          <table:table-cell office:value-type="float" office:value="0.787432707767" calcext:value-type="float">
            <text:p>0.7874327078</text:p>
          </table:table-cell>
        </table:table-row>
        <table:table-row table:style-name="ro1">
          <table:table-cell office:value-type="float" office:value="110240" calcext:value-type="float">
            <text:p>110240</text:p>
          </table:table-cell>
          <table:table-cell office:value-type="float" office:value="0.999999999472" calcext:value-type="float">
            <text:p>0.9999999995</text:p>
          </table:table-cell>
          <table:table-cell office:value-type="float" office:value="0.853508994199" calcext:value-type="float">
            <text:p>0.8535089942</text:p>
          </table:table-cell>
        </table:table-row>
        <table:table-row table:style-name="ro1">
          <table:table-cell office:value-type="float" office:value="112320" calcext:value-type="float">
            <text:p>112320</text:p>
          </table:table-cell>
          <table:table-cell office:value-type="float" office:value="1" calcext:value-type="float">
            <text:p>1</text:p>
          </table:table-cell>
          <table:table-cell office:value-type="float" office:value="0.903627956178" calcext:value-type="float">
            <text:p>0.9036279562</text:p>
          </table:table-cell>
        </table:table-row>
        <table:table-row table:style-name="ro1">
          <table:table-cell office:value-type="float" office:value="114400" calcext:value-type="float">
            <text:p>114400</text:p>
          </table:table-cell>
          <table:table-cell office:value-type="float" office:value="1" calcext:value-type="float">
            <text:p>1</text:p>
          </table:table-cell>
          <table:table-cell office:value-type="float" office:value="0.939471436316" calcext:value-type="float">
            <text:p>0.9394714363</text:p>
          </table:table-cell>
        </table:table-row>
        <table:table-row table:style-name="ro1">
          <table:table-cell office:value-type="float" office:value="116480" calcext:value-type="float">
            <text:p>116480</text:p>
          </table:table-cell>
          <table:table-cell office:value-type="float" office:value="1" calcext:value-type="float">
            <text:p>1</text:p>
          </table:table-cell>
          <table:table-cell office:value-type="float" office:value="0.963692354063" calcext:value-type="float">
            <text:p>0.9636923541</text:p>
          </table:table-cell>
        </table:table-row>
        <table:table-row table:style-name="ro1">
          <table:table-cell office:value-type="float" office:value="118560" calcext:value-type="float">
            <text:p>118560</text:p>
          </table:table-cell>
          <table:table-cell office:value-type="float" office:value="1" calcext:value-type="float">
            <text:p>1</text:p>
          </table:table-cell>
          <table:table-cell office:value-type="float" office:value="0.979188201449" calcext:value-type="float">
            <text:p>0.9791882014</text:p>
          </table:table-cell>
        </table:table-row>
        <table:table-row table:style-name="ro1">
          <table:table-cell office:value-type="float" office:value="120640" calcext:value-type="float">
            <text:p>120640</text:p>
          </table:table-cell>
          <table:table-cell office:value-type="float" office:value="1" calcext:value-type="float">
            <text:p>1</text:p>
          </table:table-cell>
          <table:table-cell office:value-type="float" office:value="0.988592167494" calcext:value-type="float">
            <text:p>0.9885921675</text:p>
          </table:table-cell>
        </table:table-row>
        <table:table-row table:style-name="ro1">
          <table:table-cell office:value-type="float" office:value="122720" calcext:value-type="float">
            <text:p>122720</text:p>
          </table:table-cell>
          <table:table-cell office:value-type="float" office:value="1" calcext:value-type="float">
            <text:p>1</text:p>
          </table:table-cell>
          <table:table-cell office:value-type="float" office:value="0.994015449644" calcext:value-type="float">
            <text:p>0.9940154496</text:p>
          </table:table-cell>
        </table:table-row>
        <table:table-row table:style-name="ro1">
          <table:table-cell office:value-type="float" office:value="124800" calcext:value-type="float">
            <text:p>124800</text:p>
          </table:table-cell>
          <table:table-cell office:value-type="float" office:value="1" calcext:value-type="float">
            <text:p>1</text:p>
          </table:table-cell>
          <table:table-cell office:value-type="float" office:value="0.996992689301" calcext:value-type="float">
            <text:p>0.9969926893</text:p>
          </table:table-cell>
        </table:table-row>
        <table:table-row table:style-name="ro1">
          <table:table-cell office:value-type="float" office:value="126880" calcext:value-type="float">
            <text:p>126880</text:p>
          </table:table-cell>
          <table:table-cell office:value-type="float" office:value="1" calcext:value-type="float">
            <text:p>1</text:p>
          </table:table-cell>
          <table:table-cell office:value-type="float" office:value="0.998551071702" calcext:value-type="float">
            <text:p>0.9985510717</text:p>
          </table:table-cell>
        </table:table-row>
        <table:table-row table:style-name="ro1">
          <table:table-cell office:value-type="float" office:value="128960" calcext:value-type="float">
            <text:p>128960</text:p>
          </table:table-cell>
          <table:table-cell office:value-type="float" office:value="1" calcext:value-type="float">
            <text:p>1</text:p>
          </table:table-cell>
          <table:table-cell office:value-type="float" office:value="0.999330034411" calcext:value-type="float">
            <text:p>0.9993300344</text:p>
          </table:table-cell>
        </table:table-row>
        <table:table-row table:style-name="ro1">
          <table:table-cell office:value-type="float" office:value="131040" calcext:value-type="float">
            <text:p>131040</text:p>
          </table:table-cell>
          <table:table-cell office:value-type="float" office:value="1" calcext:value-type="float">
            <text:p>1</text:p>
          </table:table-cell>
          <table:table-cell office:value-type="float" office:value="0.999702411699" calcext:value-type="float">
            <text:p>0.9997024117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float" office:value="1" calcext:value-type="float">
            <text:p>1</text:p>
          </table:table-cell>
          <table:table-cell office:value-type="float" office:value="0.999872896176" calcext:value-type="float">
            <text:p>0.9998728962</text:p>
          </table:table-cell>
        </table:table-row>
        <table:table-row table:style-name="ro1">
          <table:table-cell office:value-type="float" office:value="135200" calcext:value-type="float">
            <text:p>135200</text:p>
          </table:table-cell>
          <table:table-cell office:value-type="float" office:value="1" calcext:value-type="float">
            <text:p>1</text:p>
          </table:table-cell>
          <table:table-cell office:value-type="float" office:value="0.999947748369" calcext:value-type="float">
            <text:p>0.9999477484</text:p>
          </table:table-cell>
        </table:table-row>
        <table:table-row table:style-name="ro1">
          <table:table-cell office:value-type="float" office:value="137280" calcext:value-type="float">
            <text:p>137280</text:p>
          </table:table-cell>
          <table:table-cell office:value-type="float" office:value="1" calcext:value-type="float">
            <text:p>1</text:p>
          </table:table-cell>
          <table:table-cell office:value-type="float" office:value="0.99997930557" calcext:value-type="float">
            <text:p>0.9999793056</text:p>
          </table:table-cell>
        </table:table-row>
        <table:table-row table:style-name="ro1">
          <table:table-cell office:value-type="float" office:value="139360" calcext:value-type="float">
            <text:p>139360</text:p>
          </table:table-cell>
          <table:table-cell office:value-type="float" office:value="1" calcext:value-type="float">
            <text:p>1</text:p>
          </table:table-cell>
          <table:table-cell office:value-type="float" office:value="0.999992096375" calcext:value-type="float">
            <text:p>0.9999920964</text:p>
          </table:table-cell>
        </table:table-row>
        <table:table-row table:style-name="ro1">
          <table:table-cell office:value-type="float" office:value="141440" calcext:value-type="float">
            <text:p>141440</text:p>
          </table:table-cell>
          <table:table-cell office:value-type="float" office:value="1" calcext:value-type="float">
            <text:p>1</text:p>
          </table:table-cell>
          <table:table-cell office:value-type="float" office:value="0.999997086488" calcext:value-type="float">
            <text:p>0.9999970865</text:p>
          </table:table-cell>
        </table:table-row>
        <table:table-row table:style-name="ro1">
          <table:table-cell office:value-type="float" office:value="143520" calcext:value-type="float">
            <text:p>143520</text:p>
          </table:table-cell>
          <table:table-cell office:value-type="float" office:value="1" calcext:value-type="float">
            <text:p>1</text:p>
          </table:table-cell>
          <table:table-cell office:value-type="float" office:value="0.999998962438" calcext:value-type="float">
            <text:p>0.9999989624</text:p>
          </table:table-cell>
        </table:table-row>
        <table:table-row table:style-name="ro1">
          <table:table-cell office:value-type="float" office:value="145600" calcext:value-type="float">
            <text:p>145600</text:p>
          </table:table-cell>
          <table:table-cell office:value-type="float" office:value="1" calcext:value-type="float">
            <text:p>1</text:p>
          </table:table-cell>
          <table:table-cell office:value-type="float" office:value="0.999999642729" calcext:value-type="float">
            <text:p>0.9999996427</text:p>
          </table:table-cell>
        </table:table-row>
        <table:table-row table:style-name="ro1">
          <table:table-cell office:value-type="float" office:value="147680" calcext:value-type="float">
            <text:p>147680</text:p>
          </table:table-cell>
          <table:table-cell office:value-type="float" office:value="1" calcext:value-type="float">
            <text:p>1</text:p>
          </table:table-cell>
          <table:table-cell office:value-type="float" office:value="0.999999880948" calcext:value-type="float">
            <text:p>0.9999998809</text:p>
          </table:table-cell>
        </table:table-row>
        <table:table-row table:style-name="ro1">
          <table:table-cell office:value-type="float" office:value="149760" calcext:value-type="float">
            <text:p>149760</text:p>
          </table:table-cell>
          <table:table-cell office:value-type="float" office:value="1" calcext:value-type="float">
            <text:p>1</text:p>
          </table:table-cell>
          <table:table-cell office:value-type="float" office:value="0.999999961577" calcext:value-type="float">
            <text:p>0.9999999616</text:p>
          </table:table-cell>
        </table:table-row>
        <table:table-row table:style-name="ro1">
          <table:table-cell office:value-type="float" office:value="151840" calcext:value-type="float">
            <text:p>151840</text:p>
          </table:table-cell>
          <table:table-cell office:value-type="float" office:value="1" calcext:value-type="float">
            <text:p>1</text:p>
          </table:table-cell>
          <table:table-cell office:value-type="float" office:value="0.99999998798" calcext:value-type="float">
            <text:p>0.999999988</text:p>
          </table:table-cell>
        </table:table-row>
        <table:table-row table:style-name="ro1">
          <table:table-cell office:value-type="float" office:value="153920" calcext:value-type="float">
            <text:p>153920</text:p>
          </table:table-cell>
          <table:table-cell office:value-type="float" office:value="1" calcext:value-type="float">
            <text:p>1</text:p>
          </table:table-cell>
          <table:table-cell office:value-type="float" office:value="0.999999996352" calcext:value-type="float">
            <text:p>0.9999999964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1" calcext:value-type="float">
            <text:p>1</text:p>
          </table:table-cell>
          <table:table-cell office:value-type="float" office:value="0.999999998925" calcext:value-type="float">
            <text:p>0.9999999989</text:p>
          </table:table-cell>
        </table:table-row>
        <table:table-row table:style-name="ro1">
          <table:table-cell office:value-type="float" office:value="158080" calcext:value-type="float">
            <text:p>158080</text:p>
          </table:table-cell>
          <table:table-cell office:value-type="float" office:value="1" calcext:value-type="float">
            <text:p>1</text:p>
          </table:table-cell>
          <table:table-cell office:value-type="float" office:value="0.999999999692" calcext:value-type="float">
            <text:p>0.9999999997</text:p>
          </table:table-cell>
        </table:table-row>
        <table:table-row table:style-name="ro1">
          <table:table-cell office:value-type="float" office:value="160160" calcext:value-type="float">
            <text:p>160160</text:p>
          </table:table-cell>
          <table:table-cell office:value-type="float" office:value="1" calcext:value-type="float">
            <text:p>1</text:p>
          </table:table-cell>
          <table:table-cell office:value-type="float" office:value="0.999999999914" calcext:value-type="float">
            <text:p>0.9999999999</text:p>
          </table:table-cell>
        </table:table-row>
        <table:table-row table:style-name="ro1">
          <table:table-cell office:value-type="float" office:value="162240" calcext:value-type="float">
            <text:p>162240</text:p>
          </table:table-cell>
          <table:table-cell office:value-type="float" office:value="1" calcext:value-type="float">
            <text:p>1</text:p>
          </table:table-cell>
          <table:table-cell office:value-type="float" office:value="0.999999999977" calcext:value-type="float">
            <text:p>1</text:p>
          </table:table-cell>
        </table:table-row>
        <table:table-row table:style-name="ro1">
          <table:table-cell office:value-type="float" office:value="164320" calcext:value-type="float">
            <text:p>164320</text:p>
          </table:table-cell>
          <table:table-cell office:value-type="float" office:value="1" calcext:value-type="float">
            <text:p>1</text:p>
          </table:table-cell>
          <table:table-cell office:value-type="float" office:value="0.999999999994" calcext:value-type="float">
            <text:p>1</text:p>
          </table:table-cell>
        </table:table-row>
        <table:table-row table:style-name="ro1">
          <table:table-cell office:value-type="float" office:value="166400" calcext:value-type="float">
            <text:p>166400</text:p>
          </table:table-cell>
          <table:table-cell office:value-type="float" office:value="1" calcext:value-type="float">
            <text:p>1</text:p>
          </table:table-cell>
          <table:table-cell office:value-type="float" office:value="0.999999999998" calcext:value-type="float">
            <text:p>1</text:p>
          </table:table-cell>
        </table:table-row>
        <table:table-row table:style-name="ro1">
          <table:table-cell office:value-type="float" office:value="168480" calcext:value-type="float">
            <text:p>1684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560" calcext:value-type="float">
            <text:p>1705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640" calcext:value-type="float">
            <text:p>1726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720" calcext:value-type="float">
            <text:p>1747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800" calcext:value-type="float">
            <text:p>1768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880" calcext:value-type="float">
            <text:p>1788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960" calcext:value-type="float">
            <text:p>1809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040" calcext:value-type="float">
            <text:p>1830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120" calcext:value-type="float">
            <text:p>1851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200" calcext:value-type="float">
            <text:p>1872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280" calcext:value-type="float">
            <text:p>1892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360" calcext:value-type="float">
            <text:p>1913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440" calcext:value-type="float">
            <text:p>1934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520" calcext:value-type="float">
            <text:p>1955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00" calcext:value-type="float">
            <text:p>1976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80" calcext:value-type="float">
            <text:p>1996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60" calcext:value-type="float">
            <text:p>2017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840" calcext:value-type="float">
            <text:p>2038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20" calcext:value-type="float">
            <text:p>20592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1:36:55.833944126</meta:creation-date>
    <dc:date>2015-09-13T20:46:55.534513743</dc:date>
    <meta:editing-duration>PT9H2M58S</meta:editing-duration>
    <meta:editing-cycles>5</meta:editing-cycles>
    <meta:generator>LibreOffice/4.2.8.2$Linux_X86_64 LibreOffice_project/420m0$Build-2</meta:generator>
    <meta:document-statistic meta:table-count="9" meta:cell-count="478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1cm" svg:height="10.254cm" xlink:href=".." xlink:type="simple" chart:class="chart:line" chart:style-name="ch1">
        <chart:title svg:x="4.981cm" svg:y="0.341cm" chart:style-name="ch2">
          <text:p>Probability a block will be created within k seconds</text:p>
        </chart:title>
        <chart:legend chart:legend-position="end" svg:x="15.982cm" svg:y="4.579cm" style:legend-expansion="high" chart:style-name="ch3"/>
        <chart:plot-area chart:style-name="ch4" table:cell-range-address="Sheet1.A1:Sheet1.C121" chart:data-source-has-labels="both" svg:x="0.404cm" svg:y="1.351cm" svg:width="15.174cm" svg:height="8.698cm">
          <chartooo:coordinate-region svg:x="1.131cm" svg:y="1.55cm" svg:width="14.447cm" svg:height="7.575cm"/>
          <chart:axis chart:dimension="x" chart:name="primary-x" chart:style-name="ch5" chartooo:axis-type="auto">
            <chartooo:date-scale/>
            <chart:categories table:cell-range-address="Sheet1.A2:Sheet1.A1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21" chart:label-cell-address="Sheet1.B1:Sheet1.B1" chart:class="chart:line">
            <chart:data-point chart:repeated="120"/>
          </chart:series>
          <chart:series chart:style-name="ch9" chart:values-cell-range-address="Sheet1.C2:Sheet1.C121" chart:label-cell-address="Sheet1.C1:Sheet1.C1" chart:class="chart:line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 second blocks</text:p>
                <draw:g>
                  <svg:desc>Sheet1.B1:Sheet1.B1</svg:desc>
                </draw:g>
              </table:table-cell>
              <table:table-cell office:value-type="string">
                <text:p>600 second block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21</svg:desc>
                </draw:g>
              </table:table-cell>
              <table:table-cell office:value-type="float" office:value="0">
                <text:p>0</text:p>
                <draw:g>
                  <svg:desc>Sheet1.B2:Sheet1.B121</svg:desc>
                </draw:g>
              </table:table-cell>
              <table:table-cell office:value-type="float" office:value="0">
                <text:p>0</text:p>
                <draw:g>
                  <svg:desc>Sheet1.C2:Sheet1.C121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97381774725365">
                <text:p>0.297381774725365</text:p>
              </table:table-cell>
              <table:table-cell office:value-type="float" office:value="0.00995017812379695">
                <text:p>0.0099501781237969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06327629511922">
                <text:p>0.506327629511922</text:p>
              </table:table-cell>
              <table:table-cell office:value-type="float" office:value="0.0198013502028985">
                <text:p>0.019801350202898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53136795180544">
                <text:p>0.653136795180544</text:p>
              </table:table-cell>
              <table:table-cell office:value-type="float" office:value="0.029554501365085">
                <text:p>0.02955450136508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756287590616682">
                <text:p>0.756287590616682</text:p>
              </table:table-cell>
              <table:table-cell office:value-type="float" office:value="0.0392106069359394">
                <text:p>0.03921060693593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28763219441687">
                <text:p>0.828763219441687</text:p>
              </table:table-cell>
              <table:table-cell office:value-type="float" office:value="0.0487706325363815">
                <text:p>0.048770632536381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879685917142376">
                <text:p>0.879685917142376</text:p>
              </table:table-cell>
              <table:table-cell office:value-type="float" office:value="0.0582355341792312">
                <text:p>0.058235534179231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915465132627031">
                <text:p>0.915465132627031</text:p>
              </table:table-cell>
              <table:table-cell office:value-type="float" office:value="0.0676062583648103">
                <text:p>0.06760625836481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40604261512578">
                <text:p>0.940604261512578</text:p>
              </table:table-cell>
              <table:table-cell office:value-type="float" office:value="0.0768837421755939">
                <text:p>0.076883742175593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958267471635091">
                <text:p>0.958267471635091</text:p>
              </table:table-cell>
              <table:table-cell office:value-type="float" office:value="0.0860689133699196">
                <text:p>0.08606891336991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70677964984024">
                <text:p>0.970677964984024</text:p>
              </table:table-cell>
              <table:table-cell office:value-type="float" office:value="0.0951626904747642">
                <text:p>0.095162690474764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979397803795635">
                <text:p>0.979397803795635</text:p>
              </table:table-cell>
              <table:table-cell office:value-type="float" office:value="0.104165982877597">
                <text:p>0.10416598287759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985524521466129">
                <text:p>0.985524521466129</text:p>
              </table:table-cell>
              <table:table-cell office:value-type="float" office:value="0.113079690917322">
                <text:p>0.11307969091732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98982926496253">
                <text:p>0.98982926496253</text:p>
              </table:table-cell>
              <table:table-cell office:value-type="float" office:value="0.121904705974308">
                <text:p>0.12190470597430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992853856198235">
                <text:p>0.992853856198235</text:p>
              </table:table-cell>
              <table:table-cell office:value-type="float" office:value="0.130641910559531">
                <text:p>0.1306419105595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4978989124446">
                <text:p>0.994978989124446</text:p>
              </table:table-cell>
              <table:table-cell office:value-type="float" office:value="0.139292178402828">
                <text:p>0.13929217840282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996472146249534">
                <text:p>0.996472146249534</text:p>
              </table:table-cell>
              <table:table-cell office:value-type="float" office:value="0.147856374540265">
                <text:p>0.14785637454026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997521265658819">
                <text:p>0.997521265658819</text:p>
              </table:table-cell>
              <table:table-cell office:value-type="float" office:value="0.156335355400647">
                <text:p>0.15633535540064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998258396076272">
                <text:p>0.998258396076272</text:p>
              </table:table-cell>
              <table:table-cell office:value-type="float" office:value="0.164729968891161">
                <text:p>0.16472996889116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998776317341979">
                <text:p>0.998776317341979</text:p>
              </table:table-cell>
              <table:table-cell office:value-type="float" office:value="0.173041054482163">
                <text:p>0.1730410544821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99140218262522">
                <text:p>0.999140218262522</text:p>
              </table:table-cell>
              <table:table-cell office:value-type="float" office:value="0.181269443291133">
                <text:p>0.18126944329113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99939590168149">
                <text:p>0.99939590168149</text:p>
              </table:table-cell>
              <table:table-cell office:value-type="float" office:value="0.189415958165781">
                <text:p>0.18941595816578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999575549511557">
                <text:p>0.999575549511557</text:p>
              </table:table-cell>
              <table:table-cell office:value-type="float" office:value="0.197481413766339">
                <text:p>0.197481413766339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999701773351093">
                <text:p>0.999701773351093</text:p>
              </table:table-cell>
              <table:table-cell office:value-type="float" office:value="0.205466616647022">
                <text:p>0.20546661664702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999790460521215">
                <text:p>0.999790460521215</text:p>
              </table:table-cell>
              <table:table-cell office:value-type="float" office:value="0.213372365336687">
                <text:p>0.21337236533668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9852773743291">
                <text:p>0.999852773743291</text:p>
              </table:table-cell>
              <table:table-cell office:value-type="float" office:value="0.221199450418688">
                <text:p>0.22119945041868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999896556148797">
                <text:p>0.999896556148797</text:p>
              </table:table-cell>
              <table:table-cell office:value-type="float" office:value="0.228948654609933">
                <text:p>0.22894865460993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999927318464853">
                <text:p>0.999927318464853</text:p>
              </table:table-cell>
              <table:table-cell office:value-type="float" office:value="0.236620752839157">
                <text:p>0.23662075283915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999948932628764">
                <text:p>0.999948932628764</text:p>
              </table:table-cell>
              <table:table-cell office:value-type="float" office:value="0.244216512324418">
                <text:p>0.24421651232441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999964119134253">
                <text:p>0.999964119134253</text:p>
              </table:table-cell>
              <table:table-cell office:value-type="float" office:value="0.251736692649814">
                <text:p>0.25173669264981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99974789449788">
                <text:p>0.999974789449788</text:p>
              </table:table-cell>
              <table:table-cell office:value-type="float" office:value="0.25918204584145">
                <text:p>0.2591820458414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999982286607951">
                <text:p>0.999982286607951</text:p>
              </table:table-cell>
              <table:table-cell office:value-type="float" office:value="0.266553316442634">
                <text:p>0.26655331644263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999987554247915">
                <text:p>0.999987554247915</text:p>
              </table:table-cell>
              <table:table-cell office:value-type="float" office:value="0.273851241588338">
                <text:p>0.27385124158833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.999991255387758">
                <text:p>0.999991255387758</text:p>
              </table:table-cell>
              <table:table-cell office:value-type="float" office:value="0.281076551078908">
                <text:p>0.28107655107890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999993855876066">
                <text:p>0.999993855876066</text:p>
              </table:table-cell>
              <table:table-cell office:value-type="float" office:value="0.288229967453048">
                <text:p>0.28822996745304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999995683026545">
                <text:p>0.999995683026545</text:p>
              </table:table-cell>
              <table:table-cell office:value-type="float" office:value="0.29531220606007">
                <text:p>0.2953122060600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.999996966815773">
                <text:p>0.999996966815773</text:p>
              </table:table-cell>
              <table:table-cell office:value-type="float" office:value="0.302323975131438">
                <text:p>0.302323975131438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999997868829481">
                <text:p>0.999997868829481</text:p>
              </table:table-cell>
              <table:table-cell office:value-type="float" office:value="0.309265975851583">
                <text:p>0.309265975851583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999998502600752">
                <text:p>0.999998502600752</text:p>
              </table:table-cell>
              <table:table-cell office:value-type="float" office:value="0.316138902428027">
                <text:p>0.316138902428027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.999998947899998">
                <text:p>0.999998947899998</text:p>
              </table:table-cell>
              <table:table-cell office:value-type="float" office:value="0.322943442160803">
                <text:p>0.32294344216080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999999260775364">
                <text:p>0.999999260775364</text:p>
              </table:table-cell>
              <table:table-cell office:value-type="float" office:value="0.329680275511188">
                <text:p>0.329680275511188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999999480607298">
                <text:p>0.999999480607298</text:p>
              </table:table-cell>
              <table:table-cell office:value-type="float" office:value="0.336350076169746">
                <text:p>0.33635007616974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999999635065222">
                <text:p>0.999999635065222</text:p>
              </table:table-cell>
              <table:table-cell office:value-type="float" office:value="0.342953511123702">
                <text:p>0.3429535111237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999999743590174">
                <text:p>0.999999743590174</text:p>
              </table:table-cell>
              <table:table-cell office:value-type="float" office:value="0.349491240723636">
                <text:p>0.34949124072363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999999819841783">
                <text:p>0.999999819841783</text:p>
              </table:table-cell>
              <table:table-cell office:value-type="float" office:value="0.355963918749526">
                <text:p>0.35596391874952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99999873417553">
                <text:p>0.999999873417553</text:p>
              </table:table-cell>
              <table:table-cell office:value-type="float" office:value="0.36237219247612">
                <text:p>0.36237219247612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.999999911060866">
                <text:p>0.999999911060866</text:p>
              </table:table-cell>
              <table:table-cell office:value-type="float" office:value="0.368716702737669">
                <text:p>0.368716702737669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.999999937509744">
                <text:p>0.999999937509744</text:p>
              </table:table-cell>
              <table:table-cell office:value-type="float" office:value="0.374998083992007">
                <text:p>0.374998083992007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999999956093207">
                <text:p>0.999999956093207</text:p>
              </table:table-cell>
              <table:table-cell office:value-type="float" office:value="0.381216964384001">
                <text:p>0.381216964384001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.999999969150287">
                <text:p>0.999999969150287</text:p>
              </table:table-cell>
              <table:table-cell office:value-type="float" office:value="0.387373965808364">
                <text:p>0.3873739658083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9999978324429">
                <text:p>0.999999978324429</text:p>
              </table:table-cell>
              <table:table-cell office:value-type="float" office:value="0.393469703971846">
                <text:p>0.393469703971846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.999999984770349">
                <text:p>0.999999984770349</text:p>
              </table:table-cell>
              <table:table-cell office:value-type="float" office:value="0.399504788454806">
                <text:p>0.399504788454806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.99999998929937">
                <text:p>0.99999998929937</text:p>
              </table:table-cell>
              <table:table-cell office:value-type="float" office:value="0.405479822772167">
                <text:p>0.405479822772167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.999999992481542">
                <text:p>0.999999992481542</text:p>
              </table:table-cell>
              <table:table-cell office:value-type="float" office:value="0.411395404433776">
                <text:p>0.41139540443377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.999999994717394">
                <text:p>0.999999994717394</text:p>
              </table:table-cell>
              <table:table-cell office:value-type="float" office:value="0.417252125004145">
                <text:p>0.41725212500414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999999996288345">
                <text:p>0.999999996288345</text:p>
              </table:table-cell>
              <table:table-cell office:value-type="float" office:value="0.423050570161618">
                <text:p>0.42305057016161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999999997392124">
                <text:p>0.999999997392124</text:p>
              </table:table-cell>
              <table:table-cell office:value-type="float" office:value="0.428791319756933">
                <text:p>0.428791319756933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.999999998167658">
                <text:p>0.999999998167658</text:p>
              </table:table-cell>
              <table:table-cell office:value-type="float" office:value="0.43447494787121">
                <text:p>0.43447494787121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999999998712564">
                <text:p>0.999999998712564</text:p>
              </table:table-cell>
              <table:table-cell office:value-type="float" office:value="0.440102022873361">
                <text:p>0.440102022873361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.999999999095424">
                <text:p>0.999999999095424</text:p>
              </table:table-cell>
              <table:table-cell office:value-type="float" office:value="0.445673107476925">
                <text:p>0.44567310747692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999999999364428">
                <text:p>0.999999999364428</text:p>
              </table:table-cell>
              <table:table-cell office:value-type="float" office:value="0.45118875879634">
                <text:p>0.4511887587963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999999999553436">
                <text:p>0.999999999553436</text:p>
              </table:table-cell>
              <table:table-cell office:value-type="float" office:value="0.456649528402659">
                <text:p>0.456649528402659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999999999686236">
                <text:p>0.999999999686236</text:p>
              </table:table-cell>
              <table:table-cell office:value-type="float" office:value="0.462055962378702">
                <text:p>0.46205596237870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999999999779543">
                <text:p>0.999999999779543</text:p>
              </table:table-cell>
              <table:table-cell office:value-type="float" office:value="0.467408601373668">
                <text:p>0.46740860137366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999999999845103">
                <text:p>0.999999999845103</text:p>
              </table:table-cell>
              <table:table-cell office:value-type="float" office:value="0.472707980657202">
                <text:p>0.47270798065720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999999999891167">
                <text:p>0.999999999891167</text:p>
              </table:table-cell>
              <table:table-cell office:value-type="float" office:value="0.47795463017292">
                <text:p>0.4779546301729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999999999923532">
                <text:p>0.999999999923532</text:p>
              </table:table-cell>
              <table:table-cell office:value-type="float" office:value="0.483149074591402">
                <text:p>0.483149074591402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999999999946272">
                <text:p>0.999999999946272</text:p>
              </table:table-cell>
              <table:table-cell office:value-type="float" office:value="0.488291833362667">
                <text:p>0.488291833362667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.99999999996225">
                <text:p>0.99999999996225</text:p>
              </table:table-cell>
              <table:table-cell office:value-type="float" office:value="0.49338342076811">
                <text:p>0.49338342076811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.999999999973476">
                <text:p>0.999999999973476</text:p>
              </table:table-cell>
              <table:table-cell office:value-type="float" office:value="0.498424345971936">
                <text:p>0.49842434597193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999999999981364">
                <text:p>0.999999999981364</text:p>
              </table:table-cell>
              <table:table-cell office:value-type="float" office:value="0.503415113072075">
                <text:p>0.503415113072075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.999999999986906">
                <text:p>0.999999999986906</text:p>
              </table:table-cell>
              <table:table-cell office:value-type="float" office:value="0.508356221150594">
                <text:p>0.508356221150594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9999999999908">
                <text:p>0.9999999999908</text:p>
              </table:table-cell>
              <table:table-cell office:value-type="float" office:value="0.513248164323602">
                <text:p>0.5132481643236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.999999999993536">
                <text:p>0.999999999993536</text:p>
              </table:table-cell>
              <table:table-cell office:value-type="float" office:value="0.518091431790667">
                <text:p>0.51809143179066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.999999999995458">
                <text:p>0.999999999995458</text:p>
              </table:table-cell>
              <table:table-cell office:value-type="float" office:value="0.522886507883734">
                <text:p>0.52288650788373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999999999996809">
                <text:p>0.999999999996809</text:p>
              </table:table-cell>
              <table:table-cell office:value-type="float" office:value="0.527633872115558">
                <text:p>0.527633872115558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.999999999997758">
                <text:p>0.999999999997758</text:p>
              </table:table-cell>
              <table:table-cell office:value-type="float" office:value="0.532333999227656">
                <text:p>0.532333999227656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.999999999998425">
                <text:p>0.999999999998425</text:p>
              </table:table-cell>
              <table:table-cell office:value-type="float" office:value="0.536987359237785">
                <text:p>0.53698735923778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.999999999998893">
                <text:p>0.999999999998893</text:p>
              </table:table-cell>
              <table:table-cell office:value-type="float" office:value="0.541594417486938">
                <text:p>0.541594417486938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.999999999999222">
                <text:p>0.999999999999222</text:p>
              </table:table-cell>
              <table:table-cell office:value-type="float" office:value="0.546155634685886">
                <text:p>0.54615563468588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999999999999453">
                <text:p>0.999999999999453</text:p>
              </table:table-cell>
              <table:table-cell office:value-type="float" office:value="0.550671466961243">
                <text:p>0.550671466961243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.999999999999616">
                <text:p>0.999999999999616</text:p>
              </table:table-cell>
              <table:table-cell office:value-type="float" office:value="0.555142365901083">
                <text:p>0.555142365901083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.99999999999973">
                <text:p>0.99999999999973</text:p>
              </table:table-cell>
              <table:table-cell office:value-type="float" office:value="0.559568778600098">
                <text:p>0.559568778600098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0.99999999999981">
                <text:p>0.99999999999981</text:p>
              </table:table-cell>
              <table:table-cell office:value-type="float" office:value="0.563951147704309">
                <text:p>0.563951147704309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.999999999999867">
                <text:p>0.999999999999867</text:p>
              </table:table-cell>
              <table:table-cell office:value-type="float" office:value="0.568289911455328">
                <text:p>0.56828991145532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999999999999906">
                <text:p>0.999999999999906</text:p>
              </table:table-cell>
              <table:table-cell office:value-type="float" office:value="0.572585503734188">
                <text:p>0.572585503734188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.999999999999934">
                <text:p>0.999999999999934</text:p>
              </table:table-cell>
              <table:table-cell office:value-type="float" office:value="0.576838354104726">
                <text:p>0.576838354104726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0.999999999999954">
                <text:p>0.999999999999954</text:p>
              </table:table-cell>
              <table:table-cell office:value-type="float" office:value="0.581048887856543">
                <text:p>0.581048887856543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.999999999999968">
                <text:p>0.999999999999968</text:p>
              </table:table-cell>
              <table:table-cell office:value-type="float" office:value="0.585217526047533">
                <text:p>0.585217526047533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.999999999999977">
                <text:p>0.999999999999977</text:p>
              </table:table-cell>
              <table:table-cell office:value-type="float" office:value="0.589344685545989">
                <text:p>0.58934468554598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999999999999984">
                <text:p>0.999999999999984</text:p>
              </table:table-cell>
              <table:table-cell office:value-type="float" office:value="0.59343077907229">
                <text:p>0.59343077907229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.999999999999989">
                <text:p>0.999999999999989</text:p>
              </table:table-cell>
              <table:table-cell office:value-type="float" office:value="0.597476215240175">
                <text:p>0.597476215240175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.999999999999992">
                <text:p>0.999999999999992</text:p>
              </table:table-cell>
              <table:table-cell office:value-type="float" office:value="0.6014813985976">
                <text:p>0.6014813985976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0.999999999999994">
                <text:p>0.999999999999994</text:p>
              </table:table-cell>
              <table:table-cell office:value-type="float" office:value="0.6054467296672">
                <text:p>0.6054467296672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0.609372604986338">
                <text:p>0.60937260498633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0.613259417146759">
                <text:p>0.613259417146759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0.617107554833849">
                <text:p>0.617107554833849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620917402865509">
                <text:p>0.620917402865509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624689342230629">
                <text:p>0.624689342230629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0.628423750127193">
                <text:p>0.62842375012719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.632121">
                <text:p>0.632121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">
                <text:p>1</text:p>
              </table:table-cell>
              <table:table-cell office:value-type="float" office:value="0.635781461578004">
                <text:p>0.635781461578004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">
                <text:p>1</text:p>
              </table:table-cell>
              <table:table-cell office:value-type="float" office:value="0.639405500911292">
                <text:p>0.639405500911292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">
                <text:p>1</text:p>
              </table:table-cell>
              <table:table-cell office:value-type="float" office:value="0.642993480407686">
                <text:p>0.642993480407686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">
                <text:p>1</text:p>
              </table:table-cell>
              <table:table-cell office:value-type="float" office:value="0.646545758868986">
                <text:p>0.64654575886898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0.650062691526852">
                <text:p>0.650062691526852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0.653544630078321">
                <text:p>0.653544630078321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0.656991922720988">
                <text:p>0.656991922720988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">
                <text:p>1</text:p>
              </table:table-cell>
              <table:table-cell office:value-type="float" office:value="0.660404914187815">
                <text:p>0.660404914187815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1">
                <text:p>1</text:p>
              </table:table-cell>
              <table:table-cell office:value-type="float" office:value="0.663783945781613">
                <text:p>0.66378394578161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0.667129355409166">
                <text:p>0.667129355409166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0.670441477615028">
                <text:p>0.670441477615028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0.673720643614973">
                <text:p>0.673720643614973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1">
                <text:p>1</text:p>
              </table:table-cell>
              <table:table-cell office:value-type="float" office:value="0.676967181329122">
                <text:p>0.676967181329122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1">
                <text:p>1</text:p>
              </table:table-cell>
              <table:table-cell office:value-type="float" office:value="0.68018141541473">
                <text:p>0.6801814154147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">
                <text:p>1</text:p>
              </table:table-cell>
              <table:table-cell office:value-type="float" office:value="0.683363667298654">
                <text:p>0.683363667298654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1">
                <text:p>1</text:p>
              </table:table-cell>
              <table:table-cell office:value-type="float" office:value="0.686514255209498">
                <text:p>0.686514255209498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1">
                <text:p>1</text:p>
              </table:table-cell>
              <table:table-cell office:value-type="float" office:value="0.689633494209435">
                <text:p>0.689633494209435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1">
                <text:p>1</text:p>
              </table:table-cell>
              <table:table-cell office:value-type="float" office:value="0.692721696225711">
                <text:p>0.692721696225711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1">
                <text:p>1</text:p>
              </table:table-cell>
              <table:table-cell office:value-type="float" office:value="0.695779170081844">
                <text:p>0.695779170081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10.281cm" xlink:href=".." xlink:type="simple" chart:class="chart:line" chart:style-name="ch1">
        <chart:title svg:x="3.606cm" svg:y="0.341cm" chart:style-name="ch2">
          <text:p>Probability of achieving requisite security margin after k seconds</text:p>
        </chart:title>
        <chart:legend chart:legend-position="end" svg:x="13.284cm" svg:y="4.592cm" style:legend-expansion="high" chart:style-name="ch3"/>
        <chart:plot-area chart:style-name="ch4" table:cell-range-address="Sheet7.A1:Sheet7.C101" chart:data-source-has-labels="both" svg:x="0.404cm" svg:y="1.351cm" svg:width="12.476cm" svg:height="8.725cm">
          <chartooo:coordinate-region svg:x="1.131cm" svg:y="1.55cm" svg:width="11.723cm" svg:height="7.471cm"/>
          <chart:axis chart:dimension="x" chart:name="primary-x" chart:style-name="ch5" chartooo:axis-type="auto">
            <chartooo:date-scale/>
            <chart:categories table:cell-range-address="Sheet7.A2:Sheet7.A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B2:Sheet7.B101" chart:label-cell-address="Sheet7.B1:Sheet7.B1" chart:class="chart:line">
            <chart:data-point chart:repeated="100"/>
          </chart:series>
          <chart:series chart:style-name="ch8" chart:values-cell-range-address="Sheet7.C2:Sheet7.C101" chart:label-cell-address="Sheet7.C1:Sheet7.C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 second block time, &gt;=176 blocks</text:p>
                <draw:g>
                  <svg:desc>Sheet7.B1:Sheet7.B1</svg:desc>
                </draw:g>
              </table:table-cell>
              <table:table-cell office:value-type="string">
                <text:p>600 second block time, &gt;=5 blocks</text:p>
                <draw:g>
                  <svg:desc>Sheet7.C1:Sheet7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7.A2:Sheet7.A101</svg:desc>
                </draw:g>
              </table:table-cell>
              <table:table-cell office:value-type="float" office:value="0">
                <text:p>0</text:p>
                <draw:g>
                  <svg:desc>Sheet7.B2:Sheet7.B101</svg:desc>
                </draw:g>
              </table:table-cell>
              <table:table-cell office:value-type="float" office:value="0">
                <text:p>0</text:p>
                <draw:g>
                  <svg:desc>Sheet7.C2:Sheet7.C101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000000766216678993">
                <text:p>0.000000076621667899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000225810014676">
                <text:p>0.0000022581001467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15784923856">
                <text:p>0.00001578492385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.0000612431888861">
                <text:p>0.000061243188886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000172115473563">
                <text:p>0.00017211547356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.000394485846339">
                <text:p>0.00039448584633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.000785535263417">
                <text:p>0.00078553526341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.00141130994856">
                <text:p>0.0014113099485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.00234412235866">
                <text:p>0.0023441223586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365984661078">
                <text:p>0.0036598466107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.00543529323692">
                <text:p>0.0054352932369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.00774578804546">
                <text:p>0.0077457880454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.0106630335353">
                <text:p>0.010663033535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.0142532960984">
                <text:p>0.014253296098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185759359769">
                <text:p>0.018575935976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.023682277801">
                <text:p>0.023682277801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.0296148060538">
                <text:p>0.0296148060538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.0364066607487">
                <text:p>0.0364066607487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.0440814029889">
                <text:p>0.044081402988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526530170897">
                <text:p>0.0526530170897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.062126114926">
                <text:p>0.062126114926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0.0724963086043">
                <text:p>0.0724963086043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0.0837507190268">
                <text:p>0.0837507190268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.0958685900851">
                <text:p>0.095868590085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.108821980836">
                <text:p>0.108821980836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0.122576510875">
                <text:p>0.122576510875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0.137092137072">
                <text:p>0.137092137072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0.152323942778">
                <text:p>0.152323942778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0.168222923441">
                <text:p>0.16822292344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.184736755239">
                <text:p>0.184736755239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00000000234266972488">
                <text:p>0.00000000234266972488</text:p>
              </table:table-cell>
              <table:table-cell office:value-type="float" office:value="0.201810535852">
                <text:p>0.20181053585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.0000000239188170381">
                <text:p>0.0000000239188170381</text:p>
              </table:table-cell>
              <table:table-cell office:value-type="float" office:value="0.219387488702">
                <text:p>0.219387488702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00000170275997857">
                <text:p>0.000000170275997857</text:p>
              </table:table-cell>
              <table:table-cell office:value-type="float" office:value="0.2374096241">
                <text:p>0.2374096241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0000101416996301">
                <text:p>0.00000101416996301</text:p>
              </table:table-cell>
              <table:table-cell office:value-type="float" office:value="0.25581835247">
                <text:p>0.2558183524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0518950219852">
                <text:p>0.00000518950219852</text:p>
              </table:table-cell>
              <table:table-cell office:value-type="float" office:value="0.274555046471">
                <text:p>0.274555046471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0.000023068666034">
                <text:p>0.000023068666034</text:p>
              </table:table-cell>
              <table:table-cell office:value-type="float" office:value="0.293561550143">
                <text:p>0.293561550143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0.000089852699984">
                <text:p>0.000089852699984</text:p>
              </table:table-cell>
              <table:table-cell office:value-type="float" office:value="0.312780634416">
                <text:p>0.312780634416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0.000309038187779">
                <text:p>0.000309038187779</text:p>
              </table:table-cell>
              <table:table-cell office:value-type="float" office:value="0.332156399261">
                <text:p>0.332156399261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0.000945343899071">
                <text:p>0.000945343899071</text:p>
              </table:table-cell>
              <table:table-cell office:value-type="float" office:value="0.351634623586">
                <text:p>0.35163462358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258940236827">
                <text:p>0.00258940236827</text:p>
              </table:table-cell>
              <table:table-cell office:value-type="float" office:value="0.37116306462">
                <text:p>0.37116306462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0.00639174743485">
                <text:p>0.00639174743485</text:p>
              </table:table-cell>
              <table:table-cell office:value-type="float" office:value="0.390691709043">
                <text:p>0.390691709043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0.0143053791022">
                <text:p>0.0143053791022</text:p>
              </table:table-cell>
              <table:table-cell office:value-type="float" office:value="0.410172978498">
                <text:p>0.410172978498</text:p>
              </table:table-cell>
            </table:table-row>
            <table:table-row>
              <table:table-cell office:value-type="float" office:value="2580">
                <text:p>2580</text:p>
              </table:table-cell>
              <table:table-cell office:value-type="float" office:value="0.0292002191849">
                <text:p>0.0292002191849</text:p>
              </table:table-cell>
              <table:table-cell office:value-type="float" office:value="0.429561892418">
                <text:p>0.429561892418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0.0546703076295">
                <text:p>0.0546703076295</text:p>
              </table:table-cell>
              <table:table-cell office:value-type="float" office:value="0.448816191272">
                <text:p>0.44881619127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944100334991">
                <text:p>0.0944100334991</text:p>
              </table:table-cell>
              <table:table-cell office:value-type="float" office:value="0.467896423446">
                <text:p>0.467896423446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0.151211857241">
                <text:p>0.151211857241</text:p>
              </table:table-cell>
              <table:table-cell office:value-type="float" office:value="0.486765999029">
                <text:p>0.486765999029</text:p>
              </table:table-cell>
            </table:table-row>
            <table:table-row>
              <table:table-cell office:value-type="float" office:value="2820">
                <text:p>2820</text:p>
              </table:table-cell>
              <table:table-cell office:value-type="float" office:value="0.225869501456">
                <text:p>0.225869501456</text:p>
              </table:table-cell>
              <table:table-cell office:value-type="float" office:value="0.505391213744">
                <text:p>0.505391213744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0.316419861416">
                <text:p>0.316419861416</text:p>
              </table:table-cell>
              <table:table-cell office:value-type="float" office:value="0.523741246208">
                <text:p>0.523741246208</text:p>
              </table:table-cell>
            </table:table-row>
            <table:table-row>
              <table:table-cell office:value-type="float" office:value="2940">
                <text:p>2940</text:p>
              </table:table-cell>
              <table:table-cell office:value-type="float" office:value="0.4181021632">
                <text:p>0.4181021632</text:p>
              </table:table-cell>
              <table:table-cell office:value-type="float" office:value="0.54178813161">
                <text:p>0.5417881316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24146833025">
                <text:p>0.524146833025</text:p>
              </table:table-cell>
              <table:table-cell office:value-type="float" office:value="0.559506714777">
                <text:p>0.559506714777</text:p>
              </table:table-cell>
            </table:table-row>
            <table:table-row>
              <table:table-cell office:value-type="float" office:value="3060">
                <text:p>3060</text:p>
              </table:table-cell>
              <table:table-cell office:value-type="float" office:value="0.627159350111">
                <text:p>0.627159350111</text:p>
              </table:table-cell>
              <table:table-cell office:value-type="float" office:value="0.576874585427">
                <text:p>0.576874585427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0.720623432858">
                <text:p>0.720623432858</text:p>
              </table:table-cell>
              <table:table-cell office:value-type="float" office:value="0.593871998277">
                <text:p>0.593871998277</text:p>
              </table:table-cell>
            </table:table-row>
            <table:table-row>
              <table:table-cell office:value-type="float" office:value="3180">
                <text:p>3180</text:p>
              </table:table-cell>
              <table:table-cell office:value-type="float" office:value="0.800034508636">
                <text:p>0.800034508636</text:p>
              </table:table-cell>
              <table:table-cell office:value-type="float" office:value="0.610481780462">
                <text:p>0.610481780462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0.86337247145">
                <text:p>0.86337247145</text:p>
              </table:table-cell>
              <table:table-cell office:value-type="float" office:value="0.626689228576">
                <text:p>0.62668922857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910906056126">
                <text:p>0.910906056126</text:p>
              </table:table-cell>
              <table:table-cell office:value-type="float" office:value="0.642481997434">
                <text:p>0.642481997434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0.944545061792">
                <text:p>0.944545061792</text:p>
              </table:table-cell>
              <table:table-cell office:value-type="float" office:value="0.657849982489">
                <text:p>0.657849982489</text:p>
              </table:table-cell>
            </table:table-row>
            <table:table-row>
              <table:table-cell office:value-type="float" office:value="3420">
                <text:p>3420</text:p>
              </table:table-cell>
              <table:table-cell office:value-type="float" office:value="0.967040483508">
                <text:p>0.967040483508</text:p>
              </table:table-cell>
              <table:table-cell office:value-type="float" office:value="0.672785197642">
                <text:p>0.672785197642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0.981283729294">
                <text:p>0.981283729294</text:p>
              </table:table-cell>
              <table:table-cell office:value-type="float" office:value="0.687281650017">
                <text:p>0.687281650017</text:p>
              </table:table-cell>
            </table:table-row>
            <table:table-row>
              <table:table-cell office:value-type="float" office:value="3540">
                <text:p>3540</text:p>
              </table:table-cell>
              <table:table-cell office:value-type="float" office:value="0.989838322981">
                <text:p>0.989838322981</text:p>
              </table:table-cell>
              <table:table-cell office:value-type="float" office:value="0.701335213116">
                <text:p>0.70133521311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994720756882">
                <text:p>0.994720756882</text:p>
              </table:table-cell>
              <table:table-cell office:value-type="float" office:value="0.714943499565">
                <text:p>0.714943499565</text:p>
              </table:table-cell>
            </table:table-row>
            <table:table-row>
              <table:table-cell office:value-type="float" office:value="3660">
                <text:p>3660</text:p>
              </table:table-cell>
              <table:table-cell office:value-type="float" office:value="0.997373241111">
                <text:p>0.997373241111</text:p>
              </table:table-cell>
              <table:table-cell office:value-type="float" office:value="0.728105734566">
                <text:p>0.728105734566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0.998747112103">
                <text:p>0.998747112103</text:p>
              </table:table-cell>
              <table:table-cell office:value-type="float" office:value="0.740822630986">
                <text:p>0.740822630986</text:p>
              </table:table-cell>
            </table:table-row>
            <table:table-row>
              <table:table-cell office:value-type="float" office:value="3780">
                <text:p>3780</text:p>
              </table:table-cell>
              <table:table-cell office:value-type="float" office:value="0.999426596814">
                <text:p>0.999426596814</text:p>
              </table:table-cell>
              <table:table-cell office:value-type="float" office:value="0.753096266887">
                <text:p>0.75309626688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0.99974795297">
                <text:p>0.99974795297</text:p>
              </table:table-cell>
              <table:table-cell office:value-type="float" office:value="0.764929966199">
                <text:p>0.76492996619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99989348883">
                <text:p>0.99989348883</text:p>
              </table:table-cell>
              <table:table-cell office:value-type="float" office:value="0.776328183088">
                <text:p>0.776328183088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0.999956687155">
                <text:p>0.999956687155</text:p>
              </table:table-cell>
              <table:table-cell office:value-type="float" office:value="0.787296390509">
                <text:p>0.787296390509</text:p>
              </table:table-cell>
            </table:table-row>
            <table:table-row>
              <table:table-cell office:value-type="float" office:value="4020">
                <text:p>4020</text:p>
              </table:table-cell>
              <table:table-cell office:value-type="float" office:value="0.999983034874">
                <text:p>0.999983034874</text:p>
              </table:table-cell>
              <table:table-cell office:value-type="float" office:value="0.79784097329">
                <text:p>0.79784097329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0.999993593509">
                <text:p>0.999993593509</text:p>
              </table:table-cell>
              <table:table-cell office:value-type="float" office:value="0.807969126059">
                <text:p>0.807969126059</text:p>
              </table:table-cell>
            </table:table-row>
            <table:table-row>
              <table:table-cell office:value-type="float" office:value="4140">
                <text:p>4140</text:p>
              </table:table-cell>
              <table:table-cell office:value-type="float" office:value="0.999997665458">
                <text:p>0.999997665458</text:p>
              </table:table-cell>
              <table:table-cell office:value-type="float" office:value="0.817688756207">
                <text:p>0.81768875620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999999178348">
                <text:p>0.999999178348</text:p>
              </table:table-cell>
              <table:table-cell office:value-type="float" office:value="0.827008392034">
                <text:p>0.827008392034</text:p>
              </table:table-cell>
            </table:table-row>
            <table:table-row>
              <table:table-cell office:value-type="float" office:value="4260">
                <text:p>4260</text:p>
              </table:table-cell>
              <table:table-cell office:value-type="float" office:value="0.999999720452">
                <text:p>0.999999720452</text:p>
              </table:table-cell>
              <table:table-cell office:value-type="float" office:value="0.835937096162">
                <text:p>0.835937096162</text:p>
              </table:table-cell>
            </table:table-row>
            <table:table-row>
              <table:table-cell office:value-type="float" office:value="4320">
                <text:p>4320</text:p>
              </table:table-cell>
              <table:table-cell office:value-type="float" office:value="0.999999907982">
                <text:p>0.999999907982</text:p>
              </table:table-cell>
              <table:table-cell office:value-type="float" office:value="0.844484384232">
                <text:p>0.844484384232</text:p>
              </table:table-cell>
            </table:table-row>
            <table:table-row>
              <table:table-cell office:value-type="float" office:value="4380">
                <text:p>4380</text:p>
              </table:table-cell>
              <table:table-cell office:value-type="float" office:value="0.999999970671">
                <text:p>0.999999970671</text:p>
              </table:table-cell>
              <table:table-cell office:value-type="float" office:value="0.85266014888">
                <text:p>0.85266014888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0.999999990941">
                <text:p>0.999999990941</text:p>
              </table:table-cell>
              <table:table-cell office:value-type="float" office:value="0.860474588919">
                <text:p>0.86047458891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999999997287">
                <text:p>0.999999997287</text:p>
              </table:table-cell>
              <table:table-cell office:value-type="float" office:value="0.867938143643">
                <text:p>0.867938143643</text:p>
              </table:table-cell>
            </table:table-row>
            <table:table-row>
              <table:table-cell office:value-type="float" office:value="4560">
                <text:p>4560</text:p>
              </table:table-cell>
              <table:table-cell office:value-type="float" office:value="0.999999999211">
                <text:p>0.999999999211</text:p>
              </table:table-cell>
              <table:table-cell office:value-type="float" office:value="0.875061432126">
                <text:p>0.875061432126</text:p>
              </table:table-cell>
            </table:table-row>
            <table:table-row>
              <table:table-cell office:value-type="float" office:value="4620">
                <text:p>4620</text:p>
              </table:table-cell>
              <table:table-cell office:value-type="float" office:value="0.999999999777">
                <text:p>0.999999999777</text:p>
              </table:table-cell>
              <table:table-cell office:value-type="float" office:value="0.88185519737">
                <text:p>0.88185519737</text:p>
              </table:table-cell>
            </table:table-row>
            <table:table-row>
              <table:table-cell office:value-type="float" office:value="4680">
                <text:p>4680</text:p>
              </table:table-cell>
              <table:table-cell office:value-type="float" office:value="0.999999999939">
                <text:p>0.999999999939</text:p>
              </table:table-cell>
              <table:table-cell office:value-type="float" office:value="0.888330255139">
                <text:p>0.888330255139</text:p>
              </table:table-cell>
            </table:table-row>
            <table:table-row>
              <table:table-cell office:value-type="float" office:value="4740">
                <text:p>4740</text:p>
              </table:table-cell>
              <table:table-cell office:value-type="float" office:value="0.999999999984">
                <text:p>0.999999999984</text:p>
              </table:table-cell>
              <table:table-cell office:value-type="float" office:value="0.894497447298">
                <text:p>0.89449744729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999999999996">
                <text:p>0.999999999996</text:p>
              </table:table-cell>
              <table:table-cell office:value-type="float" office:value="0.900367599457">
                <text:p>0.900367599457</text:p>
              </table:table-cell>
            </table:table-row>
            <table:table-row>
              <table:table-cell office:value-type="float" office:value="4860">
                <text:p>4860</text:p>
              </table:table-cell>
              <table:table-cell office:value-type="float" office:value="0.999999999999">
                <text:p>0.999999999999</text:p>
              </table:table-cell>
              <table:table-cell office:value-type="float" office:value="0.905951482729">
                <text:p>0.905951482729</text:p>
              </table:table-cell>
            </table:table-row>
            <table:table-row>
              <table:table-cell office:value-type="float" office:value="4920">
                <text:p>4920</text:p>
              </table:table-cell>
              <table:table-cell office:value-type="float" office:value="1">
                <text:p>1</text:p>
              </table:table-cell>
              <table:table-cell office:value-type="float" office:value="0.911259779385">
                <text:p>0.911259779385</text:p>
              </table:table-cell>
            </table:table-row>
            <table:table-row>
              <table:table-cell office:value-type="float" office:value="4980">
                <text:p>4980</text:p>
              </table:table-cell>
              <table:table-cell office:value-type="float" office:value="1">
                <text:p>1</text:p>
              </table:table-cell>
              <table:table-cell office:value-type="float" office:value="0.9163030522">
                <text:p>0.9163030522</text:p>
              </table:table-cell>
            </table:table-row>
            <table:table-row>
              <table:table-cell office:value-type="float" office:value="5040">
                <text:p>5040</text:p>
              </table:table-cell>
              <table:table-cell office:value-type="float" office:value="1">
                <text:p>1</text:p>
              </table:table-cell>
              <table:table-cell office:value-type="float" office:value="0.921091717278">
                <text:p>0.921091717278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">
                <text:p>1</text:p>
              </table:table-cell>
              <table:table-cell office:value-type="float" office:value="0.92563602014">
                <text:p>0.92563602014</text:p>
              </table:table-cell>
            </table:table-row>
            <table:table-row>
              <table:table-cell office:value-type="float" office:value="5160">
                <text:p>5160</text:p>
              </table:table-cell>
              <table:table-cell office:value-type="float" office:value="1">
                <text:p>1</text:p>
              </table:table-cell>
              <table:table-cell office:value-type="float" office:value="0.929946014872">
                <text:p>0.929946014872</text:p>
              </table:table-cell>
            </table:table-row>
            <table:table-row>
              <table:table-cell office:value-type="float" office:value="5220">
                <text:p>5220</text:p>
              </table:table-cell>
              <table:table-cell office:value-type="float" office:value="1">
                <text:p>1</text:p>
              </table:table-cell>
              <table:table-cell office:value-type="float" office:value="0.93403154612">
                <text:p>0.93403154612</text:p>
              </table:table-cell>
            </table:table-row>
            <table:table-row>
              <table:table-cell office:value-type="float" office:value="5280">
                <text:p>5280</text:p>
              </table:table-cell>
              <table:table-cell office:value-type="float" office:value="1">
                <text:p>1</text:p>
              </table:table-cell>
              <table:table-cell office:value-type="float" office:value="0.937902233743">
                <text:p>0.937902233743</text:p>
              </table:table-cell>
            </table:table-row>
            <table:table-row>
              <table:table-cell office:value-type="float" office:value="5340">
                <text:p>5340</text:p>
              </table:table-cell>
              <table:table-cell office:value-type="float" office:value="1">
                <text:p>1</text:p>
              </table:table-cell>
              <table:table-cell office:value-type="float" office:value="0.941567459909">
                <text:p>0.941567459909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">
                <text:p>1</text:p>
              </table:table-cell>
              <table:table-cell office:value-type="float" office:value="0.945036358469">
                <text:p>0.945036358469</text:p>
              </table:table-cell>
            </table:table-row>
            <table:table-row>
              <table:table-cell office:value-type="float" office:value="5460">
                <text:p>5460</text:p>
              </table:table-cell>
              <table:table-cell office:value-type="float" office:value="1">
                <text:p>1</text:p>
              </table:table-cell>
              <table:table-cell office:value-type="float" office:value="0.948317806412">
                <text:p>0.948317806412</text:p>
              </table:table-cell>
            </table:table-row>
            <table:table-row>
              <table:table-cell office:value-type="float" office:value="5520">
                <text:p>5520</text:p>
              </table:table-cell>
              <table:table-cell office:value-type="float" office:value="1">
                <text:p>1</text:p>
              </table:table-cell>
              <table:table-cell office:value-type="float" office:value="0.951420417227">
                <text:p>0.951420417227</text:p>
              </table:table-cell>
            </table:table-row>
            <table:table-row>
              <table:table-cell office:value-type="float" office:value="5580">
                <text:p>5580</text:p>
              </table:table-cell>
              <table:table-cell office:value-type="float" office:value="1">
                <text:p>1</text:p>
              </table:table-cell>
              <table:table-cell office:value-type="float" office:value="0.954352536018">
                <text:p>0.954352536018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1">
                <text:p>1</text:p>
              </table:table-cell>
              <table:table-cell office:value-type="float" office:value="0.957122236199">
                <text:p>0.957122236199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">
                <text:p>1</text:p>
              </table:table-cell>
              <table:table-cell office:value-type="float" office:value="0.959737317631">
                <text:p>0.959737317631</text:p>
              </table:table-cell>
            </table:table-row>
            <table:table-row>
              <table:table-cell office:value-type="float" office:value="5760">
                <text:p>5760</text:p>
              </table:table-cell>
              <table:table-cell office:value-type="float" office:value="1">
                <text:p>1</text:p>
              </table:table-cell>
              <table:table-cell office:value-type="float" office:value="0.962205306058">
                <text:p>0.962205306058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1">
                <text:p>1</text:p>
              </table:table-cell>
              <table:table-cell office:value-type="float" office:value="0.964533453697">
                <text:p>0.964533453697</text:p>
              </table:table-cell>
            </table:table-row>
            <table:table-row>
              <table:table-cell office:value-type="float" office:value="5880">
                <text:p>5880</text:p>
              </table:table-cell>
              <table:table-cell office:value-type="float" office:value="1">
                <text:p>1</text:p>
              </table:table-cell>
              <table:table-cell office:value-type="float" office:value="0.966728740878">
                <text:p>0.966728740878</text:p>
              </table:table-cell>
            </table:table-row>
            <table:table-row>
              <table:table-cell office:value-type="float" office:value="5940">
                <text:p>5940</text:p>
              </table:table-cell>
              <table:table-cell office:value-type="float" office:value="1">
                <text:p>1</text:p>
              </table:table-cell>
              <table:table-cell office:value-type="float" office:value="0.9687978786">
                <text:p>0.96879787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39cm" svg:height="10.307cm" xlink:href=".." xlink:type="simple" chart:class="chart:line" chart:style-name="ch1">
        <chart:title svg:x="3.62cm" svg:y="0.342cm" chart:style-name="ch2">
          <text:p>Probability of achieving requisite security margin after k seconds</text:p>
        </chart:title>
        <chart:legend chart:legend-position="end" svg:x="13.127cm" svg:y="4.605cm" style:legend-expansion="high" chart:style-name="ch3"/>
        <chart:plot-area chart:style-name="ch4" table:cell-range-address="Sheet9.A1:Sheet9.C101" chart:data-source-has-labels="both" svg:x="0.404cm" svg:y="1.353cm" svg:width="12.319cm" svg:height="8.748cm">
          <chartooo:coordinate-region svg:x="1.237cm" svg:y="1.553cm" svg:width="11.457cm" svg:height="8.349cm"/>
          <chart:axis chart:dimension="x" chart:name="primary-x" chart:style-name="ch5" chartooo:axis-type="auto">
            <chartooo:date-scale/>
            <chart:categories table:cell-range-address="Sheet9.A2:Sheet9.A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9.B2:Sheet9.B101" chart:label-cell-address="Sheet9.B1:Sheet9.B1" chart:class="chart:line">
            <chart:data-point chart:repeated="100"/>
          </chart:series>
          <chart:series chart:style-name="ch8" chart:values-cell-range-address="Sheet9.C2:Sheet9.C101" chart:label-cell-address="Sheet9.C1:Sheet9.C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 second block time, &gt;=6000 blocks</text:p>
                <draw:g>
                  <svg:desc>Sheet9.B1:Sheet9.B1</svg:desc>
                </draw:g>
              </table:table-cell>
              <table:table-cell office:value-type="string">
                <text:p>600 second block time, &gt;=170 blocks</text:p>
                <draw:g>
                  <svg:desc>Sheet9.C1:Sheet9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9.A2:Sheet9.A101</svg:desc>
                </draw:g>
              </table:table-cell>
              <table:table-cell office:value-type="float" office:value="0">
                <text:p>0</text:p>
                <draw:g>
                  <svg:desc>Sheet9.B2:Sheet9.B101</svg:desc>
                </draw:g>
              </table:table-cell>
              <table:table-cell office:value-type="float" office:value="0">
                <text:p>0</text:p>
                <draw:g>
                  <svg:desc>Sheet9.C2:Sheet9.C101</svg:desc>
                </draw:g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-0.000000000645373754438">
                <text:p>-0.000000000645373754438</text:p>
              </table:table-cell>
              <table:table-cell office:value-type="float" office:value="-0.000000000339437367103">
                <text:p>-0.000000000339437367103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-0.000000000704007740993">
                <text:p>-0.000000000704007740993</text:p>
              </table:table-cell>
              <table:table-cell office:value-type="float" office:value="-0.0000000004008970933">
                <text:p>-0.0000000004008970933</text:p>
              </table:table-cell>
            </table:table-row>
            <table:table-row>
              <table:table-cell office:value-type="float" office:value="6240">
                <text:p>6240</text:p>
              </table:table-cell>
              <table:table-cell office:value-type="float" office:value="-0.000000000738474170703">
                <text:p>-0.000000000738474170703</text:p>
              </table:table-cell>
              <table:table-cell office:value-type="float" office:value="-0.000000000435927738351">
                <text:p>-0.000000000435927738351</text:p>
              </table:table-cell>
            </table:table-row>
            <table:table-row>
              <table:table-cell office:value-type="float" office:value="8320">
                <text:p>8320</text:p>
              </table:table-cell>
              <table:table-cell office:value-type="float" office:value="-0.000000000762647278663">
                <text:p>-0.000000000762647278663</text:p>
              </table:table-cell>
              <table:table-cell office:value-type="float" office:value="-0.000000000460589566487">
                <text:p>-0.000000000460589566487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-0.000000000781576803277">
                <text:p>-0.000000000781576803277</text:p>
              </table:table-cell>
              <table:table-cell office:value-type="float" office:value="-0.000000000479649875373">
                <text:p>-0.000000000479649875373</text:p>
              </table:table-cell>
            </table:table-row>
            <table:table-row>
              <table:table-cell office:value-type="float" office:value="12480">
                <text:p>12480</text:p>
              </table:table-cell>
              <table:table-cell office:value-type="float" office:value="-0.000000000797360844018">
                <text:p>-0.000000000797360844018</text:p>
              </table:table-cell>
              <table:table-cell office:value-type="float" office:value="-0.000000000495192775674">
                <text:p>-0.000000000495192775674</text:p>
              </table:table-cell>
            </table:table-row>
            <table:table-row>
              <table:table-cell office:value-type="float" office:value="14560">
                <text:p>14560</text:p>
              </table:table-cell>
              <table:table-cell office:value-type="float" office:value="-0.000000000810048250699">
                <text:p>-0.000000000810048250699</text:p>
              </table:table-cell>
              <table:table-cell office:value-type="float" office:value="-0.000000000508301623015">
                <text:p>-0.000000000508301623015</text:p>
              </table:table-cell>
            </table:table-row>
            <table:table-row>
              <table:table-cell office:value-type="float" office:value="16640">
                <text:p>16640</text:p>
              </table:table-cell>
              <table:table-cell office:value-type="float" office:value="-0.000000000821396506367">
                <text:p>-0.000000000821396506367</text:p>
              </table:table-cell>
              <table:table-cell office:value-type="float" office:value="-0.000000000519654097531">
                <text:p>-0.000000000519654097531</text:p>
              </table:table-cell>
            </table:table-row>
            <table:table-row>
              <table:table-cell office:value-type="float" office:value="18720">
                <text:p>18720</text:p>
              </table:table-cell>
              <table:table-cell office:value-type="float" office:value="-0.000000000831142932256">
                <text:p>-0.000000000831142932256</text:p>
              </table:table-cell>
              <table:table-cell office:value-type="float" office:value="-0.000000000529653876313">
                <text:p>-0.000000000529653876313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-0.000000000840064906527">
                <text:p>-0.000000000840064906527</text:p>
              </table:table-cell>
              <table:table-cell office:value-type="float" office:value="-0.000000000538597833">
                <text:p>-0.000000000538597833</text:p>
              </table:table-cell>
            </table:table-row>
            <table:table-row>
              <table:table-cell office:value-type="float" office:value="22880">
                <text:p>22880</text:p>
              </table:table-cell>
              <table:table-cell office:value-type="float" office:value="-0.000000000848326742187">
                <text:p>-0.000000000848326742187</text:p>
              </table:table-cell>
              <table:table-cell office:value-type="float" office:value="-0.00000000054668802818">
                <text:p>-0.00000000054668802818</text:p>
              </table:table-cell>
            </table:table-row>
            <table:table-row>
              <table:table-cell office:value-type="float" office:value="24960">
                <text:p>24960</text:p>
              </table:table-cell>
              <table:table-cell office:value-type="float" office:value="-0.000000000855632453778">
                <text:p>-0.000000000855632453778</text:p>
              </table:table-cell>
              <table:table-cell office:value-type="float" office:value="-0.000000000554081003301">
                <text:p>-0.000000000554081003301</text:p>
              </table:table-cell>
            </table:table-row>
            <table:table-row>
              <table:table-cell office:value-type="float" office:value="27040">
                <text:p>27040</text:p>
              </table:table-cell>
              <table:table-cell office:value-type="float" office:value="-0.000000000862299120996">
                <text:p>-0.000000000862299120996</text:p>
              </table:table-cell>
              <table:table-cell office:value-type="float" office:value="-0.000000000560864688026">
                <text:p>-0.000000000560864688026</text:p>
              </table:table-cell>
            </table:table-row>
            <table:table-row>
              <table:table-cell office:value-type="float" office:value="29120">
                <text:p>29120</text:p>
              </table:table-cell>
              <table:table-cell office:value-type="float" office:value="-0.000000000869170291296">
                <text:p>-0.000000000869170291296</text:p>
              </table:table-cell>
              <table:table-cell office:value-type="float" office:value="-0.000000000567133673357">
                <text:p>-0.000000000567133673357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-0.000000000873237260279">
                <text:p>-0.000000000873237260279</text:p>
              </table:table-cell>
              <table:table-cell office:value-type="float" office:value="-0.000000000572987879366">
                <text:p>-0.000000000572987879366</text:p>
              </table:table-cell>
            </table:table-row>
            <table:table-row>
              <table:table-cell office:value-type="float" office:value="33280">
                <text:p>33280</text:p>
              </table:table-cell>
              <table:table-cell office:value-type="float" office:value="-0.000000000880545414361">
                <text:p>-0.000000000880545414361</text:p>
              </table:table-cell>
              <table:table-cell office:value-type="float" office:value="-0.000000000578423753339">
                <text:p>-0.000000000578423753339</text:p>
              </table:table-cell>
            </table:table-row>
            <table:table-row>
              <table:table-cell office:value-type="float" office:value="35360">
                <text:p>35360</text:p>
              </table:table-cell>
              <table:table-cell office:value-type="float" office:value="-0.000000000885541195927">
                <text:p>-0.000000000885541195927</text:p>
              </table:table-cell>
              <table:table-cell office:value-type="float" office:value="-0.000000000583592729697">
                <text:p>-0.000000000583592729697</text:p>
              </table:table-cell>
            </table:table-row>
            <table:table-row>
              <table:table-cell office:value-type="float" office:value="37440">
                <text:p>37440</text:p>
              </table:table-cell>
              <table:table-cell office:value-type="float" office:value="-0.000000000890036488954">
                <text:p>-0.000000000890036488954</text:p>
              </table:table-cell>
              <table:table-cell office:value-type="float" office:value="-0.000000000588415982605">
                <text:p>-0.000000000588415982605</text:p>
              </table:table-cell>
            </table:table-row>
            <table:table-row>
              <table:table-cell office:value-type="float" office:value="39520">
                <text:p>39520</text:p>
              </table:table-cell>
              <table:table-cell office:value-type="float" office:value="-0.000000000894881946323">
                <text:p>-0.000000000894881946323</text:p>
              </table:table-cell>
              <table:table-cell office:value-type="float" office:value="-0.000000000592992766002">
                <text:p>-0.000000000592992766002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-0.000000000898861429732">
                <text:p>-0.000000000898861429732</text:p>
              </table:table-cell>
              <table:table-cell office:value-type="float" office:value="-0.000000000597329075092">
                <text:p>-0.000000000597329075092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-0.000000000903452646028">
                <text:p>-0.000000000903452646028</text:p>
              </table:table-cell>
              <table:table-cell office:value-type="float" office:value="-0.000000000601442007309">
                <text:p>-0.000000000601442007309</text:p>
              </table:table-cell>
            </table:table-row>
            <table:table-row>
              <table:table-cell office:value-type="float" office:value="45760">
                <text:p>45760</text:p>
              </table:table-cell>
              <table:table-cell office:value-type="float" office:value="-0.000000000907474762002">
                <text:p>-0.000000000907474762002</text:p>
              </table:table-cell>
              <table:table-cell office:value-type="float" office:value="-0.000000000605449912428">
                <text:p>-0.000000000605449912428</text:p>
              </table:table-cell>
            </table:table-row>
            <table:table-row>
              <table:table-cell office:value-type="float" office:value="47840">
                <text:p>47840</text:p>
              </table:table-cell>
              <table:table-cell office:value-type="float" office:value="-0.000000000911045239249">
                <text:p>-0.000000000911045239249</text:p>
              </table:table-cell>
              <table:table-cell office:value-type="float" office:value="-0.000000000609165162757">
                <text:p>-0.000000000609165162757</text:p>
              </table:table-cell>
            </table:table-row>
            <table:table-row>
              <table:table-cell office:value-type="float" office:value="49920">
                <text:p>49920</text:p>
              </table:table-cell>
              <table:table-cell office:value-type="float" office:value="-0.000000000914114339778">
                <text:p>-0.000000000914114339778</text:p>
              </table:table-cell>
              <table:table-cell office:value-type="float" office:value="-0.000000000612772277364">
                <text:p>-0.000000000612772277364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-0.000000000917821152413">
                <text:p>-0.000000000917821152413</text:p>
              </table:table-cell>
              <table:table-cell office:value-type="float" office:value="-0.000000000616241502271">
                <text:p>-0.000000000616241502271</text:p>
              </table:table-cell>
            </table:table-row>
            <table:table-row>
              <table:table-cell office:value-type="float" office:value="54080">
                <text:p>54080</text:p>
              </table:table-cell>
              <table:table-cell office:value-type="float" office:value="-0.000000000921323461966">
                <text:p>-0.000000000921323461966</text:p>
              </table:table-cell>
              <table:table-cell office:value-type="float" office:value="-0.000000000619490680975">
                <text:p>-0.000000000619490680975</text:p>
              </table:table-cell>
            </table:table-row>
            <table:table-row>
              <table:table-cell office:value-type="float" office:value="56160">
                <text:p>56160</text:p>
              </table:table-cell>
              <table:table-cell office:value-type="float" office:value="-0.000000000924357479448">
                <text:p>-0.000000000924357479448</text:p>
              </table:table-cell>
              <table:table-cell office:value-type="float" office:value="-0.0000000006218767723">
                <text:p>-0.0000000006218767723</text:p>
              </table:table-cell>
            </table:table-row>
            <table:table-row>
              <table:table-cell office:value-type="float" office:value="58240">
                <text:p>58240</text:p>
              </table:table-cell>
              <table:table-cell office:value-type="float" office:value="-0.000000000928904064779">
                <text:p>-0.000000000928904064779</text:p>
              </table:table-cell>
              <table:table-cell office:value-type="float" office:value="-0.000000000611792394523">
                <text:p>-0.000000000611792394523</text:p>
              </table:table-cell>
            </table:table-row>
            <table:table-row>
              <table:table-cell office:value-type="float" office:value="60320">
                <text:p>60320</text:p>
              </table:table-cell>
              <table:table-cell office:value-type="float" office:value="-0.000000000932912413987">
                <text:p>-0.000000000932912413987</text:p>
              </table:table-cell>
              <table:table-cell office:value-type="float" office:value="-0.000000000450522064099">
                <text:p>-0.000000000450522064099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-0.000000000934274657638">
                <text:p>-0.000000000934274657638</text:p>
              </table:table-cell>
              <table:table-cell office:value-type="float" office:value="0.00000000122823518023">
                <text:p>0.00000000122823518023</text:p>
              </table:table-cell>
            </table:table-row>
            <table:table-row>
              <table:table-cell office:value-type="float" office:value="64480">
                <text:p>64480</text:p>
              </table:table-cell>
              <table:table-cell office:value-type="float" office:value="-0.000000000933958688165">
                <text:p>-0.000000000933958688165</text:p>
              </table:table-cell>
              <table:table-cell office:value-type="float" office:value="0.0000000154668667873">
                <text:p>0.0000000154668667873</text:p>
              </table:table-cell>
            </table:table-row>
            <table:table-row>
              <table:table-cell office:value-type="float" office:value="66560">
                <text:p>66560</text:p>
              </table:table-cell>
              <table:table-cell office:value-type="float" office:value="-0.000000000940385103121">
                <text:p>-0.000000000940385103121</text:p>
              </table:table-cell>
              <table:table-cell office:value-type="float" office:value="0.000000116439120346">
                <text:p>0.000000116439120346</text:p>
              </table:table-cell>
            </table:table-row>
            <table:table-row>
              <table:table-cell office:value-type="float" office:value="68640">
                <text:p>68640</text:p>
              </table:table-cell>
              <table:table-cell office:value-type="float" office:value="-0.00000000094145602425">
                <text:p>-0.00000000094145602425</text:p>
              </table:table-cell>
              <table:table-cell office:value-type="float" office:value="0.000000722365852579">
                <text:p>0.000000722365852579</text:p>
              </table:table-cell>
            </table:table-row>
            <table:table-row>
              <table:table-cell office:value-type="float" office:value="70720">
                <text:p>70720</text:p>
              </table:table-cell>
              <table:table-cell office:value-type="float" office:value="-0.000000000941281053102">
                <text:p>-0.000000000941281053102</text:p>
              </table:table-cell>
              <table:table-cell office:value-type="float" office:value="0.0000038303165899">
                <text:p>0.0000038303165899</text:p>
              </table:table-cell>
            </table:table-row>
            <table:table-row>
              <table:table-cell office:value-type="float" office:value="72800">
                <text:p>72800</text:p>
              </table:table-cell>
              <table:table-cell office:value-type="float" office:value="-0.000000000946439593363">
                <text:p>-0.000000000946439593363</text:p>
              </table:table-cell>
              <table:table-cell office:value-type="float" office:value="0.000017580079766">
                <text:p>0.000017580079766</text:p>
              </table:table-cell>
            </table:table-row>
            <table:table-row>
              <table:table-cell office:value-type="float" office:value="74880">
                <text:p>74880</text:p>
              </table:table-cell>
              <table:table-cell office:value-type="float" office:value="-0.000000000952453005354">
                <text:p>-0.000000000952453005354</text:p>
              </table:table-cell>
              <table:table-cell office:value-type="float" office:value="0.0000704829516768">
                <text:p>0.0000704829516768</text:p>
              </table:table-cell>
            </table:table-row>
            <table:table-row>
              <table:table-cell office:value-type="float" office:value="76960">
                <text:p>76960</text:p>
              </table:table-cell>
              <table:table-cell office:value-type="float" office:value="-0.000000000948396694511">
                <text:p>-0.000000000948396694511</text:p>
              </table:table-cell>
              <table:table-cell office:value-type="float" office:value="0.000248855475077">
                <text:p>0.000248855475077</text:p>
              </table:table-cell>
            </table:table-row>
            <table:table-row>
              <table:table-cell office:value-type="float" office:value="79040">
                <text:p>79040</text:p>
              </table:table-cell>
              <table:table-cell office:value-type="float" office:value="-0.000000000954499368433">
                <text:p>-0.000000000954499368433</text:p>
              </table:table-cell>
              <table:table-cell office:value-type="float" office:value="0.00077959422106">
                <text:p>0.00077959422106</text:p>
              </table:table-cell>
            </table:table-row>
            <table:table-row>
              <table:table-cell office:value-type="float" office:value="81120">
                <text:p>81120</text:p>
              </table:table-cell>
              <table:table-cell office:value-type="float" office:value="-0.000000000959610613194">
                <text:p>-0.000000000959610613194</text:p>
              </table:table-cell>
              <table:table-cell office:value-type="float" office:value="0.00218222129599">
                <text:p>0.00218222129599</text:p>
              </table:table-cell>
            </table:table-row>
            <table:table-row>
              <table:table-cell office:value-type="float" office:value="83200">
                <text:p>83200</text:p>
              </table:table-cell>
              <table:table-cell office:value-type="float" office:value="-0.000000000954504697503">
                <text:p>-0.000000000954504697503</text:p>
              </table:table-cell>
              <table:table-cell office:value-type="float" office:value="0.00549433620797">
                <text:p>0.00549433620797</text:p>
              </table:table-cell>
            </table:table-row>
            <table:table-row>
              <table:table-cell office:value-type="float" office:value="85280">
                <text:p>85280</text:p>
              </table:table-cell>
              <table:table-cell office:value-type="float" office:value="-0.000000000957372181531">
                <text:p>-0.000000000957372181531</text:p>
              </table:table-cell>
              <table:table-cell office:value-type="float" office:value="0.0125213850378">
                <text:p>0.0125213850378</text:p>
              </table:table-cell>
            </table:table-row>
            <table:table-row>
              <table:table-cell office:value-type="float" office:value="87360">
                <text:p>87360</text:p>
              </table:table-cell>
              <table:table-cell office:value-type="float" office:value="-0.000000000963434221291">
                <text:p>-0.000000000963434221291</text:p>
              </table:table-cell>
              <table:table-cell office:value-type="float" office:value="0.0259854226968">
                <text:p>0.0259854226968</text:p>
              </table:table-cell>
            </table:table-row>
            <table:table-row>
              <table:table-cell office:value-type="float" office:value="89440">
                <text:p>89440</text:p>
              </table:table-cell>
              <table:table-cell office:value-type="float" office:value="-0.000000000959359258701">
                <text:p>-0.000000000959359258701</text:p>
              </table:table-cell>
              <table:table-cell office:value-type="float" office:value="0.0493946266345">
                <text:p>0.0493946266345</text:p>
              </table:table-cell>
            </table:table-row>
            <table:table-row>
              <table:table-cell office:value-type="float" office:value="91520">
                <text:p>91520</text:p>
              </table:table-cell>
              <table:table-cell office:value-type="float" office:value="-0.000000000967588897893">
                <text:p>-0.000000000967588897893</text:p>
              </table:table-cell>
              <table:table-cell office:value-type="float" office:value="0.086491666568">
                <text:p>0.086491666568</text:p>
              </table:table-cell>
            </table:table-row>
            <table:table-row>
              <table:table-cell office:value-type="float" office:value="93600">
                <text:p>93600</text:p>
              </table:table-cell>
              <table:table-cell office:value-type="float" office:value="-0.000000000942345090849">
                <text:p>-0.000000000942345090849</text:p>
              </table:table-cell>
              <table:table-cell office:value-type="float" office:value="0.140298348345">
                <text:p>0.140298348345</text:p>
              </table:table-cell>
            </table:table-row>
            <table:table-row>
              <table:table-cell office:value-type="float" office:value="95680">
                <text:p>95680</text:p>
              </table:table-cell>
              <table:table-cell office:value-type="float" office:value="0.000000483097813198">
                <text:p>0.000000483097813198</text:p>
              </table:table-cell>
              <table:table-cell office:value-type="float" office:value="0.212005518189">
                <text:p>0.212005518189</text:p>
              </table:table-cell>
            </table:table-row>
            <table:table-row>
              <table:table-cell office:value-type="float" office:value="97760">
                <text:p>97760</text:p>
              </table:table-cell>
              <table:table-cell office:value-type="float" office:value="0.00055450587763">
                <text:p>0.00055450587763</text:p>
              </table:table-cell>
              <table:table-cell office:value-type="float" office:value="0.300129789737">
                <text:p>0.300129789737</text:p>
              </table:table-cell>
            </table:table-row>
            <table:table-row>
              <table:table-cell office:value-type="float" office:value="99840">
                <text:p>99840</text:p>
              </table:table-cell>
              <table:table-cell office:value-type="float" office:value="0.0497034995798">
                <text:p>0.0497034995798</text:p>
              </table:table-cell>
              <table:table-cell office:value-type="float" office:value="0.4003403178">
                <text:p>0.4003403178</text:p>
              </table:table-cell>
            </table:table-row>
            <table:table-row>
              <table:table-cell office:value-type="float" office:value="101920">
                <text:p>101920</text:p>
              </table:table-cell>
              <table:table-cell office:value-type="float" office:value="0.477485705167">
                <text:p>0.477485705167</text:p>
              </table:table-cell>
              <table:table-cell office:value-type="float" office:value="0.506120294388">
                <text:p>0.506120294388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0.934898066942">
                <text:p>0.934898066942</text:p>
              </table:table-cell>
              <table:table-cell office:value-type="float" office:value="0.610081139814">
                <text:p>0.610081139814</text:p>
              </table:table-cell>
            </table:table-row>
            <table:table-row>
              <table:table-cell office:value-type="float" office:value="106080">
                <text:p>106080</text:p>
              </table:table-cell>
              <table:table-cell office:value-type="float" office:value="0.998901791133">
                <text:p>0.998901791133</text:p>
              </table:table-cell>
              <table:table-cell office:value-type="float" office:value="0.705479145578">
                <text:p>0.705479145578</text:p>
              </table:table-cell>
            </table:table-row>
            <table:table-row>
              <table:table-cell office:value-type="float" office:value="108160">
                <text:p>108160</text:p>
              </table:table-cell>
              <table:table-cell office:value-type="float" office:value="0.999997797026">
                <text:p>0.999997797026</text:p>
              </table:table-cell>
              <table:table-cell office:value-type="float" office:value="0.787432707767">
                <text:p>0.787432707767</text:p>
              </table:table-cell>
            </table:table-row>
            <table:table-row>
              <table:table-cell office:value-type="float" office:value="110240">
                <text:p>110240</text:p>
              </table:table-cell>
              <table:table-cell office:value-type="float" office:value="0.999999999472">
                <text:p>0.999999999472</text:p>
              </table:table-cell>
              <table:table-cell office:value-type="float" office:value="0.853508994199">
                <text:p>0.853508994199</text:p>
              </table:table-cell>
            </table:table-row>
            <table:table-row>
              <table:table-cell office:value-type="float" office:value="112320">
                <text:p>112320</text:p>
              </table:table-cell>
              <table:table-cell office:value-type="float" office:value="1">
                <text:p>1</text:p>
              </table:table-cell>
              <table:table-cell office:value-type="float" office:value="0.903627956178">
                <text:p>0.903627956178</text:p>
              </table:table-cell>
            </table:table-row>
            <table:table-row>
              <table:table-cell office:value-type="float" office:value="114400">
                <text:p>114400</text:p>
              </table:table-cell>
              <table:table-cell office:value-type="float" office:value="1">
                <text:p>1</text:p>
              </table:table-cell>
              <table:table-cell office:value-type="float" office:value="0.939471436316">
                <text:p>0.939471436316</text:p>
              </table:table-cell>
            </table:table-row>
            <table:table-row>
              <table:table-cell office:value-type="float" office:value="116480">
                <text:p>116480</text:p>
              </table:table-cell>
              <table:table-cell office:value-type="float" office:value="1">
                <text:p>1</text:p>
              </table:table-cell>
              <table:table-cell office:value-type="float" office:value="0.963692354063">
                <text:p>0.963692354063</text:p>
              </table:table-cell>
            </table:table-row>
            <table:table-row>
              <table:table-cell office:value-type="float" office:value="118560">
                <text:p>118560</text:p>
              </table:table-cell>
              <table:table-cell office:value-type="float" office:value="1">
                <text:p>1</text:p>
              </table:table-cell>
              <table:table-cell office:value-type="float" office:value="0.979188201449">
                <text:p>0.979188201449</text:p>
              </table:table-cell>
            </table:table-row>
            <table:table-row>
              <table:table-cell office:value-type="float" office:value="120640">
                <text:p>120640</text:p>
              </table:table-cell>
              <table:table-cell office:value-type="float" office:value="1">
                <text:p>1</text:p>
              </table:table-cell>
              <table:table-cell office:value-type="float" office:value="0.988592167494">
                <text:p>0.988592167494</text:p>
              </table:table-cell>
            </table:table-row>
            <table:table-row>
              <table:table-cell office:value-type="float" office:value="122720">
                <text:p>122720</text:p>
              </table:table-cell>
              <table:table-cell office:value-type="float" office:value="1">
                <text:p>1</text:p>
              </table:table-cell>
              <table:table-cell office:value-type="float" office:value="0.994015449644">
                <text:p>0.994015449644</text:p>
              </table:table-cell>
            </table:table-row>
            <table:table-row>
              <table:table-cell office:value-type="float" office:value="124800">
                <text:p>124800</text:p>
              </table:table-cell>
              <table:table-cell office:value-type="float" office:value="1">
                <text:p>1</text:p>
              </table:table-cell>
              <table:table-cell office:value-type="float" office:value="0.996992689301">
                <text:p>0.996992689301</text:p>
              </table:table-cell>
            </table:table-row>
            <table:table-row>
              <table:table-cell office:value-type="float" office:value="126880">
                <text:p>126880</text:p>
              </table:table-cell>
              <table:table-cell office:value-type="float" office:value="1">
                <text:p>1</text:p>
              </table:table-cell>
              <table:table-cell office:value-type="float" office:value="0.998551071702">
                <text:p>0.998551071702</text:p>
              </table:table-cell>
            </table:table-row>
            <table:table-row>
              <table:table-cell office:value-type="float" office:value="128960">
                <text:p>128960</text:p>
              </table:table-cell>
              <table:table-cell office:value-type="float" office:value="1">
                <text:p>1</text:p>
              </table:table-cell>
              <table:table-cell office:value-type="float" office:value="0.999330034411">
                <text:p>0.999330034411</text:p>
              </table:table-cell>
            </table:table-row>
            <table:table-row>
              <table:table-cell office:value-type="float" office:value="131040">
                <text:p>131040</text:p>
              </table:table-cell>
              <table:table-cell office:value-type="float" office:value="1">
                <text:p>1</text:p>
              </table:table-cell>
              <table:table-cell office:value-type="float" office:value="0.999702411699">
                <text:p>0.999702411699</text:p>
              </table:table-cell>
            </table:table-row>
            <table:table-row>
              <table:table-cell office:value-type="float" office:value="133120">
                <text:p>133120</text:p>
              </table:table-cell>
              <table:table-cell office:value-type="float" office:value="1">
                <text:p>1</text:p>
              </table:table-cell>
              <table:table-cell office:value-type="float" office:value="0.999872896176">
                <text:p>0.999872896176</text:p>
              </table:table-cell>
            </table:table-row>
            <table:table-row>
              <table:table-cell office:value-type="float" office:value="135200">
                <text:p>135200</text:p>
              </table:table-cell>
              <table:table-cell office:value-type="float" office:value="1">
                <text:p>1</text:p>
              </table:table-cell>
              <table:table-cell office:value-type="float" office:value="0.999947748369">
                <text:p>0.999947748369</text:p>
              </table:table-cell>
            </table:table-row>
            <table:table-row>
              <table:table-cell office:value-type="float" office:value="137280">
                <text:p>137280</text:p>
              </table:table-cell>
              <table:table-cell office:value-type="float" office:value="1">
                <text:p>1</text:p>
              </table:table-cell>
              <table:table-cell office:value-type="float" office:value="0.99997930557">
                <text:p>0.99997930557</text:p>
              </table:table-cell>
            </table:table-row>
            <table:table-row>
              <table:table-cell office:value-type="float" office:value="139360">
                <text:p>139360</text:p>
              </table:table-cell>
              <table:table-cell office:value-type="float" office:value="1">
                <text:p>1</text:p>
              </table:table-cell>
              <table:table-cell office:value-type="float" office:value="0.999992096375">
                <text:p>0.999992096375</text:p>
              </table:table-cell>
            </table:table-row>
            <table:table-row>
              <table:table-cell office:value-type="float" office:value="141440">
                <text:p>141440</text:p>
              </table:table-cell>
              <table:table-cell office:value-type="float" office:value="1">
                <text:p>1</text:p>
              </table:table-cell>
              <table:table-cell office:value-type="float" office:value="0.999997086488">
                <text:p>0.999997086488</text:p>
              </table:table-cell>
            </table:table-row>
            <table:table-row>
              <table:table-cell office:value-type="float" office:value="143520">
                <text:p>143520</text:p>
              </table:table-cell>
              <table:table-cell office:value-type="float" office:value="1">
                <text:p>1</text:p>
              </table:table-cell>
              <table:table-cell office:value-type="float" office:value="0.999998962438">
                <text:p>0.999998962438</text:p>
              </table:table-cell>
            </table:table-row>
            <table:table-row>
              <table:table-cell office:value-type="float" office:value="145600">
                <text:p>145600</text:p>
              </table:table-cell>
              <table:table-cell office:value-type="float" office:value="1">
                <text:p>1</text:p>
              </table:table-cell>
              <table:table-cell office:value-type="float" office:value="0.999999642729">
                <text:p>0.999999642729</text:p>
              </table:table-cell>
            </table:table-row>
            <table:table-row>
              <table:table-cell office:value-type="float" office:value="147680">
                <text:p>147680</text:p>
              </table:table-cell>
              <table:table-cell office:value-type="float" office:value="1">
                <text:p>1</text:p>
              </table:table-cell>
              <table:table-cell office:value-type="float" office:value="0.999999880948">
                <text:p>0.999999880948</text:p>
              </table:table-cell>
            </table:table-row>
            <table:table-row>
              <table:table-cell office:value-type="float" office:value="149760">
                <text:p>149760</text:p>
              </table:table-cell>
              <table:table-cell office:value-type="float" office:value="1">
                <text:p>1</text:p>
              </table:table-cell>
              <table:table-cell office:value-type="float" office:value="0.999999961577">
                <text:p>0.999999961577</text:p>
              </table:table-cell>
            </table:table-row>
            <table:table-row>
              <table:table-cell office:value-type="float" office:value="151840">
                <text:p>151840</text:p>
              </table:table-cell>
              <table:table-cell office:value-type="float" office:value="1">
                <text:p>1</text:p>
              </table:table-cell>
              <table:table-cell office:value-type="float" office:value="0.99999998798">
                <text:p>0.99999998798</text:p>
              </table:table-cell>
            </table:table-row>
            <table:table-row>
              <table:table-cell office:value-type="float" office:value="153920">
                <text:p>153920</text:p>
              </table:table-cell>
              <table:table-cell office:value-type="float" office:value="1">
                <text:p>1</text:p>
              </table:table-cell>
              <table:table-cell office:value-type="float" office:value="0.999999996352">
                <text:p>0.999999996352</text:p>
              </table:table-cell>
            </table:table-row>
            <table:table-row>
              <table:table-cell office:value-type="float" office:value="156000">
                <text:p>156000</text:p>
              </table:table-cell>
              <table:table-cell office:value-type="float" office:value="1">
                <text:p>1</text:p>
              </table:table-cell>
              <table:table-cell office:value-type="float" office:value="0.999999998925">
                <text:p>0.999999998925</text:p>
              </table:table-cell>
            </table:table-row>
            <table:table-row>
              <table:table-cell office:value-type="float" office:value="158080">
                <text:p>158080</text:p>
              </table:table-cell>
              <table:table-cell office:value-type="float" office:value="1">
                <text:p>1</text:p>
              </table:table-cell>
              <table:table-cell office:value-type="float" office:value="0.999999999692">
                <text:p>0.999999999692</text:p>
              </table:table-cell>
            </table:table-row>
            <table:table-row>
              <table:table-cell office:value-type="float" office:value="160160">
                <text:p>160160</text:p>
              </table:table-cell>
              <table:table-cell office:value-type="float" office:value="1">
                <text:p>1</text:p>
              </table:table-cell>
              <table:table-cell office:value-type="float" office:value="0.999999999914">
                <text:p>0.999999999914</text:p>
              </table:table-cell>
            </table:table-row>
            <table:table-row>
              <table:table-cell office:value-type="float" office:value="162240">
                <text:p>162240</text:p>
              </table:table-cell>
              <table:table-cell office:value-type="float" office:value="1">
                <text:p>1</text:p>
              </table:table-cell>
              <table:table-cell office:value-type="float" office:value="0.999999999977">
                <text:p>0.999999999977</text:p>
              </table:table-cell>
            </table:table-row>
            <table:table-row>
              <table:table-cell office:value-type="float" office:value="164320">
                <text:p>164320</text:p>
              </table:table-cell>
              <table:table-cell office:value-type="float" office:value="1">
                <text:p>1</text:p>
              </table:table-cell>
              <table:table-cell office:value-type="float" office:value="0.999999999994">
                <text:p>0.999999999994</text:p>
              </table:table-cell>
            </table:table-row>
            <table:table-row>
              <table:table-cell office:value-type="float" office:value="166400">
                <text:p>166400</text:p>
              </table:table-cell>
              <table:table-cell office:value-type="float" office:value="1">
                <text:p>1</text:p>
              </table:table-cell>
              <table:table-cell office:value-type="float" office:value="0.999999999998">
                <text:p>0.999999999998</text:p>
              </table:table-cell>
            </table:table-row>
            <table:table-row>
              <table:table-cell office:value-type="float" office:value="168480">
                <text:p>1684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0560">
                <text:p>1705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2640">
                <text:p>1726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4720">
                <text:p>1747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6800">
                <text:p>1768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8880">
                <text:p>1788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960">
                <text:p>1809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3040">
                <text:p>1830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5120">
                <text:p>1851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7200">
                <text:p>1872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9280">
                <text:p>1892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1360">
                <text:p>1913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3440">
                <text:p>1934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5520">
                <text:p>1955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600">
                <text:p>197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80">
                <text:p>1996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60">
                <text:p>2017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3840">
                <text:p>2038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5920">
                <text:p>2059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Sheet2.D1:Sheet2.D1 Sheet2.D2:Sheet2.E201 Sheet2.C1:Sheet2.C20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2.D2:Sheet2.E201 Sheet2.C1:Sheet2.C20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55cm" svg:height="10.333cm" xlink:href=".." xlink:type="simple" chart:class="chart:line" chart:style-name="ch1">
        <chart:title svg:x="5.218cm" svg:y="0.342cm" chart:style-name="ch2">
          <text:p>Probability of transaction finality after k seconds</text:p>
        </chart:title>
        <chart:legend chart:legend-position="end" svg:x="14.869cm" svg:y="4.618cm" style:legend-expansion="high" chart:style-name="ch3"/>
        <chart:plot-area chart:style-name="ch4" table:cell-range-address="Sheet2.C1:Sheet2.E201" chart:data-source-has-labels="both" svg:x="0.403cm" svg:y="1.353cm" svg:width="14.063cm" svg:height="8.774cm">
          <chartooo:coordinate-region svg:x="1.13cm" svg:y="1.552cm" svg:width="13.336cm" svg:height="7.521cm"/>
          <chart:axis chart:dimension="x" chart:name="primary-x" chart:style-name="ch5" chartooo:axis-type="auto">
            <chartooo:date-scale/>
            <chart:categories table:cell-range-address="Sheet2.C2:Sheet2.C2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D2:Sheet2.D201" chart:label-cell-address="Sheet2.D1:Sheet2.D1" chart:class="chart:line">
            <chart:data-point chart:repeated="200"/>
          </chart:series>
          <chart:series chart:style-name="ch9" chart:values-cell-range-address="Sheet2.E2:Sheet2.E201" chart:label-cell-address="Sheet2.E1:Sheet2.E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 s blocks, 2s latency</text:p>
                <draw:g>
                  <svg:desc>Sheet2.D1:Sheet2.D1</svg:desc>
                </draw:g>
              </table:table-cell>
              <table:table-cell office:value-type="string">
                <text:p>600 s blocks, 10s latency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C2:Sheet2.C201</svg:desc>
                </draw:g>
              </table:table-cell>
              <table:table-cell office:value-type="float" office:value="0">
                <text:p>0</text:p>
                <draw:g>
                  <svg:desc>Sheet2.D2:Sheet2.D201</svg:desc>
                </draw:g>
              </table:table-cell>
              <table:table-cell office:value-type="float" office:value="0">
                <text:p>0</text:p>
                <draw:g>
                  <svg:desc>Sheet2.E2:Sheet2.E201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336666934">
                <text:p>0.133666693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86000077199995">
                <text:p>0.38600007719999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77666782199977">
                <text:p>0.57766678219997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702166807099966">
                <text:p>0.70216680709996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99500159899957">
                <text:p>0.799500159899957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844500168899952">
                <text:p>0.844500168899952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899333513199947">
                <text:p>0.899333513199947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25500185099945">
                <text:p>0.925500185099945</text:p>
              </table:table-cell>
              <table:table-cell office:value-type="float" office:value="0.0860000000000001">
                <text:p>0.08600000000000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950833523499942">
                <text:p>0.950833523499942</text:p>
              </table:table-cell>
              <table:table-cell office:value-type="float" office:value="0.0950000000000001">
                <text:p>0.0950000000000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64166859499941">
                <text:p>0.964166859499941</text:p>
              </table:table-cell>
              <table:table-cell office:value-type="float" office:value="0.0820000000000001">
                <text:p>0.082000000000000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97350019469994">
                <text:p>0.97350019469994</text:p>
              </table:table-cell>
              <table:table-cell office:value-type="float" office:value="0.0960000000000001">
                <text:p>0.096000000000000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983166863299939">
                <text:p>0.983166863299939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987500197499939">
                <text:p>0.98750019749993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990833531499939">
                <text:p>0.990833531499939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4166865499938">
                <text:p>0.99416686549993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996333532599938">
                <text:p>0.99633353259993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997666866199938">
                <text:p>0.997666866199938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998000199599938">
                <text:p>0.998000199599938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998166866299938">
                <text:p>0.998166866299938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98333532999938">
                <text:p>0.9983335329999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0.453000000000001">
                <text:p>0.45300000000000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">
                <text:p>1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">
                <text:p>1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1">
                <text:p>1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0.653000000000001">
                <text:p>0.653000000000001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">
                <text:p>1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">
                <text:p>1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">
                <text:p>1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">
                <text:p>1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">
                <text:p>1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1">
                <text:p>1</text:p>
              </table:table-cell>
              <table:table-cell office:value-type="float" office:value="0.669000000000001">
                <text:p>0.66900000000000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0.661000000000001">
                <text:p>0.661000000000001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1">
                <text:p>1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1">
                <text:p>1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">
                <text:p>1</text:p>
              </table:table-cell>
              <table:table-cell office:value-type="float" office:value="0.689000000000001">
                <text:p>0.689000000000001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1">
                <text:p>1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1">
                <text:p>1</text:p>
              </table:table-cell>
              <table:table-cell office:value-type="float" office:value="0.677000000000001">
                <text:p>0.677000000000001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1">
                <text:p>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">
                <text:p>1</text:p>
              </table:table-cell>
              <table:table-cell office:value-type="float" office:value="0.698000000000001">
                <text:p>0.698000000000001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1">
                <text:p>1</text:p>
              </table:table-cell>
              <table:table-cell office:value-type="float" office:value="0.681000000000001">
                <text:p>0.681000000000001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1">
                <text:p>1</text:p>
              </table:table-cell>
              <table:table-cell office:value-type="float" office:value="0.693000000000001">
                <text:p>0.693000000000001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1">
                <text:p>1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">
                <text:p>1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">
                <text:p>1</text:p>
              </table:table-cell>
              <table:table-cell office:value-type="float" office:value="0.710000000000001">
                <text:p>0.710000000000001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1">
                <text:p>1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1">
                <text:p>1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0.715000000000001">
                <text:p>0.715000000000001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">
                <text:p>1</text:p>
              </table:table-cell>
              <table:table-cell office:value-type="float" office:value="0.711000000000001">
                <text:p>0.711000000000001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1">
                <text:p>1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1">
                <text:p>1</text:p>
              </table:table-cell>
              <table:table-cell office:value-type="float" office:value="0.717000000000001">
                <text:p>0.717000000000001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1">
                <text:p>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1">
                <text:p>1</text:p>
              </table:table-cell>
              <table:table-cell office:value-type="float" office:value="0.727000000000001">
                <text:p>0.72700000000000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">
                <text:p>1</text:p>
              </table:table-cell>
              <table:table-cell office:value-type="float" office:value="0.761000000000001">
                <text:p>0.761000000000001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1">
                <text:p>1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1">
                <text:p>1</text:p>
              </table:table-cell>
              <table:table-cell office:value-type="float" office:value="0.766000000000001">
                <text:p>0.766000000000001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1">
                <text:p>1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1">
                <text:p>1</text:p>
              </table:table-cell>
              <table:table-cell office:value-type="float" office:value="0.764000000000001">
                <text:p>0.76400000000000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">
                <text:p>1</text:p>
              </table:table-cell>
              <table:table-cell office:value-type="float" office:value="0.754000000000001">
                <text:p>0.754000000000001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1">
                <text:p>1</text:p>
              </table:table-cell>
              <table:table-cell office:value-type="float" office:value="0.781000000000001">
                <text:p>0.781000000000001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1">
                <text:p>1</text:p>
              </table:table-cell>
              <table:table-cell office:value-type="float" office:value="0.764000000000001">
                <text:p>0.764000000000001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1">
                <text:p>1</text:p>
              </table:table-cell>
              <table:table-cell office:value-type="float" office:value="0.751000000000001">
                <text:p>0.751000000000001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1">
                <text:p>1</text:p>
              </table:table-cell>
              <table:table-cell office:value-type="float" office:value="0.776000000000001">
                <text:p>0.776000000000001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">
                <text:p>1</text:p>
              </table:table-cell>
              <table:table-cell office:value-type="float" office:value="0.772000000000001">
                <text:p>0.772000000000001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1">
                <text:p>1</text:p>
              </table:table-cell>
              <table:table-cell office:value-type="float" office:value="0.756000000000001">
                <text:p>0.756000000000001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1">
                <text:p>1</text:p>
              </table:table-cell>
              <table:table-cell office:value-type="float" office:value="0.768000000000001">
                <text:p>0.768000000000001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1">
                <text:p>1</text:p>
              </table:table-cell>
              <table:table-cell office:value-type="float" office:value="0.782000000000001">
                <text:p>0.782000000000001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1">
                <text:p>1</text:p>
              </table:table-cell>
              <table:table-cell office:value-type="float" office:value="0.772000000000001">
                <text:p>0.77200000000000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">
                <text:p>1</text:p>
              </table:table-cell>
              <table:table-cell office:value-type="float" office:value="0.779000000000001">
                <text:p>0.779000000000001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1">
                <text:p>1</text:p>
              </table:table-cell>
              <table:table-cell office:value-type="float" office:value="0.787000000000001">
                <text:p>0.787000000000001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1">
                <text:p>1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1">
                <text:p>1</text:p>
              </table:table-cell>
              <table:table-cell office:value-type="float" office:value="0.788000000000001">
                <text:p>0.788000000000001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1">
                <text:p>1</text:p>
              </table:table-cell>
              <table:table-cell office:value-type="float" office:value="0.807000000000001">
                <text:p>0.80700000000000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">
                <text:p>1</text:p>
              </table:table-cell>
              <table:table-cell office:value-type="float" office:value="0.783000000000001">
                <text:p>0.783000000000001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1">
                <text:p>1</text:p>
              </table:table-cell>
              <table:table-cell office:value-type="float" office:value="0.776000000000001">
                <text:p>0.776000000000001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1">
                <text:p>1</text:p>
              </table:table-cell>
              <table:table-cell office:value-type="float" office:value="0.791000000000001">
                <text:p>0.791000000000001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1">
                <text:p>1</text:p>
              </table:table-cell>
              <table:table-cell office:value-type="float" office:value="0.803000000000001">
                <text:p>0.803000000000001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1">
                <text:p>1</text:p>
              </table:table-cell>
              <table:table-cell office:value-type="float" office:value="0.784000000000001">
                <text:p>0.78400000000000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">
                <text:p>1</text:p>
              </table:table-cell>
              <table:table-cell office:value-type="float" office:value="0.787000000000001">
                <text:p>0.787000000000001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1">
                <text:p>1</text:p>
              </table:table-cell>
              <table:table-cell office:value-type="float" office:value="0.805000000000001">
                <text:p>0.805000000000001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1">
                <text:p>1</text:p>
              </table:table-cell>
              <table:table-cell office:value-type="float" office:value="0.805000000000001">
                <text:p>0.805000000000001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1">
                <text:p>1</text:p>
              </table:table-cell>
              <table:table-cell office:value-type="float" office:value="0.778000000000001">
                <text:p>0.778000000000001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1">
                <text:p>1</text:p>
              </table:table-cell>
              <table:table-cell office:value-type="float" office:value="0.812000000000001">
                <text:p>0.812000000000001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">
                <text:p>1</text:p>
              </table:table-cell>
              <table:table-cell office:value-type="float" office:value="0.803000000000001">
                <text:p>0.803000000000001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0.808000000000001">
                <text:p>0.808000000000001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0.798000000000001">
                <text:p>0.798000000000001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1">
                <text:p>1</text:p>
              </table:table-cell>
              <table:table-cell office:value-type="float" office:value="0.810000000000001">
                <text:p>0.810000000000001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1">
                <text:p>1</text:p>
              </table:table-cell>
              <table:table-cell office:value-type="float" office:value="0.826000000000001">
                <text:p>0.826000000000001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0.801000000000001">
                <text:p>0.801000000000001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1">
                <text:p>1</text:p>
              </table:table-cell>
              <table:table-cell office:value-type="float" office:value="0.821000000000001">
                <text:p>0.821000000000001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1">
                <text:p>1</text:p>
              </table:table-cell>
              <table:table-cell office:value-type="float" office:value="0.799000000000001">
                <text:p>0.799000000000001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1">
                <text:p>1</text:p>
              </table:table-cell>
              <table:table-cell office:value-type="float" office:value="0.842000000000001">
                <text:p>0.842000000000001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1">
                <text:p>1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">
                <text:p>1</text:p>
              </table:table-cell>
              <table:table-cell office:value-type="float" office:value="0.829000000000001">
                <text:p>0.829000000000001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1">
                <text:p>1</text:p>
              </table:table-cell>
              <table:table-cell office:value-type="float" office:value="0.813000000000001">
                <text:p>0.813000000000001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1">
                <text:p>1</text:p>
              </table:table-cell>
              <table:table-cell office:value-type="float" office:value="0.815000000000001">
                <text:p>0.815000000000001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1">
                <text:p>1</text:p>
              </table:table-cell>
              <table:table-cell office:value-type="float" office:value="0.829000000000001">
                <text:p>0.829000000000001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1">
                <text:p>1</text:p>
              </table:table-cell>
              <table:table-cell office:value-type="float" office:value="0.837000000000001">
                <text:p>0.837000000000001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">
                <text:p>1</text:p>
              </table:table-cell>
              <table:table-cell office:value-type="float" office:value="0.823000000000001">
                <text:p>0.823000000000001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1">
                <text:p>1</text:p>
              </table:table-cell>
              <table:table-cell office:value-type="float" office:value="0.868000000000001">
                <text:p>0.868000000000001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1">
                <text:p>1</text:p>
              </table:table-cell>
              <table:table-cell office:value-type="float" office:value="0.822000000000001">
                <text:p>0.822000000000001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1">
                <text:p>1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1">
                <text:p>1</text:p>
              </table:table-cell>
              <table:table-cell office:value-type="float" office:value="0.837000000000001">
                <text:p>0.837000000000001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">
                <text:p>1</text:p>
              </table:table-cell>
              <table:table-cell office:value-type="float" office:value="0.841000000000001">
                <text:p>0.841000000000001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1">
                <text:p>1</text:p>
              </table:table-cell>
              <table:table-cell office:value-type="float" office:value="0.834000000000001">
                <text:p>0.834000000000001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1">
                <text:p>1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1">
                <text:p>1</text:p>
              </table:table-cell>
              <table:table-cell office:value-type="float" office:value="0.835000000000001">
                <text:p>0.835000000000001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1">
                <text:p>1</text:p>
              </table:table-cell>
              <table:table-cell office:value-type="float" office:value="0.861000000000001">
                <text:p>0.861000000000001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">
                <text:p>1</text:p>
              </table:table-cell>
              <table:table-cell office:value-type="float" office:value="0.838000000000001">
                <text:p>0.838000000000001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1">
                <text:p>1</text:p>
              </table:table-cell>
              <table:table-cell office:value-type="float" office:value="0.859000000000001">
                <text:p>0.859000000000001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">
                <text:p>1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1">
                <text:p>1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1">
                <text:p>1</text:p>
              </table:table-cell>
              <table:table-cell office:value-type="float" office:value="0.864000000000001">
                <text:p>0.864000000000001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">
                <text:p>1</text:p>
              </table:table-cell>
              <table:table-cell office:value-type="float" office:value="0.867000000000001">
                <text:p>0.867000000000001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1">
                <text:p>1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1">
                <text:p>1</text:p>
              </table:table-cell>
              <table:table-cell office:value-type="float" office:value="0.851000000000001">
                <text:p>0.851000000000001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1">
                <text:p>1</text:p>
              </table:table-cell>
              <table:table-cell office:value-type="float" office:value="0.858000000000001">
                <text:p>0.858000000000001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1">
                <text:p>1</text:p>
              </table:table-cell>
              <table:table-cell office:value-type="float" office:value="0.863000000000001">
                <text:p>0.8630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28cm" svg:height="10.334cm" xlink:href=".." xlink:type="simple" chart:class="chart:line" chart:style-name="ch1">
        <chart:title svg:x="5.255cm" svg:y="0.342cm" chart:style-name="ch2">
          <text:p>Probability of transaction finality after k seconds</text:p>
        </chart:title>
        <chart:legend chart:legend-position="end" svg:x="15.391cm" svg:y="4.619cm" style:legend-expansion="high" chart:style-name="ch3"/>
        <chart:plot-area chart:style-name="ch4" table:cell-range-address="Sheet3.A1:Sheet3.C302" chart:data-source-has-labels="both" svg:x="0.404cm" svg:y="1.353cm" svg:width="14.583cm" svg:height="8.775cm">
          <chartooo:coordinate-region svg:x="1.131cm" svg:y="1.552cm" svg:width="13.856cm" svg:height="7.522cm"/>
          <chart:axis chart:dimension="x" chart:name="primary-x" chart:style-name="ch5" chartooo:axis-type="auto">
            <chartooo:date-scale/>
            <chart:categories table:cell-range-address="Sheet3.A2:Sheet3.A3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B2:Sheet3.B302" chart:label-cell-address="Sheet3.B1:Sheet3.B1" chart:class="chart:line">
            <chart:data-point chart:repeated="301"/>
          </chart:series>
          <chart:series chart:style-name="ch9" chart:values-cell-range-address="Sheet3.C2:Sheet3.C302" chart:label-cell-address="Sheet3.C1:Sheet3.C1" chart:class="chart:line">
            <chart:data-point chart:repeated="3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 s blocks, X = 0.28</text:p>
                <draw:g>
                  <svg:desc>Sheet3.B1:Sheet3.B1</svg:desc>
                </draw:g>
              </table:table-cell>
              <table:table-cell office:value-type="string">
                <text:p>600 s blocks, X = 0.25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3.A2:Sheet3.A302</svg:desc>
                </draw:g>
              </table:table-cell>
              <table:table-cell office:value-type="float" office:value="0">
                <text:p>0</text:p>
                <draw:g>
                  <svg:desc>Sheet3.B2:Sheet3.B302</svg:desc>
                </draw:g>
              </table:table-cell>
              <table:table-cell office:value-type="float" office:value="0">
                <text:p>0</text:p>
                <draw:g>
                  <svg:desc>Sheet3.C2:Sheet3.C302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5038314853">
                <text:p>0.35038314853</text:p>
              </table:table-cell>
              <table:table-cell office:value-type="float" office:value="0.0132448378751">
                <text:p>0.013244837875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57799794632">
                <text:p>0.57799794632</text:p>
              </table:table-cell>
              <table:table-cell office:value-type="float" office:value="0.0263142493846">
                <text:p>0.026314249384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725860354644">
                <text:p>0.725860354644</text:p>
              </table:table-cell>
              <table:table-cell office:value-type="float" office:value="0.0392105580263">
                <text:p>0.03921055802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21914266814">
                <text:p>0.821914266814</text:p>
              </table:table-cell>
              <table:table-cell office:value-type="float" office:value="0.0519360565239">
                <text:p>0.05193605652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84312506826">
                <text:p>0.884312506826</text:p>
              </table:table-cell>
              <table:table-cell office:value-type="float" office:value="0.0644930072342">
                <text:p>0.064493007234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924847455051">
                <text:p>0.924847455051</text:p>
              </table:table-cell>
              <table:table-cell office:value-type="float" office:value="0.0768836425492">
                <text:p>0.076883642549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9511796405">
                <text:p>0.9511796405</text:p>
              </table:table-cell>
              <table:table-cell office:value-type="float" office:value="0.0891101652935">
                <text:p>0.08911016529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96828547191">
                <text:p>0.96828547191</text:p>
              </table:table-cell>
              <table:table-cell office:value-type="float" office:value="0.101174749115">
                <text:p>0.10117474911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979397708257">
                <text:p>0.979397708257</text:p>
              </table:table-cell>
              <table:table-cell office:value-type="float" office:value="0.113079538873">
                <text:p>0.1130795388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86616404249">
                <text:p>0.986616404249</text:p>
              </table:table-cell>
              <table:table-cell office:value-type="float" office:value="0.124826651018">
                <text:p>0.12482665101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991305790815">
                <text:p>0.991305790815</text:p>
              </table:table-cell>
              <table:table-cell office:value-type="float" office:value="0.136418173967">
                <text:p>0.136418173967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994352095353">
                <text:p>0.994352095353</text:p>
              </table:table-cell>
              <table:table-cell office:value-type="float" office:value="0.147856168479">
                <text:p>0.14785616847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996331026119">
                <text:p>0.996331026119</text:p>
              </table:table-cell>
              <table:table-cell office:value-type="float" office:value="0.159142668015">
                <text:p>0.15914266801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997616572894">
                <text:p>0.997616572894</text:p>
              </table:table-cell>
              <table:table-cell office:value-type="float" office:value="0.170279679107">
                <text:p>0.1702796791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98451685745">
                <text:p>0.998451685745</text:p>
              </table:table-cell>
              <table:table-cell office:value-type="float" office:value="0.181269181707">
                <text:p>0.18126918170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998994189127">
                <text:p>0.998994189127</text:p>
              </table:table-cell>
              <table:table-cell office:value-type="float" office:value="0.192113129546">
                <text:p>0.19211312954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999346608468">
                <text:p>0.999346608468</text:p>
              </table:table-cell>
              <table:table-cell office:value-type="float" office:value="0.202813450476">
                <text:p>0.202813450476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.999575546012">
                <text:p>0.999575546012</text:p>
              </table:table-cell>
              <table:table-cell office:value-type="float" office:value="0.213372046816">
                <text:p>0.21337204681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9997242677">
                <text:p>0.9997242677</text:p>
              </table:table-cell>
              <table:table-cell office:value-type="float" office:value="0.223790795688">
                <text:p>0.22379079568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999820879816">
                <text:p>0.999820879816</text:p>
              </table:table-cell>
              <table:table-cell office:value-type="float" office:value="0.234071549353">
                <text:p>0.23407154935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999883640676">
                <text:p>0.999883640676</text:p>
              </table:table-cell>
              <table:table-cell office:value-type="float" office:value="0.244216135538">
                <text:p>0.24421613553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99992441119">
                <text:p>0.99992441119</text:p>
              </table:table-cell>
              <table:table-cell office:value-type="float" office:value="0.254226357763">
                <text:p>0.25422635776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.999950896404">
                <text:p>0.999950896404</text:p>
              </table:table-cell>
              <table:table-cell office:value-type="float" office:value="0.26410399566">
                <text:p>0.26410399566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999968101646">
                <text:p>0.999968101646</text:p>
              </table:table-cell>
              <table:table-cell office:value-type="float" office:value="0.27385080529">
                <text:p>0.2738508052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9979278463">
                <text:p>0.999979278463</text:p>
              </table:table-cell>
              <table:table-cell office:value-type="float" office:value="0.283468519454">
                <text:p>0.28346851945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.999986539112">
                <text:p>0.999986539112</text:p>
              </table:table-cell>
              <table:table-cell office:value-type="float" office:value="0.292958848006">
                <text:p>0.29295884800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.999991255753">
                <text:p>0.999991255753</text:p>
              </table:table-cell>
              <table:table-cell office:value-type="float" office:value="0.302323478149">
                <text:p>0.30232347814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999994319764">
                <text:p>0.999994319764</text:p>
              </table:table-cell>
              <table:table-cell office:value-type="float" office:value="0.311564074742">
                <text:p>0.31156407474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999996310198">
                <text:p>0.999996310198</text:p>
              </table:table-cell>
              <table:table-cell office:value-type="float" office:value="0.320682280592">
                <text:p>0.32068228059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999997603218">
                <text:p>0.999997603218</text:p>
              </table:table-cell>
              <table:table-cell office:value-type="float" office:value="0.329679716747">
                <text:p>0.32967971674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999998443187">
                <text:p>0.999998443187</text:p>
              </table:table-cell>
              <table:table-cell office:value-type="float" office:value="0.338557982786">
                <text:p>0.338557982786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999998988846">
                <text:p>0.999998988846</text:p>
              </table:table-cell>
              <table:table-cell office:value-type="float" office:value="0.3473186571">
                <text:p>0.3473186571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999999343316">
                <text:p>0.999999343316</text:p>
              </table:table-cell>
              <table:table-cell office:value-type="float" office:value="0.355963297175">
                <text:p>0.355963297175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.999999573586">
                <text:p>0.999999573586</text:p>
              </table:table-cell>
              <table:table-cell office:value-type="float" office:value="0.364493439869">
                <text:p>0.36449343986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999999723175">
                <text:p>0.999999723175</text:p>
              </table:table-cell>
              <table:table-cell office:value-type="float" office:value="0.372910601683">
                <text:p>0.37291060168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999999820351">
                <text:p>0.999999820351</text:p>
              </table:table-cell>
              <table:table-cell office:value-type="float" office:value="0.381216279034">
                <text:p>0.38121627903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.999999883479">
                <text:p>0.999999883479</text:p>
              </table:table-cell>
              <table:table-cell office:value-type="float" office:value="0.389411948519">
                <text:p>0.389411948519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.999999924488">
                <text:p>0.999999924488</text:p>
              </table:table-cell>
              <table:table-cell office:value-type="float" office:value="0.397499067176">
                <text:p>0.39749906717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.99999995113">
                <text:p>0.99999995113</text:p>
              </table:table-cell>
              <table:table-cell office:value-type="float" office:value="0.405479072745">
                <text:p>0.40547907274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999999968437">
                <text:p>0.999999968437</text:p>
              </table:table-cell>
              <table:table-cell office:value-type="float" office:value="0.413353383925">
                <text:p>0.41335338392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.999999979681">
                <text:p>0.999999979681</text:p>
              </table:table-cell>
              <table:table-cell office:value-type="float" office:value="0.421123400624">
                <text:p>0.421123400624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.999999986986">
                <text:p>0.999999986986</text:p>
              </table:table-cell>
              <table:table-cell office:value-type="float" office:value="0.428790504208">
                <text:p>0.428790504208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.999999991732">
                <text:p>0.999999991732</text:p>
              </table:table-cell>
              <table:table-cell office:value-type="float" office:value="0.436356057746">
                <text:p>0.436356057746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.999999994816">
                <text:p>0.999999994816</text:p>
              </table:table-cell>
              <table:table-cell office:value-type="float" office:value="0.443821406255">
                <text:p>0.44382140625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999999996819">
                <text:p>0.999999996819</text:p>
              </table:table-cell>
              <table:table-cell office:value-type="float" office:value="0.451187876936">
                <text:p>0.451187876936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.999999998122">
                <text:p>0.999999998122</text:p>
              </table:table-cell>
              <table:table-cell office:value-type="float" office:value="0.458456779413">
                <text:p>0.458456779413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.999999998969">
                <text:p>0.999999998969</text:p>
              </table:table-cell>
              <table:table-cell office:value-type="float" office:value="0.465629405963">
                <text:p>0.465629405963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0.472707031748">
                <text:p>0.47270703174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0.479690915039">
                <text:p>0.47969091503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.486582297443">
                <text:p>0.486582297443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">
                <text:p>1</text:p>
              </table:table-cell>
              <table:table-cell office:value-type="float" office:value="0.493382404122">
                <text:p>0.493382404122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">
                <text:p>1</text:p>
              </table:table-cell>
              <table:table-cell office:value-type="float" office:value="0.500092444009">
                <text:p>0.500092444009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0.506713610027">
                <text:p>0.506713610027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">
                <text:p>1</text:p>
              </table:table-cell>
              <table:table-cell office:value-type="float" office:value="0.513247079299">
                <text:p>0.51324707929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0.519694013354">
                <text:p>0.519694013354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0.526055558341">
                <text:p>0.526055558341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1">
                <text:p>1</text:p>
              </table:table-cell>
              <table:table-cell office:value-type="float" office:value="0.532332845226">
                <text:p>0.532332845226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1">
                <text:p>1</text:p>
              </table:table-cell>
              <table:table-cell office:value-type="float" office:value="0.538526989996">
                <text:p>0.538526989996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1">
                <text:p>1</text:p>
              </table:table-cell>
              <table:table-cell office:value-type="float" office:value="0.544639093856">
                <text:p>0.54463909385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">
                <text:p>1</text:p>
              </table:table-cell>
              <table:table-cell office:value-type="float" office:value="0.550670243427">
                <text:p>0.550670243427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1">
                <text:p>1</text:p>
              </table:table-cell>
              <table:table-cell office:value-type="float" office:value="0.556621510937">
                <text:p>0.556621510937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">
                <text:p>1</text:p>
              </table:table-cell>
              <table:table-cell office:value-type="float" office:value="0.562493954414">
                <text:p>0.562493954414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1">
                <text:p>1</text:p>
              </table:table-cell>
              <table:table-cell office:value-type="float" office:value="0.56828861787">
                <text:p>0.56828861787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0.574006531492">
                <text:p>0.57400653149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">
                <text:p>1</text:p>
              </table:table-cell>
              <table:table-cell office:value-type="float" office:value="0.57964871182">
                <text:p>0.57964871182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1">
                <text:p>1</text:p>
              </table:table-cell>
              <table:table-cell office:value-type="float" office:value="0.585216161931">
                <text:p>0.585216161931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1">
                <text:p>1</text:p>
              </table:table-cell>
              <table:table-cell office:value-type="float" office:value="0.590709871617">
                <text:p>0.590709871617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1">
                <text:p>1</text:p>
              </table:table-cell>
              <table:table-cell office:value-type="float" office:value="0.596130817559">
                <text:p>0.596130817559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1">
                <text:p>1</text:p>
              </table:table-cell>
              <table:table-cell office:value-type="float" office:value="0.601479963504">
                <text:p>0.60147996350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">
                <text:p>1</text:p>
              </table:table-cell>
              <table:table-cell office:value-type="float" office:value="0.606758260432">
                <text:p>0.606758260432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1">
                <text:p>1</text:p>
              </table:table-cell>
              <table:table-cell office:value-type="float" office:value="0.611966646728">
                <text:p>0.611966646728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1">
                <text:p>1</text:p>
              </table:table-cell>
              <table:table-cell office:value-type="float" office:value="0.61710604835">
                <text:p>0.61710604835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1">
                <text:p>1</text:p>
              </table:table-cell>
              <table:table-cell office:value-type="float" office:value="0.622177378989">
                <text:p>0.622177378989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1">
                <text:p>1</text:p>
              </table:table-cell>
              <table:table-cell office:value-type="float" office:value="0.627181540238">
                <text:p>0.62718154023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">
                <text:p>1</text:p>
              </table:table-cell>
              <table:table-cell office:value-type="float" office:value="0.632119421744">
                <text:p>0.632119421744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1">
                <text:p>1</text:p>
              </table:table-cell>
              <table:table-cell office:value-type="float" office:value="0.636991901374">
                <text:p>0.636991901374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1">
                <text:p>1</text:p>
              </table:table-cell>
              <table:table-cell office:value-type="float" office:value="0.641799845366">
                <text:p>0.641799845366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1">
                <text:p>1</text:p>
              </table:table-cell>
              <table:table-cell office:value-type="float" office:value="0.646544108487">
                <text:p>0.646544108487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1">
                <text:p>1</text:p>
              </table:table-cell>
              <table:table-cell office:value-type="float" office:value="0.651225534181">
                <text:p>0.65122553418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">
                <text:p>1</text:p>
              </table:table-cell>
              <table:table-cell office:value-type="float" office:value="0.65584495472">
                <text:p>0.65584495472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1">
                <text:p>1</text:p>
              </table:table-cell>
              <table:table-cell office:value-type="float" office:value="0.660403191355">
                <text:p>0.660403191355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1">
                <text:p>1</text:p>
              </table:table-cell>
              <table:table-cell office:value-type="float" office:value="0.664901054457">
                <text:p>0.664901054457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0.669339343667">
                <text:p>0.669339343667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1">
                <text:p>1</text:p>
              </table:table-cell>
              <table:table-cell office:value-type="float" office:value="0.673718848031">
                <text:p>0.673718848031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0.678040346147">
                <text:p>0.678040346147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1">
                <text:p>1</text:p>
              </table:table-cell>
              <table:table-cell office:value-type="float" office:value="0.6823046063">
                <text:p>0.6823046063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1">
                <text:p>1</text:p>
              </table:table-cell>
              <table:table-cell office:value-type="float" office:value="0.686512386599">
                <text:p>0.686512386599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1">
                <text:p>1</text:p>
              </table:table-cell>
              <table:table-cell office:value-type="float" office:value="0.690664435111">
                <text:p>0.690664435111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1">
                <text:p>1</text:p>
              </table:table-cell>
              <table:table-cell office:value-type="float" office:value="0.694761489997">
                <text:p>0.694761489997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">
                <text:p>1</text:p>
              </table:table-cell>
              <table:table-cell office:value-type="float" office:value="0.698804279639">
                <text:p>0.698804279639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1">
                <text:p>1</text:p>
              </table:table-cell>
              <table:table-cell office:value-type="float" office:value="0.702793522773">
                <text:p>0.702793522773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1">
                <text:p>1</text:p>
              </table:table-cell>
              <table:table-cell office:value-type="float" office:value="0.706729928615">
                <text:p>0.706729928615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1">
                <text:p>1</text:p>
              </table:table-cell>
              <table:table-cell office:value-type="float" office:value="0.710614196987">
                <text:p>0.710614196987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1">
                <text:p>1</text:p>
              </table:table-cell>
              <table:table-cell office:value-type="float" office:value="0.714447018444">
                <text:p>0.714447018444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">
                <text:p>1</text:p>
              </table:table-cell>
              <table:table-cell office:value-type="float" office:value="0.718229074393">
                <text:p>0.718229074393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">
                <text:p>1</text:p>
              </table:table-cell>
              <table:table-cell office:value-type="float" office:value="0.721961037215">
                <text:p>0.721961037215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1">
                <text:p>1</text:p>
              </table:table-cell>
              <table:table-cell office:value-type="float" office:value="0.725643570388">
                <text:p>0.725643570388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1">
                <text:p>1</text:p>
              </table:table-cell>
              <table:table-cell office:value-type="float" office:value="0.7292773286">
                <text:p>0.7292773286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1">
                <text:p>1</text:p>
              </table:table-cell>
              <table:table-cell office:value-type="float" office:value="0.732862957868">
                <text:p>0.73286295786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0.736401095655">
                <text:p>0.736401095655</text:p>
              </table:table-cell>
            </table:table-row>
            <table:table-row>
              <table:table-cell office:value-type="float" office:value="1212">
                <text:p>1210</text:p>
              </table:table-cell>
              <table:table-cell office:value-type="float" office:value="1">
                <text:p>1</text:p>
              </table:table-cell>
              <table:table-cell office:value-type="float" office:value="0.739892370978">
                <text:p>0.739892370978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1">
                <text:p>1</text:p>
              </table:table-cell>
              <table:table-cell office:value-type="float" office:value="0.743337404523">
                <text:p>0.743337404523</text:p>
              </table:table-cell>
            </table:table-row>
            <table:table-row>
              <table:table-cell office:value-type="float" office:value="1236">
                <text:p>1240</text:p>
              </table:table-cell>
              <table:table-cell office:value-type="float" office:value="1">
                <text:p>1</text:p>
              </table:table-cell>
              <table:table-cell office:value-type="float" office:value="0.746736808758">
                <text:p>0.746736808758</text:p>
              </table:table-cell>
            </table:table-row>
            <table:table-row>
              <table:table-cell office:value-type="float" office:value="1248">
                <text:p>1250</text:p>
              </table:table-cell>
              <table:table-cell office:value-type="float" office:value="1">
                <text:p>1</text:p>
              </table:table-cell>
              <table:table-cell office:value-type="float" office:value="0.750091188035">
                <text:p>0.750091188035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">
                <text:p>1</text:p>
              </table:table-cell>
              <table:table-cell office:value-type="float" office:value="0.753401138705">
                <text:p>0.753401138705</text:p>
              </table:table-cell>
            </table:table-row>
            <table:table-row>
              <table:table-cell office:value-type="float" office:value="1272">
                <text:p>1270</text:p>
              </table:table-cell>
              <table:table-cell office:value-type="float" office:value="1">
                <text:p>1</text:p>
              </table:table-cell>
              <table:table-cell office:value-type="float" office:value="0.756667249217">
                <text:p>0.756667249217</text:p>
              </table:table-cell>
            </table:table-row>
            <table:table-row>
              <table:table-cell office:value-type="float" office:value="1284">
                <text:p>1280</text:p>
              </table:table-cell>
              <table:table-cell office:value-type="float" office:value="1">
                <text:p>1</text:p>
              </table:table-cell>
              <table:table-cell office:value-type="float" office:value="0.75989010023">
                <text:p>0.75989010023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0.763070264708">
                <text:p>0.763070264708</text:p>
              </table:table-cell>
            </table:table-row>
            <table:table-row>
              <table:table-cell office:value-type="float" office:value="1308">
                <text:p>1310</text:p>
              </table:table-cell>
              <table:table-cell office:value-type="float" office:value="1">
                <text:p>1</text:p>
              </table:table-cell>
              <table:table-cell office:value-type="float" office:value="0.766208308029">
                <text:p>0.766208308029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">
                <text:p>1</text:p>
              </table:table-cell>
              <table:table-cell office:value-type="float" office:value="0.769304788083">
                <text:p>0.769304788083</text:p>
              </table:table-cell>
            </table:table-row>
            <table:table-row>
              <table:table-cell office:value-type="float" office:value="1332">
                <text:p>1330</text:p>
              </table:table-cell>
              <table:table-cell office:value-type="float" office:value="1">
                <text:p>1</text:p>
              </table:table-cell>
              <table:table-cell office:value-type="float" office:value="0.772360255368">
                <text:p>0.772360255368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">
                <text:p>1</text:p>
              </table:table-cell>
              <table:table-cell office:value-type="float" office:value="0.775375253093">
                <text:p>0.775375253093</text:p>
              </table:table-cell>
            </table:table-row>
            <table:table-row>
              <table:table-cell office:value-type="float" office:value="1356">
                <text:p>1360</text:p>
              </table:table-cell>
              <table:table-cell office:value-type="float" office:value="1">
                <text:p>1</text:p>
              </table:table-cell>
              <table:table-cell office:value-type="float" office:value="0.778350317272">
                <text:p>0.778350317272</text:p>
              </table:table-cell>
            </table:table-row>
            <table:table-row>
              <table:table-cell office:value-type="float" office:value="1368">
                <text:p>1370</text:p>
              </table:table-cell>
              <table:table-cell office:value-type="float" office:value="1">
                <text:p>1</text:p>
              </table:table-cell>
              <table:table-cell office:value-type="float" office:value="0.78128597682">
                <text:p>0.78128597682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">
                <text:p>1</text:p>
              </table:table-cell>
              <table:table-cell office:value-type="float" office:value="0.784182753644">
                <text:p>0.784182753644</text:p>
              </table:table-cell>
            </table:table-row>
            <table:table-row>
              <table:table-cell office:value-type="float" office:value="1392">
                <text:p>1390</text:p>
              </table:table-cell>
              <table:table-cell office:value-type="float" office:value="1">
                <text:p>1</text:p>
              </table:table-cell>
              <table:table-cell office:value-type="float" office:value="0.787041162743">
                <text:p>0.787041162743</text:p>
              </table:table-cell>
            </table:table-row>
            <table:table-row>
              <table:table-cell office:value-type="float" office:value="1404">
                <text:p>1400</text:p>
              </table:table-cell>
              <table:table-cell office:value-type="float" office:value="1">
                <text:p>1</text:p>
              </table:table-cell>
              <table:table-cell office:value-type="float" office:value="0.789861712289">
                <text:p>0.789861712289</text:p>
              </table:table-cell>
            </table:table-row>
            <table:table-row>
              <table:table-cell office:value-type="float" office:value="1416">
                <text:p>1420</text:p>
              </table:table-cell>
              <table:table-cell office:value-type="float" office:value="1">
                <text:p>1</text:p>
              </table:table-cell>
              <table:table-cell office:value-type="float" office:value="0.792644903729">
                <text:p>0.792644903729</text:p>
              </table:table-cell>
            </table:table-row>
            <table:table-row>
              <table:table-cell office:value-type="float" office:value="1428">
                <text:p>1430</text:p>
              </table:table-cell>
              <table:table-cell office:value-type="float" office:value="1">
                <text:p>1</text:p>
              </table:table-cell>
              <table:table-cell office:value-type="float" office:value="0.795391231866">
                <text:p>0.79539123186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">
                <text:p>1</text:p>
              </table:table-cell>
              <table:table-cell office:value-type="float" office:value="0.798101184947">
                <text:p>0.798101184947</text:p>
              </table:table-cell>
            </table:table-row>
            <table:table-row>
              <table:table-cell office:value-type="float" office:value="1452">
                <text:p>1450</text:p>
              </table:table-cell>
              <table:table-cell office:value-type="float" office:value="1">
                <text:p>1</text:p>
              </table:table-cell>
              <table:table-cell office:value-type="float" office:value="0.800775244757">
                <text:p>0.800775244757</text:p>
              </table:table-cell>
            </table:table-row>
            <table:table-row>
              <table:table-cell office:value-type="float" office:value="1464">
                <text:p>1460</text:p>
              </table:table-cell>
              <table:table-cell office:value-type="float" office:value="1">
                <text:p>1</text:p>
              </table:table-cell>
              <table:table-cell office:value-type="float" office:value="0.803413886697">
                <text:p>0.803413886697</text:p>
              </table:table-cell>
            </table:table-row>
            <table:table-row>
              <table:table-cell office:value-type="float" office:value="1476">
                <text:p>1480</text:p>
              </table:table-cell>
              <table:table-cell office:value-type="float" office:value="1">
                <text:p>1</text:p>
              </table:table-cell>
              <table:table-cell office:value-type="float" office:value="0.80601757987">
                <text:p>0.80601757987</text:p>
              </table:table-cell>
            </table:table-row>
            <table:table-row>
              <table:table-cell office:value-type="float" office:value="1488">
                <text:p>1490</text:p>
              </table:table-cell>
              <table:table-cell office:value-type="float" office:value="1">
                <text:p>1</text:p>
              </table:table-cell>
              <table:table-cell office:value-type="float" office:value="0.80858678717">
                <text:p>0.8085867871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0.811121965356">
                <text:p>0.811121965356</text:p>
              </table:table-cell>
            </table:table-row>
            <table:table-row>
              <table:table-cell office:value-type="float" office:value="1512">
                <text:p>1510</text:p>
              </table:table-cell>
              <table:table-cell office:value-type="float" office:value="1">
                <text:p>1</text:p>
              </table:table-cell>
              <table:table-cell office:value-type="float" office:value="0.81362356514">
                <text:p>0.81362356514</text:p>
              </table:table-cell>
            </table:table-row>
            <table:table-row>
              <table:table-cell office:value-type="float" office:value="1524">
                <text:p>1520</text:p>
              </table:table-cell>
              <table:table-cell office:value-type="float" office:value="1">
                <text:p>1</text:p>
              </table:table-cell>
              <table:table-cell office:value-type="float" office:value="0.816092031262">
                <text:p>0.816092031262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0.818527802574">
                <text:p>0.818527802574</text:p>
              </table:table-cell>
            </table:table-row>
            <table:table-row>
              <table:table-cell office:value-type="float" office:value="1548">
                <text:p>1550</text:p>
              </table:table-cell>
              <table:table-cell office:value-type="float" office:value="1">
                <text:p>1</text:p>
              </table:table-cell>
              <table:table-cell office:value-type="float" office:value="0.820931312114">
                <text:p>0.820931312114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">
                <text:p>1</text:p>
              </table:table-cell>
              <table:table-cell office:value-type="float" office:value="0.823302987184">
                <text:p>0.823302987184</text:p>
              </table:table-cell>
            </table:table-row>
            <table:table-row>
              <table:table-cell office:value-type="float" office:value="1572">
                <text:p>1570</text:p>
              </table:table-cell>
              <table:table-cell office:value-type="float" office:value="1">
                <text:p>1</text:p>
              </table:table-cell>
              <table:table-cell office:value-type="float" office:value="0.825643249428">
                <text:p>0.825643249428</text:p>
              </table:table-cell>
            </table:table-row>
            <table:table-row>
              <table:table-cell office:value-type="float" office:value="1584">
                <text:p>1580</text:p>
              </table:table-cell>
              <table:table-cell office:value-type="float" office:value="1">
                <text:p>1</text:p>
              </table:table-cell>
              <table:table-cell office:value-type="float" office:value="0.827952514904">
                <text:p>0.827952514904</text:p>
              </table:table-cell>
            </table:table-row>
            <table:table-row>
              <table:table-cell office:value-type="float" office:value="1596">
                <text:p>1600</text:p>
              </table:table-cell>
              <table:table-cell office:value-type="float" office:value="1">
                <text:p>1</text:p>
              </table:table-cell>
              <table:table-cell office:value-type="float" office:value="0.830231194161">
                <text:p>0.830231194161</text:p>
              </table:table-cell>
            </table:table-row>
            <table:table-row>
              <table:table-cell office:value-type="float" office:value="1608">
                <text:p>1610</text:p>
              </table:table-cell>
              <table:table-cell office:value-type="float" office:value="1">
                <text:p>1</text:p>
              </table:table-cell>
              <table:table-cell office:value-type="float" office:value="0.832479692307">
                <text:p>0.832479692307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1">
                <text:p>1</text:p>
              </table:table-cell>
              <table:table-cell office:value-type="float" office:value="0.834698409089">
                <text:p>0.834698409089</text:p>
              </table:table-cell>
            </table:table-row>
            <table:table-row>
              <table:table-cell office:value-type="float" office:value="1632">
                <text:p>1630</text:p>
              </table:table-cell>
              <table:table-cell office:value-type="float" office:value="1">
                <text:p>1</text:p>
              </table:table-cell>
              <table:table-cell office:value-type="float" office:value="0.836887738955">
                <text:p>0.836887738955</text:p>
              </table:table-cell>
            </table:table-row>
            <table:table-row>
              <table:table-cell office:value-type="float" office:value="1644">
                <text:p>1640</text:p>
              </table:table-cell>
              <table:table-cell office:value-type="float" office:value="1">
                <text:p>1</text:p>
              </table:table-cell>
              <table:table-cell office:value-type="float" office:value="0.839048071133">
                <text:p>0.839048071133</text:p>
              </table:table-cell>
            </table:table-row>
            <table:table-row>
              <table:table-cell office:value-type="float" office:value="1656">
                <text:p>1660</text:p>
              </table:table-cell>
              <table:table-cell office:value-type="float" office:value="1">
                <text:p>1</text:p>
              </table:table-cell>
              <table:table-cell office:value-type="float" office:value="0.841179789691">
                <text:p>0.841179789691</text:p>
              </table:table-cell>
            </table:table-row>
            <table:table-row>
              <table:table-cell office:value-type="float" office:value="1668">
                <text:p>1670</text:p>
              </table:table-cell>
              <table:table-cell office:value-type="float" office:value="1">
                <text:p>1</text:p>
              </table:table-cell>
              <table:table-cell office:value-type="float" office:value="0.843283273614">
                <text:p>0.843283273614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">
                <text:p>1</text:p>
              </table:table-cell>
              <table:table-cell office:value-type="float" office:value="0.845358896865">
                <text:p>0.845358896865</text:p>
              </table:table-cell>
            </table:table-row>
            <table:table-row>
              <table:table-cell office:value-type="float" office:value="1692">
                <text:p>1690</text:p>
              </table:table-cell>
              <table:table-cell office:value-type="float" office:value="1">
                <text:p>1</text:p>
              </table:table-cell>
              <table:table-cell office:value-type="float" office:value="0.847407028455">
                <text:p>0.847407028455</text:p>
              </table:table-cell>
            </table:table-row>
            <table:table-row>
              <table:table-cell office:value-type="float" office:value="1704">
                <text:p>1700</text:p>
              </table:table-cell>
              <table:table-cell office:value-type="float" office:value="1">
                <text:p>1</text:p>
              </table:table-cell>
              <table:table-cell office:value-type="float" office:value="0.849428032508">
                <text:p>0.849428032508</text:p>
              </table:table-cell>
            </table:table-row>
            <table:table-row>
              <table:table-cell office:value-type="float" office:value="1716">
                <text:p>1720</text:p>
              </table:table-cell>
              <table:table-cell office:value-type="float" office:value="1">
                <text:p>1</text:p>
              </table:table-cell>
              <table:table-cell office:value-type="float" office:value="0.851422268323">
                <text:p>0.851422268323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">
                <text:p>1</text:p>
              </table:table-cell>
              <table:table-cell office:value-type="float" office:value="0.853390090443">
                <text:p>0.853390090443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1">
                <text:p>1</text:p>
              </table:table-cell>
              <table:table-cell office:value-type="float" office:value="0.855331848713">
                <text:p>0.855331848713</text:p>
              </table:table-cell>
            </table:table-row>
            <table:table-row>
              <table:table-cell office:value-type="float" office:value="1752">
                <text:p>1750</text:p>
              </table:table-cell>
              <table:table-cell office:value-type="float" office:value="1">
                <text:p>1</text:p>
              </table:table-cell>
              <table:table-cell office:value-type="float" office:value="0.857247888346">
                <text:p>0.857247888346</text:p>
              </table:table-cell>
            </table:table-row>
            <table:table-row>
              <table:table-cell office:value-type="float" office:value="1764">
                <text:p>1760</text:p>
              </table:table-cell>
              <table:table-cell office:value-type="float" office:value="1">
                <text:p>1</text:p>
              </table:table-cell>
              <table:table-cell office:value-type="float" office:value="0.85913854998">
                <text:p>0.85913854998</text:p>
              </table:table-cell>
            </table:table-row>
            <table:table-row>
              <table:table-cell office:value-type="float" office:value="1776">
                <text:p>1780</text:p>
              </table:table-cell>
              <table:table-cell office:value-type="float" office:value="1">
                <text:p>1</text:p>
              </table:table-cell>
              <table:table-cell office:value-type="float" office:value="0.861004169745">
                <text:p>0.861004169745</text:p>
              </table:table-cell>
            </table:table-row>
            <table:table-row>
              <table:table-cell office:value-type="float" office:value="1788">
                <text:p>1790</text:p>
              </table:table-cell>
              <table:table-cell office:value-type="float" office:value="1">
                <text:p>1</text:p>
              </table:table-cell>
              <table:table-cell office:value-type="float" office:value="0.862845079316">
                <text:p>0.8628450793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">
                <text:p>1</text:p>
              </table:table-cell>
              <table:table-cell office:value-type="float" office:value="0.864661605976">
                <text:p>0.864661605976</text:p>
              </table:table-cell>
            </table:table-row>
            <table:table-row>
              <table:table-cell office:value-type="float" office:value="1812">
                <text:p>1810</text:p>
              </table:table-cell>
              <table:table-cell office:value-type="float" office:value="1">
                <text:p>1</text:p>
              </table:table-cell>
              <table:table-cell office:value-type="float" office:value="0.866454072674">
                <text:p>0.866454072674</text:p>
              </table:table-cell>
            </table:table-row>
            <table:table-row>
              <table:table-cell office:value-type="float" office:value="1824">
                <text:p>1820</text:p>
              </table:table-cell>
              <table:table-cell office:value-type="float" office:value="1">
                <text:p>1</text:p>
              </table:table-cell>
              <table:table-cell office:value-type="float" office:value="0.86822279808">
                <text:p>0.86822279808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1">
                <text:p>1</text:p>
              </table:table-cell>
              <table:table-cell office:value-type="float" office:value="0.869968096645">
                <text:p>0.869968096645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1">
                <text:p>1</text:p>
              </table:table-cell>
              <table:table-cell office:value-type="float" office:value="0.871690278654">
                <text:p>0.87169027865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">
                <text:p>1</text:p>
              </table:table-cell>
              <table:table-cell office:value-type="float" office:value="0.873389650283">
                <text:p>0.873389650283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1">
                <text:p>1</text:p>
              </table:table-cell>
              <table:table-cell office:value-type="float" office:value="0.875066513651">
                <text:p>0.875066513651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1">
                <text:p>1</text:p>
              </table:table-cell>
              <table:table-cell office:value-type="float" office:value="0.876721166878">
                <text:p>0.876721166878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1">
                <text:p>1</text:p>
              </table:table-cell>
              <table:table-cell office:value-type="float" office:value="0.878353904134">
                <text:p>0.878353904134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1">
                <text:p>1</text:p>
              </table:table-cell>
              <table:table-cell office:value-type="float" office:value="0.879965015693">
                <text:p>0.87996501569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">
                <text:p>1</text:p>
              </table:table-cell>
              <table:table-cell office:value-type="float" office:value="0.881554787984">
                <text:p>0.881554787984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1">
                <text:p>1</text:p>
              </table:table-cell>
              <table:table-cell office:value-type="float" office:value="0.883123503643">
                <text:p>0.883123503643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1">
                <text:p>1</text:p>
              </table:table-cell>
              <table:table-cell office:value-type="float" office:value="0.884671441563">
                <text:p>0.884671441563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1">
                <text:p>1</text:p>
              </table:table-cell>
              <table:table-cell office:value-type="float" office:value="0.88619887694">
                <text:p>0.88619887694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0.88770608133">
                <text:p>0.88770608133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">
                <text:p>1</text:p>
              </table:table-cell>
              <table:table-cell office:value-type="float" office:value="0.889193322687">
                <text:p>0.889193322687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">
                <text:p>1</text:p>
              </table:table-cell>
              <table:table-cell office:value-type="float" office:value="0.890660865421">
                <text:p>0.89066086542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.892108970437">
                <text:p>0.892108970437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">
                <text:p>1</text:p>
              </table:table-cell>
              <table:table-cell office:value-type="float" office:value="0.893537895183">
                <text:p>0.893537895183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1">
                <text:p>1</text:p>
              </table:table-cell>
              <table:table-cell office:value-type="float" office:value="0.894947893702">
                <text:p>0.894947893702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1">
                <text:p>1</text:p>
              </table:table-cell>
              <table:table-cell office:value-type="float" office:value="0.896339216667">
                <text:p>0.896339216667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1">
                <text:p>1</text:p>
              </table:table-cell>
              <table:table-cell office:value-type="float" office:value="0.897712111433">
                <text:p>0.897712111433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1">
                <text:p>1</text:p>
              </table:table-cell>
              <table:table-cell office:value-type="float" office:value="0.899066822081">
                <text:p>0.899066822081</text:p>
              </table:table-cell>
            </table:table-row>
            <table:table-row>
              <table:table-cell office:value-type="float" office:value="2076">
                <text:p>2080</text:p>
              </table:table-cell>
              <table:table-cell office:value-type="float" office:value="1">
                <text:p>1</text:p>
              </table:table-cell>
              <table:table-cell office:value-type="float" office:value="0.900403589456">
                <text:p>0.900403589456</text:p>
              </table:table-cell>
            </table:table-row>
            <table:table-row>
              <table:table-cell office:value-type="float" office:value="2088">
                <text:p>2090</text:p>
              </table:table-cell>
              <table:table-cell office:value-type="float" office:value="1">
                <text:p>1</text:p>
              </table:table-cell>
              <table:table-cell office:value-type="float" office:value="0.901722651213">
                <text:p>0.90172265121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">
                <text:p>1</text:p>
              </table:table-cell>
              <table:table-cell office:value-type="float" office:value="0.903024241863">
                <text:p>0.903024241863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1">
                <text:p>1</text:p>
              </table:table-cell>
              <table:table-cell office:value-type="float" office:value="0.904308592806">
                <text:p>0.904308592806</text:p>
              </table:table-cell>
            </table:table-row>
            <table:table-row>
              <table:table-cell office:value-type="float" office:value="2124">
                <text:p>2120</text:p>
              </table:table-cell>
              <table:table-cell office:value-type="float" office:value="1">
                <text:p>1</text:p>
              </table:table-cell>
              <table:table-cell office:value-type="float" office:value="0.90557593238">
                <text:p>0.90557593238</text:p>
              </table:table-cell>
            </table:table-row>
            <table:table-row>
              <table:table-cell office:value-type="float" office:value="2136">
                <text:p>2140</text:p>
              </table:table-cell>
              <table:table-cell office:value-type="float" office:value="1">
                <text:p>1</text:p>
              </table:table-cell>
              <table:table-cell office:value-type="float" office:value="0.9068264859">
                <text:p>0.9068264859</text:p>
              </table:table-cell>
            </table:table-row>
            <table:table-row>
              <table:table-cell office:value-type="float" office:value="2148">
                <text:p>2150</text:p>
              </table:table-cell>
              <table:table-cell office:value-type="float" office:value="1">
                <text:p>1</text:p>
              </table:table-cell>
              <table:table-cell office:value-type="float" office:value="0.908060475693">
                <text:p>0.908060475693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1">
                <text:p>1</text:p>
              </table:table-cell>
              <table:table-cell office:value-type="float" office:value="0.909278121144">
                <text:p>0.909278121144</text:p>
              </table:table-cell>
            </table:table-row>
            <table:table-row>
              <table:table-cell office:value-type="float" office:value="2172">
                <text:p>2170</text:p>
              </table:table-cell>
              <table:table-cell office:value-type="float" office:value="1">
                <text:p>1</text:p>
              </table:table-cell>
              <table:table-cell office:value-type="float" office:value="0.910479638732">
                <text:p>0.910479638732</text:p>
              </table:table-cell>
            </table:table-row>
            <table:table-row>
              <table:table-cell office:value-type="float" office:value="2184">
                <text:p>2180</text:p>
              </table:table-cell>
              <table:table-cell office:value-type="float" office:value="1">
                <text:p>1</text:p>
              </table:table-cell>
              <table:table-cell office:value-type="float" office:value="0.911665242068">
                <text:p>0.911665242068</text:p>
              </table:table-cell>
            </table:table-row>
            <table:table-row>
              <table:table-cell office:value-type="float" office:value="2196">
                <text:p>2200</text:p>
              </table:table-cell>
              <table:table-cell office:value-type="float" office:value="1">
                <text:p>1</text:p>
              </table:table-cell>
              <table:table-cell office:value-type="float" office:value="0.912835141933">
                <text:p>0.912835141933</text:p>
              </table:table-cell>
            </table:table-row>
            <table:table-row>
              <table:table-cell office:value-type="float" office:value="2208">
                <text:p>2210</text:p>
              </table:table-cell>
              <table:table-cell office:value-type="float" office:value="1">
                <text:p>1</text:p>
              </table:table-cell>
              <table:table-cell office:value-type="float" office:value="0.913989546319">
                <text:p>0.913989546319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1">
                <text:p>1</text:p>
              </table:table-cell>
              <table:table-cell office:value-type="float" office:value="0.91512866046">
                <text:p>0.91512866046</text:p>
              </table:table-cell>
            </table:table-row>
            <table:table-row>
              <table:table-cell office:value-type="float" office:value="2232">
                <text:p>2230</text:p>
              </table:table-cell>
              <table:table-cell office:value-type="float" office:value="1">
                <text:p>1</text:p>
              </table:table-cell>
              <table:table-cell office:value-type="float" office:value="0.916252686874">
                <text:p>0.916252686874</text:p>
              </table:table-cell>
            </table:table-row>
            <table:table-row>
              <table:table-cell office:value-type="float" office:value="2244">
                <text:p>2240</text:p>
              </table:table-cell>
              <table:table-cell office:value-type="float" office:value="1">
                <text:p>1</text:p>
              </table:table-cell>
              <table:table-cell office:value-type="float" office:value="0.917361825397">
                <text:p>0.917361825397</text:p>
              </table:table-cell>
            </table:table-row>
            <table:table-row>
              <table:table-cell office:value-type="float" office:value="2256">
                <text:p>2260</text:p>
              </table:table-cell>
              <table:table-cell office:value-type="float" office:value="1">
                <text:p>1</text:p>
              </table:table-cell>
              <table:table-cell office:value-type="float" office:value="0.918456273214">
                <text:p>0.918456273214</text:p>
              </table:table-cell>
            </table:table-row>
            <table:table-row>
              <table:table-cell office:value-type="float" office:value="2268">
                <text:p>2270</text:p>
              </table:table-cell>
              <table:table-cell office:value-type="float" office:value="1">
                <text:p>1</text:p>
              </table:table-cell>
              <table:table-cell office:value-type="float" office:value="0.919536224904">
                <text:p>0.919536224904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1">
                <text:p>1</text:p>
              </table:table-cell>
              <table:table-cell office:value-type="float" office:value="0.920601872466">
                <text:p>0.920601872466</text:p>
              </table:table-cell>
            </table:table-row>
            <table:table-row>
              <table:table-cell office:value-type="float" office:value="2292">
                <text:p>2290</text:p>
              </table:table-cell>
              <table:table-cell office:value-type="float" office:value="1">
                <text:p>1</text:p>
              </table:table-cell>
              <table:table-cell office:value-type="float" office:value="0.921653405355">
                <text:p>0.921653405355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0.922691010518">
                <text:p>0.922691010518</text:p>
              </table:table-cell>
            </table:table-row>
            <table:table-row>
              <table:table-cell office:value-type="float" office:value="2316">
                <text:p>2320</text:p>
              </table:table-cell>
              <table:table-cell office:value-type="float" office:value="1">
                <text:p>1</text:p>
              </table:table-cell>
              <table:table-cell office:value-type="float" office:value="0.923714872427">
                <text:p>0.923714872427</text:p>
              </table:table-cell>
            </table:table-row>
            <table:table-row>
              <table:table-cell office:value-type="float" office:value="2328">
                <text:p>2330</text:p>
              </table:table-cell>
              <table:table-cell office:value-type="float" office:value="1">
                <text:p>1</text:p>
              </table:table-cell>
              <table:table-cell office:value-type="float" office:value="0.924725173109">
                <text:p>0.924725173109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1">
                <text:p>1</text:p>
              </table:table-cell>
              <table:table-cell office:value-type="float" office:value="0.92572209218">
                <text:p>0.92572209218</text:p>
              </table:table-cell>
            </table:table-row>
            <table:table-row>
              <table:table-cell office:value-type="float" office:value="2352">
                <text:p>2350</text:p>
              </table:table-cell>
              <table:table-cell office:value-type="float" office:value="1">
                <text:p>1</text:p>
              </table:table-cell>
              <table:table-cell office:value-type="float" office:value="0.926705806877">
                <text:p>0.926705806877</text:p>
              </table:table-cell>
            </table:table-row>
            <table:table-row>
              <table:table-cell office:value-type="float" office:value="2364">
                <text:p>2360</text:p>
              </table:table-cell>
              <table:table-cell office:value-type="float" office:value="1">
                <text:p>1</text:p>
              </table:table-cell>
              <table:table-cell office:value-type="float" office:value="0.927676492092">
                <text:p>0.927676492092</text:p>
              </table:table-cell>
            </table:table-row>
            <table:table-row>
              <table:table-cell office:value-type="float" office:value="2376">
                <text:p>2380</text:p>
              </table:table-cell>
              <table:table-cell office:value-type="float" office:value="1">
                <text:p>1</text:p>
              </table:table-cell>
              <table:table-cell office:value-type="float" office:value="0.928634320398">
                <text:p>0.928634320398</text:p>
              </table:table-cell>
            </table:table-row>
            <table:table-row>
              <table:table-cell office:value-type="float" office:value="2388">
                <text:p>2390</text:p>
              </table:table-cell>
              <table:table-cell office:value-type="float" office:value="1">
                <text:p>1</text:p>
              </table:table-cell>
              <table:table-cell office:value-type="float" office:value="0.929579462082">
                <text:p>0.92957946208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  <table:table-cell office:value-type="float" office:value="0.930512085178">
                <text:p>0.930512085178</text:p>
              </table:table-cell>
            </table:table-row>
            <table:table-row>
              <table:table-cell office:value-type="float" office:value="2412">
                <text:p>2410</text:p>
              </table:table-cell>
              <table:table-cell office:value-type="float" office:value="1">
                <text:p>1</text:p>
              </table:table-cell>
              <table:table-cell office:value-type="float" office:value="0.931432355492">
                <text:p>0.931432355492</text:p>
              </table:table-cell>
            </table:table-row>
            <table:table-row>
              <table:table-cell office:value-type="float" office:value="2424">
                <text:p>2420</text:p>
              </table:table-cell>
              <table:table-cell office:value-type="float" office:value="1">
                <text:p>1</text:p>
              </table:table-cell>
              <table:table-cell office:value-type="float" office:value="0.932340436635">
                <text:p>0.932340436635</text:p>
              </table:table-cell>
            </table:table-row>
            <table:table-row>
              <table:table-cell office:value-type="float" office:value="2436">
                <text:p>2440</text:p>
              </table:table-cell>
              <table:table-cell office:value-type="float" office:value="1">
                <text:p>1</text:p>
              </table:table-cell>
              <table:table-cell office:value-type="float" office:value="0.933236490051">
                <text:p>0.933236490051</text:p>
              </table:table-cell>
            </table:table-row>
            <table:table-row>
              <table:table-cell office:value-type="float" office:value="2448">
                <text:p>2450</text:p>
              </table:table-cell>
              <table:table-cell office:value-type="float" office:value="1">
                <text:p>1</text:p>
              </table:table-cell>
              <table:table-cell office:value-type="float" office:value="0.934120675046">
                <text:p>0.934120675046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1">
                <text:p>1</text:p>
              </table:table-cell>
              <table:table-cell office:value-type="float" office:value="0.934993148815">
                <text:p>0.934993148815</text:p>
              </table:table-cell>
            </table:table-row>
            <table:table-row>
              <table:table-cell office:value-type="float" office:value="2472">
                <text:p>2470</text:p>
              </table:table-cell>
              <table:table-cell office:value-type="float" office:value="1">
                <text:p>1</text:p>
              </table:table-cell>
              <table:table-cell office:value-type="float" office:value="0.935854066472">
                <text:p>0.935854066472</text:p>
              </table:table-cell>
            </table:table-row>
            <table:table-row>
              <table:table-cell office:value-type="float" office:value="2484">
                <text:p>2480</text:p>
              </table:table-cell>
              <table:table-cell office:value-type="float" office:value="1">
                <text:p>1</text:p>
              </table:table-cell>
              <table:table-cell office:value-type="float" office:value="0.936703581075">
                <text:p>0.936703581075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0.937541843658">
                <text:p>0.937541843658</text:p>
              </table:table-cell>
            </table:table-row>
            <table:table-row>
              <table:table-cell office:value-type="float" office:value="2508">
                <text:p>2510</text:p>
              </table:table-cell>
              <table:table-cell office:value-type="float" office:value="1">
                <text:p>1</text:p>
              </table:table-cell>
              <table:table-cell office:value-type="float" office:value="0.93836900325">
                <text:p>0.93836900325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1">
                <text:p>1</text:p>
              </table:table-cell>
              <table:table-cell office:value-type="float" office:value="0.939185206911">
                <text:p>0.939185206911</text:p>
              </table:table-cell>
            </table:table-row>
            <table:table-row>
              <table:table-cell office:value-type="float" office:value="2532">
                <text:p>2530</text:p>
              </table:table-cell>
              <table:table-cell office:value-type="float" office:value="1">
                <text:p>1</text:p>
              </table:table-cell>
              <table:table-cell office:value-type="float" office:value="0.939990599749">
                <text:p>0.939990599749</text:p>
              </table:table-cell>
            </table:table-row>
            <table:table-row>
              <table:table-cell office:value-type="float" office:value="2544">
                <text:p>2540</text:p>
              </table:table-cell>
              <table:table-cell office:value-type="float" office:value="1">
                <text:p>1</text:p>
              </table:table-cell>
              <table:table-cell office:value-type="float" office:value="0.940785324952">
                <text:p>0.940785324952</text:p>
              </table:table-cell>
            </table:table-row>
            <table:table-row>
              <table:table-cell office:value-type="float" office:value="2556">
                <text:p>2560</text:p>
              </table:table-cell>
              <table:table-cell office:value-type="float" office:value="1">
                <text:p>1</text:p>
              </table:table-cell>
              <table:table-cell office:value-type="float" office:value="0.941569523812">
                <text:p>0.941569523812</text:p>
              </table:table-cell>
            </table:table-row>
            <table:table-row>
              <table:table-cell office:value-type="float" office:value="2568">
                <text:p>2570</text:p>
              </table:table-cell>
              <table:table-cell office:value-type="float" office:value="1">
                <text:p>1</text:p>
              </table:table-cell>
              <table:table-cell office:value-type="float" office:value="0.942343335749">
                <text:p>0.942343335749</text:p>
              </table:table-cell>
            </table:table-row>
            <table:table-row>
              <table:table-cell office:value-type="float" office:value="2580">
                <text:p>2580</text:p>
              </table:table-cell>
              <table:table-cell office:value-type="float" office:value="1">
                <text:p>1</text:p>
              </table:table-cell>
              <table:table-cell office:value-type="float" office:value="0.943106898336">
                <text:p>0.943106898336</text:p>
              </table:table-cell>
            </table:table-row>
            <table:table-row>
              <table:table-cell office:value-type="float" office:value="2592">
                <text:p>2590</text:p>
              </table:table-cell>
              <table:table-cell office:value-type="float" office:value="1">
                <text:p>1</text:p>
              </table:table-cell>
              <table:table-cell office:value-type="float" office:value="0.943860347325">
                <text:p>0.943860347325</text:p>
              </table:table-cell>
            </table:table-row>
            <table:table-row>
              <table:table-cell office:value-type="float" office:value="2604">
                <text:p>2600</text:p>
              </table:table-cell>
              <table:table-cell office:value-type="float" office:value="1">
                <text:p>1</text:p>
              </table:table-cell>
              <table:table-cell office:value-type="float" office:value="0.944603816668">
                <text:p>0.944603816668</text:p>
              </table:table-cell>
            </table:table-row>
            <table:table-row>
              <table:table-cell office:value-type="float" office:value="2616">
                <text:p>2620</text:p>
              </table:table-cell>
              <table:table-cell office:value-type="float" office:value="1">
                <text:p>1</text:p>
              </table:table-cell>
              <table:table-cell office:value-type="float" office:value="0.945337438544">
                <text:p>0.945337438544</text:p>
              </table:table-cell>
            </table:table-row>
            <table:table-row>
              <table:table-cell office:value-type="float" office:value="2628">
                <text:p>2630</text:p>
              </table:table-cell>
              <table:table-cell office:value-type="float" office:value="1">
                <text:p>1</text:p>
              </table:table-cell>
              <table:table-cell office:value-type="float" office:value="0.946061343383">
                <text:p>0.946061343383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1">
                <text:p>1</text:p>
              </table:table-cell>
              <table:table-cell office:value-type="float" office:value="0.946775659884">
                <text:p>0.946775659884</text:p>
              </table:table-cell>
            </table:table-row>
            <table:table-row>
              <table:table-cell office:value-type="float" office:value="2652">
                <text:p>2650</text:p>
              </table:table-cell>
              <table:table-cell office:value-type="float" office:value="1">
                <text:p>1</text:p>
              </table:table-cell>
              <table:table-cell office:value-type="float" office:value="0.947480515044">
                <text:p>0.947480515044</text:p>
              </table:table-cell>
            </table:table-row>
            <table:table-row>
              <table:table-cell office:value-type="float" office:value="2664">
                <text:p>2660</text:p>
              </table:table-cell>
              <table:table-cell office:value-type="float" office:value="1">
                <text:p>1</text:p>
              </table:table-cell>
              <table:table-cell office:value-type="float" office:value="0.948176034178">
                <text:p>0.948176034178</text:p>
              </table:table-cell>
            </table:table-row>
            <table:table-row>
              <table:table-cell office:value-type="float" office:value="2676">
                <text:p>2680</text:p>
              </table:table-cell>
              <table:table-cell office:value-type="float" office:value="1">
                <text:p>1</text:p>
              </table:table-cell>
              <table:table-cell office:value-type="float" office:value="0.948862340938">
                <text:p>0.948862340938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1">
                <text:p>1</text:p>
              </table:table-cell>
              <table:table-cell office:value-type="float" office:value="0.949539557343">
                <text:p>0.94953955734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">
                <text:p>1</text:p>
              </table:table-cell>
              <table:table-cell office:value-type="float" office:value="0.950207803793">
                <text:p>0.950207803793</text:p>
              </table:table-cell>
            </table:table-row>
            <table:table-row>
              <table:table-cell office:value-type="float" office:value="2712">
                <text:p>2710</text:p>
              </table:table-cell>
              <table:table-cell office:value-type="float" office:value="1">
                <text:p>1</text:p>
              </table:table-cell>
              <table:table-cell office:value-type="float" office:value="0.950867199093">
                <text:p>0.950867199093</text:p>
              </table:table-cell>
            </table:table-row>
            <table:table-row>
              <table:table-cell office:value-type="float" office:value="2724">
                <text:p>2720</text:p>
              </table:table-cell>
              <table:table-cell office:value-type="float" office:value="1">
                <text:p>1</text:p>
              </table:table-cell>
              <table:table-cell office:value-type="float" office:value="0.951517860475">
                <text:p>0.951517860475</text:p>
              </table:table-cell>
            </table:table-row>
            <table:table-row>
              <table:table-cell office:value-type="float" office:value="2736">
                <text:p>2740</text:p>
              </table:table-cell>
              <table:table-cell office:value-type="float" office:value="1">
                <text:p>1</text:p>
              </table:table-cell>
              <table:table-cell office:value-type="float" office:value="0.95215990362">
                <text:p>0.95215990362</text:p>
              </table:table-cell>
            </table:table-row>
            <table:table-row>
              <table:table-cell office:value-type="float" office:value="2748">
                <text:p>2750</text:p>
              </table:table-cell>
              <table:table-cell office:value-type="float" office:value="1">
                <text:p>1</text:p>
              </table:table-cell>
              <table:table-cell office:value-type="float" office:value="0.952793442674">
                <text:p>0.952793442674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1">
                <text:p>1</text:p>
              </table:table-cell>
              <table:table-cell office:value-type="float" office:value="0.953418590274">
                <text:p>0.953418590274</text:p>
              </table:table-cell>
            </table:table-row>
            <table:table-row>
              <table:table-cell office:value-type="float" office:value="2772">
                <text:p>2770</text:p>
              </table:table-cell>
              <table:table-cell office:value-type="float" office:value="1">
                <text:p>1</text:p>
              </table:table-cell>
              <table:table-cell office:value-type="float" office:value="0.954035457562">
                <text:p>0.954035457562</text:p>
              </table:table-cell>
            </table:table-row>
            <table:table-row>
              <table:table-cell office:value-type="float" office:value="2784">
                <text:p>2780</text:p>
              </table:table-cell>
              <table:table-cell office:value-type="float" office:value="1">
                <text:p>1</text:p>
              </table:table-cell>
              <table:table-cell office:value-type="float" office:value="0.95464415421">
                <text:p>0.95464415421</text:p>
              </table:table-cell>
            </table:table-row>
            <table:table-row>
              <table:table-cell office:value-type="float" office:value="2796">
                <text:p>2800</text:p>
              </table:table-cell>
              <table:table-cell office:value-type="float" office:value="1">
                <text:p>1</text:p>
              </table:table-cell>
              <table:table-cell office:value-type="float" office:value="0.955244788438">
                <text:p>0.955244788438</text:p>
              </table:table-cell>
            </table:table-row>
            <table:table-row>
              <table:table-cell office:value-type="float" office:value="2808">
                <text:p>2810</text:p>
              </table:table-cell>
              <table:table-cell office:value-type="float" office:value="1">
                <text:p>1</text:p>
              </table:table-cell>
              <table:table-cell office:value-type="float" office:value="0.955837467031">
                <text:p>0.955837467031</text:p>
              </table:table-cell>
            </table:table-row>
            <table:table-row>
              <table:table-cell office:value-type="float" office:value="2820">
                <text:p>2820</text:p>
              </table:table-cell>
              <table:table-cell office:value-type="float" office:value="1">
                <text:p>1</text:p>
              </table:table-cell>
              <table:table-cell office:value-type="float" office:value="0.95642229536">
                <text:p>0.95642229536</text:p>
              </table:table-cell>
            </table:table-row>
            <table:table-row>
              <table:table-cell office:value-type="float" office:value="2832">
                <text:p>2830</text:p>
              </table:table-cell>
              <table:table-cell office:value-type="float" office:value="1">
                <text:p>1</text:p>
              </table:table-cell>
              <table:table-cell office:value-type="float" office:value="0.956999377401">
                <text:p>0.956999377401</text:p>
              </table:table-cell>
            </table:table-row>
            <table:table-row>
              <table:table-cell office:value-type="float" office:value="2844">
                <text:p>2840</text:p>
              </table:table-cell>
              <table:table-cell office:value-type="float" office:value="1">
                <text:p>1</text:p>
              </table:table-cell>
              <table:table-cell office:value-type="float" office:value="0.957568815752">
                <text:p>0.957568815752</text:p>
              </table:table-cell>
            </table:table-row>
            <table:table-row>
              <table:table-cell office:value-type="float" office:value="2856">
                <text:p>2860</text:p>
              </table:table-cell>
              <table:table-cell office:value-type="float" office:value="1">
                <text:p>1</text:p>
              </table:table-cell>
              <table:table-cell office:value-type="float" office:value="0.958130711653">
                <text:p>0.958130711653</text:p>
              </table:table-cell>
            </table:table-row>
            <table:table-row>
              <table:table-cell office:value-type="float" office:value="2868">
                <text:p>2870</text:p>
              </table:table-cell>
              <table:table-cell office:value-type="float" office:value="1">
                <text:p>1</text:p>
              </table:table-cell>
              <table:table-cell office:value-type="float" office:value="0.958685165003">
                <text:p>0.958685165003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1">
                <text:p>1</text:p>
              </table:table-cell>
              <table:table-cell office:value-type="float" office:value="0.959232274378">
                <text:p>0.959232274378</text:p>
              </table:table-cell>
            </table:table-row>
            <table:table-row>
              <table:table-cell office:value-type="float" office:value="2892">
                <text:p>2890</text:p>
              </table:table-cell>
              <table:table-cell office:value-type="float" office:value="1">
                <text:p>1</text:p>
              </table:table-cell>
              <table:table-cell office:value-type="float" office:value="0.959772137046">
                <text:p>0.959772137046</text:p>
              </table:table-cell>
            </table:table-row>
            <table:table-row>
              <table:table-cell office:value-type="float" office:value="2904">
                <text:p>2900</text:p>
              </table:table-cell>
              <table:table-cell office:value-type="float" office:value="1">
                <text:p>1</text:p>
              </table:table-cell>
              <table:table-cell office:value-type="float" office:value="0.960304848991">
                <text:p>0.960304848991</text:p>
              </table:table-cell>
            </table:table-row>
            <table:table-row>
              <table:table-cell office:value-type="float" office:value="2916">
                <text:p>2920</text:p>
              </table:table-cell>
              <table:table-cell office:value-type="float" office:value="1">
                <text:p>1</text:p>
              </table:table-cell>
              <table:table-cell office:value-type="float" office:value="0.960830504921">
                <text:p>0.960830504921</text:p>
              </table:table-cell>
            </table:table-row>
            <table:table-row>
              <table:table-cell office:value-type="float" office:value="2928">
                <text:p>2930</text:p>
              </table:table-cell>
              <table:table-cell office:value-type="float" office:value="1">
                <text:p>1</text:p>
              </table:table-cell>
              <table:table-cell office:value-type="float" office:value="0.961349198294">
                <text:p>0.961349198294</text:p>
              </table:table-cell>
            </table:table-row>
            <table:table-row>
              <table:table-cell office:value-type="float" office:value="2940">
                <text:p>2940</text:p>
              </table:table-cell>
              <table:table-cell office:value-type="float" office:value="1">
                <text:p>1</text:p>
              </table:table-cell>
              <table:table-cell office:value-type="float" office:value="0.961861021327">
                <text:p>0.961861021327</text:p>
              </table:table-cell>
            </table:table-row>
            <table:table-row>
              <table:table-cell office:value-type="float" office:value="2952">
                <text:p>2950</text:p>
              </table:table-cell>
              <table:table-cell office:value-type="float" office:value="1">
                <text:p>1</text:p>
              </table:table-cell>
              <table:table-cell office:value-type="float" office:value="0.962366065017">
                <text:p>0.962366065017</text:p>
              </table:table-cell>
            </table:table-row>
            <table:table-row>
              <table:table-cell office:value-type="float" office:value="2964">
                <text:p>2960</text:p>
              </table:table-cell>
              <table:table-cell office:value-type="float" office:value="1">
                <text:p>1</text:p>
              </table:table-cell>
              <table:table-cell office:value-type="float" office:value="0.962864419156">
                <text:p>0.962864419156</text:p>
              </table:table-cell>
            </table:table-row>
            <table:table-row>
              <table:table-cell office:value-type="float" office:value="2976">
                <text:p>2980</text:p>
              </table:table-cell>
              <table:table-cell office:value-type="float" office:value="1">
                <text:p>1</text:p>
              </table:table-cell>
              <table:table-cell office:value-type="float" office:value="0.963356172345">
                <text:p>0.963356172345</text:p>
              </table:table-cell>
            </table:table-row>
            <table:table-row>
              <table:table-cell office:value-type="float" office:value="2988">
                <text:p>2990</text:p>
              </table:table-cell>
              <table:table-cell office:value-type="float" office:value="1">
                <text:p>1</text:p>
              </table:table-cell>
              <table:table-cell office:value-type="float" office:value="0.963841412013">
                <text:p>0.96384141201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0.964320224431">
                <text:p>0.964320224431</text:p>
              </table:table-cell>
            </table:table-row>
            <table:table-row>
              <table:table-cell office:value-type="float" office:value="3012">
                <text:p>3010</text:p>
              </table:table-cell>
              <table:table-cell office:value-type="float" office:value="1">
                <text:p>1</text:p>
              </table:table-cell>
              <table:table-cell office:value-type="float" office:value="0.964792694728">
                <text:p>0.964792694728</text:p>
              </table:table-cell>
            </table:table-row>
            <table:table-row>
              <table:table-cell office:value-type="float" office:value="3024">
                <text:p>3020</text:p>
              </table:table-cell>
              <table:table-cell office:value-type="float" office:value="1">
                <text:p>1</text:p>
              </table:table-cell>
              <table:table-cell office:value-type="float" office:value="0.965258906902">
                <text:p>0.965258906902</text:p>
              </table:table-cell>
            </table:table-row>
            <table:table-row>
              <table:table-cell office:value-type="float" office:value="3036">
                <text:p>3040</text:p>
              </table:table-cell>
              <table:table-cell office:value-type="float" office:value="1">
                <text:p>1</text:p>
              </table:table-cell>
              <table:table-cell office:value-type="float" office:value="0.965718943844">
                <text:p>0.965718943844</text:p>
              </table:table-cell>
            </table:table-row>
            <table:table-row>
              <table:table-cell office:value-type="float" office:value="3048">
                <text:p>3050</text:p>
              </table:table-cell>
              <table:table-cell office:value-type="float" office:value="1">
                <text:p>1</text:p>
              </table:table-cell>
              <table:table-cell office:value-type="float" office:value="0.966172887342">
                <text:p>0.966172887342</text:p>
              </table:table-cell>
            </table:table-row>
            <table:table-row>
              <table:table-cell office:value-type="float" office:value="3060">
                <text:p>3060</text:p>
              </table:table-cell>
              <table:table-cell office:value-type="float" office:value="1">
                <text:p>1</text:p>
              </table:table-cell>
              <table:table-cell office:value-type="float" office:value="0.966620818103">
                <text:p>0.96662081810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">
                <text:p>1</text:p>
              </table:table-cell>
              <table:table-cell office:value-type="float" office:value="0.967062815765">
                <text:p>0.967062815765</text:p>
              </table:table-cell>
            </table:table-row>
            <table:table-row>
              <table:table-cell office:value-type="float" office:value="3084">
                <text:p>3080</text:p>
              </table:table-cell>
              <table:table-cell office:value-type="float" office:value="1">
                <text:p>1</text:p>
              </table:table-cell>
              <table:table-cell office:value-type="float" office:value="0.967498958912">
                <text:p>0.967498958912</text:p>
              </table:table-cell>
            </table:table-row>
            <table:table-row>
              <table:table-cell office:value-type="float" office:value="3096">
                <text:p>3100</text:p>
              </table:table-cell>
              <table:table-cell office:value-type="float" office:value="1">
                <text:p>1</text:p>
              </table:table-cell>
              <table:table-cell office:value-type="float" office:value="0.967929325086">
                <text:p>0.967929325086</text:p>
              </table:table-cell>
            </table:table-row>
            <table:table-row>
              <table:table-cell office:value-type="float" office:value="3108">
                <text:p>3110</text:p>
              </table:table-cell>
              <table:table-cell office:value-type="float" office:value="1">
                <text:p>1</text:p>
              </table:table-cell>
              <table:table-cell office:value-type="float" office:value="0.968353990801">
                <text:p>0.968353990801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1">
                <text:p>1</text:p>
              </table:table-cell>
              <table:table-cell office:value-type="float" office:value="0.96877303156">
                <text:p>0.96877303156</text:p>
              </table:table-cell>
            </table:table-row>
            <table:table-row>
              <table:table-cell office:value-type="float" office:value="3132">
                <text:p>3130</text:p>
              </table:table-cell>
              <table:table-cell office:value-type="float" office:value="1">
                <text:p>1</text:p>
              </table:table-cell>
              <table:table-cell office:value-type="float" office:value="0.969186521864">
                <text:p>0.969186521864</text:p>
              </table:table-cell>
            </table:table-row>
            <table:table-row>
              <table:table-cell office:value-type="float" office:value="3144">
                <text:p>3140</text:p>
              </table:table-cell>
              <table:table-cell office:value-type="float" office:value="1">
                <text:p>1</text:p>
              </table:table-cell>
              <table:table-cell office:value-type="float" office:value="0.969594535229">
                <text:p>0.969594535229</text:p>
              </table:table-cell>
            </table:table-row>
            <table:table-row>
              <table:table-cell office:value-type="float" office:value="3156">
                <text:p>3160</text:p>
              </table:table-cell>
              <table:table-cell office:value-type="float" office:value="1">
                <text:p>1</text:p>
              </table:table-cell>
              <table:table-cell office:value-type="float" office:value="0.969997144195">
                <text:p>0.969997144195</text:p>
              </table:table-cell>
            </table:table-row>
            <table:table-row>
              <table:table-cell office:value-type="float" office:value="3168">
                <text:p>3170</text:p>
              </table:table-cell>
              <table:table-cell office:value-type="float" office:value="1">
                <text:p>1</text:p>
              </table:table-cell>
              <table:table-cell office:value-type="float" office:value="0.970394420344">
                <text:p>0.970394420344</text:p>
              </table:table-cell>
            </table:table-row>
            <table:table-row>
              <table:table-cell office:value-type="float" office:value="3180">
                <text:p>3180</text:p>
              </table:table-cell>
              <table:table-cell office:value-type="float" office:value="1">
                <text:p>1</text:p>
              </table:table-cell>
              <table:table-cell office:value-type="float" office:value="0.970786434307">
                <text:p>0.970786434307</text:p>
              </table:table-cell>
            </table:table-row>
            <table:table-row>
              <table:table-cell office:value-type="float" office:value="3192">
                <text:p>3190</text:p>
              </table:table-cell>
              <table:table-cell office:value-type="float" office:value="1">
                <text:p>1</text:p>
              </table:table-cell>
              <table:table-cell office:value-type="float" office:value="0.971173255782">
                <text:p>0.971173255782</text:p>
              </table:table-cell>
            </table:table-row>
            <table:table-row>
              <table:table-cell office:value-type="float" office:value="3204">
                <text:p>3200</text:p>
              </table:table-cell>
              <table:table-cell office:value-type="float" office:value="1">
                <text:p>1</text:p>
              </table:table-cell>
              <table:table-cell office:value-type="float" office:value="0.971554953542">
                <text:p>0.971554953542</text:p>
              </table:table-cell>
            </table:table-row>
            <table:table-row>
              <table:table-cell office:value-type="float" office:value="3216">
                <text:p>3220</text:p>
              </table:table-cell>
              <table:table-cell office:value-type="float" office:value="1">
                <text:p>1</text:p>
              </table:table-cell>
              <table:table-cell office:value-type="float" office:value="0.97193159545">
                <text:p>0.97193159545</text:p>
              </table:table-cell>
            </table:table-row>
            <table:table-row>
              <table:table-cell office:value-type="float" office:value="3228">
                <text:p>3230</text:p>
              </table:table-cell>
              <table:table-cell office:value-type="float" office:value="1">
                <text:p>1</text:p>
              </table:table-cell>
              <table:table-cell office:value-type="float" office:value="0.97230324847">
                <text:p>0.97230324847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1">
                <text:p>1</text:p>
              </table:table-cell>
              <table:table-cell office:value-type="float" office:value="0.97266997868">
                <text:p>0.97266997868</text:p>
              </table:table-cell>
            </table:table-row>
            <table:table-row>
              <table:table-cell office:value-type="float" office:value="3252">
                <text:p>3250</text:p>
              </table:table-cell>
              <table:table-cell office:value-type="float" office:value="1">
                <text:p>1</text:p>
              </table:table-cell>
              <table:table-cell office:value-type="float" office:value="0.973031851282">
                <text:p>0.973031851282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1">
                <text:p>1</text:p>
              </table:table-cell>
              <table:table-cell office:value-type="float" office:value="0.973388930613">
                <text:p>0.973388930613</text:p>
              </table:table-cell>
            </table:table-row>
            <table:table-row>
              <table:table-cell office:value-type="float" office:value="3276">
                <text:p>3280</text:p>
              </table:table-cell>
              <table:table-cell office:value-type="float" office:value="1">
                <text:p>1</text:p>
              </table:table-cell>
              <table:table-cell office:value-type="float" office:value="0.97374128016">
                <text:p>0.97374128016</text:p>
              </table:table-cell>
            </table:table-row>
            <table:table-row>
              <table:table-cell office:value-type="float" office:value="3288">
                <text:p>3290</text:p>
              </table:table-cell>
              <table:table-cell office:value-type="float" office:value="1">
                <text:p>1</text:p>
              </table:table-cell>
              <table:table-cell office:value-type="float" office:value="0.974088962568">
                <text:p>0.97408896256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">
                <text:p>1</text:p>
              </table:table-cell>
              <table:table-cell office:value-type="float" office:value="0.974432039653">
                <text:p>0.974432039653</text:p>
              </table:table-cell>
            </table:table-row>
            <table:table-row>
              <table:table-cell office:value-type="float" office:value="3312">
                <text:p>3310</text:p>
              </table:table-cell>
              <table:table-cell office:value-type="float" office:value="1">
                <text:p>1</text:p>
              </table:table-cell>
              <table:table-cell office:value-type="float" office:value="0.974770572412">
                <text:p>0.974770572412</text:p>
              </table:table-cell>
            </table:table-row>
            <table:table-row>
              <table:table-cell office:value-type="float" office:value="3324">
                <text:p>3320</text:p>
              </table:table-cell>
              <table:table-cell office:value-type="float" office:value="1">
                <text:p>1</text:p>
              </table:table-cell>
              <table:table-cell office:value-type="float" office:value="0.975104621033">
                <text:p>0.975104621033</text:p>
              </table:table-cell>
            </table:table-row>
            <table:table-row>
              <table:table-cell office:value-type="float" office:value="3336">
                <text:p>3340</text:p>
              </table:table-cell>
              <table:table-cell office:value-type="float" office:value="1">
                <text:p>1</text:p>
              </table:table-cell>
              <table:table-cell office:value-type="float" office:value="0.975434244909">
                <text:p>0.975434244909</text:p>
              </table:table-cell>
            </table:table-row>
            <table:table-row>
              <table:table-cell office:value-type="float" office:value="3348">
                <text:p>3350</text:p>
              </table:table-cell>
              <table:table-cell office:value-type="float" office:value="1">
                <text:p>1</text:p>
              </table:table-cell>
              <table:table-cell office:value-type="float" office:value="0.975759502645">
                <text:p>0.975759502645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1">
                <text:p>1</text:p>
              </table:table-cell>
              <table:table-cell office:value-type="float" office:value="0.976080452069">
                <text:p>0.976080452069</text:p>
              </table:table-cell>
            </table:table-row>
            <table:table-row>
              <table:table-cell office:value-type="float" office:value="3372">
                <text:p>3370</text:p>
              </table:table-cell>
              <table:table-cell office:value-type="float" office:value="1">
                <text:p>1</text:p>
              </table:table-cell>
              <table:table-cell office:value-type="float" office:value="0.976397150244">
                <text:p>0.976397150244</text:p>
              </table:table-cell>
            </table:table-row>
            <table:table-row>
              <table:table-cell office:value-type="float" office:value="3384">
                <text:p>3380</text:p>
              </table:table-cell>
              <table:table-cell office:value-type="float" office:value="1">
                <text:p>1</text:p>
              </table:table-cell>
              <table:table-cell office:value-type="float" office:value="0.976709653479">
                <text:p>0.976709653479</text:p>
              </table:table-cell>
            </table:table-row>
            <table:table-row>
              <table:table-cell office:value-type="float" office:value="3396">
                <text:p>3400</text:p>
              </table:table-cell>
              <table:table-cell office:value-type="float" office:value="1">
                <text:p>1</text:p>
              </table:table-cell>
              <table:table-cell office:value-type="float" office:value="0.977018017333">
                <text:p>0.977018017333</text:p>
              </table:table-cell>
            </table:table-row>
            <table:table-row>
              <table:table-cell office:value-type="float" office:value="3408">
                <text:p>3410</text:p>
              </table:table-cell>
              <table:table-cell office:value-type="float" office:value="1">
                <text:p>1</text:p>
              </table:table-cell>
              <table:table-cell office:value-type="float" office:value="0.977322296634">
                <text:p>0.977322296634</text:p>
              </table:table-cell>
            </table:table-row>
            <table:table-row>
              <table:table-cell office:value-type="float" office:value="3420">
                <text:p>3420</text:p>
              </table:table-cell>
              <table:table-cell office:value-type="float" office:value="1">
                <text:p>1</text:p>
              </table:table-cell>
              <table:table-cell office:value-type="float" office:value="0.977622545479">
                <text:p>0.977622545479</text:p>
              </table:table-cell>
            </table:table-row>
            <table:table-row>
              <table:table-cell office:value-type="float" office:value="3432">
                <text:p>3430</text:p>
              </table:table-cell>
              <table:table-cell office:value-type="float" office:value="1">
                <text:p>1</text:p>
              </table:table-cell>
              <table:table-cell office:value-type="float" office:value="0.977918817252">
                <text:p>0.977918817252</text:p>
              </table:table-cell>
            </table:table-row>
            <table:table-row>
              <table:table-cell office:value-type="float" office:value="3444">
                <text:p>3440</text:p>
              </table:table-cell>
              <table:table-cell office:value-type="float" office:value="1">
                <text:p>1</text:p>
              </table:table-cell>
              <table:table-cell office:value-type="float" office:value="0.978211164629">
                <text:p>0.978211164629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1">
                <text:p>1</text:p>
              </table:table-cell>
              <table:table-cell office:value-type="float" office:value="0.978499639587">
                <text:p>0.978499639587</text:p>
              </table:table-cell>
            </table:table-row>
            <table:table-row>
              <table:table-cell office:value-type="float" office:value="3468">
                <text:p>3470</text:p>
              </table:table-cell>
              <table:table-cell office:value-type="float" office:value="1">
                <text:p>1</text:p>
              </table:table-cell>
              <table:table-cell office:value-type="float" office:value="0.978784293417">
                <text:p>0.978784293417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1">
                <text:p>1</text:p>
              </table:table-cell>
              <table:table-cell office:value-type="float" office:value="0.979065176729">
                <text:p>0.979065176729</text:p>
              </table:table-cell>
            </table:table-row>
            <table:table-row>
              <table:table-cell office:value-type="float" office:value="3492">
                <text:p>3490</text:p>
              </table:table-cell>
              <table:table-cell office:value-type="float" office:value="1">
                <text:p>1</text:p>
              </table:table-cell>
              <table:table-cell office:value-type="float" office:value="0.979342339462">
                <text:p>0.979342339462</text:p>
              </table:table-cell>
            </table:table-row>
            <table:table-row>
              <table:table-cell office:value-type="float" office:value="3504">
                <text:p>3500</text:p>
              </table:table-cell>
              <table:table-cell office:value-type="float" office:value="1">
                <text:p>1</text:p>
              </table:table-cell>
              <table:table-cell office:value-type="float" office:value="0.979615830895">
                <text:p>0.979615830895</text:p>
              </table:table-cell>
            </table:table-row>
            <table:table-row>
              <table:table-cell office:value-type="float" office:value="3516">
                <text:p>3520</text:p>
              </table:table-cell>
              <table:table-cell office:value-type="float" office:value="1">
                <text:p>1</text:p>
              </table:table-cell>
              <table:table-cell office:value-type="float" office:value="0.979885699655">
                <text:p>0.979885699655</text:p>
              </table:table-cell>
            </table:table-row>
            <table:table-row>
              <table:table-cell office:value-type="float" office:value="3528">
                <text:p>3530</text:p>
              </table:table-cell>
              <table:table-cell office:value-type="float" office:value="1">
                <text:p>1</text:p>
              </table:table-cell>
              <table:table-cell office:value-type="float" office:value="0.980151993722">
                <text:p>0.980151993722</text:p>
              </table:table-cell>
            </table:table-row>
            <table:table-row>
              <table:table-cell office:value-type="float" office:value="3540">
                <text:p>3540</text:p>
              </table:table-cell>
              <table:table-cell office:value-type="float" office:value="1">
                <text:p>1</text:p>
              </table:table-cell>
              <table:table-cell office:value-type="float" office:value="0.980414760444">
                <text:p>0.980414760444</text:p>
              </table:table-cell>
            </table:table-row>
            <table:table-row>
              <table:table-cell office:value-type="float" office:value="3552">
                <text:p>3550</text:p>
              </table:table-cell>
              <table:table-cell office:value-type="float" office:value="1">
                <text:p>1</text:p>
              </table:table-cell>
              <table:table-cell office:value-type="float" office:value="0.980674046539">
                <text:p>0.980674046539</text:p>
              </table:table-cell>
            </table:table-row>
            <table:table-row>
              <table:table-cell office:value-type="float" office:value="3564">
                <text:p>3560</text:p>
              </table:table-cell>
              <table:table-cell office:value-type="float" office:value="1">
                <text:p>1</text:p>
              </table:table-cell>
              <table:table-cell office:value-type="float" office:value="0.980929898107">
                <text:p>0.980929898107</text:p>
              </table:table-cell>
            </table:table-row>
            <table:table-row>
              <table:table-cell office:value-type="float" office:value="3576">
                <text:p>3580</text:p>
              </table:table-cell>
              <table:table-cell office:value-type="float" office:value="1">
                <text:p>1</text:p>
              </table:table-cell>
              <table:table-cell office:value-type="float" office:value="0.98118236064">
                <text:p>0.98118236064</text:p>
              </table:table-cell>
            </table:table-row>
            <table:table-row>
              <table:table-cell office:value-type="float" office:value="3588">
                <text:p>3590</text:p>
              </table:table-cell>
              <table:table-cell office:value-type="float" office:value="1">
                <text:p>1</text:p>
              </table:table-cell>
              <table:table-cell office:value-type="float" office:value="0.981431479023">
                <text:p>0.98143147902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">
                <text:p>1</text:p>
              </table:table-cell>
              <table:table-cell office:value-type="float" office:value="0.98167729755">
                <text:p>0.981677297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67cm" svg:height="10.315cm" xlink:href=".." xlink:type="simple" chart:class="chart:line" chart:style-name="ch1">
        <chart:title svg:x="5.922cm" svg:y="0.342cm" chart:style-name="ch2">
          <text:p>Expected security margin after k seconds</text:p>
        </chart:title>
        <chart:legend chart:legend-position="end" svg:x="15.457cm" svg:y="4.609cm" style:legend-expansion="high" chart:style-name="ch3"/>
        <chart:plot-area chart:style-name="ch4" table:cell-range-address="Sheet4.A1:Sheet4.C62" chart:data-source-has-labels="both" svg:x="0.405cm" svg:y="1.353cm" svg:width="14.647cm" svg:height="8.756cm">
          <chartooo:coordinate-region svg:x="1.026cm" svg:y="1.552cm" svg:width="13.84cm" svg:height="7.512cm"/>
          <chart:axis chart:dimension="x" chart:name="primary-x" chart:style-name="ch5" chartooo:axis-type="auto">
            <chartooo:date-scale/>
            <chart:categories table:cell-range-address="Sheet4.A2:Sheet4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62" chart:label-cell-address="Sheet4.B1:Sheet4.B1" chart:class="chart:line">
            <chart:data-point chart:repeated="61"/>
          </chart:series>
          <chart:series chart:style-name="ch8" chart:values-cell-range-address="Sheet4.C2:Sheet4.C62" chart:label-cell-address="Sheet4.C1:Sheet4.C1" chart:class="chart:line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 second block time</text:p>
                <draw:g>
                  <svg:desc>Sheet4.B1:Sheet4.B1</svg:desc>
                </draw:g>
              </table:table-cell>
              <table:table-cell office:value-type="string">
                <text:p>600 second block time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4.A2:Sheet4.A62</svg:desc>
                </draw:g>
              </table:table-cell>
              <table:table-cell office:value-type="float" office:value="0">
                <text:p>0</text:p>
                <draw:g>
                  <svg:desc>Sheet4.B2:Sheet4.B62</svg:desc>
                </draw:g>
              </table:table-cell>
              <table:table-cell office:value-type="float" office:value="0">
                <text:p>0</text:p>
                <draw:g>
                  <svg:desc>Sheet4.C2:Sheet4.C6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6cm" svg:height="10.328cm" xlink:href=".." xlink:type="simple" chart:class="chart:line" chart:style-name="ch1">
        <chart:title svg:x="5.897cm" svg:y="0.342cm" chart:style-name="ch2">
          <text:p>Expected security margin after k seconds</text:p>
        </chart:title>
        <chart:legend chart:legend-position="end" svg:x="15.406cm" svg:y="4.616cm" style:legend-expansion="high" chart:style-name="ch3"/>
        <chart:plot-area chart:style-name="ch4" table:cell-range-address="Sheet4.A2:Sheet4.A62 Sheet4.D1:Sheet4.E62" chart:data-source-has-labels="both" svg:x="0.404cm" svg:y="1.353cm" svg:width="14.598cm" svg:height="8.769cm">
          <chartooo:coordinate-region svg:x="1.025cm" svg:y="1.552cm" svg:width="13.791cm" svg:height="7.525cm"/>
          <chart:axis chart:dimension="x" chart:name="primary-x" chart:style-name="ch5" chartooo:axis-type="auto">
            <chartooo:date-scale/>
            <chart:categories table:cell-range-address="Sheet4.A2:Sheet4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D2:Sheet4.D62" chart:label-cell-address="Sheet4.D1:Sheet4.D1" chart:class="chart:line">
            <chart:data-point chart:repeated="61"/>
          </chart:series>
          <chart:series chart:style-name="ch8" chart:values-cell-range-address="Sheet4.E2:Sheet4.E62" chart:label-cell-address="Sheet4.E1:Sheet4.E1" chart:class="chart:line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 second block time</text:p>
                <draw:g>
                  <svg:desc>Sheet4.D1:Sheet4.D1</svg:desc>
                </draw:g>
              </table:table-cell>
              <table:table-cell office:value-type="string">
                <text:p>600 second block time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4.A2:Sheet4.A62</svg:desc>
                </draw:g>
              </table:table-cell>
              <table:table-cell office:value-type="float" office:value="0">
                <text:p>0</text:p>
                <draw:g>
                  <svg:desc>Sheet4.D2:Sheet4.D62</svg:desc>
                </draw:g>
              </table:table-cell>
              <table:table-cell office:value-type="float" office:value="0">
                <text:p>0</text:p>
                <draw:g>
                  <svg:desc>Sheet4.E2:Sheet4.E6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">
                <text:p>0.9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4">
                <text:p>5.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3">
                <text:p>6.3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.2">
                <text:p>7.2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1">
                <text:p>8.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.9">
                <text:p>9.9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.8">
                <text:p>10.8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.7">
                <text:p>11.7</text:p>
              </table:table-cell>
              <table:table-cell office:value-type="float" office:value="13.86">
                <text:p>13.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6">
                <text:p>12.6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5">
                <text:p>13.5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.4">
                <text:p>14.4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.3">
                <text:p>15.3</text:p>
              </table:table-cell>
              <table:table-cell office:value-type="float" office:value="17.82">
                <text:p>17.8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1">
                <text:p>17.1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.9">
                <text:p>18.9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.8">
                <text:p>19.8</text:p>
              </table:table-cell>
              <table:table-cell office:value-type="float" office:value="22.77">
                <text:p>22.7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0.7">
                <text:p>20.7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1.6">
                <text:p>21.6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3.4">
                <text:p>23.4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4.3">
                <text:p>24.3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5.2">
                <text:p>25.2</text:p>
              </table:table-cell>
              <table:table-cell office:value-type="float" office:value="28.71">
                <text:p>28.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.1">
                <text:p>26.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7.9">
                <text:p>27.9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8.8">
                <text:p>28.8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9.7">
                <text:p>29.7</text:p>
              </table:table-cell>
              <table:table-cell office:value-type="float" office:value="33.66">
                <text:p>33.6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.6">
                <text:p>30.6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1.5">
                <text:p>31.5</text:p>
              </table:table-cell>
              <table:table-cell office:value-type="float" office:value="35.64">
                <text:p>35.6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2.4">
                <text:p>32.4</text:p>
              </table:table-cell>
              <table:table-cell office:value-type="float" office:value="36.63">
                <text:p>36.6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3.3">
                <text:p>33.3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4.2">
                <text:p>34.2</text:p>
              </table:table-cell>
              <table:table-cell office:value-type="float" office:value="38.61">
                <text:p>38.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.1">
                <text:p>35.1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40.59">
                <text:p>40.5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6.9">
                <text:p>36.9</text:p>
              </table:table-cell>
              <table:table-cell office:value-type="float" office:value="41.58">
                <text:p>41.5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7.8">
                <text:p>37.8</text:p>
              </table:table-cell>
              <table:table-cell office:value-type="float" office:value="42.57">
                <text:p>42.5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8.7">
                <text:p>38.7</text:p>
              </table:table-cell>
              <table:table-cell office:value-type="float" office:value="43.56">
                <text:p>43.5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9.6">
                <text:p>39.6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0.5">
                <text:p>40.5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1.4">
                <text:p>41.4</text:p>
              </table:table-cell>
              <table:table-cell office:value-type="float" office:value="46.53">
                <text:p>46.5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2.3">
                <text:p>42.3</text:p>
              </table:table-cell>
              <table:table-cell office:value-type="float" office:value="47.52">
                <text:p>47.5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3.2">
                <text:p>43.2</text:p>
              </table:table-cell>
              <table:table-cell office:value-type="float" office:value="48.51">
                <text:p>48.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4.1">
                <text:p>44.1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50.49">
                <text:p>50.4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5.9">
                <text:p>45.9</text:p>
              </table:table-cell>
              <table:table-cell office:value-type="float" office:value="51.48">
                <text:p>51.4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6.8">
                <text:p>46.8</text:p>
              </table:table-cell>
              <table:table-cell office:value-type="float" office:value="52.47">
                <text:p>52.4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7.7">
                <text:p>47.7</text:p>
              </table:table-cell>
              <table:table-cell office:value-type="float" office:value="53.46">
                <text:p>53.4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8.6">
                <text:p>48.6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9.5">
                <text:p>49.5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0.4">
                <text:p>50.4</text:p>
              </table:table-cell>
              <table:table-cell office:value-type="float" office:value="56.43">
                <text:p>56.4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1.3">
                <text:p>51.3</text:p>
              </table:table-cell>
              <table:table-cell office:value-type="float" office:value="57.42">
                <text:p>57.4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2.2">
                <text:p>52.2</text:p>
              </table:table-cell>
              <table:table-cell office:value-type="float" office:value="58.41">
                <text:p>58.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3.1">
                <text:p>53.1</text:p>
              </table:table-cell>
              <table:table-cell office:value-type="float" office:value="59.4">
                <text:p>59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21cm" svg:height="10.26cm" xlink:href=".." xlink:type="simple" chart:class="chart:line" chart:style-name="ch1">
        <chart:title svg:x="3.561cm" svg:y="0.341cm" chart:style-name="ch2">
          <text:p>Probability of achieving requisite security margin after k seconds</text:p>
        </chart:title>
        <chart:legend chart:legend-position="end" svg:x="13.565cm" svg:y="4.582cm" style:legend-expansion="high" chart:style-name="ch3"/>
        <chart:plot-area chart:style-name="ch4" table:cell-range-address="Sheet5.A1:Sheet5.C101" chart:data-source-has-labels="both" svg:x="0.402cm" svg:y="1.351cm" svg:width="12.761cm" svg:height="8.704cm">
          <chartooo:coordinate-region svg:x="1.129cm" svg:y="1.551cm" svg:width="12.034cm" svg:height="7.58cm"/>
          <chart:axis chart:dimension="x" chart:name="primary-x" chart:style-name="ch5" chartooo:axis-type="auto">
            <chartooo:date-scale/>
            <chart:categories table:cell-range-address="Sheet5.A2:Sheet5.A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101" chart:label-cell-address="Sheet5.B1:Sheet5.B1" chart:class="chart:line">
            <chart:data-point chart:repeated="100"/>
          </chart:series>
          <chart:series chart:style-name="ch8" chart:values-cell-range-address="Sheet5.C2:Sheet5.C101" chart:label-cell-address="Sheet5.C1:Sheet5.C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 second block time, &gt;=5 blocks</text:p>
                <draw:g>
                  <svg:desc>Sheet5.B1:Sheet5.B1</svg:desc>
                </draw:g>
              </table:table-cell>
              <table:table-cell office:value-type="string">
                <text:p>600 second block time, &gt;=1 block</text:p>
                <draw:g>
                  <svg:desc>Sheet5.C1:Sheet5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5.A2:Sheet5.A101</svg:desc>
                </draw:g>
              </table:table-cell>
              <table:table-cell office:value-type="float" office:value="0">
                <text:p>0</text:p>
                <draw:g>
                  <svg:desc>Sheet5.B2:Sheet5.B101</svg:desc>
                </draw:g>
              </table:table-cell>
              <table:table-cell office:value-type="float" office:value="0">
                <text:p>0</text:p>
                <draw:g>
                  <svg:desc>Sheet5.C2:Sheet5.C101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0340519854843">
                <text:p>0.0000340519854843</text:p>
              </table:table-cell>
              <table:table-cell office:value-type="float" office:value="0.00995016624916">
                <text:p>0.009950166249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81516590081">
                <text:p>0.00081516590081</text:p>
              </table:table-cell>
              <table:table-cell office:value-type="float" office:value="0.0198013266899">
                <text:p>0.019801326689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464366158398">
                <text:p>0.00464366158398</text:p>
              </table:table-cell>
              <table:table-cell office:value-type="float" office:value="0.0295544664466">
                <text:p>0.029554466446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147227600619">
                <text:p>0.0147227600619</text:p>
              </table:table-cell>
              <table:table-cell office:value-type="float" office:value="0.0392105608412">
                <text:p>0.03921056084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39097306642">
                <text:p>0.0339097306642</text:p>
              </table:table-cell>
              <table:table-cell office:value-type="float" office:value="0.0487705754913">
                <text:p>0.048770575491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638912221299">
                <text:p>0.0638912221299</text:p>
              </table:table-cell>
              <table:table-cell office:value-type="float" office:value="0.0582354664062">
                <text:p>0.058235466406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104927342225">
                <text:p>0.104927342225</text:p>
              </table:table-cell>
              <table:table-cell office:value-type="float" office:value="0.067606180083">
                <text:p>0.06760618008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56006746332">
                <text:p>0.156006746332</text:p>
              </table:table-cell>
              <table:table-cell office:value-type="float" office:value="0.0768836536009">
                <text:p>0.076883653600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215209521746">
                <text:p>0.215209521746</text:p>
              </table:table-cell>
              <table:table-cell office:value-type="float" office:value="0.0860688147149">
                <text:p>0.08606881471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80119770789">
                <text:p>0.280119770789</text:p>
              </table:table-cell>
              <table:table-cell office:value-type="float" office:value="0.0951625819488">
                <text:p>0.095162581948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348192179883">
                <text:p>0.348192179883</text:p>
              </table:table-cell>
              <table:table-cell office:value-type="float" office:value="0.104165864687">
                <text:p>0.10416586468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417028905291">
                <text:p>0.417028905291</text:p>
              </table:table-cell>
              <table:table-cell office:value-type="float" office:value="0.113079563265">
                <text:p>0.11307956326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484558106619">
                <text:p>0.484558106619</text:p>
              </table:table-cell>
              <table:table-cell office:value-type="float" office:value="0.12190456906">
                <text:p>0.1219045690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549125117089">
                <text:p>0.549125117089</text:p>
              </table:table-cell>
              <table:table-cell office:value-type="float" office:value="0.130641764581">
                <text:p>0.13064176458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0951573948">
                <text:p>0.60951573948</text:p>
              </table:table-cell>
              <table:table-cell office:value-type="float" office:value="0.139292023553">
                <text:p>0.13929202355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664932639103">
                <text:p>0.664932639103</text:p>
              </table:table-cell>
              <table:table-cell office:value-type="float" office:value="0.147856211011">
                <text:p>0.14785621101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714943499565">
                <text:p>0.714943499565</text:p>
              </table:table-cell>
              <table:table-cell office:value-type="float" office:value="0.156335183379">
                <text:p>0.156335183379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759415710501">
                <text:p>0.759415710501</text:p>
              </table:table-cell>
              <table:table-cell office:value-type="float" office:value="0.164729788563">
                <text:p>0.16472978856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798448200397">
                <text:p>0.798448200397</text:p>
              </table:table-cell>
              <table:table-cell office:value-type="float" office:value="0.17304086603">
                <text:p>0.1730408660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32307314837">
                <text:p>0.832307314837</text:p>
              </table:table-cell>
              <table:table-cell office:value-type="float" office:value="0.181269246894">
                <text:p>0.18126924689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861370662298">
                <text:p>0.861370662298</text:p>
              </table:table-cell>
              <table:table-cell office:value-type="float" office:value="0.189415754001">
                <text:p>0.18941575400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886080653209">
                <text:p>0.886080653209</text:p>
              </table:table-cell>
              <table:table-cell office:value-type="float" office:value="0.197481202008">
                <text:p>0.19748120200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906907963577">
                <text:p>0.906907963577</text:p>
              </table:table-cell>
              <table:table-cell office:value-type="float" office:value="0.205466397466">
                <text:p>0.20546639746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924324229479">
                <text:p>0.924324229479</text:p>
              </table:table-cell>
              <table:table-cell office:value-type="float" office:value="0.213372138902">
                <text:p>0.2133721389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38782781834">
                <text:p>0.938782781834</text:p>
              </table:table-cell>
              <table:table-cell office:value-type="float" office:value="0.221199216896">
                <text:p>0.22119921689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950706034255">
                <text:p>0.950706034255</text:p>
              </table:table-cell>
              <table:table-cell office:value-type="float" office:value="0.228948414163">
                <text:p>0.22894841416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960478135789">
                <text:p>0.960478135789</text:p>
              </table:table-cell>
              <table:table-cell office:value-type="float" office:value="0.236620505628">
                <text:p>0.23662050562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968441615124">
                <text:p>0.968441615124</text:p>
              </table:table-cell>
              <table:table-cell office:value-type="float" office:value="0.244216258509">
                <text:p>0.24421625850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97489691604">
                <text:p>0.97489691604</text:p>
              </table:table-cell>
              <table:table-cell office:value-type="float" office:value="0.251736432385">
                <text:p>0.25173643238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80103916837">
                <text:p>0.980103916837</text:p>
              </table:table-cell>
              <table:table-cell office:value-type="float" office:value="0.259181779281">
                <text:p>0.25918177928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984284715028">
                <text:p>0.984284715028</text:p>
              </table:table-cell>
              <table:table-cell office:value-type="float" office:value="0.266553043737">
                <text:p>0.26655304373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987627128951">
                <text:p>0.987627128951</text:p>
              </table:table-cell>
              <table:table-cell office:value-type="float" office:value="0.273850962887">
                <text:p>0.273850962887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.990288513816">
                <text:p>0.990288513816</text:p>
              </table:table-cell>
              <table:table-cell office:value-type="float" office:value="0.281076266528">
                <text:p>0.28107626652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992399609312">
                <text:p>0.992399609312</text:p>
              </table:table-cell>
              <table:table-cell office:value-type="float" office:value="0.288229677197">
                <text:p>0.28822967719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994068230519">
                <text:p>0.994068230519</text:p>
              </table:table-cell>
              <table:table-cell office:value-type="float" office:value="0.29531191024">
                <text:p>0.2953119102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.995382686205">
                <text:p>0.995382686205</text:p>
              </table:table-cell>
              <table:table-cell office:value-type="float" office:value="0.302323673887">
                <text:p>0.30232367388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996414862043">
                <text:p>0.996414862043</text:p>
              </table:table-cell>
              <table:table-cell office:value-type="float" office:value="0.309265669319">
                <text:p>0.30926566931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997222944406">
                <text:p>0.997222944406</text:p>
              </table:table-cell>
              <table:table-cell office:value-type="float" office:value="0.316138590744">
                <text:p>0.31613859074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.997853786292">
                <text:p>0.997853786292</text:p>
              </table:table-cell>
              <table:table-cell office:value-type="float" office:value="0.322943125457">
                <text:p>0.32294312545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998344933675">
                <text:p>0.998344933675</text:p>
              </table:table-cell>
              <table:table-cell office:value-type="float" office:value="0.329679953919">
                <text:p>0.32967995391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998726340333">
                <text:p>0.998726340333</text:p>
              </table:table-cell>
              <table:table-cell office:value-type="float" office:value="0.336349749818">
                <text:p>0.33634974981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999021804104">
                <text:p>0.999021804104</text:p>
              </table:table-cell>
              <table:table-cell office:value-type="float" office:value="0.342953180138">
                <text:p>0.342953180138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999250158959">
                <text:p>0.999250158959</text:p>
              </table:table-cell>
              <table:table-cell office:value-type="float" office:value="0.349490905229">
                <text:p>0.349490905229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999426256506">
                <text:p>0.999426256506</text:p>
              </table:table-cell>
              <table:table-cell office:value-type="float" office:value="0.355963578869">
                <text:p>0.35596357886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99561768331">
                <text:p>0.999561768331</text:p>
              </table:table-cell>
              <table:table-cell office:value-type="float" office:value="0.36237184833">
                <text:p>0.3623718483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.999665837666">
                <text:p>0.999665837666</text:p>
              </table:table-cell>
              <table:table-cell office:value-type="float" office:value="0.368716354444">
                <text:p>0.36871635444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.999745605586">
                <text:p>0.999745605586</text:p>
              </table:table-cell>
              <table:table-cell office:value-type="float" office:value="0.374997731668">
                <text:p>0.37499773166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999806633626">
                <text:p>0.999806633626</text:p>
              </table:table-cell>
              <table:table-cell office:value-type="float" office:value="0.381216608144">
                <text:p>0.38121660814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.99985324155">
                <text:p>0.99985324155</text:p>
              </table:table-cell>
              <table:table-cell office:value-type="float" office:value="0.387373605765">
                <text:p>0.3873736057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9888776096">
                <text:p>0.999888776096</text:p>
              </table:table-cell>
              <table:table-cell office:value-type="float" office:value="0.393469340236">
                <text:p>0.393469340236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.999915823902">
                <text:p>0.999915823902</text:p>
              </table:table-cell>
              <table:table-cell office:value-type="float" office:value="0.399504421136">
                <text:p>0.399504421136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.99993637956">
                <text:p>0.99993637956</text:p>
              </table:table-cell>
              <table:table-cell office:value-type="float" office:value="0.405479451978">
                <text:p>0.405479451978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.999951977781">
                <text:p>0.999951977781</text:p>
              </table:table-cell>
              <table:table-cell office:value-type="float" office:value="0.411395030269">
                <text:p>0.411395030269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.999963796974">
                <text:p>0.999963796974</text:p>
              </table:table-cell>
              <table:table-cell office:value-type="float" office:value="0.417251747573">
                <text:p>0.41725174757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999972740177">
                <text:p>0.999972740177</text:p>
              </table:table-cell>
              <table:table-cell office:value-type="float" office:value="0.423050189566">
                <text:p>0.423050189566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999979498093">
                <text:p>0.999979498093</text:p>
              </table:table-cell>
              <table:table-cell office:value-type="float" office:value="0.428790936097">
                <text:p>0.428790936097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.999984598069">
                <text:p>0.999984598069</text:p>
              </table:table-cell>
              <table:table-cell office:value-type="float" office:value="0.434474561246">
                <text:p>0.43447456124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999988442027">
                <text:p>0.999988442027</text:p>
              </table:table-cell>
              <table:table-cell office:value-type="float" office:value="0.44010163338">
                <text:p>0.44010163338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.999991335792">
                <text:p>0.999991335792</text:p>
              </table:table-cell>
              <table:table-cell office:value-type="float" office:value="0.44567271521">
                <text:p>0.4456727152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999993511697">
                <text:p>0.999993511697</text:p>
              </table:table-cell>
              <table:table-cell office:value-type="float" office:value="0.45118836385">
                <text:p>0.4511883638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999995145972">
                <text:p>0.999995145972</text:p>
              </table:table-cell>
              <table:table-cell office:value-type="float" office:value="0.45664913087">
                <text:p>0.4566491308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9999963721">
                <text:p>0.9999963721</text:p>
              </table:table-cell>
              <table:table-cell office:value-type="float" office:value="0.462055562349">
                <text:p>0.462055562349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999997291038">
                <text:p>0.999997291038</text:p>
              </table:table-cell>
              <table:table-cell office:value-type="float" office:value="0.467408198936">
                <text:p>0.467408198936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999997979043">
                <text:p>0.999997979043</text:p>
              </table:table-cell>
              <table:table-cell office:value-type="float" office:value="0.4727075759">
                <text:p>0.47270757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999998493639">
                <text:p>0.999998493639</text:p>
              </table:table-cell>
              <table:table-cell office:value-type="float" office:value="0.477954223182">
                <text:p>0.47795422318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999998878162">
                <text:p>0.999998878162</text:p>
              </table:table-cell>
              <table:table-cell office:value-type="float" office:value="0.483148665451">
                <text:p>0.483148665451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999999165223">
                <text:p>0.999999165223</text:p>
              </table:table-cell>
              <table:table-cell office:value-type="float" office:value="0.488291422156">
                <text:p>0.488291422156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.99999937933">
                <text:p>0.99999937933</text:p>
              </table:table-cell>
              <table:table-cell office:value-type="float" office:value="0.493383007576">
                <text:p>0.49338300757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.999999538884">
                <text:p>0.999999538884</text:p>
              </table:table-cell>
              <table:table-cell office:value-type="float" office:value="0.498423930875">
                <text:p>0.49842393087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999999657684">
                <text:p>0.999999657684</text:p>
              </table:table-cell>
              <table:table-cell office:value-type="float" office:value="0.50341469615">
                <text:p>0.50341469615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.999999746065">
                <text:p>0.999999746065</text:p>
              </table:table-cell>
              <table:table-cell office:value-type="float" office:value="0.50835580248">
                <text:p>0.5083558024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999999811764">
                <text:p>0.999999811764</text:p>
              </table:table-cell>
              <table:table-cell office:value-type="float" office:value="0.513247743981">
                <text:p>0.51324774398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.999999860563">
                <text:p>0.999999860563</text:p>
              </table:table-cell>
              <table:table-cell office:value-type="float" office:value="0.51809100985">
                <text:p>0.5180910098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.999999896782">
                <text:p>0.999999896782</text:p>
              </table:table-cell>
              <table:table-cell office:value-type="float" office:value="0.522886084419">
                <text:p>0.52288608441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999999923644">
                <text:p>0.999999923644</text:p>
              </table:table-cell>
              <table:table-cell office:value-type="float" office:value="0.527633447199">
                <text:p>0.527633447199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.999999943552">
                <text:p>0.999999943552</text:p>
              </table:table-cell>
              <table:table-cell office:value-type="float" office:value="0.53233357293">
                <text:p>0.53233357293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.999999958296">
                <text:p>0.999999958296</text:p>
              </table:table-cell>
              <table:table-cell office:value-type="float" office:value="0.536986931629">
                <text:p>0.536986931629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.999999969208">
                <text:p>0.999999969208</text:p>
              </table:table-cell>
              <table:table-cell office:value-type="float" office:value="0.541593988634">
                <text:p>0.541593988634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.999999977279">
                <text:p>0.999999977279</text:p>
              </table:table-cell>
              <table:table-cell office:value-type="float" office:value="0.546155204657">
                <text:p>0.54615520465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999999983244">
                <text:p>0.999999983244</text:p>
              </table:table-cell>
              <table:table-cell office:value-type="float" office:value="0.550671035822">
                <text:p>0.550671035822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.99999998765">
                <text:p>0.99999998765</text:p>
              </table:table-cell>
              <table:table-cell office:value-type="float" office:value="0.555141933716">
                <text:p>0.555141933716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.999999990903">
                <text:p>0.999999990903</text:p>
              </table:table-cell>
              <table:table-cell office:value-type="float" office:value="0.559568345433">
                <text:p>0.559568345433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0.999999993303">
                <text:p>0.999999993303</text:p>
              </table:table-cell>
              <table:table-cell office:value-type="float" office:value="0.563950713617">
                <text:p>0.563950713617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.999999995072">
                <text:p>0.999999995072</text:p>
              </table:table-cell>
              <table:table-cell office:value-type="float" office:value="0.56828947651">
                <text:p>0.5682894765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999999996376">
                <text:p>0.999999996376</text:p>
              </table:table-cell>
              <table:table-cell office:value-type="float" office:value="0.57258506799">
                <text:p>0.57258506799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.999999997336">
                <text:p>0.999999997336</text:p>
              </table:table-cell>
              <table:table-cell office:value-type="float" office:value="0.576837917621">
                <text:p>0.576837917621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0.999999998043">
                <text:p>0.999999998043</text:p>
              </table:table-cell>
              <table:table-cell office:value-type="float" office:value="0.581048450691">
                <text:p>0.581048450691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.999999998563">
                <text:p>0.999999998563</text:p>
              </table:table-cell>
              <table:table-cell office:value-type="float" office:value="0.585217088257">
                <text:p>0.585217088257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.999999998945">
                <text:p>0.999999998945</text:p>
              </table:table-cell>
              <table:table-cell office:value-type="float" office:value="0.589344247186">
                <text:p>0.58934424718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999999999226">
                <text:p>0.999999999226</text:p>
              </table:table-cell>
              <table:table-cell office:value-type="float" office:value="0.593430340198">
                <text:p>0.593430340198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.999999999432">
                <text:p>0.999999999432</text:p>
              </table:table-cell>
              <table:table-cell office:value-type="float" office:value="0.597475775905">
                <text:p>0.597475775905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.999999999584">
                <text:p>0.999999999584</text:p>
              </table:table-cell>
              <table:table-cell office:value-type="float" office:value="0.601480958854">
                <text:p>0.601480958854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0.999999999695">
                <text:p>0.999999999695</text:p>
              </table:table-cell>
              <table:table-cell office:value-type="float" office:value="0.605446289566">
                <text:p>0.605446289566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.999999999777">
                <text:p>0.999999999777</text:p>
              </table:table-cell>
              <table:table-cell office:value-type="float" office:value="0.609372164579">
                <text:p>0.609372164579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999999999837">
                <text:p>0.999999999837</text:p>
              </table:table-cell>
              <table:table-cell office:value-type="float" office:value="0.613258976483">
                <text:p>0.613258976483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.99999999988">
                <text:p>0.99999999988</text:p>
              </table:table-cell>
              <table:table-cell office:value-type="float" office:value="0.617107113963">
                <text:p>0.617107113963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0.999999999913">
                <text:p>0.999999999913</text:p>
              </table:table-cell>
              <table:table-cell office:value-type="float" office:value="0.620916961835">
                <text:p>0.620916961835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.999999999936">
                <text:p>0.999999999936</text:p>
              </table:table-cell>
              <table:table-cell office:value-type="float" office:value="0.624688901086">
                <text:p>0.624688901086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0.999999999953">
                <text:p>0.999999999953</text:p>
              </table:table-cell>
              <table:table-cell office:value-type="float" office:value="0.628423308916">
                <text:p>0.6284233089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93cm" svg:height="10.387cm" xlink:href=".." xlink:type="simple" chart:class="chart:line" chart:style-name="ch1">
        <chart:title svg:x="3.597cm" svg:y="0.343cm" chart:style-name="ch2">
          <text:p>Probability of achieving requisite security margin after k seconds</text:p>
        </chart:title>
        <chart:legend chart:legend-position="end" svg:x="13.451cm" svg:y="4.645cm" style:legend-expansion="high" chart:style-name="ch3"/>
        <chart:plot-area chart:style-name="ch4" table:cell-range-address="Sheet6.A1:Sheet6.C101" chart:data-source-has-labels="both" svg:x="0.403cm" svg:y="1.355cm" svg:width="12.645cm" svg:height="8.825cm">
          <chartooo:coordinate-region svg:x="1.13cm" svg:y="1.554cm" svg:width="11.894cm" svg:height="7.571cm"/>
          <chart:axis chart:dimension="x" chart:name="primary-x" chart:style-name="ch5" chartooo:axis-type="auto">
            <chartooo:date-scale/>
            <chart:categories table:cell-range-address="Sheet6.A2:Sheet6.A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B2:Sheet6.B101" chart:label-cell-address="Sheet6.B1:Sheet6.B1" chart:class="chart:line">
            <chart:data-point chart:repeated="100"/>
          </chart:series>
          <chart:series chart:style-name="ch8" chart:values-cell-range-address="Sheet6.C2:Sheet6.C101" chart:label-cell-address="Sheet6.C1:Sheet6.C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 second block time, &gt;=35 blocks</text:p>
                <draw:g>
                  <svg:desc>Sheet6.B1:Sheet6.B1</svg:desc>
                </draw:g>
              </table:table-cell>
              <table:table-cell office:value-type="string">
                <text:p>600 second block time, &gt;=1 block</text:p>
                <draw:g>
                  <svg:desc>Sheet6.C1:Sheet6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6.A2:Sheet6.A101</svg:desc>
                </draw:g>
              </table:table-cell>
              <table:table-cell office:value-type="float" office:value="0">
                <text:p>0</text:p>
                <draw:g>
                  <svg:desc>Sheet6.B2:Sheet6.B101</svg:desc>
                </draw:g>
              </table:table-cell>
              <table:table-cell office:value-type="float" office:value="0">
                <text:p>0</text:p>
                <draw:g>
                  <svg:desc>Sheet6.C2:Sheet6.C101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198013266899">
                <text:p>0.01980132668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392105608412">
                <text:p>0.039210560841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582354664062">
                <text:p>0.058235466406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768836536009">
                <text:p>0.07688365360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951625819488">
                <text:p>0.095162581948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113079563265">
                <text:p>0.11307956326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130641764581">
                <text:p>0.13064176458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147856211011">
                <text:p>0.14785621101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164729788563">
                <text:p>0.1647297885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181269246894">
                <text:p>0.18126924689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197481202008">
                <text:p>0.19748120200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213372138902">
                <text:p>0.2133721389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228948414163">
                <text:p>0.228948414163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244216258509">
                <text:p>0.24421625850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259181779281">
                <text:p>0.259181779281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273850962887">
                <text:p>0.27385096288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288229677197">
                <text:p>0.28822967719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302323673887">
                <text:p>0.30232367388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316138590744">
                <text:p>0.31613859074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.329679953919">
                <text:p>0.329679953919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342953180138">
                <text:p>0.34295318013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.355963578869">
                <text:p>0.355963578869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.368716354444">
                <text:p>0.36871635444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.381216608144">
                <text:p>0.38121660814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173147554979">
                <text:p>0.000173147554979</text:p>
              </table:table-cell>
              <table:table-cell office:value-type="float" office:value="0.393469340236">
                <text:p>0.393469340236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.000349620317572">
                <text:p>0.000349620317572</text:p>
              </table:table-cell>
              <table:table-cell office:value-type="float" office:value="0.405479451978">
                <text:p>0.405479451978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.000671054821875">
                <text:p>0.000671054821875</text:p>
              </table:table-cell>
              <table:table-cell office:value-type="float" office:value="0.417251747573">
                <text:p>0.417251747573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0122903325373">
                <text:p>0.00122903325373</text:p>
              </table:table-cell>
              <table:table-cell office:value-type="float" office:value="0.428790936097">
                <text:p>0.428790936097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00215529183268">
                <text:p>0.00215529183268</text:p>
              </table:table-cell>
              <table:table-cell office:value-type="float" office:value="0.44010163338">
                <text:p>0.4401016333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363020133915">
                <text:p>0.00363020133915</text:p>
              </table:table-cell>
              <table:table-cell office:value-type="float" office:value="0.45118836385">
                <text:p>0.45118836385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0588918817248">
                <text:p>0.00588918817248</text:p>
              </table:table-cell>
              <table:table-cell office:value-type="float" office:value="0.462055562349">
                <text:p>0.46205556234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0922544424564">
                <text:p>0.00922544424564</text:p>
              </table:table-cell>
              <table:table-cell office:value-type="float" office:value="0.4727075759">
                <text:p>0.4727075759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9873852603">
                <text:p>0.0139873852603</text:p>
              </table:table-cell>
              <table:table-cell office:value-type="float" office:value="0.483148665451">
                <text:p>0.48314866545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.020569731256">
                <text:p>0.020569731256</text:p>
              </table:table-cell>
              <table:table-cell office:value-type="float" office:value="0.493383007576">
                <text:p>0.49338300757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293977729481">
                <text:p>0.0293977729481</text:p>
              </table:table-cell>
              <table:table-cell office:value-type="float" office:value="0.50341469615">
                <text:p>0.50341469615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0409052624752">
                <text:p>0.0409052624752</text:p>
              </table:table-cell>
              <table:table-cell office:value-type="float" office:value="0.513247743981">
                <text:p>0.513247743981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.0555072915955">
                <text:p>0.0555072915955</text:p>
              </table:table-cell>
              <table:table-cell office:value-type="float" office:value="0.522886084419">
                <text:p>0.522886084419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.073570338706">
                <text:p>0.073570338706</text:p>
              </table:table-cell>
              <table:table-cell office:value-type="float" office:value="0.53233357293">
                <text:p>0.53233357293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.0953822356053">
                <text:p>0.0953822356053</text:p>
              </table:table-cell>
              <table:table-cell office:value-type="float" office:value="0.541593988634">
                <text:p>0.54159398863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121125024355">
                <text:p>0.121125024355</text:p>
              </table:table-cell>
              <table:table-cell office:value-type="float" office:value="0.550671035822">
                <text:p>0.550671035822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.150853503055">
                <text:p>0.150853503055</text:p>
              </table:table-cell>
              <table:table-cell office:value-type="float" office:value="0.559568345433">
                <text:p>0.559568345433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.184481722015">
                <text:p>0.184481722015</text:p>
              </table:table-cell>
              <table:table-cell office:value-type="float" office:value="0.56828947651">
                <text:p>0.56828947651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.221778872263">
                <text:p>0.221778872263</text:p>
              </table:table-cell>
              <table:table-cell office:value-type="float" office:value="0.576837917621">
                <text:p>0.576837917621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.262375029889">
                <text:p>0.262375029889</text:p>
              </table:table-cell>
              <table:table-cell office:value-type="float" office:value="0.585217088257">
                <text:p>0.58521708825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305776221881">
                <text:p>0.305776221881</text:p>
              </table:table-cell>
              <table:table-cell office:value-type="float" office:value="0.593430340198">
                <text:p>0.593430340198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.35138739275">
                <text:p>0.35138739275</text:p>
              </table:table-cell>
              <table:table-cell office:value-type="float" office:value="0.601480958854">
                <text:p>0.601480958854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.398541179296">
                <text:p>0.398541179296</text:p>
              </table:table-cell>
              <table:table-cell office:value-type="float" office:value="0.609372164579">
                <text:p>0.609372164579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.446530005697">
                <text:p>0.446530005697</text:p>
              </table:table-cell>
              <table:table-cell office:value-type="float" office:value="0.617107113963">
                <text:p>0.617107113963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.494638910455">
                <text:p>0.494638910455</text:p>
              </table:table-cell>
              <table:table-cell office:value-type="float" office:value="0.624688901086">
                <text:p>0.62468890108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54217668795">
                <text:p>0.54217668795</text:p>
              </table:table-cell>
              <table:table-cell office:value-type="float" office:value="0.632120558766">
                <text:p>0.632120558766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0.588503316222">
                <text:p>0.588503316222</text:p>
              </table:table-cell>
              <table:table-cell office:value-type="float" office:value="0.639405059765">
                <text:p>0.639405059765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0.6330521766">
                <text:p>0.6330521766</text:p>
              </table:table-cell>
              <table:table-cell office:value-type="float" office:value="0.646545317979">
                <text:p>0.646545317979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.675346171275">
                <text:p>0.675346171275</text:p>
              </table:table-cell>
              <table:table-cell office:value-type="float" office:value="0.653544189608">
                <text:p>0.653544189608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0.715007439114">
                <text:p>0.715007439114</text:p>
              </table:table-cell>
              <table:table-cell office:value-type="float" office:value="0.660404474293">
                <text:p>0.66040447429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75176089863">
                <text:p>0.75176089863</text:p>
              </table:table-cell>
              <table:table-cell office:value-type="float" office:value="0.66712891624">
                <text:p>0.66712891624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.785432269288">
                <text:p>0.785432269288</text:p>
              </table:table-cell>
              <table:table-cell office:value-type="float" office:value="0.673720205315">
                <text:p>0.673720205315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0.815941516899">
                <text:p>0.815941516899</text:p>
              </table:table-cell>
              <table:table-cell office:value-type="float" office:value="0.680180978122">
                <text:p>0.680180978122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0.843292832328">
                <text:p>0.843292832328</text:p>
              </table:table-cell>
              <table:table-cell office:value-type="float" office:value="0.686513819056">
                <text:p>0.686513819056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0.867562296042">
                <text:p>0.867562296042</text:p>
              </table:table-cell>
              <table:table-cell office:value-type="float" office:value="0.692721261338">
                <text:p>0.69272126133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888884324919">
                <text:p>0.888884324919</text:p>
              </table:table-cell>
              <table:table-cell office:value-type="float" office:value="0.698805788027">
                <text:p>0.698805788027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0.907437868261">
                <text:p>0.907437868261</text:p>
              </table:table-cell>
              <table:table-cell office:value-type="float" office:value="0.704769833015">
                <text:p>0.704769833015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0.923433144389">
                <text:p>0.923433144389</text:p>
              </table:table-cell>
              <table:table-cell office:value-type="float" office:value="0.710615782">
                <text:p>0.710615782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0.937099512756">
                <text:p>0.937099512756</text:p>
              </table:table-cell>
              <table:table-cell office:value-type="float" office:value="0.71634597344">
                <text:p>0.71634597344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94867488025">
                <text:p>0.94867488025</text:p>
              </table:table-cell>
              <table:table-cell office:value-type="float" office:value="0.721962699487">
                <text:p>0.72196269948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958396860344">
                <text:p>0.958396860344</text:p>
              </table:table-cell>
              <table:table-cell office:value-type="float" office:value="0.727468206906">
                <text:p>0.727468206906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.966495750246">
                <text:p>0.966495750246</text:p>
              </table:table-cell>
              <table:table-cell office:value-type="float" office:value="0.732864697975">
                <text:p>0.732864697975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0.9731892698">
                <text:p>0.9731892698</text:p>
              </table:table-cell>
              <table:table-cell office:value-type="float" office:value="0.73815433136">
                <text:p>0.73815433136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0.978678917746">
                <text:p>0.978678917746</text:p>
              </table:table-cell>
              <table:table-cell office:value-type="float" office:value="0.743339222987">
                <text:p>0.743339222987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0.983147744186">
                <text:p>0.983147744186</text:p>
              </table:table-cell>
              <table:table-cell office:value-type="float" office:value="0.748421446882">
                <text:p>0.74842144688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986759308718">
                <text:p>0.986759308718</text:p>
              </table:table-cell>
              <table:table-cell office:value-type="float" office:value="0.753403036">
                <text:p>0.753403036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0.98965758653">
                <text:p>0.98965758653</text:p>
              </table:table-cell>
              <table:table-cell office:value-type="float" office:value="0.758285983045">
                <text:p>0.758285983045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.991967594288">
                <text:p>0.991967594288</text:p>
              </table:table-cell>
              <table:table-cell office:value-type="float" office:value="0.76307224126">
                <text:p>0.76307224126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0.993796528696">
                <text:p>0.993796528696</text:p>
              </table:table-cell>
              <table:table-cell office:value-type="float" office:value="0.767763725213">
                <text:p>0.767763725213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0.995235238405">
                <text:p>0.995235238405</text:p>
              </table:table-cell>
              <table:table-cell office:value-type="float" office:value="0.772362311559">
                <text:p>0.77236231155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996359880811">
                <text:p>0.996359880811</text:p>
              </table:table-cell>
              <table:table-cell office:value-type="float" office:value="0.776869839795">
                <text:p>0.776869839795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0.997233646173">
                <text:p>0.997233646173</text:p>
              </table:table-cell>
              <table:table-cell office:value-type="float" office:value="0.781288112992">
                <text:p>0.781288112992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0.99790846045">
                <text:p>0.99790846045</text:p>
              </table:table-cell>
              <table:table-cell office:value-type="float" office:value="0.785618898517">
                <text:p>0.785618898517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0.998426603916">
                <text:p>0.998426603916</text:p>
              </table:table-cell>
              <table:table-cell office:value-type="float" office:value="0.789863928744">
                <text:p>0.789863928744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0.998822204374">
                <text:p>0.998822204374</text:p>
              </table:table-cell>
              <table:table-cell office:value-type="float" office:value="0.79402490174">
                <text:p>0.7940249017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999122581434">
                <text:p>0.999122581434</text:p>
              </table:table-cell>
              <table:table-cell office:value-type="float" office:value="0.798103481951">
                <text:p>0.798103481951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0.999349431986">
                <text:p>0.999349431986</text:p>
              </table:table-cell>
              <table:table-cell office:value-type="float" office:value="0.802101300862">
                <text:p>0.802101300862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0.999519857142">
                <text:p>0.999519857142</text:p>
              </table:table-cell>
              <table:table-cell office:value-type="float" office:value="0.806019957655">
                <text:p>0.806019957655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0.999647237918">
                <text:p>0.999647237918</text:p>
              </table:table-cell>
              <table:table-cell office:value-type="float" office:value="0.809861019845">
                <text:p>0.809861019845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0.999741971506">
                <text:p>0.999741971506</text:p>
              </table:table-cell>
              <table:table-cell office:value-type="float" office:value="0.813626023908">
                <text:p>0.813626023908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999812082418">
                <text:p>0.999812082418</text:p>
              </table:table-cell>
              <table:table-cell office:value-type="float" office:value="0.817316475895">
                <text:p>0.817316475895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0.999863723891">
                <text:p>0.999863723891</text:p>
              </table:table-cell>
              <table:table-cell office:value-type="float" office:value="0.820933852036">
                <text:p>0.820933852036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0.999901584804">
                <text:p>0.999901584804</text:p>
              </table:table-cell>
              <table:table-cell office:value-type="float" office:value="0.824479599331">
                <text:p>0.824479599331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0.99992921662">
                <text:p>0.99992921662</text:p>
              </table:table-cell>
              <table:table-cell office:value-type="float" office:value="0.827955136126">
                <text:p>0.827955136126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0.999949293605">
                <text:p>0.999949293605</text:p>
              </table:table-cell>
              <table:table-cell office:value-type="float" office:value="0.831361852681">
                <text:p>0.831361852681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99996381812">
                <text:p>0.99996381812</text:p>
              </table:table-cell>
              <table:table-cell office:value-type="float" office:value="0.834701111728">
                <text:p>0.834701111728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0.99997428123">
                <text:p>0.99997428123</text:p>
              </table:table-cell>
              <table:table-cell office:value-type="float" office:value="0.837974249016">
                <text:p>0.837974249016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0.999981787365">
                <text:p>0.999981787365</text:p>
              </table:table-cell>
              <table:table-cell office:value-type="float" office:value="0.841182573844">
                <text:p>0.841182573844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0.999987150364">
                <text:p>0.999987150364</text:p>
              </table:table-cell>
              <table:table-cell office:value-type="float" office:value="0.844327369583">
                <text:p>0.844327369583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0.999990966928">
                <text:p>0.999990966928</text:p>
              </table:table-cell>
              <table:table-cell office:value-type="float" office:value="0.847409894195">
                <text:p>0.847409894195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999993672429">
                <text:p>0.999993672429</text:p>
              </table:table-cell>
              <table:table-cell office:value-type="float" office:value="0.850431380729">
                <text:p>0.850431380729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0.999995583026">
                <text:p>0.999995583026</text:p>
              </table:table-cell>
              <table:table-cell office:value-type="float" office:value="0.853393037822">
                <text:p>0.853393037822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0.999996927246">
                <text:p>0.999996927246</text:p>
              </table:table-cell>
              <table:table-cell office:value-type="float" office:value="0.856296050175">
                <text:p>0.856296050175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0.999997869538">
                <text:p>0.999997869538</text:p>
              </table:table-cell>
              <table:table-cell office:value-type="float" office:value="0.859141579032">
                <text:p>0.859141579032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0.999998527721">
                <text:p>0.999998527721</text:p>
              </table:table-cell>
              <table:table-cell office:value-type="float" office:value="0.861930762643">
                <text:p>0.8619307626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0.183cm" svg:y="3.557cm" style:legend-expansion="high" chart:style-name="ch2"/>
        <chart:plot-area chart:style-name="ch3" table:cell-range-address="Sheet8.A1:Sheet8.C101" chart:data-source-has-labels="both" svg:x="0.319cm" svg:y="0.18cm" svg:width="9.545cm" svg:height="8.645cm">
          <chartooo:coordinate-region svg:x="1.152cm" svg:y="0.38cm" svg:width="8.57cm" svg:height="8.246cm"/>
          <chart:axis chart:dimension="x" chart:name="primary-x" chart:style-name="ch4" chartooo:axis-type="auto">
            <chartooo:date-scale/>
            <chart:categories table:cell-range-address="Sheet8.A2:Sheet8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8.B2:Sheet8.B101" chart:label-cell-address="Sheet8.B1:Sheet8.B1" chart:class="chart:line">
            <chart:data-point chart:repeated="100"/>
          </chart:series>
          <chart:series chart:style-name="ch7" chart:values-cell-range-address="Sheet8.C2:Sheet8.C101" chart:label-cell-address="Sheet8.C1:Sheet8.C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 second block time, &gt;=600 blocks</text:p>
                <draw:g>
                  <svg:desc>Sheet8.B1:Sheet8.B1</svg:desc>
                </draw:g>
              </table:table-cell>
              <table:table-cell office:value-type="string">
                <text:p>600 second block time, &gt;=17 blocks</text:p>
                <draw:g>
                  <svg:desc>Sheet8.C1:Sheet8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8.A2:Sheet8.A101</svg:desc>
                </draw:g>
              </table:table-cell>
              <table:table-cell office:value-type="float" office:value="0">
                <text:p>0</text:p>
                <draw:g>
                  <svg:desc>Sheet8.B2:Sheet8.B101</svg:desc>
                </draw:g>
              </table:table-cell>
              <table:table-cell office:value-type="float" office:value="0">
                <text:p>0</text:p>
                <draw:g>
                  <svg:desc>Sheet8.C2:Sheet8.C101</svg:desc>
                </draw:g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-0.000000000449873027719">
                <text:p>-0.000000000449873027719</text:p>
              </table:table-cell>
              <table:table-cell office:value-type="float" office:value="-0.000000000127275301409">
                <text:p>-0.000000000127275301409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-0.000000000509016828687">
                <text:p>-0.000000000509016828687</text:p>
              </table:table-cell>
              <table:table-cell office:value-type="float" office:value="-0.000000000185655268936">
                <text:p>-0.000000000185655268936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-0.000000000543460165758">
                <text:p>-0.000000000543460165758</text:p>
              </table:table-cell>
              <table:table-cell office:value-type="float" office:value="-0.000000000224154694806">
                <text:p>-0.000000000224154694806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-0.000000000567845104271">
                <text:p>-0.000000000567845104271</text:p>
              </table:table-cell>
              <table:table-cell office:value-type="float" office:value="-0.000000000252075693652">
                <text:p>-0.000000000252075693652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-0.000000000586731108143">
                <text:p>-0.000000000586731108143</text:p>
              </table:table-cell>
              <table:table-cell office:value-type="float" office:value="-0.000000000267745159377">
                <text:p>-0.000000000267745159377</text:p>
              </table:table-cell>
            </table:table-row>
            <table:table-row>
              <table:table-cell office:value-type="float" office:value="1248">
                <text:p>1250</text:p>
              </table:table-cell>
              <table:table-cell office:value-type="float" office:value="-0.000000000602198735322">
                <text:p>-0.000000000602198735322</text:p>
              </table:table-cell>
              <table:table-cell office:value-type="float" office:value="-0.000000000190372606568">
                <text:p>-0.000000000190372606568</text:p>
              </table:table-cell>
            </table:table-row>
            <table:table-row>
              <table:table-cell office:value-type="float" office:value="1456">
                <text:p>1460</text:p>
              </table:table-cell>
              <table:table-cell office:value-type="float" office:value="-0.000000000615240969282">
                <text:p>-0.000000000615240969282</text:p>
              </table:table-cell>
              <table:table-cell office:value-type="float" office:value="0.000000000699582169972">
                <text:p>0.00000000069958216997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-0.000000000626533935844">
                <text:p>-0.000000000626533935844</text:p>
              </table:table-cell>
              <table:table-cell office:value-type="float" office:value="0.00000000671931710272">
                <text:p>0.00000000671931710272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-0.000000000636519281727">
                <text:p>-0.000000000636519281727</text:p>
              </table:table-cell>
              <table:table-cell office:value-type="float" office:value="0.0000000373639902351">
                <text:p>0.0000000373639902351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-0.000000000645373754438">
                <text:p>-0.000000000645373754438</text:p>
              </table:table-cell>
              <table:table-cell office:value-type="float" office:value="0.000000163174562862">
                <text:p>0.000000163174562862</text:p>
              </table:table-cell>
            </table:table-row>
            <table:table-row>
              <table:table-cell office:value-type="float" office:value="2288">
                <text:p>2290</text:p>
              </table:table-cell>
              <table:table-cell office:value-type="float" office:value="-0.000000000653407772333">
                <text:p>-0.000000000653407772333</text:p>
              </table:table-cell>
              <table:table-cell office:value-type="float" office:value="0.000000597840000727">
                <text:p>0.000000597840000727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-0.000000000660861365631">
                <text:p>-0.000000000660861365631</text:p>
              </table:table-cell>
              <table:table-cell office:value-type="float" office:value="0.00000190097032704">
                <text:p>0.00000190097032704</text:p>
              </table:table-cell>
            </table:table-row>
            <table:table-row>
              <table:table-cell office:value-type="float" office:value="2704">
                <text:p>2700</text:p>
              </table:table-cell>
              <table:table-cell office:value-type="float" office:value="-0.000000000667610633442">
                <text:p>-0.000000000667610633442</text:p>
              </table:table-cell>
              <table:table-cell office:value-type="float" office:value="0.00000537043964255">
                <text:p>0.00000537043964255</text:p>
              </table:table-cell>
            </table:table-row>
            <table:table-row>
              <table:table-cell office:value-type="float" office:value="2912">
                <text:p>2910</text:p>
              </table:table-cell>
              <table:table-cell office:value-type="float" office:value="-0.000000000673883615576">
                <text:p>-0.000000000673883615576</text:p>
              </table:table-cell>
              <table:table-cell office:value-type="float" office:value="0.0000137219175215">
                <text:p>0.0000137219175215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-0.000000000679755585153">
                <text:p>-0.000000000679755585153</text:p>
              </table:table-cell>
              <table:table-cell office:value-type="float" office:value="0.0000321567919565">
                <text:p>0.0000321567919565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-0.000000000685188350502">
                <text:p>-0.000000000685188350502</text:p>
              </table:table-cell>
              <table:table-cell office:value-type="float" office:value="0.0000699000082728">
                <text:p>0.0000699000082728</text:p>
              </table:table-cell>
            </table:table-row>
            <table:table-row>
              <table:table-cell office:value-type="float" office:value="3536">
                <text:p>3540</text:p>
              </table:table-cell>
              <table:table-cell office:value-type="float" office:value="-0.00000000069024497229">
                <text:p>-0.00000000069024497229</text:p>
              </table:table-cell>
              <table:table-cell office:value-type="float" office:value="0.000142242531216">
                <text:p>0.000142242531216</text:p>
              </table:table-cell>
            </table:table-row>
            <table:table-row>
              <table:table-cell office:value-type="float" office:value="3744">
                <text:p>3740</text:p>
              </table:table-cell>
              <table:table-cell office:value-type="float" office:value="-0.000000000695008717244">
                <text:p>-0.000000000695008717244</text:p>
              </table:table-cell>
              <table:table-cell office:value-type="float" office:value="0.000273051519792">
                <text:p>0.000273051519792</text:p>
              </table:table-cell>
            </table:table-row>
            <table:table-row>
              <table:table-cell office:value-type="float" office:value="3952">
                <text:p>3950</text:p>
              </table:table-cell>
              <table:table-cell office:value-type="float" office:value="-0.000000000699564850493">
                <text:p>-0.000000000699564850493</text:p>
              </table:table-cell>
              <table:table-cell office:value-type="float" office:value="0.000497623690108">
                <text:p>0.000497623690108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-0.000000000704007740993">
                <text:p>-0.000000000704007740993</text:p>
              </table:table-cell>
              <table:table-cell office:value-type="float" office:value="0.000865667482516">
                <text:p>0.000865667482516</text:p>
              </table:table-cell>
            </table:table-row>
            <table:table-row>
              <table:table-cell office:value-type="float" office:value="4368">
                <text:p>4370</text:p>
              </table:table-cell>
              <table:table-cell office:value-type="float" office:value="-0.000000000708162417595">
                <text:p>-0.000000000708162417595</text:p>
              </table:table-cell>
              <table:table-cell office:value-type="float" office:value="0.00144412344295">
                <text:p>0.00144412344295</text:p>
              </table:table-cell>
            </table:table-row>
            <table:table-row>
              <table:table-cell office:value-type="float" office:value="4576">
                <text:p>4580</text:p>
              </table:table-cell>
              <table:table-cell office:value-type="float" office:value="-0.00000000071201533558">
                <text:p>-0.00000000071201533558</text:p>
              </table:table-cell>
              <table:table-cell office:value-type="float" office:value="0.00231948442191">
                <text:p>0.00231948442191</text:p>
              </table:table-cell>
            </table:table-row>
            <table:table-row>
              <table:table-cell office:value-type="float" office:value="4784">
                <text:p>4780</text:p>
              </table:table-cell>
              <table:table-cell office:value-type="float" office:value="-0.000000000715695280817">
                <text:p>-0.000000000715695280817</text:p>
              </table:table-cell>
              <table:table-cell office:value-type="float" office:value="0.00359926843111">
                <text:p>0.00359926843111</text:p>
              </table:table-cell>
            </table:table-row>
            <table:table-row>
              <table:table-cell office:value-type="float" office:value="4992">
                <text:p>4990</text:p>
              </table:table-cell>
              <table:table-cell office:value-type="float" office:value="-0.000000000719303505647">
                <text:p>-0.000000000719303505647</text:p>
              </table:table-cell>
              <table:table-cell office:value-type="float" office:value="0.0054123318384">
                <text:p>0.0054123318384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-0.00000000072284822572">
                <text:p>-0.00000000072284822572</text:p>
              </table:table-cell>
              <table:table-cell office:value-type="float" office:value="0.00790778682874">
                <text:p>0.00790778682874</text:p>
              </table:table-cell>
            </table:table-row>
            <table:table-row>
              <table:table-cell office:value-type="float" office:value="5408">
                <text:p>5410</text:p>
              </table:table-cell>
              <table:table-cell office:value-type="float" office:value="-0.000000000726287696651">
                <text:p>-0.000000000726287696651</text:p>
              </table:table-cell>
              <table:table-cell office:value-type="float" office:value="0.0112523963591">
                <text:p>0.0112523963591</text:p>
              </table:table-cell>
            </table:table-row>
            <table:table-row>
              <table:table-cell office:value-type="float" office:value="5616">
                <text:p>5620</text:p>
              </table:table-cell>
              <table:table-cell office:value-type="float" office:value="-0.000000000729275750899">
                <text:p>-0.000000000729275750899</text:p>
              </table:table-cell>
              <table:table-cell office:value-type="float" office:value="0.0156264493082">
                <text:p>0.0156264493082</text:p>
              </table:table-cell>
            </table:table-row>
            <table:table-row>
              <table:table-cell office:value-type="float" office:value="5824">
                <text:p>5820</text:p>
              </table:table-cell>
              <table:table-cell office:value-type="float" office:value="-0.000000000732577776219">
                <text:p>-0.000000000732577776219</text:p>
              </table:table-cell>
              <table:table-cell office:value-type="float" office:value="0.021218252953">
                <text:p>0.021218252953</text:p>
              </table:table-cell>
            </table:table-row>
            <table:table-row>
              <table:table-cell office:value-type="float" office:value="6032">
                <text:p>6030</text:p>
              </table:table-cell>
              <table:table-cell office:value-type="float" office:value="-0.000000000735630667492">
                <text:p>-0.000000000735630667492</text:p>
              </table:table-cell>
              <table:table-cell office:value-type="float" office:value="0.028217504095">
                <text:p>0.028217504095</text:p>
              </table:table-cell>
            </table:table-row>
            <table:table-row>
              <table:table-cell office:value-type="float" office:value="6240">
                <text:p>6240</text:p>
              </table:table-cell>
              <table:table-cell office:value-type="float" office:value="-0.000000000738474170703">
                <text:p>-0.000000000738474170703</text:p>
              </table:table-cell>
              <table:table-cell office:value-type="float" office:value="0.0368079009538">
                <text:p>0.0368079009538</text:p>
              </table:table-cell>
            </table:table-row>
            <table:table-row>
              <table:table-cell office:value-type="float" office:value="6448">
                <text:p>6450</text:p>
              </table:table-cell>
              <table:table-cell office:value-type="float" office:value="-0.000000000741031902507">
                <text:p>-0.000000000741031902507</text:p>
              </table:table-cell>
              <table:table-cell office:value-type="float" office:value="0.0471594257775">
                <text:p>0.0471594257775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-0.000000000743891614974">
                <text:p>-0.000000000743891614974</text:p>
              </table:table-cell>
              <table:table-cell office:value-type="float" office:value="0.0594207577807">
                <text:p>0.0594207577807</text:p>
              </table:table-cell>
            </table:table-row>
            <table:table-row>
              <table:table-cell office:value-type="float" office:value="6864">
                <text:p>6860</text:p>
              </table:table-cell>
              <table:table-cell office:value-type="float" office:value="-0.00000000074643113912">
                <text:p>-0.00000000074643113912</text:p>
              </table:table-cell>
              <table:table-cell office:value-type="float" office:value="0.0737122668287">
                <text:p>0.0737122668287</text:p>
              </table:table-cell>
            </table:table-row>
            <table:table-row>
              <table:table-cell office:value-type="float" office:value="7072">
                <text:p>7070</text:p>
              </table:table-cell>
              <table:table-cell office:value-type="float" office:value="-0.000000000748860751187">
                <text:p>-0.000000000748860751187</text:p>
              </table:table-cell>
              <table:table-cell office:value-type="float" office:value="0.0901199936129">
                <text:p>0.0901199936129</text:p>
              </table:table-cell>
            </table:table-row>
            <table:table-row>
              <table:table-cell office:value-type="float" office:value="7280">
                <text:p>7280</text:p>
              </table:table-cell>
              <table:table-cell office:value-type="float" office:value="-0.000000000751370965446">
                <text:p>-0.000000000751370965446</text:p>
              </table:table-cell>
              <table:table-cell office:value-type="float" office:value="0.108690948431">
                <text:p>0.108690948431</text:p>
              </table:table-cell>
            </table:table-row>
            <table:table-row>
              <table:table-cell office:value-type="float" office:value="7488">
                <text:p>7490</text:p>
              </table:table-cell>
              <table:table-cell office:value-type="float" office:value="-0.000000000753247686447">
                <text:p>-0.000000000753247686447</text:p>
              </table:table-cell>
              <table:table-cell office:value-type="float" office:value="0.129429966714">
                <text:p>0.129429966714</text:p>
              </table:table-cell>
            </table:table-row>
            <table:table-row>
              <table:table-cell office:value-type="float" office:value="7696">
                <text:p>7700</text:p>
              </table:table-cell>
              <table:table-cell office:value-type="float" office:value="-0.000000000732247373847">
                <text:p>-0.000000000732247373847</text:p>
              </table:table-cell>
              <table:table-cell office:value-type="float" office:value="0.152298254594">
                <text:p>0.152298254594</text:p>
              </table:table-cell>
            </table:table-row>
            <table:table-row>
              <table:table-cell office:value-type="float" office:value="7904">
                <text:p>7900</text:p>
              </table:table-cell>
              <table:table-cell office:value-type="float" office:value="0.000000000370098951485">
                <text:p>0.000000000370098951485</text:p>
              </table:table-cell>
              <table:table-cell office:value-type="float" office:value="0.177213651453">
                <text:p>0.177213651453</text:p>
              </table:table-cell>
            </table:table-row>
            <table:table-row>
              <table:table-cell office:value-type="float" office:value="8112">
                <text:p>8110</text:p>
              </table:table-cell>
              <table:table-cell office:value-type="float" office:value="0.0000000344104179595">
                <text:p>0.0000000344104179595</text:p>
              </table:table-cell>
              <table:table-cell office:value-type="float" office:value="0.204052536724">
                <text:p>0.204052536724</text:p>
              </table:table-cell>
            </table:table-row>
            <table:table-row>
              <table:table-cell office:value-type="float" office:value="8320">
                <text:p>8320</text:p>
              </table:table-cell>
              <table:table-cell office:value-type="float" office:value="0.000000744267881214">
                <text:p>0.000000744267881214</text:p>
              </table:table-cell>
              <table:table-cell office:value-type="float" office:value="0.232653221994">
                <text:p>0.232653221994</text:p>
              </table:table-cell>
            </table:table-row>
            <table:table-row>
              <table:table-cell office:value-type="float" office:value="8528">
                <text:p>8530</text:p>
              </table:table-cell>
              <table:table-cell office:value-type="float" office:value="0.0000109511228699">
                <text:p>0.0000109511228699</text:p>
              </table:table-cell>
              <table:table-cell office:value-type="float" office:value="0.262820601216">
                <text:p>0.262820601216</text:p>
              </table:table-cell>
            </table:table-row>
            <table:table-row>
              <table:table-cell office:value-type="float" office:value="8736">
                <text:p>8740</text:p>
              </table:table-cell>
              <table:table-cell office:value-type="float" office:value="0.00011398100466">
                <text:p>0.00011398100466</text:p>
              </table:table-cell>
              <table:table-cell office:value-type="float" office:value="0.294331784199">
                <text:p>0.294331784199</text:p>
              </table:table-cell>
            </table:table-row>
            <table:table-row>
              <table:table-cell office:value-type="float" office:value="8944">
                <text:p>8940</text:p>
              </table:table-cell>
              <table:table-cell office:value-type="float" office:value="0.000856295255173">
                <text:p>0.000856295255173</text:p>
              </table:table-cell>
              <table:table-cell office:value-type="float" office:value="0.326942412199">
                <text:p>0.326942412199</text:p>
              </table:table-cell>
            </table:table-row>
            <table:table-row>
              <table:table-cell office:value-type="float" office:value="9152">
                <text:p>9150</text:p>
              </table:table-cell>
              <table:table-cell office:value-type="float" office:value="0.00473282467798">
                <text:p>0.00473282467798</text:p>
              </table:table-cell>
              <table:table-cell office:value-type="float" office:value="0.360393348247">
                <text:p>0.360393348247</text:p>
              </table:table-cell>
            </table:table-row>
            <table:table-row>
              <table:table-cell office:value-type="float" office:value="9360">
                <text:p>9360</text:p>
              </table:table-cell>
              <table:table-cell office:value-type="float" office:value="0.0196172142782">
                <text:p>0.0196172142782</text:p>
              </table:table-cell>
              <table:table-cell office:value-type="float" office:value="0.394417446601">
                <text:p>0.394417446601</text:p>
              </table:table-cell>
            </table:table-row>
            <table:table-row>
              <table:table-cell office:value-type="float" office:value="9568">
                <text:p>9570</text:p>
              </table:table-cell>
              <table:table-cell office:value-type="float" office:value="0.0621989255472">
                <text:p>0.0621989255472</text:p>
              </table:table-cell>
              <table:table-cell office:value-type="float" office:value="0.428746132091">
                <text:p>0.428746132091</text:p>
              </table:table-cell>
            </table:table-row>
            <table:table-row>
              <table:table-cell office:value-type="float" office:value="9776">
                <text:p>9780</text:p>
              </table:table-cell>
              <table:table-cell office:value-type="float" office:value="0.154095863431">
                <text:p>0.154095863431</text:p>
              </table:table-cell>
              <table:table-cell office:value-type="float" office:value="0.463115557511">
                <text:p>0.463115557511</text:p>
              </table:table-cell>
            </table:table-row>
            <table:table-row>
              <table:table-cell office:value-type="float" office:value="9984">
                <text:p>9980</text:p>
              </table:table-cell>
              <table:table-cell office:value-type="float" office:value="0.305449745263">
                <text:p>0.305449745263</text:p>
              </table:table-cell>
              <table:table-cell office:value-type="float" office:value="0.497272151753">
                <text:p>0.497272151753</text:p>
              </table:table-cell>
            </table:table-row>
            <table:table-row>
              <table:table-cell office:value-type="float" office:value="10192">
                <text:p>10190</text:p>
              </table:table-cell>
              <table:table-cell office:value-type="float" office:value="0.497763142839">
                <text:p>0.497763142839</text:p>
              </table:table-cell>
              <table:table-cell office:value-type="float" office:value="0.530977419395">
                <text:p>0.530977419395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0.68820723472">
                <text:p>0.68820723472</text:p>
              </table:table-cell>
              <table:table-cell office:value-type="float" office:value="0.564011900799">
                <text:p>0.564011900799</text:p>
              </table:table-cell>
            </table:table-row>
            <table:table-row>
              <table:table-cell office:value-type="float" office:value="10608">
                <text:p>10610</text:p>
              </table:table-cell>
              <table:table-cell office:value-type="float" office:value="0.836603150782">
                <text:p>0.836603150782</text:p>
              </table:table-cell>
              <table:table-cell office:value-type="float" office:value="0.596178247607">
                <text:p>0.596178247607</text:p>
              </table:table-cell>
            </table:table-row>
            <table:table-row>
              <table:table-cell office:value-type="float" office:value="10816">
                <text:p>10820</text:p>
              </table:table-cell>
              <table:table-cell office:value-type="float" office:value="0.928412436957">
                <text:p>0.928412436957</text:p>
              </table:table-cell>
              <table:table-cell office:value-type="float" office:value="0.627303409942">
                <text:p>0.627303409942</text:p>
              </table:table-cell>
            </table:table-row>
            <table:table-row>
              <table:table-cell office:value-type="float" office:value="11024">
                <text:p>11020</text:p>
              </table:table-cell>
              <table:table-cell office:value-type="float" office:value="0.973896058072">
                <text:p>0.973896058072</text:p>
              </table:table-cell>
              <table:table-cell office:value-type="float" office:value="0.657239967008">
                <text:p>0.657239967008</text:p>
              </table:table-cell>
            </table:table-row>
            <table:table-row>
              <table:table-cell office:value-type="float" office:value="11232">
                <text:p>11230</text:p>
              </table:table-cell>
              <table:table-cell office:value-type="float" office:value="0.992085472735">
                <text:p>0.992085472735</text:p>
              </table:table-cell>
              <table:table-cell office:value-type="float" office:value="0.685866661473">
                <text:p>0.685866661473</text:p>
              </table:table-cell>
            </table:table-row>
            <table:table-row>
              <table:table-cell office:value-type="float" office:value="11440">
                <text:p>11440</text:p>
              </table:table-cell>
              <table:table-cell office:value-type="float" office:value="0.998002222312">
                <text:p>0.998002222312</text:p>
              </table:table-cell>
              <table:table-cell office:value-type="float" office:value="0.713088219595">
                <text:p>0.713088219595</text:p>
              </table:table-cell>
            </table:table-row>
            <table:table-row>
              <table:table-cell office:value-type="float" office:value="11648">
                <text:p>11650</text:p>
              </table:table-cell>
              <table:table-cell office:value-type="float" office:value="0.99957904234">
                <text:p>0.99957904234</text:p>
              </table:table-cell>
              <table:table-cell office:value-type="float" office:value="0.73883455371">
                <text:p>0.73883455371</text:p>
              </table:table-cell>
            </table:table-row>
            <table:table-row>
              <table:table-cell office:value-type="float" office:value="11856">
                <text:p>11860</text:p>
              </table:table-cell>
              <table:table-cell office:value-type="float" office:value="0.999925691412">
                <text:p>0.999925691412</text:p>
              </table:table-cell>
              <table:table-cell office:value-type="float" office:value="0.763059451985">
                <text:p>0.763059451985</text:p>
              </table:table-cell>
            </table:table-row>
            <table:table-row>
              <table:table-cell office:value-type="float" office:value="12064">
                <text:p>12060</text:p>
              </table:table-cell>
              <table:table-cell office:value-type="float" office:value="0.999988966605">
                <text:p>0.999988966605</text:p>
              </table:table-cell>
              <table:table-cell office:value-type="float" office:value="0.785738862894">
                <text:p>0.785738862894</text:p>
              </table:table-cell>
            </table:table-row>
            <table:table-row>
              <table:table-cell office:value-type="float" office:value="12272">
                <text:p>12270</text:p>
              </table:table-cell>
              <table:table-cell office:value-type="float" office:value="0.999998616022">
                <text:p>0.999998616022</text:p>
              </table:table-cell>
              <table:table-cell office:value-type="float" office:value="0.806868879685">
                <text:p>0.806868879685</text:p>
              </table:table-cell>
            </table:table-row>
            <table:table-row>
              <table:table-cell office:value-type="float" office:value="12480">
                <text:p>12480</text:p>
              </table:table-cell>
              <table:table-cell office:value-type="float" office:value="0.99999985269">
                <text:p>0.99999985269</text:p>
              </table:table-cell>
              <table:table-cell office:value-type="float" office:value="0.826463524099">
                <text:p>0.826463524099</text:p>
              </table:table-cell>
            </table:table-row>
            <table:table-row>
              <table:table-cell office:value-type="float" office:value="12688">
                <text:p>12690</text:p>
              </table:table-cell>
              <table:table-cell office:value-type="float" office:value="0.999999986635">
                <text:p>0.999999986635</text:p>
              </table:table-cell>
              <table:table-cell office:value-type="float" office:value="0.844552419736">
                <text:p>0.844552419736</text:p>
              </table:table-cell>
            </table:table-row>
            <table:table-row>
              <table:table-cell office:value-type="float" office:value="12896">
                <text:p>12900</text:p>
              </table:table-cell>
              <table:table-cell office:value-type="float" office:value="0.999999998962">
                <text:p>0.999999998962</text:p>
              </table:table-cell>
              <table:table-cell office:value-type="float" office:value="0.8611784347">
                <text:p>0.8611784347</text:p>
              </table:table-cell>
            </table:table-row>
            <table:table-row>
              <table:table-cell office:value-type="float" office:value="13104">
                <text:p>13100</text:p>
              </table:table-cell>
              <table:table-cell office:value-type="float" office:value="0.999999999931">
                <text:p>0.999999999931</text:p>
              </table:table-cell>
              <table:table-cell office:value-type="float" office:value="0.876395361235">
                <text:p>0.876395361235</text:p>
              </table:table-cell>
            </table:table-row>
            <table:table-row>
              <table:table-cell office:value-type="float" office:value="13312">
                <text:p>13310</text:p>
              </table:table-cell>
              <table:table-cell office:value-type="float" office:value="0.999999999996">
                <text:p>0.999999999996</text:p>
              </table:table-cell>
              <table:table-cell office:value-type="float" office:value="0.890265687802">
                <text:p>0.890265687802</text:p>
              </table:table-cell>
            </table:table-row>
            <table:table-row>
              <table:table-cell office:value-type="float" office:value="13520">
                <text:p>13520</text:p>
              </table:table-cell>
              <table:table-cell office:value-type="float" office:value="1">
                <text:p>1</text:p>
              </table:table-cell>
              <table:table-cell office:value-type="float" office:value="0.902858506939">
                <text:p>0.902858506939</text:p>
              </table:table-cell>
            </table:table-row>
            <table:table-row>
              <table:table-cell office:value-type="float" office:value="13728">
                <text:p>13730</text:p>
              </table:table-cell>
              <table:table-cell office:value-type="float" office:value="1">
                <text:p>1</text:p>
              </table:table-cell>
              <table:table-cell office:value-type="float" office:value="0.914247590811">
                <text:p>0.914247590811</text:p>
              </table:table-cell>
            </table:table-row>
            <table:table-row>
              <table:table-cell office:value-type="float" office:value="13936">
                <text:p>13940</text:p>
              </table:table-cell>
              <table:table-cell office:value-type="float" office:value="1">
                <text:p>1</text:p>
              </table:table-cell>
              <table:table-cell office:value-type="float" office:value="0.924509655853">
                <text:p>0.924509655853</text:p>
              </table:table-cell>
            </table:table-row>
            <table:table-row>
              <table:table-cell office:value-type="float" office:value="14144">
                <text:p>14140</text:p>
              </table:table-cell>
              <table:table-cell office:value-type="float" office:value="1">
                <text:p>1</text:p>
              </table:table-cell>
              <table:table-cell office:value-type="float" office:value="0.933722828667">
                <text:p>0.933722828667</text:p>
              </table:table-cell>
            </table:table-row>
            <table:table-row>
              <table:table-cell office:value-type="float" office:value="14352">
                <text:p>14350</text:p>
              </table:table-cell>
              <table:table-cell office:value-type="float" office:value="1">
                <text:p>1</text:p>
              </table:table-cell>
              <table:table-cell office:value-type="float" office:value="0.941965317358">
                <text:p>0.941965317358</text:p>
              </table:table-cell>
            </table:table-row>
            <table:table-row>
              <table:table-cell office:value-type="float" office:value="14560">
                <text:p>14560</text:p>
              </table:table-cell>
              <table:table-cell office:value-type="float" office:value="1">
                <text:p>1</text:p>
              </table:table-cell>
              <table:table-cell office:value-type="float" office:value="0.949314285892">
                <text:p>0.949314285892</text:p>
              </table:table-cell>
            </table:table-row>
            <table:table-row>
              <table:table-cell office:value-type="float" office:value="14768">
                <text:p>14770</text:p>
              </table:table-cell>
              <table:table-cell office:value-type="float" office:value="1">
                <text:p>1</text:p>
              </table:table-cell>
              <table:table-cell office:value-type="float" office:value="0.95584492381">
                <text:p>0.95584492381</text:p>
              </table:table-cell>
            </table:table-row>
            <table:table-row>
              <table:table-cell office:value-type="float" office:value="14976">
                <text:p>14980</text:p>
              </table:table-cell>
              <table:table-cell office:value-type="float" office:value="1">
                <text:p>1</text:p>
              </table:table-cell>
              <table:table-cell office:value-type="float" office:value="0.961629699601">
                <text:p>0.961629699601</text:p>
              </table:table-cell>
            </table:table-row>
            <table:table-row>
              <table:table-cell office:value-type="float" office:value="15184">
                <text:p>15180</text:p>
              </table:table-cell>
              <table:table-cell office:value-type="float" office:value="1">
                <text:p>1</text:p>
              </table:table-cell>
              <table:table-cell office:value-type="float" office:value="0.966737783177">
                <text:p>0.966737783177</text:p>
              </table:table-cell>
            </table:table-row>
            <table:table-row>
              <table:table-cell office:value-type="float" office:value="15392">
                <text:p>15390</text:p>
              </table:table-cell>
              <table:table-cell office:value-type="float" office:value="1">
                <text:p>1</text:p>
              </table:table-cell>
              <table:table-cell office:value-type="float" office:value="0.971234621063">
                <text:p>0.971234621063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">
                <text:p>1</text:p>
              </table:table-cell>
              <table:table-cell office:value-type="float" office:value="0.975181646892">
                <text:p>0.975181646892</text:p>
              </table:table-cell>
            </table:table-row>
            <table:table-row>
              <table:table-cell office:value-type="float" office:value="15808">
                <text:p>15810</text:p>
              </table:table-cell>
              <table:table-cell office:value-type="float" office:value="1">
                <text:p>1</text:p>
              </table:table-cell>
              <table:table-cell office:value-type="float" office:value="0.97863610956">
                <text:p>0.97863610956</text:p>
              </table:table-cell>
            </table:table-row>
            <table:table-row>
              <table:table-cell office:value-type="float" office:value="16016">
                <text:p>16020</text:p>
              </table:table-cell>
              <table:table-cell office:value-type="float" office:value="1">
                <text:p>1</text:p>
              </table:table-cell>
              <table:table-cell office:value-type="float" office:value="0.981651001721">
                <text:p>0.981651001721</text:p>
              </table:table-cell>
            </table:table-row>
            <table:table-row>
              <table:table-cell office:value-type="float" office:value="16224">
                <text:p>16220</text:p>
              </table:table-cell>
              <table:table-cell office:value-type="float" office:value="1">
                <text:p>1</text:p>
              </table:table-cell>
              <table:table-cell office:value-type="float" office:value="0.984275072026">
                <text:p>0.984275072026</text:p>
              </table:table-cell>
            </table:table-row>
            <table:table-row>
              <table:table-cell office:value-type="float" office:value="16432">
                <text:p>16430</text:p>
              </table:table-cell>
              <table:table-cell office:value-type="float" office:value="1">
                <text:p>1</text:p>
              </table:table-cell>
              <table:table-cell office:value-type="float" office:value="0.986552905656">
                <text:p>0.986552905656</text:p>
              </table:table-cell>
            </table:table-row>
            <table:table-row>
              <table:table-cell office:value-type="float" office:value="16640">
                <text:p>16640</text:p>
              </table:table-cell>
              <table:table-cell office:value-type="float" office:value="1">
                <text:p>1</text:p>
              </table:table-cell>
              <table:table-cell office:value-type="float" office:value="0.988525058969">
                <text:p>0.988525058969</text:p>
              </table:table-cell>
            </table:table-row>
            <table:table-row>
              <table:table-cell office:value-type="float" office:value="16848">
                <text:p>16850</text:p>
              </table:table-cell>
              <table:table-cell office:value-type="float" office:value="1">
                <text:p>1</text:p>
              </table:table-cell>
              <table:table-cell office:value-type="float" office:value="0.990228235549">
                <text:p>0.990228235549</text:p>
              </table:table-cell>
            </table:table-row>
            <table:table-row>
              <table:table-cell office:value-type="float" office:value="17056">
                <text:p>17060</text:p>
              </table:table-cell>
              <table:table-cell office:value-type="float" office:value="1">
                <text:p>1</text:p>
              </table:table-cell>
              <table:table-cell office:value-type="float" office:value="0.991695492437">
                <text:p>0.991695492437</text:p>
              </table:table-cell>
            </table:table-row>
            <table:table-row>
              <table:table-cell office:value-type="float" office:value="17264">
                <text:p>17260</text:p>
              </table:table-cell>
              <table:table-cell office:value-type="float" office:value="1">
                <text:p>1</text:p>
              </table:table-cell>
              <table:table-cell office:value-type="float" office:value="0.992956466837">
                <text:p>0.992956466837</text:p>
              </table:table-cell>
            </table:table-row>
            <table:table-row>
              <table:table-cell office:value-type="float" office:value="17472">
                <text:p>17470</text:p>
              </table:table-cell>
              <table:table-cell office:value-type="float" office:value="1">
                <text:p>1</text:p>
              </table:table-cell>
              <table:table-cell office:value-type="float" office:value="0.994037615021">
                <text:p>0.994037615021</text:p>
              </table:table-cell>
            </table:table-row>
            <table:table-row>
              <table:table-cell office:value-type="float" office:value="17680">
                <text:p>17680</text:p>
              </table:table-cell>
              <table:table-cell office:value-type="float" office:value="1">
                <text:p>1</text:p>
              </table:table-cell>
              <table:table-cell office:value-type="float" office:value="0.994962456561">
                <text:p>0.994962456561</text:p>
              </table:table-cell>
            </table:table-row>
            <table:table-row>
              <table:table-cell office:value-type="float" office:value="17888">
                <text:p>17890</text:p>
              </table:table-cell>
              <table:table-cell office:value-type="float" office:value="1">
                <text:p>1</text:p>
              </table:table-cell>
              <table:table-cell office:value-type="float" office:value="0.995751818233">
                <text:p>0.995751818233</text:p>
              </table:table-cell>
            </table:table-row>
            <table:table-row>
              <table:table-cell office:value-type="float" office:value="18096">
                <text:p>18100</text:p>
              </table:table-cell>
              <table:table-cell office:value-type="float" office:value="1">
                <text:p>1</text:p>
              </table:table-cell>
              <table:table-cell office:value-type="float" office:value="0.996424073137">
                <text:p>0.996424073137</text:p>
              </table:table-cell>
            </table:table-row>
            <table:table-row>
              <table:table-cell office:value-type="float" office:value="18304">
                <text:p>18300</text:p>
              </table:table-cell>
              <table:table-cell office:value-type="float" office:value="1">
                <text:p>1</text:p>
              </table:table-cell>
              <table:table-cell office:value-type="float" office:value="0.996995371545">
                <text:p>0.996995371545</text:p>
              </table:table-cell>
            </table:table-row>
            <table:table-row>
              <table:table-cell office:value-type="float" office:value="18512">
                <text:p>18510</text:p>
              </table:table-cell>
              <table:table-cell office:value-type="float" office:value="1">
                <text:p>1</text:p>
              </table:table-cell>
              <table:table-cell office:value-type="float" office:value="0.997479860908">
                <text:p>0.997479860908</text:p>
              </table:table-cell>
            </table:table-row>
            <table:table-row>
              <table:table-cell office:value-type="float" office:value="18720">
                <text:p>18720</text:p>
              </table:table-cell>
              <table:table-cell office:value-type="float" office:value="1">
                <text:p>1</text:p>
              </table:table-cell>
              <table:table-cell office:value-type="float" office:value="0.997889893214">
                <text:p>0.997889893214</text:p>
              </table:table-cell>
            </table:table-row>
            <table:table-row>
              <table:table-cell office:value-type="float" office:value="18928">
                <text:p>18930</text:p>
              </table:table-cell>
              <table:table-cell office:value-type="float" office:value="1">
                <text:p>1</text:p>
              </table:table-cell>
              <table:table-cell office:value-type="float" office:value="0.998236218515">
                <text:p>0.998236218515</text:p>
              </table:table-cell>
            </table:table-row>
            <table:table-row>
              <table:table-cell office:value-type="float" office:value="19136">
                <text:p>19140</text:p>
              </table:table-cell>
              <table:table-cell office:value-type="float" office:value="1">
                <text:p>1</text:p>
              </table:table-cell>
              <table:table-cell office:value-type="float" office:value="0.99852816399">
                <text:p>0.99852816399</text:p>
              </table:table-cell>
            </table:table-row>
            <table:table-row>
              <table:table-cell office:value-type="float" office:value="19344">
                <text:p>19340</text:p>
              </table:table-cell>
              <table:table-cell office:value-type="float" office:value="1">
                <text:p>1</text:p>
              </table:table-cell>
              <table:table-cell office:value-type="float" office:value="0.998773798341">
                <text:p>0.998773798341</text:p>
              </table:table-cell>
            </table:table-row>
            <table:table-row>
              <table:table-cell office:value-type="float" office:value="19552">
                <text:p>19550</text:p>
              </table:table-cell>
              <table:table-cell office:value-type="float" office:value="1">
                <text:p>1</text:p>
              </table:table-cell>
              <table:table-cell office:value-type="float" office:value="0.998980081673">
                <text:p>0.998980081673</text:p>
              </table:table-cell>
            </table:table-row>
            <table:table-row>
              <table:table-cell office:value-type="float" office:value="19760">
                <text:p>19760</text:p>
              </table:table-cell>
              <table:table-cell office:value-type="float" office:value="1">
                <text:p>1</text:p>
              </table:table-cell>
              <table:table-cell office:value-type="float" office:value="0.999153001238">
                <text:p>0.999153001238</text:p>
              </table:table-cell>
            </table:table-row>
            <table:table-row>
              <table:table-cell office:value-type="float" office:value="19968">
                <text:p>19970</text:p>
              </table:table-cell>
              <table:table-cell office:value-type="float" office:value="1">
                <text:p>1</text:p>
              </table:table-cell>
              <table:table-cell office:value-type="float" office:value="0.999297693674">
                <text:p>0.999297693674</text:p>
              </table:table-cell>
            </table:table-row>
            <table:table-row>
              <table:table-cell office:value-type="float" office:value="20176">
                <text:p>20180</text:p>
              </table:table-cell>
              <table:table-cell office:value-type="float" office:value="1">
                <text:p>1</text:p>
              </table:table-cell>
              <table:table-cell office:value-type="float" office:value="0.999418554466">
                <text:p>0.999418554466</text:p>
              </table:table-cell>
            </table:table-row>
            <table:table-row>
              <table:table-cell office:value-type="float" office:value="20384">
                <text:p>20380</text:p>
              </table:table-cell>
              <table:table-cell office:value-type="float" office:value="1">
                <text:p>1</text:p>
              </table:table-cell>
              <table:table-cell office:value-type="float" office:value="0.999519335466">
                <text:p>0.999519335466</text:p>
              </table:table-cell>
            </table:table-row>
            <table:table-row>
              <table:table-cell office:value-type="float" office:value="20592">
                <text:p>20590</text:p>
              </table:table-cell>
              <table:table-cell office:value-type="float" office:value="1">
                <text:p>1</text:p>
              </table:table-cell>
              <table:table-cell office:value-type="float" office:value="0.999603231368">
                <text:p>0.9996032313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